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original-vmc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80d6872c01187919d811d4ab1d4b73fe053f2d02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Original. No optimisations made. Using 50x50 Lattice (Top perp, bot par, l &amp; r periodic boundaries) no nanoparticles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36">
            <text:p>2.36</text:p>
          </table:table-cell>
          <table:table-cell office:value-type="float" office:value="3.07">
            <text:p>3.07</text:p>
          </table:table-cell>
          <table:table-cell office:value-type="float" office:value="2.37">
            <text:p>2.37</text:p>
          </table:table-cell>
          <table:table-cell office:value-type="float" office:value="2.39">
            <text:p>2.39</text:p>
          </table:table-cell>
          <table:table-cell office:value-type="float" office:value="2.42">
            <text:p>2.42</text:p>
          </table:table-cell>
          <table:table-cell office:value-type="float" office:value="2.46">
            <text:p>2.46</text:p>
          </table:table-cell>
          <table:table-cell office:value-type="float" office:value="2.39">
            <text:p>2.39</text:p>
          </table:table-cell>
          <table:table-cell office:value-type="float" office:value="2.44">
            <text:p>2.44</text:p>
          </table:table-cell>
          <table:table-cell office:value-type="float" office:value="2.46">
            <text:p>2.46</text:p>
          </table:table-cell>
          <table:table-cell office:value-type="float" office:value="2.4">
            <text:p>2.4</text:p>
          </table:table-cell>
          <table:table-cell table:formula="of:=AVERAGE([.B7:.K7])" office:value-type="float" office:value="2.476">
            <text:p>2.476</text:p>
          </table:table-cell>
          <table:table-cell table:formula="of:=STDEV([.B7:.K7])" office:value-type="float" office:value="0.211618104665509">
            <text:p>0.2116181047</text:p>
          </table:table-cell>
          <table:table-cell table:formula="of:=[.L7]/[.A7]" office:value-type="float" office:value="0.02476">
            <text:p>0.02476</text:p>
          </table:table-cell>
          <table:table-cell table:formula="of:=[.M7]/([.A7]*SQRT([.$M$2]))" office:value-type="float" office:value="0.000669195204870912">
            <text:p>0.000669195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.35">
            <text:p>6.35</text:p>
          </table:table-cell>
          <table:table-cell office:value-type="float" office:value="5.87">
            <text:p>5.87</text:p>
          </table:table-cell>
          <table:table-cell office:value-type="float" office:value="5.88">
            <text:p>5.88</text:p>
          </table:table-cell>
          <table:table-cell office:value-type="float" office:value="5.89">
            <text:p>5.89</text:p>
          </table:table-cell>
          <table:table-cell office:value-type="float" office:value="5.94">
            <text:p>5.94</text:p>
          </table:table-cell>
          <table:table-cell office:value-type="float" office:value="5.89">
            <text:p>5.89</text:p>
          </table:table-cell>
          <table:table-cell office:value-type="float" office:value="5.88">
            <text:p>5.88</text:p>
          </table:table-cell>
          <table:table-cell office:value-type="float" office:value="5.92">
            <text:p>5.92</text:p>
          </table:table-cell>
          <table:table-cell table:number-columns-repeated="2" office:value-type="float" office:value="5.89">
            <text:p>5.89</text:p>
          </table:table-cell>
          <table:table-cell table:formula="of:=AVERAGE([.B8:.K8])" office:value-type="float" office:value="5.94">
            <text:p>5.94</text:p>
          </table:table-cell>
          <table:table-cell table:formula="of:=STDEV([.B8:.K8])" office:value-type="float" office:value="0.145525866352954">
            <text:p>0.1455258664</text:p>
          </table:table-cell>
          <table:table-cell table:formula="of:=[.L8]/[.A8]" office:value-type="float" office:value="0.02376">
            <text:p>0.02376</text:p>
          </table:table-cell>
          <table:table-cell table:formula="of:=[.M8]/([.A8]*SQRT([.$M$2]))" office:value-type="float" office:value="0.000184077278457838">
            <text:p>0.000184077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.77">
            <text:p>11.77</text:p>
          </table:table-cell>
          <table:table-cell table:number-columns-repeated="2" office:value-type="float" office:value="11.79">
            <text:p>11.79</text:p>
          </table:table-cell>
          <table:table-cell table:number-columns-repeated="2" office:value-type="float" office:value="11.77">
            <text:p>11.77</text:p>
          </table:table-cell>
          <table:table-cell table:number-columns-repeated="2" office:value-type="float" office:value="11.79">
            <text:p>11.79</text:p>
          </table:table-cell>
          <table:table-cell office:value-type="float" office:value="11.8">
            <text:p>11.8</text:p>
          </table:table-cell>
          <table:table-cell office:value-type="float" office:value="11.76">
            <text:p>11.76</text:p>
          </table:table-cell>
          <table:table-cell office:value-type="float" office:value="11.79">
            <text:p>11.79</text:p>
          </table:table-cell>
          <table:table-cell table:formula="of:=AVERAGE([.B9:.K9])" office:value-type="float" office:value="11.782">
            <text:p>11.782</text:p>
          </table:table-cell>
          <table:table-cell table:formula="of:=STDEV([.B9:.K9])" office:value-type="float" office:value="0.0131656117720877">
            <text:p>0.0131656118</text:p>
          </table:table-cell>
          <table:table-cell table:formula="of:=[.L9]/[.A9]" office:value-type="float" office:value="0.023564">
            <text:p>0.023564</text:p>
          </table:table-cell>
          <table:table-cell table:formula="of:=[.M9]/([.A9]*SQRT([.$M$2]))" office:value-type="float" office:value="0.00000832666399786452">
            <text:p>8.32666399786452E-00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7.86">
            <text:p>17.86</text:p>
          </table:table-cell>
          <table:table-cell office:value-type="float" office:value="18.11">
            <text:p>18.11</text:p>
          </table:table-cell>
          <table:table-cell table:number-columns-repeated="2" office:value-type="float" office:value="17.66">
            <text:p>17.66</text:p>
          </table:table-cell>
          <table:table-cell office:value-type="float" office:value="17.67">
            <text:p>17.67</text:p>
          </table:table-cell>
          <table:table-cell table:number-columns-repeated="2" office:value-type="float" office:value="17.66">
            <text:p>17.66</text:p>
          </table:table-cell>
          <table:table-cell office:value-type="float" office:value="18.02">
            <text:p>18.02</text:p>
          </table:table-cell>
          <table:table-cell office:value-type="float" office:value="17.68">
            <text:p>17.68</text:p>
          </table:table-cell>
          <table:table-cell office:value-type="float" office:value="17.66">
            <text:p>17.66</text:p>
          </table:table-cell>
          <table:table-cell table:formula="of:=AVERAGE([.B10:.K10])" office:value-type="float" office:value="17.764">
            <text:p>17.764</text:p>
          </table:table-cell>
          <table:table-cell table:formula="of:=STDEV([.B10:.K10])" office:value-type="float" office:value="0.171412433102801">
            <text:p>0.1714124331</text:p>
          </table:table-cell>
          <table:table-cell table:formula="of:=[.L10]/[.A10]" office:value-type="float" office:value="0.0236853333333333">
            <text:p>0.0236853333</text:p>
          </table:table-cell>
          <table:table-cell table:formula="of:=[.M10]/([.A10]*SQRT([.$M$2]))" office:value-type="float" office:value="0.0000722738277168124">
            <text:p>7.22738277168124E-00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23.58">
            <text:p>23.58</text:p>
          </table:table-cell>
          <table:table-cell office:value-type="float" office:value="23.54">
            <text:p>23.54</text:p>
          </table:table-cell>
          <table:table-cell office:value-type="float" office:value="23.56">
            <text:p>23.56</text:p>
          </table:table-cell>
          <table:table-cell office:value-type="float" office:value="23.58">
            <text:p>23.58</text:p>
          </table:table-cell>
          <table:table-cell table:number-columns-repeated="2" office:value-type="float" office:value="23.56">
            <text:p>23.56</text:p>
          </table:table-cell>
          <table:table-cell office:value-type="float" office:value="23.6">
            <text:p>23.6</text:p>
          </table:table-cell>
          <table:table-cell office:value-type="float" office:value="23.58">
            <text:p>23.58</text:p>
          </table:table-cell>
          <table:table-cell table:formula="of:=AVERAGE([.B11:.K11])" office:value-type="float" office:value="23.572">
            <text:p>23.572</text:p>
          </table:table-cell>
          <table:table-cell table:formula="of:=STDEV([.B11:.K11])" office:value-type="float" office:value="0.0168654808542317">
            <text:p>0.0168654809</text:p>
          </table:table-cell>
          <table:table-cell table:formula="of:=[.L11]/[.A11]" office:value-type="float" office:value="0.023572">
            <text:p>0.023572</text:p>
          </table:table-cell>
          <table:table-cell table:formula="of:=[.M11]/([.A11]*SQRT([.$M$2]))" office:value-type="float" office:value="0.00000533333333333343">
            <text:p>5.33333333333343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29.47">
            <text:p>29.47</text:p>
          </table:table-cell>
          <table:table-cell table:number-columns-repeated="2" office:value-type="float" office:value="29.48">
            <text:p>29.48</text:p>
          </table:table-cell>
          <table:table-cell office:value-type="float" office:value="29.54">
            <text:p>29.54</text:p>
          </table:table-cell>
          <table:table-cell office:value-type="float" office:value="29.48">
            <text:p>29.48</text:p>
          </table:table-cell>
          <table:table-cell office:value-type="float" office:value="29.5">
            <text:p>29.5</text:p>
          </table:table-cell>
          <table:table-cell office:value-type="float" office:value="29.46">
            <text:p>29.46</text:p>
          </table:table-cell>
          <table:table-cell office:value-type="float" office:value="29.45">
            <text:p>29.45</text:p>
          </table:table-cell>
          <table:table-cell office:value-type="float" office:value="29.5">
            <text:p>29.5</text:p>
          </table:table-cell>
          <table:table-cell table:formula="of:=AVERAGE([.B12:.K12])" office:value-type="float" office:value="29.483">
            <text:p>29.483</text:p>
          </table:table-cell>
          <table:table-cell table:formula="of:=STDEV([.B12:.K12])" office:value-type="float" office:value="0.0254077853335459">
            <text:p>0.0254077853</text:p>
          </table:table-cell>
          <table:table-cell table:formula="of:=[.L12]/[.A12]" office:value-type="float" office:value="0.0235864">
            <text:p>0.0235864</text:p>
          </table:table-cell>
          <table:table-cell table:formula="of:=[.M12]/([.A12]*SQRT([.$M$2]))" office:value-type="float" office:value="0.00000642771775637009">
            <text:p>6.42771775637009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5.4">
            <text:p>35.4</text:p>
          </table:table-cell>
          <table:table-cell office:value-type="float" office:value="35.39">
            <text:p>35.39</text:p>
          </table:table-cell>
          <table:table-cell office:value-type="float" office:value="35.44">
            <text:p>35.44</text:p>
          </table:table-cell>
          <table:table-cell office:value-type="float" office:value="35.46">
            <text:p>35.46</text:p>
          </table:table-cell>
          <table:table-cell office:value-type="float" office:value="35.41">
            <text:p>35.41</text:p>
          </table:table-cell>
          <table:table-cell office:value-type="float" office:value="35.44">
            <text:p>35.44</text:p>
          </table:table-cell>
          <table:table-cell office:value-type="float" office:value="35.53">
            <text:p>35.53</text:p>
          </table:table-cell>
          <table:table-cell table:number-columns-repeated="2" office:value-type="float" office:value="35.43">
            <text:p>35.43</text:p>
          </table:table-cell>
          <table:table-cell office:value-type="float" office:value="35.42">
            <text:p>35.42</text:p>
          </table:table-cell>
          <table:table-cell table:formula="of:=AVERAGE([.B13:.K13])" office:value-type="float" office:value="35.435">
            <text:p>35.435</text:p>
          </table:table-cell>
          <table:table-cell table:formula="of:=STDEV([.B13:.K13])" office:value-type="float" office:value="0.0392286743197999">
            <text:p>0.0392286743</text:p>
          </table:table-cell>
          <table:table-cell table:formula="of:=[.L13]/[.A13]" office:value-type="float" office:value="0.0236233333333333">
            <text:p>0.0236233333</text:p>
          </table:table-cell>
          <table:table-cell table:formula="of:=[.M13]/([.A13]*SQRT([.$M$2]))" office:value-type="float" office:value="0.00000827013069596829">
            <text:p>8.27013069596829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41.33">
            <text:p>41.33</text:p>
          </table:table-cell>
          <table:table-cell office:value-type="float" office:value="41.41">
            <text:p>41.41</text:p>
          </table:table-cell>
          <table:table-cell office:value-type="float" office:value="41.33">
            <text:p>41.33</text:p>
          </table:table-cell>
          <table:table-cell office:value-type="float" office:value="41.37">
            <text:p>41.37</text:p>
          </table:table-cell>
          <table:table-cell office:value-type="float" office:value="41.34">
            <text:p>41.34</text:p>
          </table:table-cell>
          <table:table-cell office:value-type="float" office:value="41.28">
            <text:p>41.28</text:p>
          </table:table-cell>
          <table:table-cell table:number-columns-repeated="2" office:value-type="float" office:value="41.35">
            <text:p>41.35</text:p>
          </table:table-cell>
          <table:table-cell office:value-type="float" office:value="41.33">
            <text:p>41.33</text:p>
          </table:table-cell>
          <table:table-cell office:value-type="float" office:value="41.34">
            <text:p>41.34</text:p>
          </table:table-cell>
          <table:table-cell table:formula="of:=AVERAGE([.B14:.K14])" office:value-type="float" office:value="41.343">
            <text:p>41.343</text:p>
          </table:table-cell>
          <table:table-cell table:formula="of:=STDEV([.B14:.K14])" office:value-type="float" office:value="0.0330151480384373">
            <text:p>0.033015148</text:p>
          </table:table-cell>
          <table:table-cell table:formula="of:=[.L14]/[.A14]" office:value-type="float" office:value="0.0236245714285714">
            <text:p>0.0236245714</text:p>
          </table:table-cell>
          <table:table-cell table:formula="of:=[.M14]/([.A14]*SQRT([.$M$2]))" office:value-type="float" office:value="0.00000596588943366299">
            <text:p>5.96588943366299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7.29">
            <text:p>47.29</text:p>
          </table:table-cell>
          <table:table-cell office:value-type="float" office:value="47.27">
            <text:p>47.27</text:p>
          </table:table-cell>
          <table:table-cell office:value-type="float" office:value="47.24">
            <text:p>47.24</text:p>
          </table:table-cell>
          <table:table-cell office:value-type="float" office:value="47.27">
            <text:p>47.27</text:p>
          </table:table-cell>
          <table:table-cell office:value-type="float" office:value="47.24">
            <text:p>47.24</text:p>
          </table:table-cell>
          <table:table-cell office:value-type="float" office:value="47.23">
            <text:p>47.23</text:p>
          </table:table-cell>
          <table:table-cell office:value-type="float" office:value="47.38">
            <text:p>47.38</text:p>
          </table:table-cell>
          <table:table-cell office:value-type="float" office:value="47.18">
            <text:p>47.18</text:p>
          </table:table-cell>
          <table:table-cell office:value-type="float" office:value="47.3">
            <text:p>47.3</text:p>
          </table:table-cell>
          <table:table-cell office:value-type="float" office:value="47.35">
            <text:p>47.35</text:p>
          </table:table-cell>
          <table:table-cell table:formula="of:=AVERAGE([.B15:.K15])" office:value-type="float" office:value="47.275">
            <text:p>47.275</text:p>
          </table:table-cell>
          <table:table-cell table:formula="of:=STDEV([.B15:.K15])" office:value-type="float" office:value="0.0587367006223542">
            <text:p>0.0587367006</text:p>
          </table:table-cell>
          <table:table-cell table:formula="of:=[.L15]/[.A15]" office:value-type="float" office:value="0.0236375">
            <text:p>0.0236375</text:p>
          </table:table-cell>
          <table:table-cell table:formula="of:=[.M15]/([.A15]*SQRT([.$M$2]))" office:value-type="float" office:value="0.00000928708781050344">
            <text:p>9.28708781050344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53.08">
            <text:p>53.08</text:p>
          </table:table-cell>
          <table:table-cell office:value-type="float" office:value="53.22">
            <text:p>53.22</text:p>
          </table:table-cell>
          <table:table-cell office:value-type="float" office:value="53.23">
            <text:p>53.23</text:p>
          </table:table-cell>
          <table:table-cell office:value-type="float" office:value="53.17">
            <text:p>53.17</text:p>
          </table:table-cell>
          <table:table-cell office:value-type="float" office:value="53.26">
            <text:p>53.26</text:p>
          </table:table-cell>
          <table:table-cell office:value-type="float" office:value="53.16">
            <text:p>53.16</text:p>
          </table:table-cell>
          <table:table-cell office:value-type="float" office:value="53.18">
            <text:p>53.18</text:p>
          </table:table-cell>
          <table:table-cell office:value-type="float" office:value="53.23">
            <text:p>53.23</text:p>
          </table:table-cell>
          <table:table-cell office:value-type="float" office:value="53.27">
            <text:p>53.27</text:p>
          </table:table-cell>
          <table:table-cell office:value-type="float" office:value="53.16">
            <text:p>53.16</text:p>
          </table:table-cell>
          <table:table-cell table:formula="of:=AVERAGE([.B16:.K16])" office:value-type="float" office:value="53.196">
            <text:p>53.196</text:p>
          </table:table-cell>
          <table:table-cell table:formula="of:=STDEV([.B16:.K16])" office:value-type="float" office:value="0.0571936282387398">
            <text:p>0.0571936282</text:p>
          </table:table-cell>
          <table:table-cell table:formula="of:=[.L16]/[.A16]" office:value-type="float" office:value="0.0236426666666667">
            <text:p>0.0236426667</text:p>
          </table:table-cell>
          <table:table-cell table:formula="of:=[.M16]/([.A16]*SQRT([.$M$2]))" office:value-type="float" office:value="0.00000803831701703743">
            <text:p>8.03831701703743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9.14">
            <text:p>59.14</text:p>
          </table:table-cell>
          <table:table-cell office:value-type="float" office:value="59.15">
            <text:p>59.15</text:p>
          </table:table-cell>
          <table:table-cell office:value-type="float" office:value="59.13">
            <text:p>59.13</text:p>
          </table:table-cell>
          <table:table-cell office:value-type="float" office:value="59.06">
            <text:p>59.06</text:p>
          </table:table-cell>
          <table:table-cell office:value-type="float" office:value="59.15">
            <text:p>59.15</text:p>
          </table:table-cell>
          <table:table-cell office:value-type="float" office:value="59.07">
            <text:p>59.07</text:p>
          </table:table-cell>
          <table:table-cell office:value-type="float" office:value="59.14">
            <text:p>59.14</text:p>
          </table:table-cell>
          <table:table-cell office:value-type="float" office:value="59.17">
            <text:p>59.17</text:p>
          </table:table-cell>
          <table:table-cell office:value-type="float" office:value="59.12">
            <text:p>59.12</text:p>
          </table:table-cell>
          <table:table-cell office:value-type="float" office:value="59.1">
            <text:p>59.1</text:p>
          </table:table-cell>
          <table:table-cell table:formula="of:=AVERAGE([.B17:.K17])" office:value-type="float" office:value="59.123">
            <text:p>59.123</text:p>
          </table:table-cell>
          <table:table-cell table:formula="of:=STDEV([.B17:.K17])" office:value-type="float" office:value="0.0359165699921355">
            <text:p>0.03591657</text:p>
          </table:table-cell>
          <table:table-cell table:formula="of:=[.L17]/[.A17]" office:value-type="float" office:value="0.0236492">
            <text:p>0.0236492</text:p>
          </table:table-cell>
          <table:table-cell table:formula="of:=[.M17]/([.A17]*SQRT([.$M$2]))" office:value-type="float" office:value="0.00000454312667664016">
            <text:p>4.54312667664016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259.09090909091">
            <text:p>1259.0909090909</text:p>
          </table:table-cell>
          <table:table-cell office:value-type="string">
            <text:p>mean T</text:p>
          </table:table-cell>
          <table:table-cell table:formula="of:=AVERAGE([.C21:.C130])" office:value-type="float" office:value="29.7626363636364">
            <text:p>29.7626363636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236220890715999">
            <text:p>0.0236220891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202787598492407">
            <text:p>0.0202787598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130111356274496">
            <text:p>1.30111356274496E-005</text:p>
          </table:table-cell>
          <table:table-cell table:number-columns-repeated="5"/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100">
            <table:detective>
              <table:operation table:name="trace-errors" table:index="0"/>
            </table:detective>
            <text:p>100</text:p>
          </table:table-cell>
          <table:table-cell table:formula="of:=VLOOKUP([.$B21];[.$A$7:.$K$17];[.$A21] +1)" office:value-type="float" office:value="2.36">
            <text:p>2.36</text:p>
          </table:table-cell>
          <table:table-cell table:formula="of:=VLOOKUP([.B21];[.$A$7:.$O$17];13)" office:value-type="float" office:value="0.211618104665509">
            <text:p>0.2116181047</text:p>
          </table:table-cell>
          <table:table-cell table:formula="of:=[.B21] - [.$F$19]" office:value-type="float" office:value="-1159.09090909091">
            <text:p>-1159.0909090909</text:p>
          </table:table-cell>
          <table:table-cell table:formula="of:=[.E21]*[.C21]" office:value-type="float" office:value="-2735.45454545455">
            <text:p>-2735.4545454546</text:p>
          </table:table-cell>
          <table:table-cell table:formula="of:=[.E21]^2" office:value-type="float" office:value="1343491.73553719">
            <text:p>1343491.73553719</text:p>
          </table:table-cell>
          <table:table-cell table:formula="of:=( [.C21] - ([.$L$19]*[.B21] +[.$N$19]) )^2" office:value-type="float" office:value="0.000505695167517971">
            <text:p>0.0005056952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192477273917756">
            <text:p>0.0192477274</text:p>
          </table:table-cell>
          <table:table-cell table:number-columns-repeated="5"/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100">
            <text:p>100</text:p>
          </table:table-cell>
          <table:table-cell table:formula="of:=VLOOKUP([.$B22];[.$A$7:.$K$17];[.$A22] +1)" office:value-type="float" office:value="3.07">
            <text:p>3.07</text:p>
          </table:table-cell>
          <table:table-cell table:formula="of:=VLOOKUP([.B22];[.$A$7:.$O$17];13)" office:value-type="float" office:value="0.211618104665509">
            <text:p>0.2116181047</text:p>
          </table:table-cell>
          <table:table-cell table:formula="of:=[.B22] - [.$F$19]" office:value-type="float" office:value="-1159.09090909091">
            <text:p>-1159.0909090909</text:p>
          </table:table-cell>
          <table:table-cell table:formula="of:=[.E22]*[.C22]" office:value-type="float" office:value="-3558.40909090909">
            <text:p>-3558.4090909091</text:p>
          </table:table-cell>
          <table:table-cell table:formula="of:=[.E22]^2" office:value-type="float" office:value="1343491.73553719">
            <text:p>1343491.73553719</text:p>
          </table:table-cell>
          <table:table-cell table:formula="of:=( [.C22] - ([.$L$19]*[.B22] +[.$N$19]) )^2" office:value-type="float" office:value="0.472673208014413">
            <text:p>0.472673208</text:p>
          </table:table-cell>
          <table:table-cell/>
          <table:table-cell>
            <draw:frame table:end-cell-address="'original-vmcs'.Q42" table:end-x="0.468cm" table:end-y="0.397cm" draw:z-index="0" draw:style-name="gr1" svg:width="16cm" svg:height="8.997cm" svg:x="0.248cm" svg:y="0.397cm">
              <draw:object draw:notify-on-update-of-ranges="'original-vmcs'.B21:'original-vmcs'.B130 'original-vmcs'.C21:'original-vmcs'.C130 'original-vmcs'.D21:'original-vmcs'.D130 'original-vmcs'.D21:'original-vmcs'.D1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100">
            <text:p>100</text:p>
          </table:table-cell>
          <table:table-cell table:formula="of:=VLOOKUP([.$B23];[.$A$7:.$K$17];[.$A23] +1)" office:value-type="float" office:value="2.37">
            <text:p>2.37</text:p>
          </table:table-cell>
          <table:table-cell table:formula="of:=VLOOKUP([.B23];[.$A$7:.$O$17];13)" office:value-type="float" office:value="0.211618104665509">
            <text:p>0.2116181047</text:p>
          </table:table-cell>
          <table:table-cell table:formula="of:=[.B23] - [.$F$19]" office:value-type="float" office:value="-1159.09090909091">
            <text:p>-1159.0909090909</text:p>
          </table:table-cell>
          <table:table-cell table:formula="of:=[.E23]*[.C23]" office:value-type="float" office:value="-2747.04545454545">
            <text:p>-2747.0454545455</text:p>
          </table:table-cell>
          <table:table-cell table:formula="of:=[.E23]^2" office:value-type="float" office:value="1343491.73553719">
            <text:p>1343491.73553719</text:p>
          </table:table-cell>
          <table:table-cell table:formula="of:=( [.C23] - ([.$L$19]*[.B23] +[.$N$19]) )^2" office:value-type="float" office:value="0.000155941827333383">
            <text:p>0.0001559418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100">
            <text:p>100</text:p>
          </table:table-cell>
          <table:table-cell table:formula="of:=VLOOKUP([.$B24];[.$A$7:.$K$17];[.$A24] +1)" office:value-type="float" office:value="2.39">
            <text:p>2.39</text:p>
          </table:table-cell>
          <table:table-cell table:formula="of:=VLOOKUP([.B24];[.$A$7:.$O$17];13)" office:value-type="float" office:value="0.211618104665509">
            <text:p>0.2116181047</text:p>
          </table:table-cell>
          <table:table-cell table:formula="of:=[.B24] - [.$F$19]" office:value-type="float" office:value="-1159.09090909091">
            <text:p>-1159.0909090909</text:p>
          </table:table-cell>
          <table:table-cell table:formula="of:=[.E24]*[.C24]" office:value-type="float" office:value="-2770.22727272727">
            <text:p>-2770.2272727273</text:p>
          </table:table-cell>
          <table:table-cell table:formula="of:=[.E24]^2" office:value-type="float" office:value="1343491.73553719">
            <text:p>1343491.73553719</text:p>
          </table:table-cell>
          <table:table-cell table:formula="of:=( [.C24] - ([.$L$19]*[.B24] +[.$N$19]) )^2" office:value-type="float" office:value="0.0000564351469642285">
            <text:p>5.64351469642285E-005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100">
            <text:p>100</text:p>
          </table:table-cell>
          <table:table-cell table:formula="of:=VLOOKUP([.$B25];[.$A$7:.$K$17];[.$A25] +1)" office:value-type="float" office:value="2.42">
            <text:p>2.42</text:p>
          </table:table-cell>
          <table:table-cell table:formula="of:=VLOOKUP([.B25];[.$A$7:.$O$17];13)" office:value-type="float" office:value="0.211618104665509">
            <text:p>0.2116181047</text:p>
          </table:table-cell>
          <table:table-cell table:formula="of:=[.B25] - [.$F$19]" office:value-type="float" office:value="-1159.09090909091">
            <text:p>-1159.0909090909</text:p>
          </table:table-cell>
          <table:table-cell table:formula="of:=[.E25]*[.C25]" office:value-type="float" office:value="-2805">
            <text:p>-2805</text:p>
          </table:table-cell>
          <table:table-cell table:formula="of:=[.E25]^2" office:value-type="float" office:value="1343491.73553719">
            <text:p>1343491.73553719</text:p>
          </table:table-cell>
          <table:table-cell table:formula="of:=( [.C25] - ([.$L$19]*[.B25] +[.$N$19]) )^2" office:value-type="float" office:value="0.00140717512641048">
            <text:p>0.001407175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100">
            <text:p>100</text:p>
          </table:table-cell>
          <table:table-cell table:formula="of:=VLOOKUP([.$B26];[.$A$7:.$K$17];[.$A26] +1)" office:value-type="float" office:value="2.46">
            <text:p>2.46</text:p>
          </table:table-cell>
          <table:table-cell table:formula="of:=VLOOKUP([.B26];[.$A$7:.$O$17];13)" office:value-type="float" office:value="0.211618104665509">
            <text:p>0.2116181047</text:p>
          </table:table-cell>
          <table:table-cell table:formula="of:=[.B26] - [.$F$19]" office:value-type="float" office:value="-1159.09090909091">
            <text:p>-1159.0909090909</text:p>
          </table:table-cell>
          <table:table-cell table:formula="of:=[.E26]*[.C26]" office:value-type="float" office:value="-2851.36363636364">
            <text:p>-2851.3636363636</text:p>
          </table:table-cell>
          <table:table-cell table:formula="of:=[.E26]^2" office:value-type="float" office:value="1343491.73553719">
            <text:p>1343491.73553719</text:p>
          </table:table-cell>
          <table:table-cell table:formula="of:=( [.C26] - ([.$L$19]*[.B26] +[.$N$19]) )^2" office:value-type="float" office:value="0.00600816176567216">
            <text:p>0.0060081618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100">
            <text:p>100</text:p>
          </table:table-cell>
          <table:table-cell table:formula="of:=VLOOKUP([.$B27];[.$A$7:.$K$17];[.$A27] +1)" office:value-type="float" office:value="2.39">
            <text:p>2.39</text:p>
          </table:table-cell>
          <table:table-cell table:formula="of:=VLOOKUP([.B27];[.$A$7:.$O$17];13)" office:value-type="float" office:value="0.211618104665509">
            <text:p>0.2116181047</text:p>
          </table:table-cell>
          <table:table-cell table:formula="of:=[.B27] - [.$F$19]" office:value-type="float" office:value="-1159.09090909091">
            <text:p>-1159.0909090909</text:p>
          </table:table-cell>
          <table:table-cell table:formula="of:=[.E27]*[.C27]" office:value-type="float" office:value="-2770.22727272727">
            <text:p>-2770.2272727273</text:p>
          </table:table-cell>
          <table:table-cell table:formula="of:=[.E27]^2" office:value-type="float" office:value="1343491.73553719">
            <text:p>1343491.73553719</text:p>
          </table:table-cell>
          <table:table-cell table:formula="of:=( [.C27] - ([.$L$19]*[.B27] +[.$N$19]) )^2" office:value-type="float" office:value="0.0000564351469642285">
            <text:p>5.64351469642285E-005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100">
            <text:p>100</text:p>
          </table:table-cell>
          <table:table-cell table:formula="of:=VLOOKUP([.$B28];[.$A$7:.$K$17];[.$A28] +1)" office:value-type="float" office:value="2.44">
            <text:p>2.44</text:p>
          </table:table-cell>
          <table:table-cell table:formula="of:=VLOOKUP([.B28];[.$A$7:.$O$17];13)" office:value-type="float" office:value="0.211618104665509">
            <text:p>0.2116181047</text:p>
          </table:table-cell>
          <table:table-cell table:formula="of:=[.B28] - [.$F$19]" office:value-type="float" office:value="-1159.09090909091">
            <text:p>-1159.0909090909</text:p>
          </table:table-cell>
          <table:table-cell table:formula="of:=[.E28]*[.C28]" office:value-type="float" office:value="-2828.18181818182">
            <text:p>-2828.1818181818</text:p>
          </table:table-cell>
          <table:table-cell table:formula="of:=[.E28]^2" office:value-type="float" office:value="1343491.73553719">
            <text:p>1343491.73553719</text:p>
          </table:table-cell>
          <table:table-cell table:formula="of:=( [.C28] - ([.$L$19]*[.B28] +[.$N$19]) )^2" office:value-type="float" office:value="0.00330766844604132">
            <text:p>0.0033076684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100">
            <text:p>100</text:p>
          </table:table-cell>
          <table:table-cell table:formula="of:=VLOOKUP([.$B29];[.$A$7:.$K$17];[.$A29] +1)" office:value-type="float" office:value="2.46">
            <text:p>2.46</text:p>
          </table:table-cell>
          <table:table-cell table:formula="of:=VLOOKUP([.B29];[.$A$7:.$O$17];13)" office:value-type="float" office:value="0.211618104665509">
            <text:p>0.2116181047</text:p>
          </table:table-cell>
          <table:table-cell table:formula="of:=[.B29] - [.$F$19]" office:value-type="float" office:value="-1159.09090909091">
            <text:p>-1159.0909090909</text:p>
          </table:table-cell>
          <table:table-cell table:formula="of:=[.E29]*[.C29]" office:value-type="float" office:value="-2851.36363636364">
            <text:p>-2851.3636363636</text:p>
          </table:table-cell>
          <table:table-cell table:formula="of:=[.E29]^2" office:value-type="float" office:value="1343491.73553719">
            <text:p>1343491.73553719</text:p>
          </table:table-cell>
          <table:table-cell table:formula="of:=( [.C29] - ([.$L$19]*[.B29] +[.$N$19]) )^2" office:value-type="float" office:value="0.00600816176567216">
            <text:p>0.0060081618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100">
            <text:p>100</text:p>
          </table:table-cell>
          <table:table-cell table:formula="of:=VLOOKUP([.$B30];[.$A$7:.$K$17];[.$A30] +1)" office:value-type="float" office:value="2.4">
            <text:p>2.4</text:p>
          </table:table-cell>
          <table:table-cell table:formula="of:=VLOOKUP([.B30];[.$A$7:.$O$17];13)" office:value-type="float" office:value="0.211618104665509">
            <text:p>0.2116181047</text:p>
          </table:table-cell>
          <table:table-cell table:formula="of:=[.B30] - [.$F$19]" office:value-type="float" office:value="-1159.09090909091">
            <text:p>-1159.0909090909</text:p>
          </table:table-cell>
          <table:table-cell table:formula="of:=[.E30]*[.C30]" office:value-type="float" office:value="-2781.81818181818">
            <text:p>-2781.8181818182</text:p>
          </table:table-cell>
          <table:table-cell table:formula="of:=[.E30]^2" office:value-type="float" office:value="1343491.73553719">
            <text:p>1343491.73553719</text:p>
          </table:table-cell>
          <table:table-cell table:formula="of:=( [.C30] - ([.$L$19]*[.B30] +[.$N$19]) )^2" office:value-type="float" office:value="0.000306681806779644">
            <text:p>0.0003066818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250">
            <text:p>250</text:p>
          </table:table-cell>
          <table:table-cell table:formula="of:=VLOOKUP([.$B31];[.$A$7:.$K$17];[.$A31] +1)" office:value-type="float" office:value="6.35">
            <text:p>6.35</text:p>
          </table:table-cell>
          <table:table-cell table:formula="of:=VLOOKUP([.B31];[.$A$7:.$O$17];13)" office:value-type="float" office:value="0.145525866352954">
            <text:p>0.1455258664</text:p>
          </table:table-cell>
          <table:table-cell table:formula="of:=[.B31] - [.$F$19]" office:value-type="float" office:value="-1009.09090909091">
            <text:p>-1009.0909090909</text:p>
          </table:table-cell>
          <table:table-cell table:formula="of:=[.E31]*[.C31]" office:value-type="float" office:value="-6407.72727272727">
            <text:p>-6407.7272727273</text:p>
          </table:table-cell>
          <table:table-cell table:formula="of:=[.E31]^2" office:value-type="float" office:value="1018264.46280992">
            <text:p>1018264.46280992</text:p>
          </table:table-cell>
          <table:table-cell table:formula="of:=( [.C31] - ([.$L$19]*[.B31] +[.$N$19]) )^2" office:value-type="float" office:value="0.179944768058626">
            <text:p>0.1799447681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250">
            <text:p>250</text:p>
          </table:table-cell>
          <table:table-cell table:formula="of:=VLOOKUP([.$B32];[.$A$7:.$K$17];[.$A32] +1)" office:value-type="float" office:value="5.87">
            <text:p>5.87</text:p>
          </table:table-cell>
          <table:table-cell table:formula="of:=VLOOKUP([.B32];[.$A$7:.$O$17];13)" office:value-type="float" office:value="0.145525866352954">
            <text:p>0.1455258664</text:p>
          </table:table-cell>
          <table:table-cell table:formula="of:=[.B32] - [.$F$19]" office:value-type="float" office:value="-1009.09090909091">
            <text:p>-1009.0909090909</text:p>
          </table:table-cell>
          <table:table-cell table:formula="of:=[.E32]*[.C32]" office:value-type="float" office:value="-5923.36363636364">
            <text:p>-5923.3636363636</text:p>
          </table:table-cell>
          <table:table-cell table:formula="of:=[.E32]^2" office:value-type="float" office:value="1018264.46280992">
            <text:p>1018264.46280992</text:p>
          </table:table-cell>
          <table:table-cell table:formula="of:=( [.C32] - ([.$L$19]*[.B32] +[.$N$19]) )^2" office:value-type="float" office:value="0.00311375469786818">
            <text:p>0.0031137547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250">
            <text:p>250</text:p>
          </table:table-cell>
          <table:table-cell table:formula="of:=VLOOKUP([.$B33];[.$A$7:.$K$17];[.$A33] +1)" office:value-type="float" office:value="5.88">
            <text:p>5.88</text:p>
          </table:table-cell>
          <table:table-cell table:formula="of:=VLOOKUP([.B33];[.$A$7:.$O$17];13)" office:value-type="float" office:value="0.145525866352954">
            <text:p>0.1455258664</text:p>
          </table:table-cell>
          <table:table-cell table:formula="of:=[.B33] - [.$F$19]" office:value-type="float" office:value="-1009.09090909091">
            <text:p>-1009.0909090909</text:p>
          </table:table-cell>
          <table:table-cell table:formula="of:=[.E33]*[.C33]" office:value-type="float" office:value="-5933.45454545455">
            <text:p>-5933.4545454546</text:p>
          </table:table-cell>
          <table:table-cell table:formula="of:=[.E33]^2" office:value-type="float" office:value="1018264.46280992">
            <text:p>1018264.46280992</text:p>
          </table:table-cell>
          <table:table-cell table:formula="of:=( [.C33] - ([.$L$19]*[.B33] +[.$N$19]) )^2" office:value-type="float" office:value="0.00209773414288399">
            <text:p>0.0020977341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250">
            <text:p>250</text:p>
          </table:table-cell>
          <table:table-cell table:formula="of:=VLOOKUP([.$B34];[.$A$7:.$K$17];[.$A34] +1)" office:value-type="float" office:value="5.89">
            <text:p>5.89</text:p>
          </table:table-cell>
          <table:table-cell table:formula="of:=VLOOKUP([.B34];[.$A$7:.$O$17];13)" office:value-type="float" office:value="0.145525866352954">
            <text:p>0.1455258664</text:p>
          </table:table-cell>
          <table:table-cell table:formula="of:=[.B34] - [.$F$19]" office:value-type="float" office:value="-1009.09090909091">
            <text:p>-1009.0909090909</text:p>
          </table:table-cell>
          <table:table-cell table:formula="of:=[.E34]*[.C34]" office:value-type="float" office:value="-5943.54545454545">
            <text:p>-5943.5454545455</text:p>
          </table:table-cell>
          <table:table-cell table:formula="of:=[.E34]^2" office:value-type="float" office:value="1018264.46280992">
            <text:p>1018264.46280992</text:p>
          </table:table-cell>
          <table:table-cell table:formula="of:=( [.C34] - ([.$L$19]*[.B34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250">
            <text:p>250</text:p>
          </table:table-cell>
          <table:table-cell table:formula="of:=VLOOKUP([.$B35];[.$A$7:.$K$17];[.$A35] +1)" office:value-type="float" office:value="5.94">
            <text:p>5.94</text:p>
          </table:table-cell>
          <table:table-cell table:formula="of:=VLOOKUP([.B35];[.$A$7:.$O$17];13)" office:value-type="float" office:value="0.145525866352954">
            <text:p>0.1455258664</text:p>
          </table:table-cell>
          <table:table-cell table:formula="of:=[.B35] - [.$F$19]" office:value-type="float" office:value="-1009.09090909091">
            <text:p>-1009.0909090909</text:p>
          </table:table-cell>
          <table:table-cell table:formula="of:=[.E35]*[.C35]" office:value-type="float" office:value="-5994">
            <text:p>-5994</text:p>
          </table:table-cell>
          <table:table-cell table:formula="of:=[.E35]^2" office:value-type="float" office:value="1018264.46280992">
            <text:p>1018264.46280992</text:p>
          </table:table-cell>
          <table:table-cell table:formula="of:=( [.C35] - ([.$L$19]*[.B35] +[.$N$19]) )^2" office:value-type="float" office:value="0.000201610812978693">
            <text:p>0.0002016108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250">
            <text:p>250</text:p>
          </table:table-cell>
          <table:table-cell table:formula="of:=VLOOKUP([.$B36];[.$A$7:.$K$17];[.$A36] +1)" office:value-type="float" office:value="5.89">
            <text:p>5.89</text:p>
          </table:table-cell>
          <table:table-cell table:formula="of:=VLOOKUP([.B36];[.$A$7:.$O$17];13)" office:value-type="float" office:value="0.145525866352954">
            <text:p>0.1455258664</text:p>
          </table:table-cell>
          <table:table-cell table:formula="of:=[.B36] - [.$F$19]" office:value-type="float" office:value="-1009.09090909091">
            <text:p>-1009.0909090909</text:p>
          </table:table-cell>
          <table:table-cell table:formula="of:=[.E36]*[.C36]" office:value-type="float" office:value="-5943.54545454545">
            <text:p>-5943.5454545455</text:p>
          </table:table-cell>
          <table:table-cell table:formula="of:=[.E36]^2" office:value-type="float" office:value="1018264.46280992">
            <text:p>1018264.46280992</text:p>
          </table:table-cell>
          <table:table-cell table:formula="of:=( [.C36] - ([.$L$19]*[.B36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250">
            <text:p>250</text:p>
          </table:table-cell>
          <table:table-cell table:formula="of:=VLOOKUP([.$B37];[.$A$7:.$K$17];[.$A37] +1)" office:value-type="float" office:value="5.88">
            <text:p>5.88</text:p>
          </table:table-cell>
          <table:table-cell table:formula="of:=VLOOKUP([.B37];[.$A$7:.$O$17];13)" office:value-type="float" office:value="0.145525866352954">
            <text:p>0.1455258664</text:p>
          </table:table-cell>
          <table:table-cell table:formula="of:=[.B37] - [.$F$19]" office:value-type="float" office:value="-1009.09090909091">
            <text:p>-1009.0909090909</text:p>
          </table:table-cell>
          <table:table-cell table:formula="of:=[.E37]*[.C37]" office:value-type="float" office:value="-5933.45454545455">
            <text:p>-5933.4545454546</text:p>
          </table:table-cell>
          <table:table-cell table:formula="of:=[.E37]^2" office:value-type="float" office:value="1018264.46280992">
            <text:p>1018264.46280992</text:p>
          </table:table-cell>
          <table:table-cell table:formula="of:=( [.C37] - ([.$L$19]*[.B37] +[.$N$19]) )^2" office:value-type="float" office:value="0.00209773414288399">
            <text:p>0.0020977341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250">
            <text:p>250</text:p>
          </table:table-cell>
          <table:table-cell table:formula="of:=VLOOKUP([.$B38];[.$A$7:.$K$17];[.$A38] +1)" office:value-type="float" office:value="5.92">
            <text:p>5.92</text:p>
          </table:table-cell>
          <table:table-cell table:formula="of:=VLOOKUP([.B38];[.$A$7:.$O$17];13)" office:value-type="float" office:value="0.145525866352954">
            <text:p>0.1455258664</text:p>
          </table:table-cell>
          <table:table-cell table:formula="of:=[.B38] - [.$F$19]" office:value-type="float" office:value="-1009.09090909091">
            <text:p>-1009.0909090909</text:p>
          </table:table-cell>
          <table:table-cell table:formula="of:=[.E38]*[.C38]" office:value-type="float" office:value="-5973.81818181818">
            <text:p>-5973.8181818182</text:p>
          </table:table-cell>
          <table:table-cell table:formula="of:=[.E38]^2" office:value-type="float" office:value="1018264.46280992">
            <text:p>1018264.46280992</text:p>
          </table:table-cell>
          <table:table-cell table:formula="of:=( [.C38] - ([.$L$19]*[.B38] +[.$N$19]) )^2" office:value-type="float" office:value="0.0000336519229471146">
            <text:p>3.36519229471146E-005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250">
            <text:p>250</text:p>
          </table:table-cell>
          <table:table-cell table:formula="of:=VLOOKUP([.$B39];[.$A$7:.$K$17];[.$A39] +1)" office:value-type="float" office:value="5.89">
            <text:p>5.89</text:p>
          </table:table-cell>
          <table:table-cell table:formula="of:=VLOOKUP([.B39];[.$A$7:.$O$17];13)" office:value-type="float" office:value="0.145525866352954">
            <text:p>0.1455258664</text:p>
          </table:table-cell>
          <table:table-cell table:formula="of:=[.B39] - [.$F$19]" office:value-type="float" office:value="-1009.09090909091">
            <text:p>-1009.0909090909</text:p>
          </table:table-cell>
          <table:table-cell table:formula="of:=[.E39]*[.C39]" office:value-type="float" office:value="-5943.54545454545">
            <text:p>-5943.5454545455</text:p>
          </table:table-cell>
          <table:table-cell table:formula="of:=[.E39]^2" office:value-type="float" office:value="1018264.46280992">
            <text:p>1018264.46280992</text:p>
          </table:table-cell>
          <table:table-cell table:formula="of:=( [.C39] - ([.$L$19]*[.B39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250">
            <text:p>250</text:p>
          </table:table-cell>
          <table:table-cell table:formula="of:=VLOOKUP([.$B40];[.$A$7:.$K$17];[.$A40] +1)" office:value-type="float" office:value="5.89">
            <text:p>5.89</text:p>
          </table:table-cell>
          <table:table-cell table:formula="of:=VLOOKUP([.B40];[.$A$7:.$O$17];13)" office:value-type="float" office:value="0.145525866352954">
            <text:p>0.1455258664</text:p>
          </table:table-cell>
          <table:table-cell table:formula="of:=[.B40] - [.$F$19]" office:value-type="float" office:value="-1009.09090909091">
            <text:p>-1009.0909090909</text:p>
          </table:table-cell>
          <table:table-cell table:formula="of:=[.E40]*[.C40]" office:value-type="float" office:value="-5943.54545454545">
            <text:p>-5943.5454545455</text:p>
          </table:table-cell>
          <table:table-cell table:formula="of:=[.E40]^2" office:value-type="float" office:value="1018264.46280992">
            <text:p>1018264.46280992</text:p>
          </table:table-cell>
          <table:table-cell table:formula="of:=( [.C40] - ([.$L$19]*[.B40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500">
            <text:p>500</text:p>
          </table:table-cell>
          <table:table-cell table:formula="of:=VLOOKUP([.$B41];[.$A$7:.$K$17];[.$A41] +1)" office:value-type="float" office:value="11.77">
            <text:p>11.77</text:p>
          </table:table-cell>
          <table:table-cell table:formula="of:=VLOOKUP([.B41];[.$A$7:.$O$17];13)" office:value-type="float" office:value="0.0131656117720877">
            <text:p>0.0131656118</text:p>
          </table:table-cell>
          <table:table-cell table:formula="of:=[.B41] - [.$F$19]" office:value-type="float" office:value="-759.090909090909">
            <text:p>-759.0909090909</text:p>
          </table:table-cell>
          <table:table-cell table:formula="of:=[.E41]*[.C41]" office:value-type="float" office:value="-8934.5">
            <text:p>-8934.5</text:p>
          </table:table-cell>
          <table:table-cell table:formula="of:=[.E41]^2" office:value-type="float" office:value="576219.008264463">
            <text:p>576219.008264463</text:p>
          </table:table-cell>
          <table:table-cell table:formula="of:=( [.C41] - ([.$L$19]*[.B41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500">
            <text:p>500</text:p>
          </table:table-cell>
          <table:table-cell table:formula="of:=VLOOKUP([.$B42];[.$A$7:.$K$17];[.$A42] +1)" office:value-type="float" office:value="11.79">
            <text:p>11.79</text:p>
          </table:table-cell>
          <table:table-cell table:formula="of:=VLOOKUP([.B42];[.$A$7:.$O$17];13)" office:value-type="float" office:value="0.0131656117720877">
            <text:p>0.0131656118</text:p>
          </table:table-cell>
          <table:table-cell table:formula="of:=[.B42] - [.$F$19]" office:value-type="float" office:value="-759.090909090909">
            <text:p>-759.0909090909</text:p>
          </table:table-cell>
          <table:table-cell table:formula="of:=[.E42]*[.C42]" office:value-type="float" office:value="-8949.68181818182">
            <text:p>-8949.6818181818</text:p>
          </table:table-cell>
          <table:table-cell table:formula="of:=[.E42]^2" office:value-type="float" office:value="576219.008264463">
            <text:p>576219.008264463</text:p>
          </table:table-cell>
          <table:table-cell table:formula="of:=( [.C42] - ([.$L$19]*[.B42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500">
            <text:p>500</text:p>
          </table:table-cell>
          <table:table-cell table:formula="of:=VLOOKUP([.$B43];[.$A$7:.$K$17];[.$A43] +1)" office:value-type="float" office:value="11.79">
            <text:p>11.79</text:p>
          </table:table-cell>
          <table:table-cell table:formula="of:=VLOOKUP([.B43];[.$A$7:.$O$17];13)" office:value-type="float" office:value="0.0131656117720877">
            <text:p>0.0131656118</text:p>
          </table:table-cell>
          <table:table-cell table:formula="of:=[.B43] - [.$F$19]" office:value-type="float" office:value="-759.090909090909">
            <text:p>-759.0909090909</text:p>
          </table:table-cell>
          <table:table-cell table:formula="of:=[.E43]*[.C43]" office:value-type="float" office:value="-8949.68181818182">
            <text:p>-8949.6818181818</text:p>
          </table:table-cell>
          <table:table-cell table:formula="of:=[.E43]^2" office:value-type="float" office:value="576219.008264463">
            <text:p>576219.008264463</text:p>
          </table:table-cell>
          <table:table-cell table:formula="of:=( [.C43] - ([.$L$19]*[.B43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500">
            <text:p>500</text:p>
          </table:table-cell>
          <table:table-cell table:formula="of:=VLOOKUP([.$B44];[.$A$7:.$K$17];[.$A44] +1)" office:value-type="float" office:value="11.77">
            <text:p>11.77</text:p>
          </table:table-cell>
          <table:table-cell table:formula="of:=VLOOKUP([.B44];[.$A$7:.$O$17];13)" office:value-type="float" office:value="0.0131656117720877">
            <text:p>0.0131656118</text:p>
          </table:table-cell>
          <table:table-cell table:formula="of:=[.B44] - [.$F$19]" office:value-type="float" office:value="-759.090909090909">
            <text:p>-759.0909090909</text:p>
          </table:table-cell>
          <table:table-cell table:formula="of:=[.E44]*[.C44]" office:value-type="float" office:value="-8934.5">
            <text:p>-8934.5</text:p>
          </table:table-cell>
          <table:table-cell table:formula="of:=[.E44]^2" office:value-type="float" office:value="576219.008264463">
            <text:p>576219.008264463</text:p>
          </table:table-cell>
          <table:table-cell table:formula="of:=( [.C44] - ([.$L$19]*[.B44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500">
            <text:p>500</text:p>
          </table:table-cell>
          <table:table-cell table:formula="of:=VLOOKUP([.$B45];[.$A$7:.$K$17];[.$A45] +1)" office:value-type="float" office:value="11.77">
            <text:p>11.77</text:p>
          </table:table-cell>
          <table:table-cell table:formula="of:=VLOOKUP([.B45];[.$A$7:.$O$17];13)" office:value-type="float" office:value="0.0131656117720877">
            <text:p>0.0131656118</text:p>
          </table:table-cell>
          <table:table-cell table:formula="of:=[.B45] - [.$F$19]" office:value-type="float" office:value="-759.090909090909">
            <text:p>-759.0909090909</text:p>
          </table:table-cell>
          <table:table-cell table:formula="of:=[.E45]*[.C45]" office:value-type="float" office:value="-8934.5">
            <text:p>-8934.5</text:p>
          </table:table-cell>
          <table:table-cell table:formula="of:=[.E45]^2" office:value-type="float" office:value="576219.008264463">
            <text:p>576219.008264463</text:p>
          </table:table-cell>
          <table:table-cell table:formula="of:=( [.C45] - ([.$L$19]*[.B45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500">
            <text:p>500</text:p>
          </table:table-cell>
          <table:table-cell table:formula="of:=VLOOKUP([.$B46];[.$A$7:.$K$17];[.$A46] +1)" office:value-type="float" office:value="11.79">
            <text:p>11.79</text:p>
          </table:table-cell>
          <table:table-cell table:formula="of:=VLOOKUP([.B46];[.$A$7:.$O$17];13)" office:value-type="float" office:value="0.0131656117720877">
            <text:p>0.0131656118</text:p>
          </table:table-cell>
          <table:table-cell table:formula="of:=[.B46] - [.$F$19]" office:value-type="float" office:value="-759.090909090909">
            <text:p>-759.0909090909</text:p>
          </table:table-cell>
          <table:table-cell table:formula="of:=[.E46]*[.C46]" office:value-type="float" office:value="-8949.68181818182">
            <text:p>-8949.6818181818</text:p>
          </table:table-cell>
          <table:table-cell table:formula="of:=[.E46]^2" office:value-type="float" office:value="576219.008264463">
            <text:p>576219.008264463</text:p>
          </table:table-cell>
          <table:table-cell table:formula="of:=( [.C46] - ([.$L$19]*[.B46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500">
            <text:p>500</text:p>
          </table:table-cell>
          <table:table-cell table:formula="of:=VLOOKUP([.$B47];[.$A$7:.$K$17];[.$A47] +1)" office:value-type="float" office:value="11.79">
            <text:p>11.79</text:p>
          </table:table-cell>
          <table:table-cell table:formula="of:=VLOOKUP([.B47];[.$A$7:.$O$17];13)" office:value-type="float" office:value="0.0131656117720877">
            <text:p>0.0131656118</text:p>
          </table:table-cell>
          <table:table-cell table:formula="of:=[.B47] - [.$F$19]" office:value-type="float" office:value="-759.090909090909">
            <text:p>-759.0909090909</text:p>
          </table:table-cell>
          <table:table-cell table:formula="of:=[.E47]*[.C47]" office:value-type="float" office:value="-8949.68181818182">
            <text:p>-8949.6818181818</text:p>
          </table:table-cell>
          <table:table-cell table:formula="of:=[.E47]^2" office:value-type="float" office:value="576219.008264463">
            <text:p>576219.008264463</text:p>
          </table:table-cell>
          <table:table-cell table:formula="of:=( [.C47] - ([.$L$19]*[.B47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500">
            <text:p>500</text:p>
          </table:table-cell>
          <table:table-cell table:formula="of:=VLOOKUP([.$B48];[.$A$7:.$K$17];[.$A48] +1)" office:value-type="float" office:value="11.8">
            <text:p>11.8</text:p>
          </table:table-cell>
          <table:table-cell table:formula="of:=VLOOKUP([.B48];[.$A$7:.$O$17];13)" office:value-type="float" office:value="0.0131656117720877">
            <text:p>0.0131656118</text:p>
          </table:table-cell>
          <table:table-cell table:formula="of:=[.B48] - [.$F$19]" office:value-type="float" office:value="-759.090909090909">
            <text:p>-759.0909090909</text:p>
          </table:table-cell>
          <table:table-cell table:formula="of:=[.E48]*[.C48]" office:value-type="float" office:value="-8957.27272727273">
            <text:p>-8957.2727272727</text:p>
          </table:table-cell>
          <table:table-cell table:formula="of:=[.E48]^2" office:value-type="float" office:value="576219.008264463">
            <text:p>576219.008264463</text:p>
          </table:table-cell>
          <table:table-cell table:formula="of:=( [.C48] - ([.$L$19]*[.B48] +[.$N$19]) )^2" office:value-type="float" office:value="0.000981148850325954">
            <text:p>0.0009811489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500">
            <text:p>500</text:p>
          </table:table-cell>
          <table:table-cell table:formula="of:=VLOOKUP([.$B49];[.$A$7:.$K$17];[.$A49] +1)" office:value-type="float" office:value="11.76">
            <text:p>11.76</text:p>
          </table:table-cell>
          <table:table-cell table:formula="of:=VLOOKUP([.B49];[.$A$7:.$O$17];13)" office:value-type="float" office:value="0.0131656117720877">
            <text:p>0.0131656118</text:p>
          </table:table-cell>
          <table:table-cell table:formula="of:=[.B49] - [.$F$19]" office:value-type="float" office:value="-759.090909090909">
            <text:p>-759.0909090909</text:p>
          </table:table-cell>
          <table:table-cell table:formula="of:=[.E49]*[.C49]" office:value-type="float" office:value="-8926.90909090909">
            <text:p>-8926.9090909091</text:p>
          </table:table-cell>
          <table:table-cell table:formula="of:=[.E49]^2" office:value-type="float" office:value="576219.008264463">
            <text:p>576219.008264463</text:p>
          </table:table-cell>
          <table:table-cell table:formula="of:=( [.C49] - ([.$L$19]*[.B49] +[.$N$19]) )^2" office:value-type="float" office:value="0.0050870125022605">
            <text:p>0.0050870125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500">
            <text:p>500</text:p>
          </table:table-cell>
          <table:table-cell table:formula="of:=VLOOKUP([.$B50];[.$A$7:.$K$17];[.$A50] +1)" office:value-type="float" office:value="11.79">
            <text:p>11.79</text:p>
          </table:table-cell>
          <table:table-cell table:formula="of:=VLOOKUP([.B50];[.$A$7:.$O$17];13)" office:value-type="float" office:value="0.0131656117720877">
            <text:p>0.0131656118</text:p>
          </table:table-cell>
          <table:table-cell table:formula="of:=[.B50] - [.$F$19]" office:value-type="float" office:value="-759.090909090909">
            <text:p>-759.0909090909</text:p>
          </table:table-cell>
          <table:table-cell table:formula="of:=[.E50]*[.C50]" office:value-type="float" office:value="-8949.68181818182">
            <text:p>-8949.6818181818</text:p>
          </table:table-cell>
          <table:table-cell table:formula="of:=[.E50]^2" office:value-type="float" office:value="576219.008264463">
            <text:p>576219.008264463</text:p>
          </table:table-cell>
          <table:table-cell table:formula="of:=( [.C50] - ([.$L$19]*[.B50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750">
            <text:p>750</text:p>
          </table:table-cell>
          <table:table-cell table:formula="of:=VLOOKUP([.$B51];[.$A$7:.$K$17];[.$A51] +1)" office:value-type="float" office:value="17.86">
            <text:p>17.86</text:p>
          </table:table-cell>
          <table:table-cell table:formula="of:=VLOOKUP([.B51];[.$A$7:.$O$17];13)" office:value-type="float" office:value="0.171412433102801">
            <text:p>0.1714124331</text:p>
          </table:table-cell>
          <table:table-cell table:formula="of:=[.B51] - [.$F$19]" office:value-type="float" office:value="-509.090909090909">
            <text:p>-509.0909090909</text:p>
          </table:table-cell>
          <table:table-cell table:formula="of:=[.E51]*[.C51]" office:value-type="float" office:value="-9092.36363636363">
            <text:p>-9092.3636363636</text:p>
          </table:table-cell>
          <table:table-cell table:formula="of:=[.E51]^2" office:value-type="float" office:value="259173.553719008">
            <text:p>259173.553719008</text:p>
          </table:table-cell>
          <table:table-cell table:formula="of:=( [.C51] - ([.$L$19]*[.B51] +[.$N$19]) )^2" office:value-type="float" office:value="0.0151670152175256">
            <text:p>0.0151670152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750">
            <text:p>750</text:p>
          </table:table-cell>
          <table:table-cell table:formula="of:=VLOOKUP([.$B52];[.$A$7:.$K$17];[.$A52] +1)" office:value-type="float" office:value="18.11">
            <text:p>18.11</text:p>
          </table:table-cell>
          <table:table-cell table:formula="of:=VLOOKUP([.B52];[.$A$7:.$O$17];13)" office:value-type="float" office:value="0.171412433102801">
            <text:p>0.1714124331</text:p>
          </table:table-cell>
          <table:table-cell table:formula="of:=[.B52] - [.$F$19]" office:value-type="float" office:value="-509.090909090909">
            <text:p>-509.0909090909</text:p>
          </table:table-cell>
          <table:table-cell table:formula="of:=[.E52]*[.C52]" office:value-type="float" office:value="-9219.63636363636">
            <text:p>-9219.6363636364</text:p>
          </table:table-cell>
          <table:table-cell table:formula="of:=[.E52]^2" office:value-type="float" office:value="259173.553719008">
            <text:p>259173.553719008</text:p>
          </table:table-cell>
          <table:table-cell table:formula="of:=( [.C52] - ([.$L$19]*[.B52] +[.$N$19]) )^2" office:value-type="float" office:value="0.139244233442949">
            <text:p>0.1392442334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750">
            <text:p>750</text:p>
          </table:table-cell>
          <table:table-cell table:formula="of:=VLOOKUP([.$B53];[.$A$7:.$K$17];[.$A53] +1)" office:value-type="float" office:value="17.66">
            <text:p>17.66</text:p>
          </table:table-cell>
          <table:table-cell table:formula="of:=VLOOKUP([.B53];[.$A$7:.$O$17];13)" office:value-type="float" office:value="0.171412433102801">
            <text:p>0.1714124331</text:p>
          </table:table-cell>
          <table:table-cell table:formula="of:=[.B53] - [.$F$19]" office:value-type="float" office:value="-509.090909090909">
            <text:p>-509.0909090909</text:p>
          </table:table-cell>
          <table:table-cell table:formula="of:=[.E53]*[.C53]" office:value-type="float" office:value="-8990.54545454545">
            <text:p>-8990.5454545455</text:p>
          </table:table-cell>
          <table:table-cell table:formula="of:=[.E53]^2" office:value-type="float" office:value="259173.553719008">
            <text:p>259173.553719008</text:p>
          </table:table-cell>
          <table:table-cell table:formula="of:=( [.C53] - ([.$L$19]*[.B53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750">
            <text:p>750</text:p>
          </table:table-cell>
          <table:table-cell table:formula="of:=VLOOKUP([.$B54];[.$A$7:.$K$17];[.$A54] +1)" office:value-type="float" office:value="17.66">
            <text:p>17.66</text:p>
          </table:table-cell>
          <table:table-cell table:formula="of:=VLOOKUP([.B54];[.$A$7:.$O$17];13)" office:value-type="float" office:value="0.171412433102801">
            <text:p>0.1714124331</text:p>
          </table:table-cell>
          <table:table-cell table:formula="of:=[.B54] - [.$F$19]" office:value-type="float" office:value="-509.090909090909">
            <text:p>-509.0909090909</text:p>
          </table:table-cell>
          <table:table-cell table:formula="of:=[.E54]*[.C54]" office:value-type="float" office:value="-8990.54545454545">
            <text:p>-8990.5454545455</text:p>
          </table:table-cell>
          <table:table-cell table:formula="of:=[.E54]^2" office:value-type="float" office:value="259173.553719008">
            <text:p>259173.553719008</text:p>
          </table:table-cell>
          <table:table-cell table:formula="of:=( [.C54] - ([.$L$19]*[.B54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750">
            <text:p>750</text:p>
          </table:table-cell>
          <table:table-cell table:formula="of:=VLOOKUP([.$B55];[.$A$7:.$K$17];[.$A55] +1)" office:value-type="float" office:value="17.67">
            <text:p>17.67</text:p>
          </table:table-cell>
          <table:table-cell table:formula="of:=VLOOKUP([.B55];[.$A$7:.$O$17];13)" office:value-type="float" office:value="0.171412433102801">
            <text:p>0.1714124331</text:p>
          </table:table-cell>
          <table:table-cell table:formula="of:=[.B55] - [.$F$19]" office:value-type="float" office:value="-509.090909090909">
            <text:p>-509.0909090909</text:p>
          </table:table-cell>
          <table:table-cell table:formula="of:=[.E55]*[.C55]" office:value-type="float" office:value="-8995.63636363636">
            <text:p>-8995.6363636364</text:p>
          </table:table-cell>
          <table:table-cell table:formula="of:=[.E55]^2" office:value-type="float" office:value="259173.553719008">
            <text:p>259173.553719008</text:p>
          </table:table-cell>
          <table:table-cell table:formula="of:=( [.C55] - ([.$L$19]*[.B55] +[.$N$19]) )^2" office:value-type="float" office:value="0.00446832936620361">
            <text:p>0.0044683294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750">
            <text:p>750</text:p>
          </table:table-cell>
          <table:table-cell table:formula="of:=VLOOKUP([.$B56];[.$A$7:.$K$17];[.$A56] +1)" office:value-type="float" office:value="17.66">
            <text:p>17.66</text:p>
          </table:table-cell>
          <table:table-cell table:formula="of:=VLOOKUP([.B56];[.$A$7:.$O$17];13)" office:value-type="float" office:value="0.171412433102801">
            <text:p>0.1714124331</text:p>
          </table:table-cell>
          <table:table-cell table:formula="of:=[.B56] - [.$F$19]" office:value-type="float" office:value="-509.090909090909">
            <text:p>-509.0909090909</text:p>
          </table:table-cell>
          <table:table-cell table:formula="of:=[.E56]*[.C56]" office:value-type="float" office:value="-8990.54545454545">
            <text:p>-8990.5454545455</text:p>
          </table:table-cell>
          <table:table-cell table:formula="of:=[.E56]^2" office:value-type="float" office:value="259173.553719008">
            <text:p>259173.553719008</text:p>
          </table:table-cell>
          <table:table-cell table:formula="of:=( [.C56] - ([.$L$19]*[.B56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750">
            <text:p>750</text:p>
          </table:table-cell>
          <table:table-cell table:formula="of:=VLOOKUP([.$B57];[.$A$7:.$K$17];[.$A57] +1)" office:value-type="float" office:value="17.66">
            <text:p>17.66</text:p>
          </table:table-cell>
          <table:table-cell table:formula="of:=VLOOKUP([.B57];[.$A$7:.$O$17];13)" office:value-type="float" office:value="0.171412433102801">
            <text:p>0.1714124331</text:p>
          </table:table-cell>
          <table:table-cell table:formula="of:=[.B57] - [.$F$19]" office:value-type="float" office:value="-509.090909090909">
            <text:p>-509.0909090909</text:p>
          </table:table-cell>
          <table:table-cell table:formula="of:=[.E57]*[.C57]" office:value-type="float" office:value="-8990.54545454545">
            <text:p>-8990.5454545455</text:p>
          </table:table-cell>
          <table:table-cell table:formula="of:=[.E57]^2" office:value-type="float" office:value="259173.553719008">
            <text:p>259173.553719008</text:p>
          </table:table-cell>
          <table:table-cell table:formula="of:=( [.C57] - ([.$L$19]*[.B57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750">
            <text:p>750</text:p>
          </table:table-cell>
          <table:table-cell table:formula="of:=VLOOKUP([.$B58];[.$A$7:.$K$17];[.$A58] +1)" office:value-type="float" office:value="18.02">
            <text:p>18.02</text:p>
          </table:table-cell>
          <table:table-cell table:formula="of:=VLOOKUP([.B58];[.$A$7:.$O$17];13)" office:value-type="float" office:value="0.171412433102801">
            <text:p>0.1714124331</text:p>
          </table:table-cell>
          <table:table-cell table:formula="of:=[.B58] - [.$F$19]" office:value-type="float" office:value="-509.090909090909">
            <text:p>-509.0909090909</text:p>
          </table:table-cell>
          <table:table-cell table:formula="of:=[.E58]*[.C58]" office:value-type="float" office:value="-9173.81818181818">
            <text:p>-9173.8181818182</text:p>
          </table:table-cell>
          <table:table-cell table:formula="of:=[.E58]^2" office:value-type="float" office:value="259173.553719008">
            <text:p>259173.553719008</text:p>
          </table:table-cell>
          <table:table-cell table:formula="of:=( [.C58] - ([.$L$19]*[.B58] +[.$N$19]) )^2" office:value-type="float" office:value="0.0801764348817966">
            <text:p>0.0801764349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750">
            <text:p>750</text:p>
          </table:table-cell>
          <table:table-cell table:formula="of:=VLOOKUP([.$B59];[.$A$7:.$K$17];[.$A59] +1)" office:value-type="float" office:value="17.68">
            <text:p>17.68</text:p>
          </table:table-cell>
          <table:table-cell table:formula="of:=VLOOKUP([.B59];[.$A$7:.$O$17];13)" office:value-type="float" office:value="0.171412433102801">
            <text:p>0.1714124331</text:p>
          </table:table-cell>
          <table:table-cell table:formula="of:=[.B59] - [.$F$19]" office:value-type="float" office:value="-509.090909090909">
            <text:p>-509.0909090909</text:p>
          </table:table-cell>
          <table:table-cell table:formula="of:=[.E59]*[.C59]" office:value-type="float" office:value="-9000.72727272727">
            <text:p>-9000.7272727273</text:p>
          </table:table-cell>
          <table:table-cell table:formula="of:=[.E59]^2" office:value-type="float" office:value="259173.553719008">
            <text:p>259173.553719008</text:p>
          </table:table-cell>
          <table:table-cell table:formula="of:=( [.C59] - ([.$L$19]*[.B59] +[.$N$19]) )^2" office:value-type="float" office:value="0.00323141809522081">
            <text:p>0.0032314181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750">
            <text:p>750</text:p>
          </table:table-cell>
          <table:table-cell table:formula="of:=VLOOKUP([.$B60];[.$A$7:.$K$17];[.$A60] +1)" office:value-type="float" office:value="17.66">
            <text:p>17.66</text:p>
          </table:table-cell>
          <table:table-cell table:formula="of:=VLOOKUP([.B60];[.$A$7:.$O$17];13)" office:value-type="float" office:value="0.171412433102801">
            <text:p>0.1714124331</text:p>
          </table:table-cell>
          <table:table-cell table:formula="of:=[.B60] - [.$F$19]" office:value-type="float" office:value="-509.090909090909">
            <text:p>-509.0909090909</text:p>
          </table:table-cell>
          <table:table-cell table:formula="of:=[.E60]*[.C60]" office:value-type="float" office:value="-8990.54545454545">
            <text:p>-8990.5454545455</text:p>
          </table:table-cell>
          <table:table-cell table:formula="of:=[.E60]^2" office:value-type="float" office:value="259173.553719008">
            <text:p>259173.553719008</text:p>
          </table:table-cell>
          <table:table-cell table:formula="of:=( [.C60] - ([.$L$19]*[.B60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000">
            <text:p>1000</text:p>
          </table:table-cell>
          <table:table-cell table:formula="of:=VLOOKUP([.$B61];[.$A$7:.$K$17];[.$A61] +1)" office:value-type="float" office:value="23.58">
            <text:p>23.58</text:p>
          </table:table-cell>
          <table:table-cell table:formula="of:=VLOOKUP([.B61];[.$A$7:.$O$17];13)" office:value-type="float" office:value="0.0168654808542317">
            <text:p>0.0168654809</text:p>
          </table:table-cell>
          <table:table-cell table:formula="of:=[.B61] - [.$F$19]" office:value-type="float" office:value="-259.090909090909">
            <text:p>-259.0909090909</text:p>
          </table:table-cell>
          <table:table-cell table:formula="of:=[.E61]*[.C61]" office:value-type="float" office:value="-6109.36363636363">
            <text:p>-6109.3636363636</text:p>
          </table:table-cell>
          <table:table-cell table:formula="of:=[.E61]^2" office:value-type="float" office:value="67128.0991735537">
            <text:p>67128.0991735537</text:p>
          </table:table-cell>
          <table:table-cell table:formula="of:=( [.C61] - ([.$L$19]*[.B61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000">
            <text:p>1000</text:p>
          </table:table-cell>
          <table:table-cell table:formula="of:=VLOOKUP([.$B62];[.$A$7:.$K$17];[.$A62] +1)" office:value-type="float" office:value="23.58">
            <text:p>23.58</text:p>
          </table:table-cell>
          <table:table-cell table:formula="of:=VLOOKUP([.B62];[.$A$7:.$O$17];13)" office:value-type="float" office:value="0.0168654808542317">
            <text:p>0.0168654809</text:p>
          </table:table-cell>
          <table:table-cell table:formula="of:=[.B62] - [.$F$19]" office:value-type="float" office:value="-259.090909090909">
            <text:p>-259.0909090909</text:p>
          </table:table-cell>
          <table:table-cell table:formula="of:=[.E62]*[.C62]" office:value-type="float" office:value="-6109.36363636363">
            <text:p>-6109.3636363636</text:p>
          </table:table-cell>
          <table:table-cell table:formula="of:=[.E62]^2" office:value-type="float" office:value="67128.0991735537">
            <text:p>67128.0991735537</text:p>
          </table:table-cell>
          <table:table-cell table:formula="of:=( [.C62] - ([.$L$19]*[.B62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000">
            <text:p>1000</text:p>
          </table:table-cell>
          <table:table-cell table:formula="of:=VLOOKUP([.$B63];[.$A$7:.$K$17];[.$A63] +1)" office:value-type="float" office:value="23.58">
            <text:p>23.58</text:p>
          </table:table-cell>
          <table:table-cell table:formula="of:=VLOOKUP([.B63];[.$A$7:.$O$17];13)" office:value-type="float" office:value="0.0168654808542317">
            <text:p>0.0168654809</text:p>
          </table:table-cell>
          <table:table-cell table:formula="of:=[.B63] - [.$F$19]" office:value-type="float" office:value="-259.090909090909">
            <text:p>-259.0909090909</text:p>
          </table:table-cell>
          <table:table-cell table:formula="of:=[.E63]*[.C63]" office:value-type="float" office:value="-6109.36363636363">
            <text:p>-6109.3636363636</text:p>
          </table:table-cell>
          <table:table-cell table:formula="of:=[.E63]^2" office:value-type="float" office:value="67128.0991735537">
            <text:p>67128.0991735537</text:p>
          </table:table-cell>
          <table:table-cell table:formula="of:=( [.C63] - ([.$L$19]*[.B63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000">
            <text:p>1000</text:p>
          </table:table-cell>
          <table:table-cell table:formula="of:=VLOOKUP([.$B64];[.$A$7:.$K$17];[.$A64] +1)" office:value-type="float" office:value="23.54">
            <text:p>23.54</text:p>
          </table:table-cell>
          <table:table-cell table:formula="of:=VLOOKUP([.B64];[.$A$7:.$O$17];13)" office:value-type="float" office:value="0.0168654808542317">
            <text:p>0.0168654809</text:p>
          </table:table-cell>
          <table:table-cell table:formula="of:=[.B64] - [.$F$19]" office:value-type="float" office:value="-259.090909090909">
            <text:p>-259.0909090909</text:p>
          </table:table-cell>
          <table:table-cell table:formula="of:=[.E64]*[.C64]" office:value-type="float" office:value="-6099">
            <text:p>-6099</text:p>
          </table:table-cell>
          <table:table-cell table:formula="of:=[.E64]^2" office:value-type="float" office:value="67128.0991735537">
            <text:p>67128.0991735537</text:p>
          </table:table-cell>
          <table:table-cell table:formula="of:=( [.C64] - ([.$L$19]*[.B64] +[.$N$19]) )^2" office:value-type="float" office:value="0.0104791729155959">
            <text:p>0.0104791729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000">
            <text:p>1000</text:p>
          </table:table-cell>
          <table:table-cell table:formula="of:=VLOOKUP([.$B65];[.$A$7:.$K$17];[.$A65] +1)" office:value-type="float" office:value="23.56">
            <text:p>23.56</text:p>
          </table:table-cell>
          <table:table-cell table:formula="of:=VLOOKUP([.B65];[.$A$7:.$O$17];13)" office:value-type="float" office:value="0.0168654808542317">
            <text:p>0.0168654809</text:p>
          </table:table-cell>
          <table:table-cell table:formula="of:=[.B65] - [.$F$19]" office:value-type="float" office:value="-259.090909090909">
            <text:p>-259.0909090909</text:p>
          </table:table-cell>
          <table:table-cell table:formula="of:=[.E65]*[.C65]" office:value-type="float" office:value="-6104.18181818182">
            <text:p>-6104.1818181818</text:p>
          </table:table-cell>
          <table:table-cell table:formula="of:=[.E65]^2" office:value-type="float" office:value="67128.0991735537">
            <text:p>67128.0991735537</text:p>
          </table:table-cell>
          <table:table-cell table:formula="of:=( [.C65] - ([.$L$19]*[.B65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000">
            <text:p>1000</text:p>
          </table:table-cell>
          <table:table-cell table:formula="of:=VLOOKUP([.$B66];[.$A$7:.$K$17];[.$A66] +1)" office:value-type="float" office:value="23.58">
            <text:p>23.58</text:p>
          </table:table-cell>
          <table:table-cell table:formula="of:=VLOOKUP([.B66];[.$A$7:.$O$17];13)" office:value-type="float" office:value="0.0168654808542317">
            <text:p>0.0168654809</text:p>
          </table:table-cell>
          <table:table-cell table:formula="of:=[.B66] - [.$F$19]" office:value-type="float" office:value="-259.090909090909">
            <text:p>-259.0909090909</text:p>
          </table:table-cell>
          <table:table-cell table:formula="of:=[.E66]*[.C66]" office:value-type="float" office:value="-6109.36363636363">
            <text:p>-6109.3636363636</text:p>
          </table:table-cell>
          <table:table-cell table:formula="of:=[.E66]^2" office:value-type="float" office:value="67128.0991735537">
            <text:p>67128.0991735537</text:p>
          </table:table-cell>
          <table:table-cell table:formula="of:=( [.C66] - ([.$L$19]*[.B66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000">
            <text:p>1000</text:p>
          </table:table-cell>
          <table:table-cell table:formula="of:=VLOOKUP([.$B67];[.$A$7:.$K$17];[.$A67] +1)" office:value-type="float" office:value="23.56">
            <text:p>23.56</text:p>
          </table:table-cell>
          <table:table-cell table:formula="of:=VLOOKUP([.B67];[.$A$7:.$O$17];13)" office:value-type="float" office:value="0.0168654808542317">
            <text:p>0.0168654809</text:p>
          </table:table-cell>
          <table:table-cell table:formula="of:=[.B67] - [.$F$19]" office:value-type="float" office:value="-259.090909090909">
            <text:p>-259.0909090909</text:p>
          </table:table-cell>
          <table:table-cell table:formula="of:=[.E67]*[.C67]" office:value-type="float" office:value="-6104.18181818182">
            <text:p>-6104.1818181818</text:p>
          </table:table-cell>
          <table:table-cell table:formula="of:=[.E67]^2" office:value-type="float" office:value="67128.0991735537">
            <text:p>67128.0991735537</text:p>
          </table:table-cell>
          <table:table-cell table:formula="of:=( [.C67] - ([.$L$19]*[.B67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000">
            <text:p>1000</text:p>
          </table:table-cell>
          <table:table-cell table:formula="of:=VLOOKUP([.$B68];[.$A$7:.$K$17];[.$A68] +1)" office:value-type="float" office:value="23.56">
            <text:p>23.56</text:p>
          </table:table-cell>
          <table:table-cell table:formula="of:=VLOOKUP([.B68];[.$A$7:.$O$17];13)" office:value-type="float" office:value="0.0168654808542317">
            <text:p>0.0168654809</text:p>
          </table:table-cell>
          <table:table-cell table:formula="of:=[.B68] - [.$F$19]" office:value-type="float" office:value="-259.090909090909">
            <text:p>-259.0909090909</text:p>
          </table:table-cell>
          <table:table-cell table:formula="of:=[.E68]*[.C68]" office:value-type="float" office:value="-6104.18181818182">
            <text:p>-6104.1818181818</text:p>
          </table:table-cell>
          <table:table-cell table:formula="of:=[.E68]^2" office:value-type="float" office:value="67128.0991735537">
            <text:p>67128.0991735537</text:p>
          </table:table-cell>
          <table:table-cell table:formula="of:=( [.C68] - ([.$L$19]*[.B68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000">
            <text:p>1000</text:p>
          </table:table-cell>
          <table:table-cell table:formula="of:=VLOOKUP([.$B69];[.$A$7:.$K$17];[.$A69] +1)" office:value-type="float" office:value="23.6">
            <text:p>23.6</text:p>
          </table:table-cell>
          <table:table-cell table:formula="of:=VLOOKUP([.B69];[.$A$7:.$O$17];13)" office:value-type="float" office:value="0.0168654808542317">
            <text:p>0.0168654809</text:p>
          </table:table-cell>
          <table:table-cell table:formula="of:=[.B69] - [.$F$19]" office:value-type="float" office:value="-259.090909090909">
            <text:p>-259.0909090909</text:p>
          </table:table-cell>
          <table:table-cell table:formula="of:=[.E69]*[.C69]" office:value-type="float" office:value="-6114.54545454545">
            <text:p>-6114.5454545455</text:p>
          </table:table-cell>
          <table:table-cell table:formula="of:=[.E69]^2" office:value-type="float" office:value="67128.0991735537">
            <text:p>67128.0991735537</text:p>
          </table:table-cell>
          <table:table-cell table:formula="of:=( [.C69] - ([.$L$19]*[.B69] +[.$N$19]) )^2" office:value-type="float" office:value="0.00179503314170103">
            <text:p>0.0017950331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000">
            <text:p>1000</text:p>
          </table:table-cell>
          <table:table-cell table:formula="of:=VLOOKUP([.$B70];[.$A$7:.$K$17];[.$A70] +1)" office:value-type="float" office:value="23.58">
            <text:p>23.58</text:p>
          </table:table-cell>
          <table:table-cell table:formula="of:=VLOOKUP([.B70];[.$A$7:.$O$17];13)" office:value-type="float" office:value="0.0168654808542317">
            <text:p>0.0168654809</text:p>
          </table:table-cell>
          <table:table-cell table:formula="of:=[.B70] - [.$F$19]" office:value-type="float" office:value="-259.090909090909">
            <text:p>-259.0909090909</text:p>
          </table:table-cell>
          <table:table-cell table:formula="of:=[.E70]*[.C70]" office:value-type="float" office:value="-6109.36363636363">
            <text:p>-6109.3636363636</text:p>
          </table:table-cell>
          <table:table-cell table:formula="of:=[.E70]^2" office:value-type="float" office:value="67128.0991735537">
            <text:p>67128.0991735537</text:p>
          </table:table-cell>
          <table:table-cell table:formula="of:=( [.C70] - ([.$L$19]*[.B70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250">
            <text:p>1250</text:p>
          </table:table-cell>
          <table:table-cell table:formula="of:=VLOOKUP([.$B71];[.$A$7:.$K$17];[.$A71] +1)" office:value-type="float" office:value="29.47">
            <text:p>29.47</text:p>
          </table:table-cell>
          <table:table-cell table:formula="of:=VLOOKUP([.B71];[.$A$7:.$O$17];13)" office:value-type="float" office:value="0.0254077853335459">
            <text:p>0.0254077853</text:p>
          </table:table-cell>
          <table:table-cell table:formula="of:=[.B71] - [.$F$19]" office:value-type="float" office:value="-9.09090909090901">
            <text:p>-9.0909090909</text:p>
          </table:table-cell>
          <table:table-cell table:formula="of:=[.E71]*[.C71]" office:value-type="float" office:value="-267.909090909088">
            <text:p>-267.9090909091</text:p>
          </table:table-cell>
          <table:table-cell table:formula="of:=[.E71]^2" office:value-type="float" office:value="82.6446280991721">
            <text:p>82.6446280992</text:p>
          </table:table-cell>
          <table:table-cell table:formula="of:=( [.C71] - ([.$L$19]*[.B71] +[.$N$19]) )^2" office:value-type="float" office:value="0.00606686757661178">
            <text:p>0.0060668676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250">
            <text:p>1250</text:p>
          </table:table-cell>
          <table:table-cell table:formula="of:=VLOOKUP([.$B72];[.$A$7:.$K$17];[.$A72] +1)" office:value-type="float" office:value="29.47">
            <text:p>29.47</text:p>
          </table:table-cell>
          <table:table-cell table:formula="of:=VLOOKUP([.B72];[.$A$7:.$O$17];13)" office:value-type="float" office:value="0.0254077853335459">
            <text:p>0.0254077853</text:p>
          </table:table-cell>
          <table:table-cell table:formula="of:=[.B72] - [.$F$19]" office:value-type="float" office:value="-9.09090909090901">
            <text:p>-9.0909090909</text:p>
          </table:table-cell>
          <table:table-cell table:formula="of:=[.E72]*[.C72]" office:value-type="float" office:value="-267.909090909088">
            <text:p>-267.9090909091</text:p>
          </table:table-cell>
          <table:table-cell table:formula="of:=[.E72]^2" office:value-type="float" office:value="82.6446280991721">
            <text:p>82.6446280992</text:p>
          </table:table-cell>
          <table:table-cell table:formula="of:=( [.C72] - ([.$L$19]*[.B72] +[.$N$19]) )^2" office:value-type="float" office:value="0.00606686757661178">
            <text:p>0.0060668676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250">
            <text:p>1250</text:p>
          </table:table-cell>
          <table:table-cell table:formula="of:=VLOOKUP([.$B73];[.$A$7:.$K$17];[.$A73] +1)" office:value-type="float" office:value="29.48">
            <text:p>29.48</text:p>
          </table:table-cell>
          <table:table-cell table:formula="of:=VLOOKUP([.B73];[.$A$7:.$O$17];13)" office:value-type="float" office:value="0.0254077853335459">
            <text:p>0.0254077853</text:p>
          </table:table-cell>
          <table:table-cell table:formula="of:=[.B73] - [.$F$19]" office:value-type="float" office:value="-9.09090909090901">
            <text:p>-9.0909090909</text:p>
          </table:table-cell>
          <table:table-cell table:formula="of:=[.E73]*[.C73]" office:value-type="float" office:value="-267.999999999998">
            <text:p>-268</text:p>
          </table:table-cell>
          <table:table-cell table:formula="of:=[.E73]^2" office:value-type="float" office:value="82.6446280991721">
            <text:p>82.6446280992</text:p>
          </table:table-cell>
          <table:table-cell table:formula="of:=( [.C73] - ([.$L$19]*[.B73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250">
            <text:p>1250</text:p>
          </table:table-cell>
          <table:table-cell table:formula="of:=VLOOKUP([.$B74];[.$A$7:.$K$17];[.$A74] +1)" office:value-type="float" office:value="29.48">
            <text:p>29.48</text:p>
          </table:table-cell>
          <table:table-cell table:formula="of:=VLOOKUP([.B74];[.$A$7:.$O$17];13)" office:value-type="float" office:value="0.0254077853335459">
            <text:p>0.0254077853</text:p>
          </table:table-cell>
          <table:table-cell table:formula="of:=[.B74] - [.$F$19]" office:value-type="float" office:value="-9.09090909090901">
            <text:p>-9.0909090909</text:p>
          </table:table-cell>
          <table:table-cell table:formula="of:=[.E74]*[.C74]" office:value-type="float" office:value="-267.999999999998">
            <text:p>-268</text:p>
          </table:table-cell>
          <table:table-cell table:formula="of:=[.E74]^2" office:value-type="float" office:value="82.6446280991721">
            <text:p>82.6446280992</text:p>
          </table:table-cell>
          <table:table-cell table:formula="of:=( [.C74] - ([.$L$19]*[.B74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250">
            <text:p>1250</text:p>
          </table:table-cell>
          <table:table-cell table:formula="of:=VLOOKUP([.$B75];[.$A$7:.$K$17];[.$A75] +1)" office:value-type="float" office:value="29.54">
            <text:p>29.54</text:p>
          </table:table-cell>
          <table:table-cell table:formula="of:=VLOOKUP([.B75];[.$A$7:.$O$17];13)" office:value-type="float" office:value="0.0254077853335459">
            <text:p>0.0254077853</text:p>
          </table:table-cell>
          <table:table-cell table:formula="of:=[.B75] - [.$F$19]" office:value-type="float" office:value="-9.09090909090901">
            <text:p>-9.0909090909</text:p>
          </table:table-cell>
          <table:table-cell table:formula="of:=[.E75]*[.C75]" office:value-type="float" office:value="-268.545454545452">
            <text:p>-268.5454545455</text:p>
          </table:table-cell>
          <table:table-cell table:formula="of:=[.E75]^2" office:value-type="float" office:value="82.6446280991721">
            <text:p>82.6446280992</text:p>
          </table:table-cell>
          <table:table-cell table:formula="of:=( [.C75] - ([.$L$19]*[.B75] +[.$N$19]) )^2" office:value-type="float" office:value="0.0000622536677385738">
            <text:p>6.22536677385738E-005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250">
            <text:p>1250</text:p>
          </table:table-cell>
          <table:table-cell table:formula="of:=VLOOKUP([.$B76];[.$A$7:.$K$17];[.$A76] +1)" office:value-type="float" office:value="29.48">
            <text:p>29.48</text:p>
          </table:table-cell>
          <table:table-cell table:formula="of:=VLOOKUP([.B76];[.$A$7:.$O$17];13)" office:value-type="float" office:value="0.0254077853335459">
            <text:p>0.0254077853</text:p>
          </table:table-cell>
          <table:table-cell table:formula="of:=[.B76] - [.$F$19]" office:value-type="float" office:value="-9.09090909090901">
            <text:p>-9.0909090909</text:p>
          </table:table-cell>
          <table:table-cell table:formula="of:=[.E76]*[.C76]" office:value-type="float" office:value="-267.999999999998">
            <text:p>-268</text:p>
          </table:table-cell>
          <table:table-cell table:formula="of:=[.E76]^2" office:value-type="float" office:value="82.6446280991721">
            <text:p>82.6446280992</text:p>
          </table:table-cell>
          <table:table-cell table:formula="of:=( [.C76] - ([.$L$19]*[.B76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250">
            <text:p>1250</text:p>
          </table:table-cell>
          <table:table-cell table:formula="of:=VLOOKUP([.$B77];[.$A$7:.$K$17];[.$A77] +1)" office:value-type="float" office:value="29.5">
            <text:p>29.5</text:p>
          </table:table-cell>
          <table:table-cell table:formula="of:=VLOOKUP([.B77];[.$A$7:.$O$17];13)" office:value-type="float" office:value="0.0254077853335459">
            <text:p>0.0254077853</text:p>
          </table:table-cell>
          <table:table-cell table:formula="of:=[.B77] - [.$F$19]" office:value-type="float" office:value="-9.09090909090901">
            <text:p>-9.0909090909</text:p>
          </table:table-cell>
          <table:table-cell table:formula="of:=[.E77]*[.C77]" office:value-type="float" office:value="-268.181818181816">
            <text:p>-268.1818181818</text:p>
          </table:table-cell>
          <table:table-cell table:formula="of:=[.E77]^2" office:value-type="float" office:value="82.6446280991721">
            <text:p>82.6446280992</text:p>
          </table:table-cell>
          <table:table-cell table:formula="of:=( [.C77] - ([.$L$19]*[.B77] +[.$N$19]) )^2" office:value-type="float" office:value="0.00229346161566601">
            <text:p>0.0022934616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250">
            <text:p>1250</text:p>
          </table:table-cell>
          <table:table-cell table:formula="of:=VLOOKUP([.$B78];[.$A$7:.$K$17];[.$A78] +1)" office:value-type="float" office:value="29.46">
            <text:p>29.46</text:p>
          </table:table-cell>
          <table:table-cell table:formula="of:=VLOOKUP([.B78];[.$A$7:.$O$17];13)" office:value-type="float" office:value="0.0254077853335459">
            <text:p>0.0254077853</text:p>
          </table:table-cell>
          <table:table-cell table:formula="of:=[.B78] - [.$F$19]" office:value-type="float" office:value="-9.09090909090901">
            <text:p>-9.0909090909</text:p>
          </table:table-cell>
          <table:table-cell table:formula="of:=[.E78]*[.C78]" office:value-type="float" office:value="-267.818181818179">
            <text:p>-267.8181818182</text:p>
          </table:table-cell>
          <table:table-cell table:formula="of:=[.E78]^2" office:value-type="float" office:value="82.6446280991721">
            <text:p>82.6446280992</text:p>
          </table:table-cell>
          <table:table-cell table:formula="of:=( [.C78] - ([.$L$19]*[.B78] +[.$N$19]) )^2" office:value-type="float" office:value="0.00772466956359332">
            <text:p>0.0077246696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250">
            <text:p>1250</text:p>
          </table:table-cell>
          <table:table-cell table:formula="of:=VLOOKUP([.$B79];[.$A$7:.$K$17];[.$A79] +1)" office:value-type="float" office:value="29.45">
            <text:p>29.45</text:p>
          </table:table-cell>
          <table:table-cell table:formula="of:=VLOOKUP([.B79];[.$A$7:.$O$17];13)" office:value-type="float" office:value="0.0254077853335459">
            <text:p>0.0254077853</text:p>
          </table:table-cell>
          <table:table-cell table:formula="of:=[.B79] - [.$F$19]" office:value-type="float" office:value="-9.09090909090901">
            <text:p>-9.0909090909</text:p>
          </table:table-cell>
          <table:table-cell table:formula="of:=[.E79]*[.C79]" office:value-type="float" office:value="-267.72727272727">
            <text:p>-267.7272727273</text:p>
          </table:table-cell>
          <table:table-cell table:formula="of:=[.E79]^2" office:value-type="float" office:value="82.6446280991721">
            <text:p>82.6446280992</text:p>
          </table:table-cell>
          <table:table-cell table:formula="of:=( [.C79] - ([.$L$19]*[.B79] +[.$N$19]) )^2" office:value-type="float" office:value="0.00958247155057547">
            <text:p>0.0095824716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250">
            <text:p>1250</text:p>
          </table:table-cell>
          <table:table-cell table:formula="of:=VLOOKUP([.$B80];[.$A$7:.$K$17];[.$A80] +1)" office:value-type="float" office:value="29.5">
            <text:p>29.5</text:p>
          </table:table-cell>
          <table:table-cell table:formula="of:=VLOOKUP([.B80];[.$A$7:.$O$17];13)" office:value-type="float" office:value="0.0254077853335459">
            <text:p>0.0254077853</text:p>
          </table:table-cell>
          <table:table-cell table:formula="of:=[.B80] - [.$F$19]" office:value-type="float" office:value="-9.09090909090901">
            <text:p>-9.0909090909</text:p>
          </table:table-cell>
          <table:table-cell table:formula="of:=[.E80]*[.C80]" office:value-type="float" office:value="-268.181818181816">
            <text:p>-268.1818181818</text:p>
          </table:table-cell>
          <table:table-cell table:formula="of:=[.E80]^2" office:value-type="float" office:value="82.6446280991721">
            <text:p>82.6446280992</text:p>
          </table:table-cell>
          <table:table-cell table:formula="of:=( [.C80] - ([.$L$19]*[.B80] +[.$N$19]) )^2" office:value-type="float" office:value="0.00229346161566601">
            <text:p>0.0022934616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1500">
            <text:p>1500</text:p>
          </table:table-cell>
          <table:table-cell table:formula="of:=VLOOKUP([.$B81];[.$A$7:.$K$17];[.$A81] +1)" office:value-type="float" office:value="35.4">
            <text:p>35.4</text:p>
          </table:table-cell>
          <table:table-cell table:formula="of:=VLOOKUP([.B81];[.$A$7:.$O$17];13)" office:value-type="float" office:value="0.0392286743197999">
            <text:p>0.0392286743</text:p>
          </table:table-cell>
          <table:table-cell table:formula="of:=[.B81] - [.$F$19]" office:value-type="float" office:value="240.909090909091">
            <text:p>240.9090909091</text:p>
          </table:table-cell>
          <table:table-cell table:formula="of:=[.E81]*[.C81]" office:value-type="float" office:value="8528.18181818182">
            <text:p>8528.1818181818</text:p>
          </table:table-cell>
          <table:table-cell table:formula="of:=[.E81]^2" office:value-type="float" office:value="58037.1900826447">
            <text:p>58037.1900826447</text:p>
          </table:table-cell>
          <table:table-cell table:formula="of:=( [.C81] - ([.$L$19]*[.B81] +[.$N$19]) )^2" office:value-type="float" office:value="0.00285288097514915">
            <text:p>0.002852881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1500">
            <text:p>1500</text:p>
          </table:table-cell>
          <table:table-cell table:formula="of:=VLOOKUP([.$B82];[.$A$7:.$K$17];[.$A82] +1)" office:value-type="float" office:value="35.39">
            <text:p>35.39</text:p>
          </table:table-cell>
          <table:table-cell table:formula="of:=VLOOKUP([.B82];[.$A$7:.$O$17];13)" office:value-type="float" office:value="0.0392286743197999">
            <text:p>0.0392286743</text:p>
          </table:table-cell>
          <table:table-cell table:formula="of:=[.B82] - [.$F$19]" office:value-type="float" office:value="240.909090909091">
            <text:p>240.9090909091</text:p>
          </table:table-cell>
          <table:table-cell table:formula="of:=[.E82]*[.C82]" office:value-type="float" office:value="8525.77272727273">
            <text:p>8525.7727272727</text:p>
          </table:table-cell>
          <table:table-cell table:formula="of:=[.E82]^2" office:value-type="float" office:value="58037.1900826447">
            <text:p>58037.1900826447</text:p>
          </table:table-cell>
          <table:table-cell table:formula="of:=( [.C82] - ([.$L$19]*[.B82] +[.$N$19]) )^2" office:value-type="float" office:value="0.00402112832013023">
            <text:p>0.0040211283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1500">
            <text:p>1500</text:p>
          </table:table-cell>
          <table:table-cell table:formula="of:=VLOOKUP([.$B83];[.$A$7:.$K$17];[.$A83] +1)" office:value-type="float" office:value="35.44">
            <text:p>35.44</text:p>
          </table:table-cell>
          <table:table-cell table:formula="of:=VLOOKUP([.B83];[.$A$7:.$O$17];13)" office:value-type="float" office:value="0.0392286743197999">
            <text:p>0.0392286743</text:p>
          </table:table-cell>
          <table:table-cell table:formula="of:=[.B83] - [.$F$19]" office:value-type="float" office:value="240.909090909091">
            <text:p>240.9090909091</text:p>
          </table:table-cell>
          <table:table-cell table:formula="of:=[.E83]*[.C83]" office:value-type="float" office:value="8537.81818181818">
            <text:p>8537.8181818182</text:p>
          </table:table-cell>
          <table:table-cell table:formula="of:=[.E83]^2" office:value-type="float" office:value="58037.1900826447">
            <text:p>58037.1900826447</text:p>
          </table:table-cell>
          <table:table-cell table:formula="of:=( [.C83] - ([.$L$19]*[.B83] +[.$N$19]) )^2" office:value-type="float" office:value="0.000179891595223855">
            <text:p>0.0001798916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1500">
            <text:p>1500</text:p>
          </table:table-cell>
          <table:table-cell table:formula="of:=VLOOKUP([.$B84];[.$A$7:.$K$17];[.$A84] +1)" office:value-type="float" office:value="35.46">
            <text:p>35.46</text:p>
          </table:table-cell>
          <table:table-cell table:formula="of:=VLOOKUP([.B84];[.$A$7:.$O$17];13)" office:value-type="float" office:value="0.0392286743197999">
            <text:p>0.0392286743</text:p>
          </table:table-cell>
          <table:table-cell table:formula="of:=[.B84] - [.$F$19]" office:value-type="float" office:value="240.909090909091">
            <text:p>240.9090909091</text:p>
          </table:table-cell>
          <table:table-cell table:formula="of:=[.E84]*[.C84]" office:value-type="float" office:value="8542.63636363637">
            <text:p>8542.6363636364</text:p>
          </table:table-cell>
          <table:table-cell table:formula="of:=[.E84]^2" office:value-type="float" office:value="58037.1900826447">
            <text:p>58037.1900826447</text:p>
          </table:table-cell>
          <table:table-cell table:formula="of:=( [.C84] - ([.$L$19]*[.B84] +[.$N$19]) )^2" office:value-type="float" office:value="0.0000433969052612016">
            <text:p>4.33969052612016E-005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1500">
            <text:p>1500</text:p>
          </table:table-cell>
          <table:table-cell table:formula="of:=VLOOKUP([.$B85];[.$A$7:.$K$17];[.$A85] +1)" office:value-type="float" office:value="35.41">
            <text:p>35.41</text:p>
          </table:table-cell>
          <table:table-cell table:formula="of:=VLOOKUP([.B85];[.$A$7:.$O$17];13)" office:value-type="float" office:value="0.0392286743197999">
            <text:p>0.0392286743</text:p>
          </table:table-cell>
          <table:table-cell table:formula="of:=[.B85] - [.$F$19]" office:value-type="float" office:value="240.909090909091">
            <text:p>240.9090909091</text:p>
          </table:table-cell>
          <table:table-cell table:formula="of:=[.E85]*[.C85]" office:value-type="float" office:value="8530.59090909091">
            <text:p>8530.5909090909</text:p>
          </table:table-cell>
          <table:table-cell table:formula="of:=[.E85]^2" office:value-type="float" office:value="58037.1900826447">
            <text:p>58037.1900826447</text:p>
          </table:table-cell>
          <table:table-cell table:formula="of:=( [.C85] - ([.$L$19]*[.B85] +[.$N$19]) )^2" office:value-type="float" office:value="0.00188463363016799">
            <text:p>0.0018846336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1500">
            <text:p>1500</text:p>
          </table:table-cell>
          <table:table-cell table:formula="of:=VLOOKUP([.$B86];[.$A$7:.$K$17];[.$A86] +1)" office:value-type="float" office:value="35.44">
            <text:p>35.44</text:p>
          </table:table-cell>
          <table:table-cell table:formula="of:=VLOOKUP([.B86];[.$A$7:.$O$17];13)" office:value-type="float" office:value="0.0392286743197999">
            <text:p>0.0392286743</text:p>
          </table:table-cell>
          <table:table-cell table:formula="of:=[.B86] - [.$F$19]" office:value-type="float" office:value="240.909090909091">
            <text:p>240.9090909091</text:p>
          </table:table-cell>
          <table:table-cell table:formula="of:=[.E86]*[.C86]" office:value-type="float" office:value="8537.81818181818">
            <text:p>8537.8181818182</text:p>
          </table:table-cell>
          <table:table-cell table:formula="of:=[.E86]^2" office:value-type="float" office:value="58037.1900826447">
            <text:p>58037.1900826447</text:p>
          </table:table-cell>
          <table:table-cell table:formula="of:=( [.C86] - ([.$L$19]*[.B86] +[.$N$19]) )^2" office:value-type="float" office:value="0.000179891595223855">
            <text:p>0.0001798916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1500">
            <text:p>1500</text:p>
          </table:table-cell>
          <table:table-cell table:formula="of:=VLOOKUP([.$B87];[.$A$7:.$K$17];[.$A87] +1)" office:value-type="float" office:value="35.53">
            <text:p>35.53</text:p>
          </table:table-cell>
          <table:table-cell table:formula="of:=VLOOKUP([.B87];[.$A$7:.$O$17];13)" office:value-type="float" office:value="0.0392286743197999">
            <text:p>0.0392286743</text:p>
          </table:table-cell>
          <table:table-cell table:formula="of:=[.B87] - [.$F$19]" office:value-type="float" office:value="240.909090909091">
            <text:p>240.9090909091</text:p>
          </table:table-cell>
          <table:table-cell table:formula="of:=[.E87]*[.C87]" office:value-type="float" office:value="8559.5">
            <text:p>8559.5</text:p>
          </table:table-cell>
          <table:table-cell table:formula="of:=[.E87]^2" office:value-type="float" office:value="58037.1900826447">
            <text:p>58037.1900826447</text:p>
          </table:table-cell>
          <table:table-cell table:formula="of:=( [.C87] - ([.$L$19]*[.B87] +[.$N$19]) )^2" office:value-type="float" office:value="0.00586566549039225">
            <text:p>0.0058656655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1500">
            <text:p>1500</text:p>
          </table:table-cell>
          <table:table-cell table:formula="of:=VLOOKUP([.$B88];[.$A$7:.$K$17];[.$A88] +1)" office:value-type="float" office:value="35.43">
            <text:p>35.43</text:p>
          </table:table-cell>
          <table:table-cell table:formula="of:=VLOOKUP([.B88];[.$A$7:.$O$17];13)" office:value-type="float" office:value="0.0392286743197999">
            <text:p>0.0392286743</text:p>
          </table:table-cell>
          <table:table-cell table:formula="of:=[.B88] - [.$F$19]" office:value-type="float" office:value="240.909090909091">
            <text:p>240.9090909091</text:p>
          </table:table-cell>
          <table:table-cell table:formula="of:=[.E88]*[.C88]" office:value-type="float" office:value="8535.40909090909">
            <text:p>8535.4090909091</text:p>
          </table:table-cell>
          <table:table-cell table:formula="of:=[.E88]^2" office:value-type="float" office:value="58037.1900826447">
            <text:p>58037.1900826447</text:p>
          </table:table-cell>
          <table:table-cell table:formula="of:=( [.C88] - ([.$L$19]*[.B88] +[.$N$19]) )^2" office:value-type="float" office:value="0.000548138940205109">
            <text:p>0.0005481389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1500">
            <text:p>1500</text:p>
          </table:table-cell>
          <table:table-cell table:formula="of:=VLOOKUP([.$B89];[.$A$7:.$K$17];[.$A89] +1)" office:value-type="float" office:value="35.43">
            <text:p>35.43</text:p>
          </table:table-cell>
          <table:table-cell table:formula="of:=VLOOKUP([.B89];[.$A$7:.$O$17];13)" office:value-type="float" office:value="0.0392286743197999">
            <text:p>0.0392286743</text:p>
          </table:table-cell>
          <table:table-cell table:formula="of:=[.B89] - [.$F$19]" office:value-type="float" office:value="240.909090909091">
            <text:p>240.9090909091</text:p>
          </table:table-cell>
          <table:table-cell table:formula="of:=[.E89]*[.C89]" office:value-type="float" office:value="8535.40909090909">
            <text:p>8535.4090909091</text:p>
          </table:table-cell>
          <table:table-cell table:formula="of:=[.E89]^2" office:value-type="float" office:value="58037.1900826447">
            <text:p>58037.1900826447</text:p>
          </table:table-cell>
          <table:table-cell table:formula="of:=( [.C89] - ([.$L$19]*[.B89] +[.$N$19]) )^2" office:value-type="float" office:value="0.000548138940205109">
            <text:p>0.0005481389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1500">
            <text:p>1500</text:p>
          </table:table-cell>
          <table:table-cell table:formula="of:=VLOOKUP([.$B90];[.$A$7:.$K$17];[.$A90] +1)" office:value-type="float" office:value="35.42">
            <text:p>35.42</text:p>
          </table:table-cell>
          <table:table-cell table:formula="of:=VLOOKUP([.B90];[.$A$7:.$O$17];13)" office:value-type="float" office:value="0.0392286743197999">
            <text:p>0.0392286743</text:p>
          </table:table-cell>
          <table:table-cell table:formula="of:=[.B90] - [.$F$19]" office:value-type="float" office:value="240.909090909091">
            <text:p>240.9090909091</text:p>
          </table:table-cell>
          <table:table-cell table:formula="of:=[.E90]*[.C90]" office:value-type="float" office:value="8533">
            <text:p>8533</text:p>
          </table:table-cell>
          <table:table-cell table:formula="of:=[.E90]^2" office:value-type="float" office:value="58037.1900826447">
            <text:p>58037.1900826447</text:p>
          </table:table-cell>
          <table:table-cell table:formula="of:=( [.C90] - ([.$L$19]*[.B90] +[.$N$19]) )^2" office:value-type="float" office:value="0.00111638628518628">
            <text:p>0.0011163863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1750">
            <text:p>1750</text:p>
          </table:table-cell>
          <table:table-cell table:formula="of:=VLOOKUP([.$B91];[.$A$7:.$K$17];[.$A91] +1)" office:value-type="float" office:value="41.33">
            <text:p>41.33</text:p>
          </table:table-cell>
          <table:table-cell table:formula="of:=VLOOKUP([.B91];[.$A$7:.$O$17];13)" office:value-type="float" office:value="0.0330151480384373">
            <text:p>0.033015148</text:p>
          </table:table-cell>
          <table:table-cell table:formula="of:=[.B91] - [.$F$19]" office:value-type="float" office:value="490.909090909091">
            <text:p>490.9090909091</text:p>
          </table:table-cell>
          <table:table-cell table:formula="of:=[.E91]*[.C91]" office:value-type="float" office:value="20289.2727272727">
            <text:p>20289.2727272727</text:p>
          </table:table-cell>
          <table:table-cell table:formula="of:=[.E91]^2" office:value-type="float" office:value="240991.73553719">
            <text:p>240991.73553719</text:p>
          </table:table-cell>
          <table:table-cell table:formula="of:=( [.C91] - ([.$L$19]*[.B91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1750">
            <text:p>1750</text:p>
          </table:table-cell>
          <table:table-cell table:formula="of:=VLOOKUP([.$B92];[.$A$7:.$K$17];[.$A92] +1)" office:value-type="float" office:value="41.41">
            <text:p>41.41</text:p>
          </table:table-cell>
          <table:table-cell table:formula="of:=VLOOKUP([.B92];[.$A$7:.$O$17];13)" office:value-type="float" office:value="0.0330151480384373">
            <text:p>0.033015148</text:p>
          </table:table-cell>
          <table:table-cell table:formula="of:=[.B92] - [.$F$19]" office:value-type="float" office:value="490.909090909091">
            <text:p>490.9090909091</text:p>
          </table:table-cell>
          <table:table-cell table:formula="of:=[.E92]*[.C92]" office:value-type="float" office:value="20328.5454545455">
            <text:p>20328.5454545455</text:p>
          </table:table-cell>
          <table:table-cell table:formula="of:=[.E92]^2" office:value-type="float" office:value="240991.73553719">
            <text:p>240991.73553719</text:p>
          </table:table-cell>
          <table:table-cell table:formula="of:=( [.C92] - ([.$L$19]*[.B92] +[.$N$19]) )^2" office:value-type="float" office:value="0.00260767148736198">
            <text:p>0.0026076715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1750">
            <text:p>1750</text:p>
          </table:table-cell>
          <table:table-cell table:formula="of:=VLOOKUP([.$B93];[.$A$7:.$K$17];[.$A93] +1)" office:value-type="float" office:value="41.33">
            <text:p>41.33</text:p>
          </table:table-cell>
          <table:table-cell table:formula="of:=VLOOKUP([.B93];[.$A$7:.$O$17];13)" office:value-type="float" office:value="0.0330151480384373">
            <text:p>0.033015148</text:p>
          </table:table-cell>
          <table:table-cell table:formula="of:=[.B93] - [.$F$19]" office:value-type="float" office:value="490.909090909091">
            <text:p>490.9090909091</text:p>
          </table:table-cell>
          <table:table-cell table:formula="of:=[.E93]*[.C93]" office:value-type="float" office:value="20289.2727272727">
            <text:p>20289.2727272727</text:p>
          </table:table-cell>
          <table:table-cell table:formula="of:=[.E93]^2" office:value-type="float" office:value="240991.73553719">
            <text:p>240991.73553719</text:p>
          </table:table-cell>
          <table:table-cell table:formula="of:=( [.C93] - ([.$L$19]*[.B93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1750">
            <text:p>1750</text:p>
          </table:table-cell>
          <table:table-cell table:formula="of:=VLOOKUP([.$B94];[.$A$7:.$K$17];[.$A94] +1)" office:value-type="float" office:value="41.37">
            <text:p>41.37</text:p>
          </table:table-cell>
          <table:table-cell table:formula="of:=VLOOKUP([.B94];[.$A$7:.$O$17];13)" office:value-type="float" office:value="0.0330151480384373">
            <text:p>0.033015148</text:p>
          </table:table-cell>
          <table:table-cell table:formula="of:=[.B94] - [.$F$19]" office:value-type="float" office:value="490.909090909091">
            <text:p>490.9090909091</text:p>
          </table:table-cell>
          <table:table-cell table:formula="of:=[.E94]*[.C94]" office:value-type="float" office:value="20308.9090909091">
            <text:p>20308.9090909091</text:p>
          </table:table-cell>
          <table:table-cell table:formula="of:=[.E94]^2" office:value-type="float" office:value="240991.73553719">
            <text:p>240991.73553719</text:p>
          </table:table-cell>
          <table:table-cell table:formula="of:=( [.C94] - ([.$L$19]*[.B94] +[.$N$19]) )^2" office:value-type="float" office:value="0.000122442299284949">
            <text:p>0.0001224423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1750">
            <text:p>1750</text:p>
          </table:table-cell>
          <table:table-cell table:formula="of:=VLOOKUP([.$B95];[.$A$7:.$K$17];[.$A95] +1)" office:value-type="float" office:value="41.34">
            <text:p>41.34</text:p>
          </table:table-cell>
          <table:table-cell table:formula="of:=VLOOKUP([.B95];[.$A$7:.$O$17];13)" office:value-type="float" office:value="0.0330151480384373">
            <text:p>0.033015148</text:p>
          </table:table-cell>
          <table:table-cell table:formula="of:=[.B95] - [.$F$19]" office:value-type="float" office:value="490.909090909091">
            <text:p>490.9090909091</text:p>
          </table:table-cell>
          <table:table-cell table:formula="of:=[.E95]*[.C95]" office:value-type="float" office:value="20294.1818181818">
            <text:p>20294.1818181818</text:p>
          </table:table-cell>
          <table:table-cell table:formula="of:=[.E95]^2" office:value-type="float" office:value="240991.73553719">
            <text:p>240991.73553719</text:p>
          </table:table-cell>
          <table:table-cell table:formula="of:=( [.C95] - ([.$L$19]*[.B95] +[.$N$19]) )^2" office:value-type="float" office:value="0.000358520408226884">
            <text:p>0.0003585204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1750">
            <text:p>1750</text:p>
          </table:table-cell>
          <table:table-cell table:formula="of:=VLOOKUP([.$B96];[.$A$7:.$K$17];[.$A96] +1)" office:value-type="float" office:value="41.28">
            <text:p>41.28</text:p>
          </table:table-cell>
          <table:table-cell table:formula="of:=VLOOKUP([.B96];[.$A$7:.$O$17];13)" office:value-type="float" office:value="0.0330151480384373">
            <text:p>0.033015148</text:p>
          </table:table-cell>
          <table:table-cell table:formula="of:=[.B96] - [.$F$19]" office:value-type="float" office:value="490.909090909091">
            <text:p>490.9090909091</text:p>
          </table:table-cell>
          <table:table-cell table:formula="of:=[.E96]*[.C96]" office:value-type="float" office:value="20264.7272727273">
            <text:p>20264.7272727273</text:p>
          </table:table-cell>
          <table:table-cell table:formula="of:=[.E96]^2" office:value-type="float" office:value="240991.73553719">
            <text:p>240991.73553719</text:p>
          </table:table-cell>
          <table:table-cell table:formula="of:=( [.C96] - ([.$L$19]*[.B96] +[.$N$19]) )^2" office:value-type="float" office:value="0.00623067662611085">
            <text:p>0.0062306766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1750">
            <text:p>1750</text:p>
          </table:table-cell>
          <table:table-cell table:formula="of:=VLOOKUP([.$B97];[.$A$7:.$K$17];[.$A97] +1)" office:value-type="float" office:value="41.35">
            <text:p>41.35</text:p>
          </table:table-cell>
          <table:table-cell table:formula="of:=VLOOKUP([.B97];[.$A$7:.$O$17];13)" office:value-type="float" office:value="0.0330151480384373">
            <text:p>0.033015148</text:p>
          </table:table-cell>
          <table:table-cell table:formula="of:=[.B97] - [.$F$19]" office:value-type="float" office:value="490.909090909091">
            <text:p>490.9090909091</text:p>
          </table:table-cell>
          <table:table-cell table:formula="of:=[.E97]*[.C97]" office:value-type="float" office:value="20299.0909090909">
            <text:p>20299.0909090909</text:p>
          </table:table-cell>
          <table:table-cell table:formula="of:=[.E97]^2" office:value-type="float" office:value="240991.73553719">
            <text:p>240991.73553719</text:p>
          </table:table-cell>
          <table:table-cell table:formula="of:=( [.C97] - ([.$L$19]*[.B97] +[.$N$19]) )^2" office:value-type="float" office:value="0.0000798277052463186">
            <text:p>7.98277052463186E-005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1750">
            <text:p>1750</text:p>
          </table:table-cell>
          <table:table-cell table:formula="of:=VLOOKUP([.$B98];[.$A$7:.$K$17];[.$A98] +1)" office:value-type="float" office:value="41.35">
            <text:p>41.35</text:p>
          </table:table-cell>
          <table:table-cell table:formula="of:=VLOOKUP([.B98];[.$A$7:.$O$17];13)" office:value-type="float" office:value="0.0330151480384373">
            <text:p>0.033015148</text:p>
          </table:table-cell>
          <table:table-cell table:formula="of:=[.B98] - [.$F$19]" office:value-type="float" office:value="490.909090909091">
            <text:p>490.9090909091</text:p>
          </table:table-cell>
          <table:table-cell table:formula="of:=[.E98]*[.C98]" office:value-type="float" office:value="20299.0909090909">
            <text:p>20299.0909090909</text:p>
          </table:table-cell>
          <table:table-cell table:formula="of:=[.E98]^2" office:value-type="float" office:value="240991.73553719">
            <text:p>240991.73553719</text:p>
          </table:table-cell>
          <table:table-cell table:formula="of:=( [.C98] - ([.$L$19]*[.B98] +[.$N$19]) )^2" office:value-type="float" office:value="0.0000798277052463186">
            <text:p>7.98277052463186E-005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1750">
            <text:p>1750</text:p>
          </table:table-cell>
          <table:table-cell table:formula="of:=VLOOKUP([.$B99];[.$A$7:.$K$17];[.$A99] +1)" office:value-type="float" office:value="41.33">
            <text:p>41.33</text:p>
          </table:table-cell>
          <table:table-cell table:formula="of:=VLOOKUP([.B99];[.$A$7:.$O$17];13)" office:value-type="float" office:value="0.0330151480384373">
            <text:p>0.033015148</text:p>
          </table:table-cell>
          <table:table-cell table:formula="of:=[.B99] - [.$F$19]" office:value-type="float" office:value="490.909090909091">
            <text:p>490.9090909091</text:p>
          </table:table-cell>
          <table:table-cell table:formula="of:=[.E99]*[.C99]" office:value-type="float" office:value="20289.2727272727">
            <text:p>20289.2727272727</text:p>
          </table:table-cell>
          <table:table-cell table:formula="of:=[.E99]^2" office:value-type="float" office:value="240991.73553719">
            <text:p>240991.73553719</text:p>
          </table:table-cell>
          <table:table-cell table:formula="of:=( [.C99] - ([.$L$19]*[.B99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1750">
            <text:p>1750</text:p>
          </table:table-cell>
          <table:table-cell table:formula="of:=VLOOKUP([.$B100];[.$A$7:.$K$17];[.$A100] +1)" office:value-type="float" office:value="41.34">
            <text:p>41.34</text:p>
          </table:table-cell>
          <table:table-cell table:formula="of:=VLOOKUP([.B100];[.$A$7:.$O$17];13)" office:value-type="float" office:value="0.0330151480384373">
            <text:p>0.033015148</text:p>
          </table:table-cell>
          <table:table-cell table:formula="of:=[.B100] - [.$F$19]" office:value-type="float" office:value="490.909090909091">
            <text:p>490.9090909091</text:p>
          </table:table-cell>
          <table:table-cell table:formula="of:=[.E100]*[.C100]" office:value-type="float" office:value="20294.1818181818">
            <text:p>20294.1818181818</text:p>
          </table:table-cell>
          <table:table-cell table:formula="of:=[.E100]^2" office:value-type="float" office:value="240991.73553719">
            <text:p>240991.73553719</text:p>
          </table:table-cell>
          <table:table-cell table:formula="of:=( [.C100] - ([.$L$19]*[.B100] +[.$N$19]) )^2" office:value-type="float" office:value="0.000358520408226884">
            <text:p>0.0003585204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000">
            <text:p>2000</text:p>
          </table:table-cell>
          <table:table-cell table:formula="of:=VLOOKUP([.$B101];[.$A$7:.$K$17];[.$A101] +1)" office:value-type="float" office:value="47.29">
            <text:p>47.29</text:p>
          </table:table-cell>
          <table:table-cell table:formula="of:=VLOOKUP([.B101];[.$A$7:.$O$17];13)" office:value-type="float" office:value="0.0587367006223542">
            <text:p>0.0587367006</text:p>
          </table:table-cell>
          <table:table-cell table:formula="of:=[.B101] - [.$F$19]" office:value-type="float" office:value="740.909090909091">
            <text:p>740.9090909091</text:p>
          </table:table-cell>
          <table:table-cell table:formula="of:=[.E101]*[.C101]" office:value-type="float" office:value="35037.5909090909">
            <text:p>35037.5909090909</text:p>
          </table:table-cell>
          <table:table-cell table:formula="of:=[.E101]^2" office:value-type="float" office:value="548946.280991736">
            <text:p>548946.280991736</text:p>
          </table:table-cell>
          <table:table-cell table:formula="of:=( [.C101] - ([.$L$19]*[.B101] +[.$N$19]) )^2" office:value-type="float" office:value="0.000652449801848049">
            <text:p>0.0006524498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000">
            <text:p>2000</text:p>
          </table:table-cell>
          <table:table-cell table:formula="of:=VLOOKUP([.$B102];[.$A$7:.$K$17];[.$A102] +1)" office:value-type="float" office:value="47.27">
            <text:p>47.27</text:p>
          </table:table-cell>
          <table:table-cell table:formula="of:=VLOOKUP([.B102];[.$A$7:.$O$17];13)" office:value-type="float" office:value="0.0587367006223542">
            <text:p>0.0587367006</text:p>
          </table:table-cell>
          <table:table-cell table:formula="of:=[.B102] - [.$F$19]" office:value-type="float" office:value="740.909090909091">
            <text:p>740.9090909091</text:p>
          </table:table-cell>
          <table:table-cell table:formula="of:=[.E102]*[.C102]" office:value-type="float" office:value="35022.7727272727">
            <text:p>35022.7727272727</text:p>
          </table:table-cell>
          <table:table-cell table:formula="of:=[.E102]^2" office:value-type="float" office:value="548946.280991736">
            <text:p>548946.280991736</text:p>
          </table:table-cell>
          <table:table-cell table:formula="of:=( [.C102] - ([.$L$19]*[.B102] +[.$N$19]) )^2" office:value-type="float" office:value="0.0000307259238081999">
            <text:p>3.07259238081999E-00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000">
            <text:p>2000</text:p>
          </table:table-cell>
          <table:table-cell table:formula="of:=VLOOKUP([.$B103];[.$A$7:.$K$17];[.$A103] +1)" office:value-type="float" office:value="47.24">
            <text:p>47.24</text:p>
          </table:table-cell>
          <table:table-cell table:formula="of:=VLOOKUP([.B103];[.$A$7:.$O$17];13)" office:value-type="float" office:value="0.0587367006223542">
            <text:p>0.0587367006</text:p>
          </table:table-cell>
          <table:table-cell table:formula="of:=[.B103] - [.$F$19]" office:value-type="float" office:value="740.909090909091">
            <text:p>740.9090909091</text:p>
          </table:table-cell>
          <table:table-cell table:formula="of:=[.E103]*[.C103]" office:value-type="float" office:value="35000.5454545455">
            <text:p>35000.5454545455</text:p>
          </table:table-cell>
          <table:table-cell table:formula="of:=[.E103]^2" office:value-type="float" office:value="548946.280991736">
            <text:p>548946.280991736</text:p>
          </table:table-cell>
          <table:table-cell table:formula="of:=( [.C103] - ([.$L$19]*[.B103] +[.$N$19]) )^2" office:value-type="float" office:value="0.000598140106748177">
            <text:p>0.0005981401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000">
            <text:p>2000</text:p>
          </table:table-cell>
          <table:table-cell table:formula="of:=VLOOKUP([.$B104];[.$A$7:.$K$17];[.$A104] +1)" office:value-type="float" office:value="47.27">
            <text:p>47.27</text:p>
          </table:table-cell>
          <table:table-cell table:formula="of:=VLOOKUP([.B104];[.$A$7:.$O$17];13)" office:value-type="float" office:value="0.0587367006223542">
            <text:p>0.0587367006</text:p>
          </table:table-cell>
          <table:table-cell table:formula="of:=[.B104] - [.$F$19]" office:value-type="float" office:value="740.909090909091">
            <text:p>740.9090909091</text:p>
          </table:table-cell>
          <table:table-cell table:formula="of:=[.E104]*[.C104]" office:value-type="float" office:value="35022.7727272727">
            <text:p>35022.7727272727</text:p>
          </table:table-cell>
          <table:table-cell table:formula="of:=[.E104]^2" office:value-type="float" office:value="548946.280991736">
            <text:p>548946.280991736</text:p>
          </table:table-cell>
          <table:table-cell table:formula="of:=( [.C104] - ([.$L$19]*[.B104] +[.$N$19]) )^2" office:value-type="float" office:value="0.0000307259238081999">
            <text:p>3.07259238081999E-005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000">
            <text:p>2000</text:p>
          </table:table-cell>
          <table:table-cell table:formula="of:=VLOOKUP([.$B105];[.$A$7:.$K$17];[.$A105] +1)" office:value-type="float" office:value="47.24">
            <text:p>47.24</text:p>
          </table:table-cell>
          <table:table-cell table:formula="of:=VLOOKUP([.B105];[.$A$7:.$O$17];13)" office:value-type="float" office:value="0.0587367006223542">
            <text:p>0.0587367006</text:p>
          </table:table-cell>
          <table:table-cell table:formula="of:=[.B105] - [.$F$19]" office:value-type="float" office:value="740.909090909091">
            <text:p>740.9090909091</text:p>
          </table:table-cell>
          <table:table-cell table:formula="of:=[.E105]*[.C105]" office:value-type="float" office:value="35000.5454545455">
            <text:p>35000.5454545455</text:p>
          </table:table-cell>
          <table:table-cell table:formula="of:=[.E105]^2" office:value-type="float" office:value="548946.280991736">
            <text:p>548946.280991736</text:p>
          </table:table-cell>
          <table:table-cell table:formula="of:=( [.C105] - ([.$L$19]*[.B105] +[.$N$19]) )^2" office:value-type="float" office:value="0.000598140106748177">
            <text:p>0.0005981401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000">
            <text:p>2000</text:p>
          </table:table-cell>
          <table:table-cell table:formula="of:=VLOOKUP([.$B106];[.$A$7:.$K$17];[.$A106] +1)" office:value-type="float" office:value="47.23">
            <text:p>47.23</text:p>
          </table:table-cell>
          <table:table-cell table:formula="of:=VLOOKUP([.B106];[.$A$7:.$O$17];13)" office:value-type="float" office:value="0.0587367006223542">
            <text:p>0.0587367006</text:p>
          </table:table-cell>
          <table:table-cell table:formula="of:=[.B106] - [.$F$19]" office:value-type="float" office:value="740.909090909091">
            <text:p>740.9090909091</text:p>
          </table:table-cell>
          <table:table-cell table:formula="of:=[.E106]*[.C106]" office:value-type="float" office:value="34993.1363636364">
            <text:p>34993.1363636364</text:p>
          </table:table-cell>
          <table:table-cell table:formula="of:=[.E106]^2" office:value-type="float" office:value="548946.280991736">
            <text:p>548946.280991736</text:p>
          </table:table-cell>
          <table:table-cell table:formula="of:=( [.C106] - ([.$L$19]*[.B106] +[.$N$19]) )^2" office:value-type="float" office:value="0.00118727816772853">
            <text:p>0.0011872782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000">
            <text:p>2000</text:p>
          </table:table-cell>
          <table:table-cell table:formula="of:=VLOOKUP([.$B107];[.$A$7:.$K$17];[.$A107] +1)" office:value-type="float" office:value="47.38">
            <text:p>47.38</text:p>
          </table:table-cell>
          <table:table-cell table:formula="of:=VLOOKUP([.B107];[.$A$7:.$O$17];13)" office:value-type="float" office:value="0.0587367006223542">
            <text:p>0.0587367006</text:p>
          </table:table-cell>
          <table:table-cell table:formula="of:=[.B107] - [.$F$19]" office:value-type="float" office:value="740.909090909091">
            <text:p>740.9090909091</text:p>
          </table:table-cell>
          <table:table-cell table:formula="of:=[.E107]*[.C107]" office:value-type="float" office:value="35104.2727272727">
            <text:p>35104.2727272727</text:p>
          </table:table-cell>
          <table:table-cell table:formula="of:=[.E107]^2" office:value-type="float" office:value="548946.280991736">
            <text:p>548946.280991736</text:p>
          </table:table-cell>
          <table:table-cell table:formula="of:=( [.C107] - ([.$L$19]*[.B107] +[.$N$19]) )^2" office:value-type="float" office:value="0.0133502072530284">
            <text:p>0.0133502073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000">
            <text:p>2000</text:p>
          </table:table-cell>
          <table:table-cell table:formula="of:=VLOOKUP([.$B108];[.$A$7:.$K$17];[.$A108] +1)" office:value-type="float" office:value="47.18">
            <text:p>47.18</text:p>
          </table:table-cell>
          <table:table-cell table:formula="of:=VLOOKUP([.B108];[.$A$7:.$O$17];13)" office:value-type="float" office:value="0.0587367006223542">
            <text:p>0.0587367006</text:p>
          </table:table-cell>
          <table:table-cell table:formula="of:=[.B108] - [.$F$19]" office:value-type="float" office:value="740.909090909091">
            <text:p>740.9090909091</text:p>
          </table:table-cell>
          <table:table-cell table:formula="of:=[.E108]*[.C108]" office:value-type="float" office:value="34956.0909090909">
            <text:p>34956.0909090909</text:p>
          </table:table-cell>
          <table:table-cell table:formula="of:=[.E108]^2" office:value-type="float" office:value="548946.280991736">
            <text:p>548946.280991736</text:p>
          </table:table-cell>
          <table:table-cell table:formula="of:=( [.C108] - ([.$L$19]*[.B108] +[.$N$19]) )^2" office:value-type="float" office:value="0.00713296847262854">
            <text:p>0.0071329685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000">
            <text:p>2000</text:p>
          </table:table-cell>
          <table:table-cell table:formula="of:=VLOOKUP([.$B109];[.$A$7:.$K$17];[.$A109] +1)" office:value-type="float" office:value="47.3">
            <text:p>47.3</text:p>
          </table:table-cell>
          <table:table-cell table:formula="of:=VLOOKUP([.B109];[.$A$7:.$O$17];13)" office:value-type="float" office:value="0.0587367006223542">
            <text:p>0.0587367006</text:p>
          </table:table-cell>
          <table:table-cell table:formula="of:=[.B109] - [.$F$19]" office:value-type="float" office:value="740.909090909091">
            <text:p>740.9090909091</text:p>
          </table:table-cell>
          <table:table-cell table:formula="of:=[.E109]*[.C109]" office:value-type="float" office:value="35045">
            <text:p>35045</text:p>
          </table:table-cell>
          <table:table-cell table:formula="of:=[.E109]^2" office:value-type="float" office:value="548946.280991736">
            <text:p>548946.280991736</text:p>
          </table:table-cell>
          <table:table-cell table:formula="of:=( [.C109] - ([.$L$19]*[.B109] +[.$N$19]) )^2" office:value-type="float" office:value="0.00126331174086785">
            <text:p>0.0012633117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000">
            <text:p>2000</text:p>
          </table:table-cell>
          <table:table-cell table:formula="of:=VLOOKUP([.$B110];[.$A$7:.$K$17];[.$A110] +1)" office:value-type="float" office:value="47.35">
            <text:p>47.35</text:p>
          </table:table-cell>
          <table:table-cell table:formula="of:=VLOOKUP([.B110];[.$A$7:.$O$17];13)" office:value-type="float" office:value="0.0587367006223542">
            <text:p>0.0587367006</text:p>
          </table:table-cell>
          <table:table-cell table:formula="of:=[.B110] - [.$F$19]" office:value-type="float" office:value="740.909090909091">
            <text:p>740.9090909091</text:p>
          </table:table-cell>
          <table:table-cell table:formula="of:=[.E110]*[.C110]" office:value-type="float" office:value="35082.0454545455">
            <text:p>35082.0454545455</text:p>
          </table:table-cell>
          <table:table-cell table:formula="of:=[.E110]^2" office:value-type="float" office:value="548946.280991736">
            <text:p>548946.280991736</text:p>
          </table:table-cell>
          <table:table-cell table:formula="of:=( [.C110] - ([.$L$19]*[.B110] +[.$N$19]) )^2" office:value-type="float" office:value="0.00731762143596812">
            <text:p>0.0073176214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250">
            <text:p>2250</text:p>
          </table:table-cell>
          <table:table-cell table:formula="of:=VLOOKUP([.$B111];[.$A$7:.$K$17];[.$A111] +1)" office:value-type="float" office:value="53.08">
            <text:p>53.08</text:p>
          </table:table-cell>
          <table:table-cell table:formula="of:=VLOOKUP([.B111];[.$A$7:.$O$17];13)" office:value-type="float" office:value="0.0571936282387398">
            <text:p>0.0571936282</text:p>
          </table:table-cell>
          <table:table-cell table:formula="of:=[.B111] - [.$F$19]" office:value-type="float" office:value="990.909090909091">
            <text:p>990.9090909091</text:p>
          </table:table-cell>
          <table:table-cell table:formula="of:=[.E111]*[.C111]" office:value-type="float" office:value="52597.4545454546">
            <text:p>52597.4545454546</text:p>
          </table:table-cell>
          <table:table-cell table:formula="of:=[.E111]^2" office:value-type="float" office:value="981900.826446281">
            <text:p>981900.826446281</text:p>
          </table:table-cell>
          <table:table-cell table:formula="of:=( [.C111] - ([.$L$19]*[.B111] +[.$N$19]) )^2" office:value-type="float" office:value="0.00809625120466431">
            <text:p>0.0080962512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250">
            <text:p>2250</text:p>
          </table:table-cell>
          <table:table-cell table:formula="of:=VLOOKUP([.$B112];[.$A$7:.$K$17];[.$A112] +1)" office:value-type="float" office:value="53.22">
            <text:p>53.22</text:p>
          </table:table-cell>
          <table:table-cell table:formula="of:=VLOOKUP([.B112];[.$A$7:.$O$17];13)" office:value-type="float" office:value="0.0571936282387398">
            <text:p>0.0571936282</text:p>
          </table:table-cell>
          <table:table-cell table:formula="of:=[.B112] - [.$F$19]" office:value-type="float" office:value="990.909090909091">
            <text:p>990.9090909091</text:p>
          </table:table-cell>
          <table:table-cell table:formula="of:=[.E112]*[.C112]" office:value-type="float" office:value="52736.1818181818">
            <text:p>52736.1818181818</text:p>
          </table:table-cell>
          <table:table-cell table:formula="of:=[.E112]^2" office:value-type="float" office:value="981900.826446281">
            <text:p>981900.826446281</text:p>
          </table:table-cell>
          <table:table-cell table:formula="of:=( [.C112] - ([.$L$19]*[.B112] +[.$N$19]) )^2" office:value-type="float" office:value="0.00250208333895223">
            <text:p>0.0025020833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250">
            <text:p>2250</text:p>
          </table:table-cell>
          <table:table-cell table:formula="of:=VLOOKUP([.$B113];[.$A$7:.$K$17];[.$A113] +1)" office:value-type="float" office:value="53.23">
            <text:p>53.23</text:p>
          </table:table-cell>
          <table:table-cell table:formula="of:=VLOOKUP([.B113];[.$A$7:.$O$17];13)" office:value-type="float" office:value="0.0571936282387398">
            <text:p>0.0571936282</text:p>
          </table:table-cell>
          <table:table-cell table:formula="of:=[.B113] - [.$F$19]" office:value-type="float" office:value="990.909090909091">
            <text:p>990.9090909091</text:p>
          </table:table-cell>
          <table:table-cell table:formula="of:=[.E113]*[.C113]" office:value-type="float" office:value="52746.0909090909">
            <text:p>52746.0909090909</text:p>
          </table:table-cell>
          <table:table-cell table:formula="of:=[.E113]^2" office:value-type="float" office:value="981900.826446281">
            <text:p>981900.826446281</text:p>
          </table:table-cell>
          <table:table-cell table:formula="of:=( [.C113] - ([.$L$19]*[.B113] +[.$N$19]) )^2" office:value-type="float" office:value="0.00360249991997257">
            <text:p>0.0036024999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250">
            <text:p>2250</text:p>
          </table:table-cell>
          <table:table-cell table:formula="of:=VLOOKUP([.$B114];[.$A$7:.$K$17];[.$A114] +1)" office:value-type="float" office:value="53.17">
            <text:p>53.17</text:p>
          </table:table-cell>
          <table:table-cell table:formula="of:=VLOOKUP([.B114];[.$A$7:.$O$17];13)" office:value-type="float" office:value="0.0571936282387398">
            <text:p>0.0571936282</text:p>
          </table:table-cell>
          <table:table-cell table:formula="of:=[.B114] - [.$F$19]" office:value-type="float" office:value="990.909090909091">
            <text:p>990.9090909091</text:p>
          </table:table-cell>
          <table:table-cell table:formula="of:=[.E114]*[.C114]" office:value-type="float" office:value="52686.6363636364">
            <text:p>52686.6363636364</text:p>
          </table:table-cell>
          <table:table-cell table:formula="of:=[.E114]^2" office:value-type="float" office:value="981900.826446281">
            <text:p>981900.826446281</text:p>
          </table:table-cell>
          <table:table-cell table:formula="of:=( [.C114] - ([.$L$19]*[.B114] +[.$N$19]) )^2" office:value-type="float" office:value="0.000000000433849366873345">
            <text:p>4.33849366873345E-010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250">
            <text:p>2250</text:p>
          </table:table-cell>
          <table:table-cell table:formula="of:=VLOOKUP([.$B115];[.$A$7:.$K$17];[.$A115] +1)" office:value-type="float" office:value="53.26">
            <text:p>53.26</text:p>
          </table:table-cell>
          <table:table-cell table:formula="of:=VLOOKUP([.B115];[.$A$7:.$O$17];13)" office:value-type="float" office:value="0.0571936282387398">
            <text:p>0.0571936282</text:p>
          </table:table-cell>
          <table:table-cell table:formula="of:=[.B115] - [.$F$19]" office:value-type="float" office:value="990.909090909091">
            <text:p>990.9090909091</text:p>
          </table:table-cell>
          <table:table-cell table:formula="of:=[.E115]*[.C115]" office:value-type="float" office:value="52775.8181818182">
            <text:p>52775.8181818182</text:p>
          </table:table-cell>
          <table:table-cell table:formula="of:=[.E115]^2" office:value-type="float" office:value="981900.826446281">
            <text:p>981900.826446281</text:p>
          </table:table-cell>
          <table:table-cell table:formula="of:=( [.C115] - ([.$L$19]*[.B115] +[.$N$19]) )^2" office:value-type="float" office:value="0.00810374966303437">
            <text:p>0.0081037497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250">
            <text:p>2250</text:p>
          </table:table-cell>
          <table:table-cell table:formula="of:=VLOOKUP([.$B116];[.$A$7:.$K$17];[.$A116] +1)" office:value-type="float" office:value="53.16">
            <text:p>53.16</text:p>
          </table:table-cell>
          <table:table-cell table:formula="of:=VLOOKUP([.B116];[.$A$7:.$O$17];13)" office:value-type="float" office:value="0.0571936282387398">
            <text:p>0.0571936282</text:p>
          </table:table-cell>
          <table:table-cell table:formula="of:=[.B116] - [.$F$19]" office:value-type="float" office:value="990.909090909091">
            <text:p>990.9090909091</text:p>
          </table:table-cell>
          <table:table-cell table:formula="of:=[.E116]*[.C116]" office:value-type="float" office:value="52676.7272727273">
            <text:p>52676.7272727273</text:p>
          </table:table-cell>
          <table:table-cell table:formula="of:=[.E116]^2" office:value-type="float" office:value="981900.826446281">
            <text:p>981900.826446281</text:p>
          </table:table-cell>
          <table:table-cell table:formula="of:=( [.C116] - ([.$L$19]*[.B116] +[.$N$19]) )^2" office:value-type="float" office:value="0.0000995838528288387">
            <text:p>9.95838528288387E-005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250">
            <text:p>2250</text:p>
          </table:table-cell>
          <table:table-cell table:formula="of:=VLOOKUP([.$B117];[.$A$7:.$K$17];[.$A117] +1)" office:value-type="float" office:value="53.18">
            <text:p>53.18</text:p>
          </table:table-cell>
          <table:table-cell table:formula="of:=VLOOKUP([.B117];[.$A$7:.$O$17];13)" office:value-type="float" office:value="0.0571936282387398">
            <text:p>0.0571936282</text:p>
          </table:table-cell>
          <table:table-cell table:formula="of:=[.B117] - [.$F$19]" office:value-type="float" office:value="990.909090909091">
            <text:p>990.9090909091</text:p>
          </table:table-cell>
          <table:table-cell table:formula="of:=[.E117]*[.C117]" office:value-type="float" office:value="52696.5454545455">
            <text:p>52696.5454545455</text:p>
          </table:table-cell>
          <table:table-cell table:formula="of:=[.E117]^2" office:value-type="float" office:value="981900.826446281">
            <text:p>981900.826446281</text:p>
          </table:table-cell>
          <table:table-cell table:formula="of:=( [.C117] - ([.$L$19]*[.B117] +[.$N$19]) )^2" office:value-type="float" office:value="0.000100417014869957">
            <text:p>0.000100417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250">
            <text:p>2250</text:p>
          </table:table-cell>
          <table:table-cell table:formula="of:=VLOOKUP([.$B118];[.$A$7:.$K$17];[.$A118] +1)" office:value-type="float" office:value="53.23">
            <text:p>53.23</text:p>
          </table:table-cell>
          <table:table-cell table:formula="of:=VLOOKUP([.B118];[.$A$7:.$O$17];13)" office:value-type="float" office:value="0.0571936282387398">
            <text:p>0.0571936282</text:p>
          </table:table-cell>
          <table:table-cell table:formula="of:=[.B118] - [.$F$19]" office:value-type="float" office:value="990.909090909091">
            <text:p>990.9090909091</text:p>
          </table:table-cell>
          <table:table-cell table:formula="of:=[.E118]*[.C118]" office:value-type="float" office:value="52746.0909090909">
            <text:p>52746.0909090909</text:p>
          </table:table-cell>
          <table:table-cell table:formula="of:=[.E118]^2" office:value-type="float" office:value="981900.826446281">
            <text:p>981900.826446281</text:p>
          </table:table-cell>
          <table:table-cell table:formula="of:=( [.C118] - ([.$L$19]*[.B118] +[.$N$19]) )^2" office:value-type="float" office:value="0.00360249991997257">
            <text:p>0.0036024999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250">
            <text:p>2250</text:p>
          </table:table-cell>
          <table:table-cell table:formula="of:=VLOOKUP([.$B119];[.$A$7:.$K$17];[.$A119] +1)" office:value-type="float" office:value="53.27">
            <text:p>53.27</text:p>
          </table:table-cell>
          <table:table-cell table:formula="of:=VLOOKUP([.B119];[.$A$7:.$O$17];13)" office:value-type="float" office:value="0.0571936282387398">
            <text:p>0.0571936282</text:p>
          </table:table-cell>
          <table:table-cell table:formula="of:=[.B119] - [.$F$19]" office:value-type="float" office:value="990.909090909091">
            <text:p>990.9090909091</text:p>
          </table:table-cell>
          <table:table-cell table:formula="of:=[.E119]*[.C119]" office:value-type="float" office:value="52785.7272727273">
            <text:p>52785.7272727273</text:p>
          </table:table-cell>
          <table:table-cell table:formula="of:=[.E119]^2" office:value-type="float" office:value="981900.826446281">
            <text:p>981900.826446281</text:p>
          </table:table-cell>
          <table:table-cell table:formula="of:=( [.C119] - ([.$L$19]*[.B119] +[.$N$19]) )^2" office:value-type="float" office:value="0.010004166244056">
            <text:p>0.0100041662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250">
            <text:p>2250</text:p>
          </table:table-cell>
          <table:table-cell table:formula="of:=VLOOKUP([.$B120];[.$A$7:.$K$17];[.$A120] +1)" office:value-type="float" office:value="53.16">
            <text:p>53.16</text:p>
          </table:table-cell>
          <table:table-cell table:formula="of:=VLOOKUP([.B120];[.$A$7:.$O$17];13)" office:value-type="float" office:value="0.0571936282387398">
            <text:p>0.0571936282</text:p>
          </table:table-cell>
          <table:table-cell table:formula="of:=[.B120] - [.$F$19]" office:value-type="float" office:value="990.909090909091">
            <text:p>990.9090909091</text:p>
          </table:table-cell>
          <table:table-cell table:formula="of:=[.E120]*[.C120]" office:value-type="float" office:value="52676.7272727273">
            <text:p>52676.7272727273</text:p>
          </table:table-cell>
          <table:table-cell table:formula="of:=[.E120]^2" office:value-type="float" office:value="981900.826446281">
            <text:p>981900.826446281</text:p>
          </table:table-cell>
          <table:table-cell table:formula="of:=( [.C120] - ([.$L$19]*[.B120] +[.$N$19]) )^2" office:value-type="float" office:value="0.0000995838528288387">
            <text:p>9.95838528288387E-005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2500">
            <text:p>2500</text:p>
          </table:table-cell>
          <table:table-cell table:formula="of:=VLOOKUP([.$B121];[.$A$7:.$K$17];[.$A121] +1)" office:value-type="float" office:value="59.14">
            <text:p>59.14</text:p>
          </table:table-cell>
          <table:table-cell table:formula="of:=VLOOKUP([.B121];[.$A$7:.$O$17];13)" office:value-type="float" office:value="0.0359165699921355">
            <text:p>0.03591657</text:p>
          </table:table-cell>
          <table:table-cell table:formula="of:=[.B121] - [.$F$19]" office:value-type="float" office:value="1240.90909090909">
            <text:p>1240.9090909091</text:p>
          </table:table-cell>
          <table:table-cell table:formula="of:=[.E121]*[.C121]" office:value-type="float" office:value="73387.3636363636">
            <text:p>73387.3636363636</text:p>
          </table:table-cell>
          <table:table-cell table:formula="of:=[.E121]^2" office:value-type="float" office:value="1539855.37190083">
            <text:p>1539855.37190083</text:p>
          </table:table-cell>
          <table:table-cell table:formula="of:=( [.C121] - ([.$L$19]*[.B121] +[.$N$19]) )^2" office:value-type="float" office:value="0.00416006439055637">
            <text:p>0.0041600644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2500">
            <text:p>2500</text:p>
          </table:table-cell>
          <table:table-cell table:formula="of:=VLOOKUP([.$B122];[.$A$7:.$K$17];[.$A122] +1)" office:value-type="float" office:value="59.15">
            <text:p>59.15</text:p>
          </table:table-cell>
          <table:table-cell table:formula="of:=VLOOKUP([.B122];[.$A$7:.$O$17];13)" office:value-type="float" office:value="0.0359165699921355">
            <text:p>0.03591657</text:p>
          </table:table-cell>
          <table:table-cell table:formula="of:=[.B122] - [.$F$19]" office:value-type="float" office:value="1240.90909090909">
            <text:p>1240.9090909091</text:p>
          </table:table-cell>
          <table:table-cell table:formula="of:=[.E122]*[.C122]" office:value-type="float" office:value="73399.7727272727">
            <text:p>73399.7727272727</text:p>
          </table:table-cell>
          <table:table-cell table:formula="of:=[.E122]^2" office:value-type="float" office:value="1539855.37190083">
            <text:p>1539855.37190083</text:p>
          </table:table-cell>
          <table:table-cell table:formula="of:=( [.C122] - ([.$L$19]*[.B122] +[.$N$19]) )^2" office:value-type="float" office:value="0.00555003561357717">
            <text:p>0.0055500356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2500">
            <text:p>2500</text:p>
          </table:table-cell>
          <table:table-cell table:formula="of:=VLOOKUP([.$B123];[.$A$7:.$K$17];[.$A123] +1)" office:value-type="float" office:value="59.13">
            <text:p>59.13</text:p>
          </table:table-cell>
          <table:table-cell table:formula="of:=VLOOKUP([.B123];[.$A$7:.$O$17];13)" office:value-type="float" office:value="0.0359165699921355">
            <text:p>0.03591657</text:p>
          </table:table-cell>
          <table:table-cell table:formula="of:=[.B123] - [.$F$19]" office:value-type="float" office:value="1240.90909090909">
            <text:p>1240.9090909091</text:p>
          </table:table-cell>
          <table:table-cell table:formula="of:=[.E123]*[.C123]" office:value-type="float" office:value="73374.9545454546">
            <text:p>73374.9545454546</text:p>
          </table:table-cell>
          <table:table-cell table:formula="of:=[.E123]^2" office:value-type="float" office:value="1539855.37190083">
            <text:p>1539855.37190083</text:p>
          </table:table-cell>
          <table:table-cell table:formula="of:=( [.C123] - ([.$L$19]*[.B123] +[.$N$19]) )^2" office:value-type="float" office:value="0.00297009316753549">
            <text:p>0.0029700932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2500">
            <text:p>2500</text:p>
          </table:table-cell>
          <table:table-cell table:formula="of:=VLOOKUP([.$B124];[.$A$7:.$K$17];[.$A124] +1)" office:value-type="float" office:value="59.06">
            <text:p>59.06</text:p>
          </table:table-cell>
          <table:table-cell table:formula="of:=VLOOKUP([.B124];[.$A$7:.$O$17];13)" office:value-type="float" office:value="0.0359165699921355">
            <text:p>0.03591657</text:p>
          </table:table-cell>
          <table:table-cell table:formula="of:=[.B124] - [.$F$19]" office:value-type="float" office:value="1240.90909090909">
            <text:p>1240.9090909091</text:p>
          </table:table-cell>
          <table:table-cell table:formula="of:=[.E124]*[.C124]" office:value-type="float" office:value="73288.0909090909">
            <text:p>73288.0909090909</text:p>
          </table:table-cell>
          <table:table-cell table:formula="of:=[.E124]^2" office:value-type="float" office:value="1539855.37190083">
            <text:p>1539855.37190083</text:p>
          </table:table-cell>
          <table:table-cell table:formula="of:=( [.C124] - ([.$L$19]*[.B124] +[.$N$19]) )^2" office:value-type="float" office:value="0.000240294606387531">
            <text:p>0.0002402946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2500">
            <text:p>2500</text:p>
          </table:table-cell>
          <table:table-cell table:formula="of:=VLOOKUP([.$B125];[.$A$7:.$K$17];[.$A125] +1)" office:value-type="float" office:value="59.15">
            <text:p>59.15</text:p>
          </table:table-cell>
          <table:table-cell table:formula="of:=VLOOKUP([.B125];[.$A$7:.$O$17];13)" office:value-type="float" office:value="0.0359165699921355">
            <text:p>0.03591657</text:p>
          </table:table-cell>
          <table:table-cell table:formula="of:=[.B125] - [.$F$19]" office:value-type="float" office:value="1240.90909090909">
            <text:p>1240.9090909091</text:p>
          </table:table-cell>
          <table:table-cell table:formula="of:=[.E125]*[.C125]" office:value-type="float" office:value="73399.7727272727">
            <text:p>73399.7727272727</text:p>
          </table:table-cell>
          <table:table-cell table:formula="of:=[.E125]^2" office:value-type="float" office:value="1539855.37190083">
            <text:p>1539855.37190083</text:p>
          </table:table-cell>
          <table:table-cell table:formula="of:=( [.C125] - ([.$L$19]*[.B125] +[.$N$19]) )^2" office:value-type="float" office:value="0.00555003561357717">
            <text:p>0.0055500356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2500">
            <text:p>2500</text:p>
          </table:table-cell>
          <table:table-cell table:formula="of:=VLOOKUP([.$B126];[.$A$7:.$K$17];[.$A126] +1)" office:value-type="float" office:value="59.07">
            <text:p>59.07</text:p>
          </table:table-cell>
          <table:table-cell table:formula="of:=VLOOKUP([.B126];[.$A$7:.$O$17];13)" office:value-type="float" office:value="0.0359165699921355">
            <text:p>0.03591657</text:p>
          </table:table-cell>
          <table:table-cell table:formula="of:=[.B126] - [.$F$19]" office:value-type="float" office:value="1240.90909090909">
            <text:p>1240.9090909091</text:p>
          </table:table-cell>
          <table:table-cell table:formula="of:=[.E126]*[.C126]" office:value-type="float" office:value="73300.5">
            <text:p>73300.5</text:p>
          </table:table-cell>
          <table:table-cell table:formula="of:=[.E126]^2" office:value-type="float" office:value="1539855.37190083">
            <text:p>1539855.37190083</text:p>
          </table:table-cell>
          <table:table-cell table:formula="of:=( [.C126] - ([.$L$19]*[.B126] +[.$N$19]) )^2" office:value-type="float" office:value="0.0000302658294086855">
            <text:p>3.02658294086855E-005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2500">
            <text:p>2500</text:p>
          </table:table-cell>
          <table:table-cell table:formula="of:=VLOOKUP([.$B127];[.$A$7:.$K$17];[.$A127] +1)" office:value-type="float" office:value="59.14">
            <text:p>59.14</text:p>
          </table:table-cell>
          <table:table-cell table:formula="of:=VLOOKUP([.B127];[.$A$7:.$O$17];13)" office:value-type="float" office:value="0.0359165699921355">
            <text:p>0.03591657</text:p>
          </table:table-cell>
          <table:table-cell table:formula="of:=[.B127] - [.$F$19]" office:value-type="float" office:value="1240.90909090909">
            <text:p>1240.9090909091</text:p>
          </table:table-cell>
          <table:table-cell table:formula="of:=[.E127]*[.C127]" office:value-type="float" office:value="73387.3636363636">
            <text:p>73387.3636363636</text:p>
          </table:table-cell>
          <table:table-cell table:formula="of:=[.E127]^2" office:value-type="float" office:value="1539855.37190083">
            <text:p>1539855.37190083</text:p>
          </table:table-cell>
          <table:table-cell table:formula="of:=( [.C127] - ([.$L$19]*[.B127] +[.$N$19]) )^2" office:value-type="float" office:value="0.00416006439055637">
            <text:p>0.0041600644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2500">
            <text:p>2500</text:p>
          </table:table-cell>
          <table:table-cell table:formula="of:=VLOOKUP([.$B128];[.$A$7:.$K$17];[.$A128] +1)" office:value-type="float" office:value="59.17">
            <text:p>59.17</text:p>
          </table:table-cell>
          <table:table-cell table:formula="of:=VLOOKUP([.B128];[.$A$7:.$O$17];13)" office:value-type="float" office:value="0.0359165699921355">
            <text:p>0.03591657</text:p>
          </table:table-cell>
          <table:table-cell table:formula="of:=[.B128] - [.$F$19]" office:value-type="float" office:value="1240.90909090909">
            <text:p>1240.9090909091</text:p>
          </table:table-cell>
          <table:table-cell table:formula="of:=[.E128]*[.C128]" office:value-type="float" office:value="73424.5909090909">
            <text:p>73424.5909090909</text:p>
          </table:table-cell>
          <table:table-cell table:formula="of:=[.E128]^2" office:value-type="float" office:value="1539855.37190083">
            <text:p>1539855.37190083</text:p>
          </table:table-cell>
          <table:table-cell table:formula="of:=( [.C128] - ([.$L$19]*[.B128] +[.$N$19]) )^2" office:value-type="float" office:value="0.00892997805961988">
            <text:p>0.0089299781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2500">
            <text:p>2500</text:p>
          </table:table-cell>
          <table:table-cell table:formula="of:=VLOOKUP([.$B129];[.$A$7:.$K$17];[.$A129] +1)" office:value-type="float" office:value="59.12">
            <text:p>59.12</text:p>
          </table:table-cell>
          <table:table-cell table:formula="of:=VLOOKUP([.B129];[.$A$7:.$O$17];13)" office:value-type="float" office:value="0.0359165699921355">
            <text:p>0.03591657</text:p>
          </table:table-cell>
          <table:table-cell table:formula="of:=[.B129] - [.$F$19]" office:value-type="float" office:value="1240.90909090909">
            <text:p>1240.9090909091</text:p>
          </table:table-cell>
          <table:table-cell table:formula="of:=[.E129]*[.C129]" office:value-type="float" office:value="73362.5454545455">
            <text:p>73362.5454545455</text:p>
          </table:table-cell>
          <table:table-cell table:formula="of:=[.E129]^2" office:value-type="float" office:value="1539855.37190083">
            <text:p>1539855.37190083</text:p>
          </table:table-cell>
          <table:table-cell table:formula="of:=( [.C129] - ([.$L$19]*[.B129] +[.$N$19]) )^2" office:value-type="float" office:value="0.00198012194451389">
            <text:p>0.0019801219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2500">
            <text:p>2500</text:p>
          </table:table-cell>
          <table:table-cell table:formula="of:=VLOOKUP([.$B130];[.$A$7:.$K$17];[.$A130] +1)" office:value-type="float" office:value="59.1">
            <text:p>59.1</text:p>
          </table:table-cell>
          <table:table-cell table:formula="of:=VLOOKUP([.B130];[.$A$7:.$O$17];13)" office:value-type="float" office:value="0.0359165699921355">
            <text:p>0.03591657</text:p>
          </table:table-cell>
          <table:table-cell table:formula="of:=[.B130] - [.$F$19]" office:value-type="float" office:value="1240.90909090909">
            <text:p>1240.9090909091</text:p>
          </table:table-cell>
          <table:table-cell table:formula="of:=[.E130]*[.C130]" office:value-type="float" office:value="73337.7272727273">
            <text:p>73337.7272727273</text:p>
          </table:table-cell>
          <table:table-cell table:formula="of:=[.E130]^2" office:value-type="float" office:value="1539855.37190083">
            <text:p>1539855.37190083</text:p>
          </table:table-cell>
          <table:table-cell table:formula="of:=( [.C130] - ([.$L$19]*[.B130] +[.$N$19]) )^2" office:value-type="float" office:value="0.000600179498472018">
            <text:p>0.0006001795</text:p>
          </table:table-cell>
          <table:table-cell table:number-columns-repeated="7"/>
        </table:table-row>
      </table:table>
      <table:table table:name="first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a832eee3d905db92132fa297b9547b42c739c8f5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Removed differentiate functions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6">
            <text:p>1.16</text:p>
          </table:table-cell>
          <table:table-cell office:value-type="float" office:value="1.2">
            <text:p>1.2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1.18">
            <text:p>1.18</text:p>
          </table:table-cell>
          <table:table-cell office:value-type="float" office:value="1.21">
            <text:p>1.2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.18">
            <text:p>1.18</text:p>
          </table:table-cell>
          <table:table-cell office:value-type="float" office:value="1.19">
            <text:p>1.19</text:p>
          </table:table-cell>
          <table:table-cell table:formula="of:=AVERAGE([.B7:.K7])" office:value-type="float" office:value="1.185">
            <text:p>1.185</text:p>
          </table:table-cell>
          <table:table-cell table:formula="of:=STDEV([.B7:.K7])" office:value-type="float" office:value="0.0150923085635624">
            <text:p>0.0150923086</text:p>
          </table:table-cell>
          <table:table-cell table:formula="of:=[.L7]/[.A7]" office:value-type="float" office:value="0.01185">
            <text:p>0.01185</text:p>
          </table:table-cell>
          <table:table-cell table:formula="of:=[.M7]/([.A7]*SQRT([.$M$2]))" office:value-type="float" office:value="0.0000477260702109212">
            <text:p>4.77260702109212E-00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84">
            <text:p>2.84</text:p>
          </table:table-cell>
          <table:table-cell office:value-type="float" office:value="3.45">
            <text:p>3.45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5">
            <text:p>2.85</text:p>
          </table:table-cell>
          <table:table-cell office:value-type="float" office:value="2.87">
            <text:p>2.87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table:formula="of:=AVERAGE([.B8:.K8])" office:value-type="float" office:value="2.92">
            <text:p>2.92</text:p>
          </table:table-cell>
          <table:table-cell table:formula="of:=STDEV([.B8:.K8])" office:value-type="float" office:value="0.186488009742658">
            <text:p>0.1864880097</text:p>
          </table:table-cell>
          <table:table-cell table:formula="of:=[.L8]/[.A8]" office:value-type="float" office:value="0.01168">
            <text:p>0.01168</text:p>
          </table:table-cell>
          <table:table-cell table:formula="of:=[.M8]/([.A8]*SQRT([.$M$2]))" office:value-type="float" office:value="0.000235890746839388">
            <text:p>0.000235890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.06">
            <text:p>6.06</text:p>
          </table:table-cell>
          <table:table-cell office:value-type="float" office:value="5.66">
            <text:p>5.66</text:p>
          </table:table-cell>
          <table:table-cell office:value-type="float" office:value="5.69">
            <text:p>5.69</text:p>
          </table:table-cell>
          <table:table-cell office:value-type="float" office:value="5.66">
            <text:p>5.66</text:p>
          </table:table-cell>
          <table:table-cell office:value-type="float" office:value="5.67">
            <text:p>5.67</text:p>
          </table:table-cell>
          <table:table-cell table:number-columns-repeated="2" office:value-type="float" office:value="5.68">
            <text:p>5.68</text:p>
          </table:table-cell>
          <table:table-cell office:value-type="float" office:value="5.67">
            <text:p>5.67</text:p>
          </table:table-cell>
          <table:table-cell office:value-type="float" office:value="5.68">
            <text:p>5.68</text:p>
          </table:table-cell>
          <table:table-cell office:value-type="float" office:value="5.69">
            <text:p>5.69</text:p>
          </table:table-cell>
          <table:table-cell table:formula="of:=AVERAGE([.B9:.K9])" office:value-type="float" office:value="5.714">
            <text:p>5.714</text:p>
          </table:table-cell>
          <table:table-cell table:formula="of:=STDEV([.B9:.K9])" office:value-type="float" office:value="0.122038245371413">
            <text:p>0.1220382454</text:p>
          </table:table-cell>
          <table:table-cell table:formula="of:=[.L9]/[.A9]" office:value-type="float" office:value="0.011428">
            <text:p>0.011428</text:p>
          </table:table-cell>
          <table:table-cell table:formula="of:=[.M9]/([.A9]*SQRT([.$M$2]))" office:value-type="float" office:value="0.0000771837634048335">
            <text:p>7.71837634048335E-00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.58">
            <text:p>8.58</text:p>
          </table:table-cell>
          <table:table-cell office:value-type="float" office:value="8.51">
            <text:p>8.51</text:p>
          </table:table-cell>
          <table:table-cell office:value-type="float" office:value="8.48">
            <text:p>8.48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table:formula="of:=AVERAGE([.B10:.K10])" office:value-type="float" office:value="8.506">
            <text:p>8.506</text:p>
          </table:table-cell>
          <table:table-cell table:formula="of:=STDEV([.B10:.K10])" office:value-type="float" office:value="0.034705106892854">
            <text:p>0.0347051069</text:p>
          </table:table-cell>
          <table:table-cell table:formula="of:=[.L10]/[.A10]" office:value-type="float" office:value="0.0113413333333333">
            <text:p>0.0113413333</text:p>
          </table:table-cell>
          <table:table-cell table:formula="of:=[.M10]/([.A10]*SQRT([.$M$2]))" office:value-type="float" office:value="0.000014632957896137">
            <text:p>0.0000146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.28">
            <text:p>11.28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11.33">
            <text:p>11.33</text:p>
          </table:table-cell>
          <table:table-cell office:value-type="float" office:value="11.3">
            <text:p>11.3</text:p>
          </table:table-cell>
          <table:table-cell office:value-type="float" office:value="11.29">
            <text:p>11.29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11.33">
            <text:p>11.33</text:p>
          </table:table-cell>
          <table:table-cell table:formula="of:=AVERAGE([.B11:.K11])" office:value-type="float" office:value="11.308">
            <text:p>11.308</text:p>
          </table:table-cell>
          <table:table-cell table:formula="of:=STDEV([.B11:.K11])" office:value-type="float" office:value="0.0175119007154184">
            <text:p>0.0175119007</text:p>
          </table:table-cell>
          <table:table-cell table:formula="of:=[.L11]/[.A11]" office:value-type="float" office:value="0.011308">
            <text:p>0.011308</text:p>
          </table:table-cell>
          <table:table-cell table:formula="of:=[.M11]/([.A11]*SQRT([.$M$2]))" office:value-type="float" office:value="0.00000553774924194543">
            <text:p>5.53774924194543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4.12">
            <text:p>14.12</text:p>
          </table:table-cell>
          <table:table-cell office:value-type="float" office:value="14.15">
            <text:p>14.15</text:p>
          </table:table-cell>
          <table:table-cell office:value-type="float" office:value="14.13">
            <text:p>14.13</text:p>
          </table:table-cell>
          <table:table-cell office:value-type="float" office:value="14.12">
            <text:p>14.12</text:p>
          </table:table-cell>
          <table:table-cell office:value-type="float" office:value="14.16">
            <text:p>14.16</text:p>
          </table:table-cell>
          <table:table-cell office:value-type="float" office:value="14.1">
            <text:p>14.1</text:p>
          </table:table-cell>
          <table:table-cell office:value-type="float" office:value="14.12">
            <text:p>14.12</text:p>
          </table:table-cell>
          <table:table-cell office:value-type="float" office:value="14.14">
            <text:p>14.14</text:p>
          </table:table-cell>
          <table:table-cell office:value-type="float" office:value="14.15">
            <text:p>14.15</text:p>
          </table:table-cell>
          <table:table-cell office:value-type="float" office:value="14.1">
            <text:p>14.1</text:p>
          </table:table-cell>
          <table:table-cell table:formula="of:=AVERAGE([.B12:.K12])" office:value-type="float" office:value="14.129">
            <text:p>14.129</text:p>
          </table:table-cell>
          <table:table-cell table:formula="of:=STDEV([.B12:.K12])" office:value-type="float" office:value="0.0207899548393506">
            <text:p>0.0207899548</text:p>
          </table:table-cell>
          <table:table-cell table:formula="of:=[.L12]/[.A12]" office:value-type="float" office:value="0.0113032">
            <text:p>0.0113032</text:p>
          </table:table-cell>
          <table:table-cell table:formula="of:=[.M12]/([.A12]*SQRT([.$M$2]))" office:value-type="float" office:value="0.00000525948877955103">
            <text:p>5.25948877955103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6.92">
            <text:p>16.92</text:p>
          </table:table-cell>
          <table:table-cell office:value-type="float" office:value="16.95">
            <text:p>16.95</text:p>
          </table:table-cell>
          <table:table-cell office:value-type="float" office:value="16.94">
            <text:p>16.94</text:p>
          </table:table-cell>
          <table:table-cell office:value-type="float" office:value="17.02">
            <text:p>17.02</text:p>
          </table:table-cell>
          <table:table-cell office:value-type="float" office:value="16.96">
            <text:p>16.96</text:p>
          </table:table-cell>
          <table:table-cell office:value-type="float" office:value="16.94">
            <text:p>16.94</text:p>
          </table:table-cell>
          <table:table-cell office:value-type="float" office:value="16.95">
            <text:p>16.95</text:p>
          </table:table-cell>
          <table:table-cell office:value-type="float" office:value="16.94">
            <text:p>16.94</text:p>
          </table:table-cell>
          <table:table-cell office:value-type="float" office:value="16.92">
            <text:p>16.92</text:p>
          </table:table-cell>
          <table:table-cell office:value-type="float" office:value="16.95">
            <text:p>16.95</text:p>
          </table:table-cell>
          <table:table-cell table:formula="of:=AVERAGE([.B13:.K13])" office:value-type="float" office:value="16.949">
            <text:p>16.949</text:p>
          </table:table-cell>
          <table:table-cell table:formula="of:=STDEV([.B13:.K13])" office:value-type="float" office:value="0.0280673792466939">
            <text:p>0.0280673792</text:p>
          </table:table-cell>
          <table:table-cell table:formula="of:=[.L13]/[.A13]" office:value-type="float" office:value="0.0112993333333333">
            <text:p>0.0112993333</text:p>
          </table:table-cell>
          <table:table-cell table:formula="of:=[.M13]/([.A13]*SQRT([.$M$2]))" office:value-type="float" office:value="0.00000591712309141958">
            <text:p>5.91712309141958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9.75">
            <text:p>19.75</text:p>
          </table:table-cell>
          <table:table-cell office:value-type="float" office:value="19.77">
            <text:p>19.77</text:p>
          </table:table-cell>
          <table:table-cell office:value-type="float" office:value="19.8">
            <text:p>19.8</text:p>
          </table:table-cell>
          <table:table-cell office:value-type="float" office:value="19.75">
            <text:p>19.75</text:p>
          </table:table-cell>
          <table:table-cell office:value-type="float" office:value="19.77">
            <text:p>19.77</text:p>
          </table:table-cell>
          <table:table-cell office:value-type="float" office:value="19.78">
            <text:p>19.78</text:p>
          </table:table-cell>
          <table:table-cell table:number-columns-repeated="2" office:value-type="float" office:value="19.76">
            <text:p>19.76</text:p>
          </table:table-cell>
          <table:table-cell office:value-type="float" office:value="19.85">
            <text:p>19.85</text:p>
          </table:table-cell>
          <table:table-cell office:value-type="float" office:value="19.76">
            <text:p>19.76</text:p>
          </table:table-cell>
          <table:table-cell table:formula="of:=AVERAGE([.B14:.K14])" office:value-type="float" office:value="19.775">
            <text:p>19.775</text:p>
          </table:table-cell>
          <table:table-cell table:formula="of:=STDEV([.B14:.K14])" office:value-type="float" office:value="0.0302765035409752">
            <text:p>0.0302765035</text:p>
          </table:table-cell>
          <table:table-cell table:formula="of:=[.L14]/[.A14]" office:value-type="float" office:value="0.0113">
            <text:p>0.0113</text:p>
          </table:table-cell>
          <table:table-cell table:formula="of:=[.M14]/([.A14]*SQRT([.$M$2]))" office:value-type="float" office:value="0.00000547101204432198">
            <text:p>0.00000547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57">
            <text:p>22.57</text:p>
          </table:table-cell>
          <table:table-cell table:number-columns-repeated="2" office:value-type="float" office:value="22.6">
            <text:p>22.6</text:p>
          </table:table-cell>
          <table:table-cell office:value-type="float" office:value="22.67">
            <text:p>22.67</text:p>
          </table:table-cell>
          <table:table-cell office:value-type="float" office:value="22.58">
            <text:p>22.58</text:p>
          </table:table-cell>
          <table:table-cell office:value-type="float" office:value="22.6">
            <text:p>22.6</text:p>
          </table:table-cell>
          <table:table-cell office:value-type="float" office:value="22.61">
            <text:p>22.61</text:p>
          </table:table-cell>
          <table:table-cell office:value-type="float" office:value="22.59">
            <text:p>22.59</text:p>
          </table:table-cell>
          <table:table-cell office:value-type="float" office:value="22.58">
            <text:p>22.58</text:p>
          </table:table-cell>
          <table:table-cell office:value-type="float" office:value="22.6">
            <text:p>22.6</text:p>
          </table:table-cell>
          <table:table-cell table:formula="of:=AVERAGE([.B15:.K15])" office:value-type="float" office:value="22.6">
            <text:p>22.6</text:p>
          </table:table-cell>
          <table:table-cell table:formula="of:=STDEV([.B15:.K15])" office:value-type="float" office:value="0.0274873708374518">
            <text:p>0.0274873708</text:p>
          </table:table-cell>
          <table:table-cell table:formula="of:=[.L15]/[.A15]" office:value-type="float" office:value="0.0113">
            <text:p>0.0113</text:p>
          </table:table-cell>
          <table:table-cell table:formula="of:=[.M15]/([.A15]*SQRT([.$M$2]))" office:value-type="float" office:value="0.00000434613493680188">
            <text:p>4.34613493680188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25.41">
            <text:p>25.41</text:p>
          </table:table-cell>
          <table:table-cell office:value-type="float" office:value="25.51">
            <text:p>25.51</text:p>
          </table:table-cell>
          <table:table-cell table:number-columns-repeated="2" office:value-type="float" office:value="25.43">
            <text:p>25.43</text:p>
          </table:table-cell>
          <table:table-cell office:value-type="float" office:value="25.41">
            <text:p>25.41</text:p>
          </table:table-cell>
          <table:table-cell table:number-columns-repeated="2" office:value-type="float" office:value="25.45">
            <text:p>25.45</text:p>
          </table:table-cell>
          <table:table-cell office:value-type="float" office:value="25.43">
            <text:p>25.43</text:p>
          </table:table-cell>
          <table:table-cell office:value-type="float" office:value="25.44">
            <text:p>25.44</text:p>
          </table:table-cell>
          <table:table-cell office:value-type="float" office:value="25.43">
            <text:p>25.43</text:p>
          </table:table-cell>
          <table:table-cell table:formula="of:=AVERAGE([.B16:.K16])" office:value-type="float" office:value="25.439">
            <text:p>25.439</text:p>
          </table:table-cell>
          <table:table-cell table:formula="of:=STDEV([.B16:.K16])" office:value-type="float" office:value="0.0284604989415158">
            <text:p>0.0284604989</text:p>
          </table:table-cell>
          <table:table-cell table:formula="of:=[.L16]/[.A16]" office:value-type="float" office:value="0.0113062222222222">
            <text:p>0.0113062222</text:p>
          </table:table-cell>
          <table:table-cell table:formula="of:=[.M16]/([.A16]*SQRT([.$M$2]))" office:value-type="float" office:value="0.00000400000000000006">
            <text:p>0.00000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24">
            <text:p>28.24</text:p>
          </table:table-cell>
          <table:table-cell table:number-columns-repeated="2" office:value-type="float" office:value="28.25">
            <text:p>28.25</text:p>
          </table:table-cell>
          <table:table-cell office:value-type="float" office:value="28.26">
            <text:p>28.26</text:p>
          </table:table-cell>
          <table:table-cell office:value-type="float" office:value="28.23">
            <text:p>28.23</text:p>
          </table:table-cell>
          <table:table-cell office:value-type="float" office:value="28.24">
            <text:p>28.24</text:p>
          </table:table-cell>
          <table:table-cell office:value-type="float" office:value="28.27">
            <text:p>28.27</text:p>
          </table:table-cell>
          <table:table-cell office:value-type="float" office:value="28.25">
            <text:p>28.25</text:p>
          </table:table-cell>
          <table:table-cell office:value-type="float" office:value="28.24">
            <text:p>28.24</text:p>
          </table:table-cell>
          <table:table-cell office:value-type="float" office:value="28.27">
            <text:p>28.27</text:p>
          </table:table-cell>
          <table:table-cell table:formula="of:=AVERAGE([.B17:.K17])" office:value-type="float" office:value="28.25">
            <text:p>28.25</text:p>
          </table:table-cell>
          <table:table-cell table:formula="of:=STDEV([.B17:.K17])" office:value-type="float" office:value="0.0133333333333336">
            <text:p>0.0133333333</text:p>
          </table:table-cell>
          <table:table-cell table:formula="of:=[.L17]/[.A17]" office:value-type="float" office:value="0.0113">
            <text:p>0.0113</text:p>
          </table:table-cell>
          <table:table-cell table:formula="of:=[.M17]/([.A17]*SQRT([.$M$2]))" office:value-type="float" office:value="0.00000168654808542317">
            <text:p>1.68654808542317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259.09090909091">
            <text:p>1259.0909090909</text:p>
          </table:table-cell>
          <table:table-cell office:value-type="string">
            <text:p>mean T</text:p>
          </table:table-cell>
          <table:table-cell table:formula="of:=AVERAGE([.C21:.C130])" office:value-type="float" office:value="14.2522727272727">
            <text:p>14.2522727273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112679753340185">
            <text:p>0.0112679753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648674203494295">
            <text:p>0.0648674203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86584653558705">
            <text:p>8.6584653558705E-006</text:p>
          </table:table-cell>
          <table:table-cell table:number-columns-repeated="5"/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100">
            <text:p>100</text:p>
          </table:table-cell>
          <table:table-cell table:formula="of:=VLOOKUP([.$B21];[.$A$7:.$K$17];[.$A21] +1)" office:value-type="float" office:value="1.16">
            <text:p>1.16</text:p>
          </table:table-cell>
          <table:table-cell table:formula="of:=VLOOKUP([.B21];[.$A$7:.$O$17];13)" office:value-type="float" office:value="0.0150923085635624">
            <text:p>0.0150923086</text:p>
          </table:table-cell>
          <table:table-cell table:formula="of:=[.B21] - [.$F$19]" office:value-type="float" office:value="-1159.09090909091">
            <text:p>-1159.0909090909</text:p>
          </table:table-cell>
          <table:table-cell table:formula="of:=[.E21]*[.C21]" office:value-type="float" office:value="-1344.54545454545">
            <text:p>-1344.5454545455</text:p>
          </table:table-cell>
          <table:table-cell table:formula="of:=[.E21]^2" office:value-type="float" office:value="1343491.73553719">
            <text:p>1343491.73553719</text:p>
          </table:table-cell>
          <table:table-cell table:formula="of:=( [.C21] - ([.$L$19]*[.B21] +[.$N$19]) )^2" office:value-type="float" office:value="0.00100266929607074">
            <text:p>0.0010026693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128087036806638">
            <text:p>0.0128087037</text:p>
          </table:table-cell>
          <table:table-cell table:number-columns-repeated="5"/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100">
            <text:p>100</text:p>
          </table:table-cell>
          <table:table-cell table:formula="of:=VLOOKUP([.$B22];[.$A$7:.$K$17];[.$A22] +1)" office:value-type="float" office:value="1.2">
            <text:p>1.2</text:p>
          </table:table-cell>
          <table:table-cell table:formula="of:=VLOOKUP([.B22];[.$A$7:.$O$17];13)" office:value-type="float" office:value="0.0150923085635624">
            <text:p>0.0150923086</text:p>
          </table:table-cell>
          <table:table-cell table:formula="of:=[.B22] - [.$F$19]" office:value-type="float" office:value="-1159.09090909091">
            <text:p>-1159.0909090909</text:p>
          </table:table-cell>
          <table:table-cell table:formula="of:=[.E22]*[.C22]" office:value-type="float" office:value="-1390.90909090909">
            <text:p>-1390.9090909091</text:p>
          </table:table-cell>
          <table:table-cell table:formula="of:=[.E22]^2" office:value-type="float" office:value="1343491.73553719">
            <text:p>1343491.73553719</text:p>
          </table:table-cell>
          <table:table-cell table:formula="of:=( [.C22] - ([.$L$19]*[.B22] +[.$N$19]) )^2" office:value-type="float" office:value="0.000069472995968293">
            <text:p>0.000069473</text:p>
          </table:table-cell>
          <table:table-cell/>
          <table:table-cell>
            <draw:frame table:end-cell-address="firstopt.Q42" table:end-x="0.468cm" table:end-y="0.397cm" draw:z-index="0" draw:style-name="gr1" svg:width="16cm" svg:height="8.997cm" svg:x="0.248cm" svg:y="0.397cm">
              <draw:object draw:notify-on-update-of-ranges="firstopt.B21:firstopt.B130 firstopt.C21:firstopt.C130 'original-vmcs'.D21:'original-vmcs'.D130 'original-vmcs'.D21:'original-vmcs'.D1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100">
            <text:p>100</text:p>
          </table:table-cell>
          <table:table-cell table:formula="of:=VLOOKUP([.$B23];[.$A$7:.$K$17];[.$A23] +1)" office:value-type="float" office:value="1.17">
            <text:p>1.17</text:p>
          </table:table-cell>
          <table:table-cell table:formula="of:=VLOOKUP([.B23];[.$A$7:.$O$17];13)" office:value-type="float" office:value="0.0150923085635624">
            <text:p>0.0150923086</text:p>
          </table:table-cell>
          <table:table-cell table:formula="of:=[.B23] - [.$F$19]" office:value-type="float" office:value="-1159.09090909091">
            <text:p>-1159.0909090909</text:p>
          </table:table-cell>
          <table:table-cell table:formula="of:=[.E23]*[.C23]" office:value-type="float" office:value="-1356.13636363636">
            <text:p>-1356.1363636364</text:p>
          </table:table-cell>
          <table:table-cell table:formula="of:=[.E23]^2" office:value-type="float" office:value="1343491.73553719">
            <text:p>1343491.73553719</text:p>
          </table:table-cell>
          <table:table-cell table:formula="of:=( [.C23] - ([.$L$19]*[.B23] +[.$N$19]) )^2" office:value-type="float" office:value="0.000469370221045124">
            <text:p>0.0004693702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100">
            <text:p>100</text:p>
          </table:table-cell>
          <table:table-cell table:formula="of:=VLOOKUP([.$B24];[.$A$7:.$K$17];[.$A24] +1)" office:value-type="float" office:value="1.18">
            <text:p>1.18</text:p>
          </table:table-cell>
          <table:table-cell table:formula="of:=VLOOKUP([.B24];[.$A$7:.$O$17];13)" office:value-type="float" office:value="0.0150923085635624">
            <text:p>0.0150923086</text:p>
          </table:table-cell>
          <table:table-cell table:formula="of:=[.B24] - [.$F$19]" office:value-type="float" office:value="-1159.09090909091">
            <text:p>-1159.0909090909</text:p>
          </table:table-cell>
          <table:table-cell table:formula="of:=[.E24]*[.C24]" office:value-type="float" office:value="-1367.72727272727">
            <text:p>-1367.7272727273</text:p>
          </table:table-cell>
          <table:table-cell table:formula="of:=[.E24]^2" office:value-type="float" office:value="1343491.73553719">
            <text:p>1343491.73553719</text:p>
          </table:table-cell>
          <table:table-cell table:formula="of:=( [.C24] - ([.$L$19]*[.B24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100">
            <text:p>100</text:p>
          </table:table-cell>
          <table:table-cell table:formula="of:=VLOOKUP([.$B25];[.$A$7:.$K$17];[.$A25] +1)" office:value-type="float" office:value="1.18">
            <text:p>1.18</text:p>
          </table:table-cell>
          <table:table-cell table:formula="of:=VLOOKUP([.B25];[.$A$7:.$O$17];13)" office:value-type="float" office:value="0.0150923085635624">
            <text:p>0.0150923086</text:p>
          </table:table-cell>
          <table:table-cell table:formula="of:=[.B25] - [.$F$19]" office:value-type="float" office:value="-1159.09090909091">
            <text:p>-1159.0909090909</text:p>
          </table:table-cell>
          <table:table-cell table:formula="of:=[.E25]*[.C25]" office:value-type="float" office:value="-1367.72727272727">
            <text:p>-1367.7272727273</text:p>
          </table:table-cell>
          <table:table-cell table:formula="of:=[.E25]^2" office:value-type="float" office:value="1343491.73553719">
            <text:p>1343491.73553719</text:p>
          </table:table-cell>
          <table:table-cell table:formula="of:=( [.C25] - ([.$L$19]*[.B25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100">
            <text:p>100</text:p>
          </table:table-cell>
          <table:table-cell table:formula="of:=VLOOKUP([.$B26];[.$A$7:.$K$17];[.$A26] +1)" office:value-type="float" office:value="1.21">
            <text:p>1.21</text:p>
          </table:table-cell>
          <table:table-cell table:formula="of:=VLOOKUP([.B26];[.$A$7:.$O$17];13)" office:value-type="float" office:value="0.0150923085635624">
            <text:p>0.0150923086</text:p>
          </table:table-cell>
          <table:table-cell table:formula="of:=[.B26] - [.$F$19]" office:value-type="float" office:value="-1159.09090909091">
            <text:p>-1159.0909090909</text:p>
          </table:table-cell>
          <table:table-cell table:formula="of:=[.E26]*[.C26]" office:value-type="float" office:value="-1402.5">
            <text:p>-1402.5</text:p>
          </table:table-cell>
          <table:table-cell table:formula="of:=[.E26]^2" office:value-type="float" office:value="1343491.73553719">
            <text:p>1343491.73553719</text:p>
          </table:table-cell>
          <table:table-cell table:formula="of:=( [.C26] - ([.$L$19]*[.B26] +[.$N$19]) )^2" office:value-type="float" office:value="0.000336173920942683">
            <text:p>0.0003361739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100">
            <text:p>100</text:p>
          </table:table-cell>
          <table:table-cell table:formula="of:=VLOOKUP([.$B27];[.$A$7:.$K$17];[.$A27] +1)" office:value-type="float" office:value="1.2">
            <text:p>1.2</text:p>
          </table:table-cell>
          <table:table-cell table:formula="of:=VLOOKUP([.B27];[.$A$7:.$O$17];13)" office:value-type="float" office:value="0.0150923085635624">
            <text:p>0.0150923086</text:p>
          </table:table-cell>
          <table:table-cell table:formula="of:=[.B27] - [.$F$19]" office:value-type="float" office:value="-1159.09090909091">
            <text:p>-1159.0909090909</text:p>
          </table:table-cell>
          <table:table-cell table:formula="of:=[.E27]*[.C27]" office:value-type="float" office:value="-1390.90909090909">
            <text:p>-1390.9090909091</text:p>
          </table:table-cell>
          <table:table-cell table:formula="of:=[.E27]^2" office:value-type="float" office:value="1343491.73553719">
            <text:p>1343491.73553719</text:p>
          </table:table-cell>
          <table:table-cell table:formula="of:=( [.C27] - ([.$L$19]*[.B27] +[.$N$19]) )^2" office:value-type="float" office:value="0.000069472995968293">
            <text:p>0.000069473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100">
            <text:p>100</text:p>
          </table:table-cell>
          <table:table-cell table:formula="of:=VLOOKUP([.$B28];[.$A$7:.$K$17];[.$A28] +1)" office:value-type="float" office:value="1.18">
            <text:p>1.18</text:p>
          </table:table-cell>
          <table:table-cell table:formula="of:=VLOOKUP([.B28];[.$A$7:.$O$17];13)" office:value-type="float" office:value="0.0150923085635624">
            <text:p>0.0150923086</text:p>
          </table:table-cell>
          <table:table-cell table:formula="of:=[.B28] - [.$F$19]" office:value-type="float" office:value="-1159.09090909091">
            <text:p>-1159.0909090909</text:p>
          </table:table-cell>
          <table:table-cell table:formula="of:=[.E28]*[.C28]" office:value-type="float" office:value="-1367.72727272727">
            <text:p>-1367.7272727273</text:p>
          </table:table-cell>
          <table:table-cell table:formula="of:=[.E28]^2" office:value-type="float" office:value="1343491.73553719">
            <text:p>1343491.73553719</text:p>
          </table:table-cell>
          <table:table-cell table:formula="of:=( [.C28] - ([.$L$19]*[.B28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100">
            <text:p>100</text:p>
          </table:table-cell>
          <table:table-cell table:formula="of:=VLOOKUP([.$B29];[.$A$7:.$K$17];[.$A29] +1)" office:value-type="float" office:value="1.18">
            <text:p>1.18</text:p>
          </table:table-cell>
          <table:table-cell table:formula="of:=VLOOKUP([.B29];[.$A$7:.$O$17];13)" office:value-type="float" office:value="0.0150923085635624">
            <text:p>0.0150923086</text:p>
          </table:table-cell>
          <table:table-cell table:formula="of:=[.B29] - [.$F$19]" office:value-type="float" office:value="-1159.09090909091">
            <text:p>-1159.0909090909</text:p>
          </table:table-cell>
          <table:table-cell table:formula="of:=[.E29]*[.C29]" office:value-type="float" office:value="-1367.72727272727">
            <text:p>-1367.7272727273</text:p>
          </table:table-cell>
          <table:table-cell table:formula="of:=[.E29]^2" office:value-type="float" office:value="1343491.73553719">
            <text:p>1343491.73553719</text:p>
          </table:table-cell>
          <table:table-cell table:formula="of:=( [.C29] - ([.$L$19]*[.B29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100">
            <text:p>100</text:p>
          </table:table-cell>
          <table:table-cell table:formula="of:=VLOOKUP([.$B30];[.$A$7:.$K$17];[.$A30] +1)" office:value-type="float" office:value="1.19">
            <text:p>1.19</text:p>
          </table:table-cell>
          <table:table-cell table:formula="of:=VLOOKUP([.B30];[.$A$7:.$O$17];13)" office:value-type="float" office:value="0.0150923085635624">
            <text:p>0.0150923086</text:p>
          </table:table-cell>
          <table:table-cell table:formula="of:=[.B30] - [.$F$19]" office:value-type="float" office:value="-1159.09090909091">
            <text:p>-1159.0909090909</text:p>
          </table:table-cell>
          <table:table-cell table:formula="of:=[.E30]*[.C30]" office:value-type="float" office:value="-1379.31818181818">
            <text:p>-1379.3181818182</text:p>
          </table:table-cell>
          <table:table-cell table:formula="of:=[.E30]^2" office:value-type="float" office:value="1343491.73553719">
            <text:p>1343491.73553719</text:p>
          </table:table-cell>
          <table:table-cell table:formula="of:=( [.C30] - ([.$L$19]*[.B30] +[.$N$19]) )^2" office:value-type="float" office:value="0.00000277207099390303">
            <text:p>2.77207099390303E-006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250">
            <text:p>250</text:p>
          </table:table-cell>
          <table:table-cell table:formula="of:=VLOOKUP([.$B31];[.$A$7:.$K$17];[.$A31] +1)" office:value-type="float" office:value="2.84">
            <text:p>2.84</text:p>
          </table:table-cell>
          <table:table-cell table:formula="of:=VLOOKUP([.B31];[.$A$7:.$O$17];13)" office:value-type="float" office:value="0.186488009742658">
            <text:p>0.1864880097</text:p>
          </table:table-cell>
          <table:table-cell table:formula="of:=[.B31] - [.$F$19]" office:value-type="float" office:value="-1009.09090909091">
            <text:p>-1009.0909090909</text:p>
          </table:table-cell>
          <table:table-cell table:formula="of:=[.E31]*[.C31]" office:value-type="float" office:value="-2865.81818181818">
            <text:p>-2865.8181818182</text:p>
          </table:table-cell>
          <table:table-cell table:formula="of:=[.E31]^2" office:value-type="float" office:value="1018264.46280992">
            <text:p>1018264.46280992</text:p>
          </table:table-cell>
          <table:table-cell table:formula="of:=( [.C31] - ([.$L$19]*[.B31] +[.$N$19]) )^2" office:value-type="float" office:value="0.00175236457423382">
            <text:p>0.0017523646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250">
            <text:p>250</text:p>
          </table:table-cell>
          <table:table-cell table:formula="of:=VLOOKUP([.$B32];[.$A$7:.$K$17];[.$A32] +1)" office:value-type="float" office:value="3.45">
            <text:p>3.45</text:p>
          </table:table-cell>
          <table:table-cell table:formula="of:=VLOOKUP([.B32];[.$A$7:.$O$17];13)" office:value-type="float" office:value="0.186488009742658">
            <text:p>0.1864880097</text:p>
          </table:table-cell>
          <table:table-cell table:formula="of:=[.B32] - [.$F$19]" office:value-type="float" office:value="-1009.09090909091">
            <text:p>-1009.0909090909</text:p>
          </table:table-cell>
          <table:table-cell table:formula="of:=[.E32]*[.C32]" office:value-type="float" office:value="-3481.36363636364">
            <text:p>-3481.3636363636</text:p>
          </table:table-cell>
          <table:table-cell table:formula="of:=[.E32]^2" office:value-type="float" office:value="1018264.46280992">
            <text:p>1018264.46280992</text:p>
          </table:table-cell>
          <table:table-cell table:formula="of:=( [.C32] - ([.$L$19]*[.B32] +[.$N$19]) )^2" office:value-type="float" office:value="0.322781634872284">
            <text:p>0.3227816349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250">
            <text:p>250</text:p>
          </table:table-cell>
          <table:table-cell table:formula="of:=VLOOKUP([.$B33];[.$A$7:.$K$17];[.$A33] +1)" office:value-type="float" office:value="2.86">
            <text:p>2.86</text:p>
          </table:table-cell>
          <table:table-cell table:formula="of:=VLOOKUP([.B33];[.$A$7:.$O$17];13)" office:value-type="float" office:value="0.186488009742658">
            <text:p>0.1864880097</text:p>
          </table:table-cell>
          <table:table-cell table:formula="of:=[.B33] - [.$F$19]" office:value-type="float" office:value="-1009.09090909091">
            <text:p>-1009.0909090909</text:p>
          </table:table-cell>
          <table:table-cell table:formula="of:=[.E33]*[.C33]" office:value-type="float" office:value="-2886">
            <text:p>-2886</text:p>
          </table:table-cell>
          <table:table-cell table:formula="of:=[.E33]^2" office:value-type="float" office:value="1018264.46280992">
            <text:p>1018264.46280992</text:p>
          </table:table-cell>
          <table:table-cell table:formula="of:=( [.C33] - ([.$L$19]*[.B33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250">
            <text:p>250</text:p>
          </table:table-cell>
          <table:table-cell table:formula="of:=VLOOKUP([.$B34];[.$A$7:.$K$17];[.$A34] +1)" office:value-type="float" office:value="2.87">
            <text:p>2.87</text:p>
          </table:table-cell>
          <table:table-cell table:formula="of:=VLOOKUP([.B34];[.$A$7:.$O$17];13)" office:value-type="float" office:value="0.186488009742658">
            <text:p>0.1864880097</text:p>
          </table:table-cell>
          <table:table-cell table:formula="of:=[.B34] - [.$F$19]" office:value-type="float" office:value="-1009.09090909091">
            <text:p>-1009.0909090909</text:p>
          </table:table-cell>
          <table:table-cell table:formula="of:=[.E34]*[.C34]" office:value-type="float" office:value="-2896.09090909091">
            <text:p>-2896.0909090909</text:p>
          </table:table-cell>
          <table:table-cell table:formula="of:=[.E34]^2" office:value-type="float" office:value="1018264.46280992">
            <text:p>1018264.46280992</text:p>
          </table:table-cell>
          <table:table-cell table:formula="of:=( [.C34] - ([.$L$19]*[.B34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250">
            <text:p>250</text:p>
          </table:table-cell>
          <table:table-cell table:formula="of:=VLOOKUP([.$B35];[.$A$7:.$K$17];[.$A35] +1)" office:value-type="float" office:value="2.86">
            <text:p>2.86</text:p>
          </table:table-cell>
          <table:table-cell table:formula="of:=VLOOKUP([.B35];[.$A$7:.$O$17];13)" office:value-type="float" office:value="0.186488009742658">
            <text:p>0.1864880097</text:p>
          </table:table-cell>
          <table:table-cell table:formula="of:=[.B35] - [.$F$19]" office:value-type="float" office:value="-1009.09090909091">
            <text:p>-1009.0909090909</text:p>
          </table:table-cell>
          <table:table-cell table:formula="of:=[.E35]*[.C35]" office:value-type="float" office:value="-2886">
            <text:p>-2886</text:p>
          </table:table-cell>
          <table:table-cell table:formula="of:=[.E35]^2" office:value-type="float" office:value="1018264.46280992">
            <text:p>1018264.46280992</text:p>
          </table:table-cell>
          <table:table-cell table:formula="of:=( [.C35] - ([.$L$19]*[.B35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250">
            <text:p>250</text:p>
          </table:table-cell>
          <table:table-cell table:formula="of:=VLOOKUP([.$B36];[.$A$7:.$K$17];[.$A36] +1)" office:value-type="float" office:value="2.87">
            <text:p>2.87</text:p>
          </table:table-cell>
          <table:table-cell table:formula="of:=VLOOKUP([.B36];[.$A$7:.$O$17];13)" office:value-type="float" office:value="0.186488009742658">
            <text:p>0.1864880097</text:p>
          </table:table-cell>
          <table:table-cell table:formula="of:=[.B36] - [.$F$19]" office:value-type="float" office:value="-1009.09090909091">
            <text:p>-1009.0909090909</text:p>
          </table:table-cell>
          <table:table-cell table:formula="of:=[.E36]*[.C36]" office:value-type="float" office:value="-2896.09090909091">
            <text:p>-2896.0909090909</text:p>
          </table:table-cell>
          <table:table-cell table:formula="of:=[.E36]^2" office:value-type="float" office:value="1018264.46280992">
            <text:p>1018264.46280992</text:p>
          </table:table-cell>
          <table:table-cell table:formula="of:=( [.C36] - ([.$L$19]*[.B36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250">
            <text:p>250</text:p>
          </table:table-cell>
          <table:table-cell table:formula="of:=VLOOKUP([.$B37];[.$A$7:.$K$17];[.$A37] +1)" office:value-type="float" office:value="2.85">
            <text:p>2.85</text:p>
          </table:table-cell>
          <table:table-cell table:formula="of:=VLOOKUP([.B37];[.$A$7:.$O$17];13)" office:value-type="float" office:value="0.186488009742658">
            <text:p>0.1864880097</text:p>
          </table:table-cell>
          <table:table-cell table:formula="of:=[.B37] - [.$F$19]" office:value-type="float" office:value="-1009.09090909091">
            <text:p>-1009.0909090909</text:p>
          </table:table-cell>
          <table:table-cell table:formula="of:=[.E37]*[.C37]" office:value-type="float" office:value="-2875.90909090909">
            <text:p>-2875.9090909091</text:p>
          </table:table-cell>
          <table:table-cell table:formula="of:=[.E37]^2" office:value-type="float" office:value="1018264.46280992">
            <text:p>1018264.46280992</text:p>
          </table:table-cell>
          <table:table-cell table:formula="of:=( [.C37] - ([.$L$19]*[.B37] +[.$N$19]) )^2" office:value-type="float" office:value="0.00101513949715266">
            <text:p>0.0010151395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250">
            <text:p>250</text:p>
          </table:table-cell>
          <table:table-cell table:formula="of:=VLOOKUP([.$B38];[.$A$7:.$K$17];[.$A38] +1)" office:value-type="float" office:value="2.87">
            <text:p>2.87</text:p>
          </table:table-cell>
          <table:table-cell table:formula="of:=VLOOKUP([.B38];[.$A$7:.$O$17];13)" office:value-type="float" office:value="0.186488009742658">
            <text:p>0.1864880097</text:p>
          </table:table-cell>
          <table:table-cell table:formula="of:=[.B38] - [.$F$19]" office:value-type="float" office:value="-1009.09090909091">
            <text:p>-1009.0909090909</text:p>
          </table:table-cell>
          <table:table-cell table:formula="of:=[.E38]*[.C38]" office:value-type="float" office:value="-2896.09090909091">
            <text:p>-2896.0909090909</text:p>
          </table:table-cell>
          <table:table-cell table:formula="of:=[.E38]^2" office:value-type="float" office:value="1018264.46280992">
            <text:p>1018264.46280992</text:p>
          </table:table-cell>
          <table:table-cell table:formula="of:=( [.C38] - ([.$L$19]*[.B38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250">
            <text:p>250</text:p>
          </table:table-cell>
          <table:table-cell table:formula="of:=VLOOKUP([.$B39];[.$A$7:.$K$17];[.$A39] +1)" office:value-type="float" office:value="2.86">
            <text:p>2.86</text:p>
          </table:table-cell>
          <table:table-cell table:formula="of:=VLOOKUP([.B39];[.$A$7:.$O$17];13)" office:value-type="float" office:value="0.186488009742658">
            <text:p>0.1864880097</text:p>
          </table:table-cell>
          <table:table-cell table:formula="of:=[.B39] - [.$F$19]" office:value-type="float" office:value="-1009.09090909091">
            <text:p>-1009.0909090909</text:p>
          </table:table-cell>
          <table:table-cell table:formula="of:=[.E39]*[.C39]" office:value-type="float" office:value="-2886">
            <text:p>-2886</text:p>
          </table:table-cell>
          <table:table-cell table:formula="of:=[.E39]^2" office:value-type="float" office:value="1018264.46280992">
            <text:p>1018264.46280992</text:p>
          </table:table-cell>
          <table:table-cell table:formula="of:=( [.C39] - ([.$L$19]*[.B39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250">
            <text:p>250</text:p>
          </table:table-cell>
          <table:table-cell table:formula="of:=VLOOKUP([.$B40];[.$A$7:.$K$17];[.$A40] +1)" office:value-type="float" office:value="2.87">
            <text:p>2.87</text:p>
          </table:table-cell>
          <table:table-cell table:formula="of:=VLOOKUP([.B40];[.$A$7:.$O$17];13)" office:value-type="float" office:value="0.186488009742658">
            <text:p>0.1864880097</text:p>
          </table:table-cell>
          <table:table-cell table:formula="of:=[.B40] - [.$F$19]" office:value-type="float" office:value="-1009.09090909091">
            <text:p>-1009.0909090909</text:p>
          </table:table-cell>
          <table:table-cell table:formula="of:=[.E40]*[.C40]" office:value-type="float" office:value="-2896.09090909091">
            <text:p>-2896.0909090909</text:p>
          </table:table-cell>
          <table:table-cell table:formula="of:=[.E40]^2" office:value-type="float" office:value="1018264.46280992">
            <text:p>1018264.46280992</text:p>
          </table:table-cell>
          <table:table-cell table:formula="of:=( [.C40] - ([.$L$19]*[.B40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500">
            <text:p>500</text:p>
          </table:table-cell>
          <table:table-cell table:formula="of:=VLOOKUP([.$B41];[.$A$7:.$K$17];[.$A41] +1)" office:value-type="float" office:value="6.06">
            <text:p>6.06</text:p>
          </table:table-cell>
          <table:table-cell table:formula="of:=VLOOKUP([.B41];[.$A$7:.$O$17];13)" office:value-type="float" office:value="0.122038245371413">
            <text:p>0.1220382454</text:p>
          </table:table-cell>
          <table:table-cell table:formula="of:=[.B41] - [.$F$19]" office:value-type="float" office:value="-759.090909090909">
            <text:p>-759.0909090909</text:p>
          </table:table-cell>
          <table:table-cell table:formula="of:=[.E41]*[.C41]" office:value-type="float" office:value="-4600.09090909091">
            <text:p>-4600.0909090909</text:p>
          </table:table-cell>
          <table:table-cell table:formula="of:=[.E41]^2" office:value-type="float" office:value="576219.008264463">
            <text:p>576219.008264463</text:p>
          </table:table-cell>
          <table:table-cell table:formula="of:=( [.C41] - ([.$L$19]*[.B41] +[.$N$19]) )^2" office:value-type="float" office:value="0.130425647926703">
            <text:p>0.1304256479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500">
            <text:p>500</text:p>
          </table:table-cell>
          <table:table-cell table:formula="of:=VLOOKUP([.$B42];[.$A$7:.$K$17];[.$A42] +1)" office:value-type="float" office:value="5.66">
            <text:p>5.66</text:p>
          </table:table-cell>
          <table:table-cell table:formula="of:=VLOOKUP([.B42];[.$A$7:.$O$17];13)" office:value-type="float" office:value="0.122038245371413">
            <text:p>0.1220382454</text:p>
          </table:table-cell>
          <table:table-cell table:formula="of:=[.B42] - [.$F$19]" office:value-type="float" office:value="-759.090909090909">
            <text:p>-759.0909090909</text:p>
          </table:table-cell>
          <table:table-cell table:formula="of:=[.E42]*[.C42]" office:value-type="float" office:value="-4296.45454545455">
            <text:p>-4296.4545454546</text:p>
          </table:table-cell>
          <table:table-cell table:formula="of:=[.E42]^2" office:value-type="float" office:value="576219.008264463">
            <text:p>576219.008264463</text:p>
          </table:table-cell>
          <table:table-cell table:formula="of:=( [.C42] - ([.$L$19]*[.B42] +[.$N$19]) )^2" office:value-type="float" office:value="0.00150971781365101">
            <text:p>0.0015097178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500">
            <text:p>500</text:p>
          </table:table-cell>
          <table:table-cell table:formula="of:=VLOOKUP([.$B43];[.$A$7:.$K$17];[.$A43] +1)" office:value-type="float" office:value="5.69">
            <text:p>5.69</text:p>
          </table:table-cell>
          <table:table-cell table:formula="of:=VLOOKUP([.B43];[.$A$7:.$O$17];13)" office:value-type="float" office:value="0.122038245371413">
            <text:p>0.1220382454</text:p>
          </table:table-cell>
          <table:table-cell table:formula="of:=[.B43] - [.$F$19]" office:value-type="float" office:value="-759.090909090909">
            <text:p>-759.0909090909</text:p>
          </table:table-cell>
          <table:table-cell table:formula="of:=[.E43]*[.C43]" office:value-type="float" office:value="-4319.22727272727">
            <text:p>-4319.2272727273</text:p>
          </table:table-cell>
          <table:table-cell table:formula="of:=[.E43]^2" office:value-type="float" office:value="576219.008264463">
            <text:p>576219.008264463</text:p>
          </table:table-cell>
          <table:table-cell table:formula="of:=( [.C43] - ([.$L$19]*[.B43] +[.$N$19]) )^2" office:value-type="float" office:value="0.0000784125721299313">
            <text:p>7.84125721299313E-005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500">
            <text:p>500</text:p>
          </table:table-cell>
          <table:table-cell table:formula="of:=VLOOKUP([.$B44];[.$A$7:.$K$17];[.$A44] +1)" office:value-type="float" office:value="5.66">
            <text:p>5.66</text:p>
          </table:table-cell>
          <table:table-cell table:formula="of:=VLOOKUP([.B44];[.$A$7:.$O$17];13)" office:value-type="float" office:value="0.122038245371413">
            <text:p>0.1220382454</text:p>
          </table:table-cell>
          <table:table-cell table:formula="of:=[.B44] - [.$F$19]" office:value-type="float" office:value="-759.090909090909">
            <text:p>-759.0909090909</text:p>
          </table:table-cell>
          <table:table-cell table:formula="of:=[.E44]*[.C44]" office:value-type="float" office:value="-4296.45454545455">
            <text:p>-4296.4545454546</text:p>
          </table:table-cell>
          <table:table-cell table:formula="of:=[.E44]^2" office:value-type="float" office:value="576219.008264463">
            <text:p>576219.008264463</text:p>
          </table:table-cell>
          <table:table-cell table:formula="of:=( [.C44] - ([.$L$19]*[.B44] +[.$N$19]) )^2" office:value-type="float" office:value="0.00150971781365101">
            <text:p>0.0015097178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500">
            <text:p>500</text:p>
          </table:table-cell>
          <table:table-cell table:formula="of:=VLOOKUP([.$B45];[.$A$7:.$K$17];[.$A45] +1)" office:value-type="float" office:value="5.67">
            <text:p>5.67</text:p>
          </table:table-cell>
          <table:table-cell table:formula="of:=VLOOKUP([.B45];[.$A$7:.$O$17];13)" office:value-type="float" office:value="0.122038245371413">
            <text:p>0.1220382454</text:p>
          </table:table-cell>
          <table:table-cell table:formula="of:=[.B45] - [.$F$19]" office:value-type="float" office:value="-759.090909090909">
            <text:p>-759.0909090909</text:p>
          </table:table-cell>
          <table:table-cell table:formula="of:=[.E45]*[.C45]" office:value-type="float" office:value="-4304.04545454545">
            <text:p>-4304.0454545455</text:p>
          </table:table-cell>
          <table:table-cell table:formula="of:=[.E45]^2" office:value-type="float" office:value="576219.008264463">
            <text:p>576219.008264463</text:p>
          </table:table-cell>
          <table:table-cell table:formula="of:=( [.C45] - ([.$L$19]*[.B45] +[.$N$19]) )^2" office:value-type="float" office:value="0.000832616066477332">
            <text:p>0.0008326161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500">
            <text:p>500</text:p>
          </table:table-cell>
          <table:table-cell table:formula="of:=VLOOKUP([.$B46];[.$A$7:.$K$17];[.$A46] +1)" office:value-type="float" office:value="5.68">
            <text:p>5.68</text:p>
          </table:table-cell>
          <table:table-cell table:formula="of:=VLOOKUP([.B46];[.$A$7:.$O$17];13)" office:value-type="float" office:value="0.122038245371413">
            <text:p>0.1220382454</text:p>
          </table:table-cell>
          <table:table-cell table:formula="of:=[.B46] - [.$F$19]" office:value-type="float" office:value="-759.090909090909">
            <text:p>-759.0909090909</text:p>
          </table:table-cell>
          <table:table-cell table:formula="of:=[.E46]*[.C46]" office:value-type="float" office:value="-4311.63636363636">
            <text:p>-4311.6363636364</text:p>
          </table:table-cell>
          <table:table-cell table:formula="of:=[.E46]^2" office:value-type="float" office:value="576219.008264463">
            <text:p>576219.008264463</text:p>
          </table:table-cell>
          <table:table-cell table:formula="of:=( [.C46] - ([.$L$19]*[.B46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500">
            <text:p>500</text:p>
          </table:table-cell>
          <table:table-cell table:formula="of:=VLOOKUP([.$B47];[.$A$7:.$K$17];[.$A47] +1)" office:value-type="float" office:value="5.68">
            <text:p>5.68</text:p>
          </table:table-cell>
          <table:table-cell table:formula="of:=VLOOKUP([.B47];[.$A$7:.$O$17];13)" office:value-type="float" office:value="0.122038245371413">
            <text:p>0.1220382454</text:p>
          </table:table-cell>
          <table:table-cell table:formula="of:=[.B47] - [.$F$19]" office:value-type="float" office:value="-759.090909090909">
            <text:p>-759.0909090909</text:p>
          </table:table-cell>
          <table:table-cell table:formula="of:=[.E47]*[.C47]" office:value-type="float" office:value="-4311.63636363636">
            <text:p>-4311.6363636364</text:p>
          </table:table-cell>
          <table:table-cell table:formula="of:=[.E47]^2" office:value-type="float" office:value="576219.008264463">
            <text:p>576219.008264463</text:p>
          </table:table-cell>
          <table:table-cell table:formula="of:=( [.C47] - ([.$L$19]*[.B47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500">
            <text:p>500</text:p>
          </table:table-cell>
          <table:table-cell table:formula="of:=VLOOKUP([.$B48];[.$A$7:.$K$17];[.$A48] +1)" office:value-type="float" office:value="5.67">
            <text:p>5.67</text:p>
          </table:table-cell>
          <table:table-cell table:formula="of:=VLOOKUP([.B48];[.$A$7:.$O$17];13)" office:value-type="float" office:value="0.122038245371413">
            <text:p>0.1220382454</text:p>
          </table:table-cell>
          <table:table-cell table:formula="of:=[.B48] - [.$F$19]" office:value-type="float" office:value="-759.090909090909">
            <text:p>-759.0909090909</text:p>
          </table:table-cell>
          <table:table-cell table:formula="of:=[.E48]*[.C48]" office:value-type="float" office:value="-4304.04545454545">
            <text:p>-4304.0454545455</text:p>
          </table:table-cell>
          <table:table-cell table:formula="of:=[.E48]^2" office:value-type="float" office:value="576219.008264463">
            <text:p>576219.008264463</text:p>
          </table:table-cell>
          <table:table-cell table:formula="of:=( [.C48] - ([.$L$19]*[.B48] +[.$N$19]) )^2" office:value-type="float" office:value="0.000832616066477332">
            <text:p>0.0008326161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500">
            <text:p>500</text:p>
          </table:table-cell>
          <table:table-cell table:formula="of:=VLOOKUP([.$B49];[.$A$7:.$K$17];[.$A49] +1)" office:value-type="float" office:value="5.68">
            <text:p>5.68</text:p>
          </table:table-cell>
          <table:table-cell table:formula="of:=VLOOKUP([.B49];[.$A$7:.$O$17];13)" office:value-type="float" office:value="0.122038245371413">
            <text:p>0.1220382454</text:p>
          </table:table-cell>
          <table:table-cell table:formula="of:=[.B49] - [.$F$19]" office:value-type="float" office:value="-759.090909090909">
            <text:p>-759.0909090909</text:p>
          </table:table-cell>
          <table:table-cell table:formula="of:=[.E49]*[.C49]" office:value-type="float" office:value="-4311.63636363636">
            <text:p>-4311.6363636364</text:p>
          </table:table-cell>
          <table:table-cell table:formula="of:=[.E49]^2" office:value-type="float" office:value="576219.008264463">
            <text:p>576219.008264463</text:p>
          </table:table-cell>
          <table:table-cell table:formula="of:=( [.C49] - ([.$L$19]*[.B49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500">
            <text:p>500</text:p>
          </table:table-cell>
          <table:table-cell table:formula="of:=VLOOKUP([.$B50];[.$A$7:.$K$17];[.$A50] +1)" office:value-type="float" office:value="5.69">
            <text:p>5.69</text:p>
          </table:table-cell>
          <table:table-cell table:formula="of:=VLOOKUP([.B50];[.$A$7:.$O$17];13)" office:value-type="float" office:value="0.122038245371413">
            <text:p>0.1220382454</text:p>
          </table:table-cell>
          <table:table-cell table:formula="of:=[.B50] - [.$F$19]" office:value-type="float" office:value="-759.090909090909">
            <text:p>-759.0909090909</text:p>
          </table:table-cell>
          <table:table-cell table:formula="of:=[.E50]*[.C50]" office:value-type="float" office:value="-4319.22727272727">
            <text:p>-4319.2272727273</text:p>
          </table:table-cell>
          <table:table-cell table:formula="of:=[.E50]^2" office:value-type="float" office:value="576219.008264463">
            <text:p>576219.008264463</text:p>
          </table:table-cell>
          <table:table-cell table:formula="of:=( [.C50] - ([.$L$19]*[.B50] +[.$N$19]) )^2" office:value-type="float" office:value="0.0000784125721299313">
            <text:p>7.84125721299313E-005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750">
            <text:p>750</text:p>
          </table:table-cell>
          <table:table-cell table:formula="of:=VLOOKUP([.$B51];[.$A$7:.$K$17];[.$A51] +1)" office:value-type="float" office:value="8.58">
            <text:p>8.58</text:p>
          </table:table-cell>
          <table:table-cell table:formula="of:=VLOOKUP([.B51];[.$A$7:.$O$17];13)" office:value-type="float" office:value="0.034705106892854">
            <text:p>0.0347051069</text:p>
          </table:table-cell>
          <table:table-cell table:formula="of:=[.B51] - [.$F$19]" office:value-type="float" office:value="-509.090909090909">
            <text:p>-509.0909090909</text:p>
          </table:table-cell>
          <table:table-cell table:formula="of:=[.E51]*[.C51]" office:value-type="float" office:value="-4368">
            <text:p>-4368</text:p>
          </table:table-cell>
          <table:table-cell table:formula="of:=[.E51]^2" office:value-type="float" office:value="259173.553719008">
            <text:p>259173.553719008</text:p>
          </table:table-cell>
          <table:table-cell table:formula="of:=( [.C51] - ([.$L$19]*[.B51] +[.$N$19]) )^2" office:value-type="float" office:value="0.00411536095440151">
            <text:p>0.004115361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750">
            <text:p>750</text:p>
          </table:table-cell>
          <table:table-cell table:formula="of:=VLOOKUP([.$B52];[.$A$7:.$K$17];[.$A52] +1)" office:value-type="float" office:value="8.51">
            <text:p>8.51</text:p>
          </table:table-cell>
          <table:table-cell table:formula="of:=VLOOKUP([.B52];[.$A$7:.$O$17];13)" office:value-type="float" office:value="0.034705106892854">
            <text:p>0.0347051069</text:p>
          </table:table-cell>
          <table:table-cell table:formula="of:=[.B52] - [.$F$19]" office:value-type="float" office:value="-509.090909090909">
            <text:p>-509.0909090909</text:p>
          </table:table-cell>
          <table:table-cell table:formula="of:=[.E52]*[.C52]" office:value-type="float" office:value="-4332.36363636364">
            <text:p>-4332.3636363636</text:p>
          </table:table-cell>
          <table:table-cell table:formula="of:=[.E52]^2" office:value-type="float" office:value="259173.553719008">
            <text:p>259173.553719008</text:p>
          </table:table-cell>
          <table:table-cell table:formula="of:=( [.C52] - ([.$L$19]*[.B52] +[.$N$19]) )^2" office:value-type="float" office:value="0.0000342098752652982">
            <text:p>3.42098752652982E-005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750">
            <text:p>750</text:p>
          </table:table-cell>
          <table:table-cell table:formula="of:=VLOOKUP([.$B53];[.$A$7:.$K$17];[.$A53] +1)" office:value-type="float" office:value="8.48">
            <text:p>8.48</text:p>
          </table:table-cell>
          <table:table-cell table:formula="of:=VLOOKUP([.B53];[.$A$7:.$O$17];13)" office:value-type="float" office:value="0.034705106892854">
            <text:p>0.0347051069</text:p>
          </table:table-cell>
          <table:table-cell table:formula="of:=[.B53] - [.$F$19]" office:value-type="float" office:value="-509.090909090909">
            <text:p>-509.0909090909</text:p>
          </table:table-cell>
          <table:table-cell table:formula="of:=[.E53]*[.C53]" office:value-type="float" office:value="-4317.09090909091">
            <text:p>-4317.0909090909</text:p>
          </table:table-cell>
          <table:table-cell table:formula="of:=[.E53]^2" office:value-type="float" office:value="259173.553719008">
            <text:p>259173.553719008</text:p>
          </table:table-cell>
          <table:table-cell table:formula="of:=( [.C53] - ([.$L$19]*[.B53] +[.$N$19]) )^2" office:value-type="float" office:value="0.00128514512706403">
            <text:p>0.0012851451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750">
            <text:p>750</text:p>
          </table:table-cell>
          <table:table-cell table:formula="of:=VLOOKUP([.$B54];[.$A$7:.$K$17];[.$A54] +1)" office:value-type="float" office:value="8.52">
            <text:p>8.52</text:p>
          </table:table-cell>
          <table:table-cell table:formula="of:=VLOOKUP([.B54];[.$A$7:.$O$17];13)" office:value-type="float" office:value="0.034705106892854">
            <text:p>0.0347051069</text:p>
          </table:table-cell>
          <table:table-cell table:formula="of:=[.B54] - [.$F$19]" office:value-type="float" office:value="-509.090909090909">
            <text:p>-509.0909090909</text:p>
          </table:table-cell>
          <table:table-cell table:formula="of:=[.E54]*[.C54]" office:value-type="float" office:value="-4337.45454545454">
            <text:p>-4337.4545454546</text:p>
          </table:table-cell>
          <table:table-cell table:formula="of:=[.E54]^2" office:value-type="float" office:value="259173.553719008">
            <text:p>259173.553719008</text:p>
          </table:table-cell>
          <table:table-cell table:formula="of:=( [.C54] - ([.$L$19]*[.B54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750">
            <text:p>750</text:p>
          </table:table-cell>
          <table:table-cell table:formula="of:=VLOOKUP([.$B55];[.$A$7:.$K$17];[.$A55] +1)" office:value-type="float" office:value="8.47">
            <text:p>8.47</text:p>
          </table:table-cell>
          <table:table-cell table:formula="of:=VLOOKUP([.B55];[.$A$7:.$O$17];13)" office:value-type="float" office:value="0.034705106892854">
            <text:p>0.0347051069</text:p>
          </table:table-cell>
          <table:table-cell table:formula="of:=[.B55] - [.$F$19]" office:value-type="float" office:value="-509.090909090909">
            <text:p>-509.0909090909</text:p>
          </table:table-cell>
          <table:table-cell table:formula="of:=[.E55]*[.C55]" office:value-type="float" office:value="-4312">
            <text:p>-4312</text:p>
          </table:table-cell>
          <table:table-cell table:formula="of:=[.E55]^2" office:value-type="float" office:value="259173.553719008">
            <text:p>259173.553719008</text:p>
          </table:table-cell>
          <table:table-cell table:formula="of:=( [.C55] - ([.$L$19]*[.B55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750">
            <text:p>750</text:p>
          </table:table-cell>
          <table:table-cell table:formula="of:=VLOOKUP([.$B56];[.$A$7:.$K$17];[.$A56] +1)" office:value-type="float" office:value="8.52">
            <text:p>8.52</text:p>
          </table:table-cell>
          <table:table-cell table:formula="of:=VLOOKUP([.B56];[.$A$7:.$O$17];13)" office:value-type="float" office:value="0.034705106892854">
            <text:p>0.0347051069</text:p>
          </table:table-cell>
          <table:table-cell table:formula="of:=[.B56] - [.$F$19]" office:value-type="float" office:value="-509.090909090909">
            <text:p>-509.0909090909</text:p>
          </table:table-cell>
          <table:table-cell table:formula="of:=[.E56]*[.C56]" office:value-type="float" office:value="-4337.45454545454">
            <text:p>-4337.4545454546</text:p>
          </table:table-cell>
          <table:table-cell table:formula="of:=[.E56]^2" office:value-type="float" office:value="259173.553719008">
            <text:p>259173.553719008</text:p>
          </table:table-cell>
          <table:table-cell table:formula="of:=( [.C56] - ([.$L$19]*[.B56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750">
            <text:p>750</text:p>
          </table:table-cell>
          <table:table-cell table:formula="of:=VLOOKUP([.$B57];[.$A$7:.$K$17];[.$A57] +1)" office:value-type="float" office:value="8.47">
            <text:p>8.47</text:p>
          </table:table-cell>
          <table:table-cell table:formula="of:=VLOOKUP([.B57];[.$A$7:.$O$17];13)" office:value-type="float" office:value="0.034705106892854">
            <text:p>0.0347051069</text:p>
          </table:table-cell>
          <table:table-cell table:formula="of:=[.B57] - [.$F$19]" office:value-type="float" office:value="-509.090909090909">
            <text:p>-509.0909090909</text:p>
          </table:table-cell>
          <table:table-cell table:formula="of:=[.E57]*[.C57]" office:value-type="float" office:value="-4312">
            <text:p>-4312</text:p>
          </table:table-cell>
          <table:table-cell table:formula="of:=[.E57]^2" office:value-type="float" office:value="259173.553719008">
            <text:p>259173.553719008</text:p>
          </table:table-cell>
          <table:table-cell table:formula="of:=( [.C57] - ([.$L$19]*[.B57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750">
            <text:p>750</text:p>
          </table:table-cell>
          <table:table-cell table:formula="of:=VLOOKUP([.$B58];[.$A$7:.$K$17];[.$A58] +1)" office:value-type="float" office:value="8.52">
            <text:p>8.52</text:p>
          </table:table-cell>
          <table:table-cell table:formula="of:=VLOOKUP([.B58];[.$A$7:.$O$17];13)" office:value-type="float" office:value="0.034705106892854">
            <text:p>0.0347051069</text:p>
          </table:table-cell>
          <table:table-cell table:formula="of:=[.B58] - [.$F$19]" office:value-type="float" office:value="-509.090909090909">
            <text:p>-509.0909090909</text:p>
          </table:table-cell>
          <table:table-cell table:formula="of:=[.E58]*[.C58]" office:value-type="float" office:value="-4337.45454545454">
            <text:p>-4337.4545454546</text:p>
          </table:table-cell>
          <table:table-cell table:formula="of:=[.E58]^2" office:value-type="float" office:value="259173.553719008">
            <text:p>259173.553719008</text:p>
          </table:table-cell>
          <table:table-cell table:formula="of:=( [.C58] - ([.$L$19]*[.B58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750">
            <text:p>750</text:p>
          </table:table-cell>
          <table:table-cell table:formula="of:=VLOOKUP([.$B59];[.$A$7:.$K$17];[.$A59] +1)" office:value-type="float" office:value="8.47">
            <text:p>8.47</text:p>
          </table:table-cell>
          <table:table-cell table:formula="of:=VLOOKUP([.B59];[.$A$7:.$O$17];13)" office:value-type="float" office:value="0.034705106892854">
            <text:p>0.0347051069</text:p>
          </table:table-cell>
          <table:table-cell table:formula="of:=[.B59] - [.$F$19]" office:value-type="float" office:value="-509.090909090909">
            <text:p>-509.0909090909</text:p>
          </table:table-cell>
          <table:table-cell table:formula="of:=[.E59]*[.C59]" office:value-type="float" office:value="-4312">
            <text:p>-4312</text:p>
          </table:table-cell>
          <table:table-cell table:formula="of:=[.E59]^2" office:value-type="float" office:value="259173.553719008">
            <text:p>259173.553719008</text:p>
          </table:table-cell>
          <table:table-cell table:formula="of:=( [.C59] - ([.$L$19]*[.B59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750">
            <text:p>750</text:p>
          </table:table-cell>
          <table:table-cell table:formula="of:=VLOOKUP([.$B60];[.$A$7:.$K$17];[.$A60] +1)" office:value-type="float" office:value="8.52">
            <text:p>8.52</text:p>
          </table:table-cell>
          <table:table-cell table:formula="of:=VLOOKUP([.B60];[.$A$7:.$O$17];13)" office:value-type="float" office:value="0.034705106892854">
            <text:p>0.0347051069</text:p>
          </table:table-cell>
          <table:table-cell table:formula="of:=[.B60] - [.$F$19]" office:value-type="float" office:value="-509.090909090909">
            <text:p>-509.0909090909</text:p>
          </table:table-cell>
          <table:table-cell table:formula="of:=[.E60]*[.C60]" office:value-type="float" office:value="-4337.45454545454">
            <text:p>-4337.4545454546</text:p>
          </table:table-cell>
          <table:table-cell table:formula="of:=[.E60]^2" office:value-type="float" office:value="259173.553719008">
            <text:p>259173.553719008</text:p>
          </table:table-cell>
          <table:table-cell table:formula="of:=( [.C60] - ([.$L$19]*[.B60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000">
            <text:p>1000</text:p>
          </table:table-cell>
          <table:table-cell table:formula="of:=VLOOKUP([.$B61];[.$A$7:.$K$17];[.$A61] +1)" office:value-type="float" office:value="11.28">
            <text:p>11.28</text:p>
          </table:table-cell>
          <table:table-cell table:formula="of:=VLOOKUP([.B61];[.$A$7:.$O$17];13)" office:value-type="float" office:value="0.0175119007154184">
            <text:p>0.0175119007</text:p>
          </table:table-cell>
          <table:table-cell table:formula="of:=[.B61] - [.$F$19]" office:value-type="float" office:value="-259.090909090909">
            <text:p>-259.0909090909</text:p>
          </table:table-cell>
          <table:table-cell table:formula="of:=[.E61]*[.C61]" office:value-type="float" office:value="-2922.54545454545">
            <text:p>-2922.5454545455</text:p>
          </table:table-cell>
          <table:table-cell table:formula="of:=[.E61]^2" office:value-type="float" office:value="67128.0991735537">
            <text:p>67128.0991735537</text:p>
          </table:table-cell>
          <table:table-cell table:formula="of:=( [.C61] - ([.$L$19]*[.B61] +[.$N$19]) )^2" office:value-type="float" office:value="0.00279235668919051">
            <text:p>0.0027923567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000">
            <text:p>1000</text:p>
          </table:table-cell>
          <table:table-cell table:formula="of:=VLOOKUP([.$B62];[.$A$7:.$K$17];[.$A62] +1)" office:value-type="float" office:value="11.31">
            <text:p>11.31</text:p>
          </table:table-cell>
          <table:table-cell table:formula="of:=VLOOKUP([.B62];[.$A$7:.$O$17];13)" office:value-type="float" office:value="0.0175119007154184">
            <text:p>0.0175119007</text:p>
          </table:table-cell>
          <table:table-cell table:formula="of:=[.B62] - [.$F$19]" office:value-type="float" office:value="-259.090909090909">
            <text:p>-259.0909090909</text:p>
          </table:table-cell>
          <table:table-cell table:formula="of:=[.E62]*[.C62]" office:value-type="float" office:value="-2930.31818181818">
            <text:p>-2930.3181818182</text:p>
          </table:table-cell>
          <table:table-cell table:formula="of:=[.E62]^2" office:value-type="float" office:value="67128.0991735537">
            <text:p>67128.0991735537</text:p>
          </table:table-cell>
          <table:table-cell table:formula="of:=( [.C62] - ([.$L$19]*[.B62] +[.$N$19]) )^2" office:value-type="float" office:value="0.000521791427114018">
            <text:p>0.000521791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000">
            <text:p>1000</text:p>
          </table:table-cell>
          <table:table-cell table:formula="of:=VLOOKUP([.$B63];[.$A$7:.$K$17];[.$A63] +1)" office:value-type="float" office:value="11.3">
            <text:p>11.3</text:p>
          </table:table-cell>
          <table:table-cell table:formula="of:=VLOOKUP([.B63];[.$A$7:.$O$17];13)" office:value-type="float" office:value="0.0175119007154184">
            <text:p>0.0175119007</text:p>
          </table:table-cell>
          <table:table-cell table:formula="of:=[.B63] - [.$F$19]" office:value-type="float" office:value="-259.090909090909">
            <text:p>-259.0909090909</text:p>
          </table:table-cell>
          <table:table-cell table:formula="of:=[.E63]*[.C63]" office:value-type="float" office:value="-2927.72727272727">
            <text:p>-2927.7272727273</text:p>
          </table:table-cell>
          <table:table-cell table:formula="of:=[.E63]^2" office:value-type="float" office:value="67128.0991735537">
            <text:p>67128.0991735537</text:p>
          </table:table-cell>
          <table:table-cell table:formula="of:=( [.C63] - ([.$L$19]*[.B63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000">
            <text:p>1000</text:p>
          </table:table-cell>
          <table:table-cell table:formula="of:=VLOOKUP([.$B64];[.$A$7:.$K$17];[.$A64] +1)" office:value-type="float" office:value="11.3">
            <text:p>11.3</text:p>
          </table:table-cell>
          <table:table-cell table:formula="of:=VLOOKUP([.B64];[.$A$7:.$O$17];13)" office:value-type="float" office:value="0.0175119007154184">
            <text:p>0.0175119007</text:p>
          </table:table-cell>
          <table:table-cell table:formula="of:=[.B64] - [.$F$19]" office:value-type="float" office:value="-259.090909090909">
            <text:p>-259.0909090909</text:p>
          </table:table-cell>
          <table:table-cell table:formula="of:=[.E64]*[.C64]" office:value-type="float" office:value="-2927.72727272727">
            <text:p>-2927.7272727273</text:p>
          </table:table-cell>
          <table:table-cell table:formula="of:=[.E64]^2" office:value-type="float" office:value="67128.0991735537">
            <text:p>67128.0991735537</text:p>
          </table:table-cell>
          <table:table-cell table:formula="of:=( [.C64] - ([.$L$19]*[.B64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000">
            <text:p>1000</text:p>
          </table:table-cell>
          <table:table-cell table:formula="of:=VLOOKUP([.$B65];[.$A$7:.$K$17];[.$A65] +1)" office:value-type="float" office:value="11.33">
            <text:p>11.33</text:p>
          </table:table-cell>
          <table:table-cell table:formula="of:=VLOOKUP([.B65];[.$A$7:.$O$17];13)" office:value-type="float" office:value="0.0175119007154184">
            <text:p>0.0175119007</text:p>
          </table:table-cell>
          <table:table-cell table:formula="of:=[.B65] - [.$F$19]" office:value-type="float" office:value="-259.090909090909">
            <text:p>-259.0909090909</text:p>
          </table:table-cell>
          <table:table-cell table:formula="of:=[.E65]*[.C65]" office:value-type="float" office:value="-2935.5">
            <text:p>-2935.5</text:p>
          </table:table-cell>
          <table:table-cell table:formula="of:=[.E65]^2" office:value-type="float" office:value="67128.0991735537">
            <text:p>67128.0991735537</text:p>
          </table:table-cell>
          <table:table-cell table:formula="of:=( [.C65] - ([.$L$19]*[.B65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000">
            <text:p>1000</text:p>
          </table:table-cell>
          <table:table-cell table:formula="of:=VLOOKUP([.$B66];[.$A$7:.$K$17];[.$A66] +1)" office:value-type="float" office:value="11.3">
            <text:p>11.3</text:p>
          </table:table-cell>
          <table:table-cell table:formula="of:=VLOOKUP([.B66];[.$A$7:.$O$17];13)" office:value-type="float" office:value="0.0175119007154184">
            <text:p>0.0175119007</text:p>
          </table:table-cell>
          <table:table-cell table:formula="of:=[.B66] - [.$F$19]" office:value-type="float" office:value="-259.090909090909">
            <text:p>-259.0909090909</text:p>
          </table:table-cell>
          <table:table-cell table:formula="of:=[.E66]*[.C66]" office:value-type="float" office:value="-2927.72727272727">
            <text:p>-2927.7272727273</text:p>
          </table:table-cell>
          <table:table-cell table:formula="of:=[.E66]^2" office:value-type="float" office:value="67128.0991735537">
            <text:p>67128.0991735537</text:p>
          </table:table-cell>
          <table:table-cell table:formula="of:=( [.C66] - ([.$L$19]*[.B66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000">
            <text:p>1000</text:p>
          </table:table-cell>
          <table:table-cell table:formula="of:=VLOOKUP([.$B67];[.$A$7:.$K$17];[.$A67] +1)" office:value-type="float" office:value="11.29">
            <text:p>11.29</text:p>
          </table:table-cell>
          <table:table-cell table:formula="of:=VLOOKUP([.B67];[.$A$7:.$O$17];13)" office:value-type="float" office:value="0.0175119007154184">
            <text:p>0.0175119007</text:p>
          </table:table-cell>
          <table:table-cell table:formula="of:=[.B67] - [.$F$19]" office:value-type="float" office:value="-259.090909090909">
            <text:p>-259.0909090909</text:p>
          </table:table-cell>
          <table:table-cell table:formula="of:=[.E67]*[.C67]" office:value-type="float" office:value="-2925.13636363636">
            <text:p>-2925.1363636364</text:p>
          </table:table-cell>
          <table:table-cell table:formula="of:=[.E67]^2" office:value-type="float" office:value="67128.0991735537">
            <text:p>67128.0991735537</text:p>
          </table:table-cell>
          <table:table-cell table:formula="of:=( [.C67] - ([.$L$19]*[.B67] +[.$N$19]) )^2" office:value-type="float" office:value="0.00183550160183171">
            <text:p>0.0018355016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000">
            <text:p>1000</text:p>
          </table:table-cell>
          <table:table-cell table:formula="of:=VLOOKUP([.$B68];[.$A$7:.$K$17];[.$A68] +1)" office:value-type="float" office:value="11.31">
            <text:p>11.31</text:p>
          </table:table-cell>
          <table:table-cell table:formula="of:=VLOOKUP([.B68];[.$A$7:.$O$17];13)" office:value-type="float" office:value="0.0175119007154184">
            <text:p>0.0175119007</text:p>
          </table:table-cell>
          <table:table-cell table:formula="of:=[.B68] - [.$F$19]" office:value-type="float" office:value="-259.090909090909">
            <text:p>-259.0909090909</text:p>
          </table:table-cell>
          <table:table-cell table:formula="of:=[.E68]*[.C68]" office:value-type="float" office:value="-2930.31818181818">
            <text:p>-2930.3181818182</text:p>
          </table:table-cell>
          <table:table-cell table:formula="of:=[.E68]^2" office:value-type="float" office:value="67128.0991735537">
            <text:p>67128.0991735537</text:p>
          </table:table-cell>
          <table:table-cell table:formula="of:=( [.C68] - ([.$L$19]*[.B68] +[.$N$19]) )^2" office:value-type="float" office:value="0.000521791427114018">
            <text:p>0.0005217914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000">
            <text:p>1000</text:p>
          </table:table-cell>
          <table:table-cell table:formula="of:=VLOOKUP([.$B69];[.$A$7:.$K$17];[.$A69] +1)" office:value-type="float" office:value="11.33">
            <text:p>11.33</text:p>
          </table:table-cell>
          <table:table-cell table:formula="of:=VLOOKUP([.B69];[.$A$7:.$O$17];13)" office:value-type="float" office:value="0.0175119007154184">
            <text:p>0.0175119007</text:p>
          </table:table-cell>
          <table:table-cell table:formula="of:=[.B69] - [.$F$19]" office:value-type="float" office:value="-259.090909090909">
            <text:p>-259.0909090909</text:p>
          </table:table-cell>
          <table:table-cell table:formula="of:=[.E69]*[.C69]" office:value-type="float" office:value="-2935.5">
            <text:p>-2935.5</text:p>
          </table:table-cell>
          <table:table-cell table:formula="of:=[.E69]^2" office:value-type="float" office:value="67128.0991735537">
            <text:p>67128.0991735537</text:p>
          </table:table-cell>
          <table:table-cell table:formula="of:=( [.C69] - ([.$L$19]*[.B69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000">
            <text:p>1000</text:p>
          </table:table-cell>
          <table:table-cell table:formula="of:=VLOOKUP([.$B70];[.$A$7:.$K$17];[.$A70] +1)" office:value-type="float" office:value="11.33">
            <text:p>11.33</text:p>
          </table:table-cell>
          <table:table-cell table:formula="of:=VLOOKUP([.B70];[.$A$7:.$O$17];13)" office:value-type="float" office:value="0.0175119007154184">
            <text:p>0.0175119007</text:p>
          </table:table-cell>
          <table:table-cell table:formula="of:=[.B70] - [.$F$19]" office:value-type="float" office:value="-259.090909090909">
            <text:p>-259.0909090909</text:p>
          </table:table-cell>
          <table:table-cell table:formula="of:=[.E70]*[.C70]" office:value-type="float" office:value="-2935.5">
            <text:p>-2935.5</text:p>
          </table:table-cell>
          <table:table-cell table:formula="of:=[.E70]^2" office:value-type="float" office:value="67128.0991735537">
            <text:p>67128.0991735537</text:p>
          </table:table-cell>
          <table:table-cell table:formula="of:=( [.C70] - ([.$L$19]*[.B70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250">
            <text:p>1250</text:p>
          </table:table-cell>
          <table:table-cell table:formula="of:=VLOOKUP([.$B71];[.$A$7:.$K$17];[.$A71] +1)" office:value-type="float" office:value="14.12">
            <text:p>14.12</text:p>
          </table:table-cell>
          <table:table-cell table:formula="of:=VLOOKUP([.B71];[.$A$7:.$O$17];13)" office:value-type="float" office:value="0.0207899548393506">
            <text:p>0.0207899548</text:p>
          </table:table-cell>
          <table:table-cell table:formula="of:=[.B71] - [.$F$19]" office:value-type="float" office:value="-9.09090909090901">
            <text:p>-9.0909090909</text:p>
          </table:table-cell>
          <table:table-cell table:formula="of:=[.E71]*[.C71]" office:value-type="float" office:value="-128.363636363635">
            <text:p>-128.3636363636</text:p>
          </table:table-cell>
          <table:table-cell table:formula="of:=[.E71]^2" office:value-type="float" office:value="82.6446280991721">
            <text:p>82.6446280992</text:p>
          </table:table-cell>
          <table:table-cell table:formula="of:=( [.C71] - ([.$L$19]*[.B71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250">
            <text:p>1250</text:p>
          </table:table-cell>
          <table:table-cell table:formula="of:=VLOOKUP([.$B72];[.$A$7:.$K$17];[.$A72] +1)" office:value-type="float" office:value="14.15">
            <text:p>14.15</text:p>
          </table:table-cell>
          <table:table-cell table:formula="of:=VLOOKUP([.B72];[.$A$7:.$O$17];13)" office:value-type="float" office:value="0.0207899548393506">
            <text:p>0.0207899548</text:p>
          </table:table-cell>
          <table:table-cell table:formula="of:=[.B72] - [.$F$19]" office:value-type="float" office:value="-9.09090909090901">
            <text:p>-9.0909090909</text:p>
          </table:table-cell>
          <table:table-cell table:formula="of:=[.E72]*[.C72]" office:value-type="float" office:value="-128.636363636362">
            <text:p>-128.6363636364</text:p>
          </table:table-cell>
          <table:table-cell table:formula="of:=[.E72]^2" office:value-type="float" office:value="82.6446280991721">
            <text:p>82.6446280992</text:p>
          </table:table-cell>
          <table:table-cell table:formula="of:=( [.C72] - ([.$L$19]*[.B72] +[.$N$19]) )^2" office:value-type="float" office:value="0.0000000267035233922459">
            <text:p>2.67035233922459E-008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250">
            <text:p>1250</text:p>
          </table:table-cell>
          <table:table-cell table:formula="of:=VLOOKUP([.$B73];[.$A$7:.$K$17];[.$A73] +1)" office:value-type="float" office:value="14.13">
            <text:p>14.13</text:p>
          </table:table-cell>
          <table:table-cell table:formula="of:=VLOOKUP([.B73];[.$A$7:.$O$17];13)" office:value-type="float" office:value="0.0207899548393506">
            <text:p>0.0207899548</text:p>
          </table:table-cell>
          <table:table-cell table:formula="of:=[.B73] - [.$F$19]" office:value-type="float" office:value="-9.09090909090901">
            <text:p>-9.0909090909</text:p>
          </table:table-cell>
          <table:table-cell table:formula="of:=[.E73]*[.C73]" office:value-type="float" office:value="-128.454545454544">
            <text:p>-128.4545454545</text:p>
          </table:table-cell>
          <table:table-cell table:formula="of:=[.E73]^2" office:value-type="float" office:value="82.6446280991721">
            <text:p>82.6446280992</text:p>
          </table:table-cell>
          <table:table-cell table:formula="of:=( [.C73] - ([.$L$19]*[.B73] +[.$N$19]) )^2" office:value-type="float" office:value="0.000393490218426047">
            <text:p>0.0003934902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250">
            <text:p>1250</text:p>
          </table:table-cell>
          <table:table-cell table:formula="of:=VLOOKUP([.$B74];[.$A$7:.$K$17];[.$A74] +1)" office:value-type="float" office:value="14.12">
            <text:p>14.12</text:p>
          </table:table-cell>
          <table:table-cell table:formula="of:=VLOOKUP([.B74];[.$A$7:.$O$17];13)" office:value-type="float" office:value="0.0207899548393506">
            <text:p>0.0207899548</text:p>
          </table:table-cell>
          <table:table-cell table:formula="of:=[.B74] - [.$F$19]" office:value-type="float" office:value="-9.09090909090901">
            <text:p>-9.0909090909</text:p>
          </table:table-cell>
          <table:table-cell table:formula="of:=[.E74]*[.C74]" office:value-type="float" office:value="-128.363636363635">
            <text:p>-128.3636363636</text:p>
          </table:table-cell>
          <table:table-cell table:formula="of:=[.E74]^2" office:value-type="float" office:value="82.6446280991721">
            <text:p>82.6446280992</text:p>
          </table:table-cell>
          <table:table-cell table:formula="of:=( [.C74] - ([.$L$19]*[.B74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250">
            <text:p>1250</text:p>
          </table:table-cell>
          <table:table-cell table:formula="of:=VLOOKUP([.$B75];[.$A$7:.$K$17];[.$A75] +1)" office:value-type="float" office:value="14.16">
            <text:p>14.16</text:p>
          </table:table-cell>
          <table:table-cell table:formula="of:=VLOOKUP([.B75];[.$A$7:.$O$17];13)" office:value-type="float" office:value="0.0207899548393506">
            <text:p>0.0207899548</text:p>
          </table:table-cell>
          <table:table-cell table:formula="of:=[.B75] - [.$F$19]" office:value-type="float" office:value="-9.09090909090901">
            <text:p>-9.0909090909</text:p>
          </table:table-cell>
          <table:table-cell table:formula="of:=[.E75]*[.C75]" office:value-type="float" office:value="-128.727272727272">
            <text:p>-128.7272727273</text:p>
          </table:table-cell>
          <table:table-cell table:formula="of:=[.E75]^2" office:value-type="float" office:value="82.6446280991721">
            <text:p>82.6446280992</text:p>
          </table:table-cell>
          <table:table-cell table:formula="of:=( [.C75] - ([.$L$19]*[.B75] +[.$N$19]) )^2" office:value-type="float" office:value="0.000103294946072052">
            <text:p>0.0001032949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250">
            <text:p>1250</text:p>
          </table:table-cell>
          <table:table-cell table:formula="of:=VLOOKUP([.$B76];[.$A$7:.$K$17];[.$A76] +1)" office:value-type="float" office:value="14.1">
            <text:p>14.1</text:p>
          </table:table-cell>
          <table:table-cell table:formula="of:=VLOOKUP([.B76];[.$A$7:.$O$17];13)" office:value-type="float" office:value="0.0207899548393506">
            <text:p>0.0207899548</text:p>
          </table:table-cell>
          <table:table-cell table:formula="of:=[.B76] - [.$F$19]" office:value-type="float" office:value="-9.09090909090901">
            <text:p>-9.0909090909</text:p>
          </table:table-cell>
          <table:table-cell table:formula="of:=[.E76]*[.C76]" office:value-type="float" office:value="-128.181818181817">
            <text:p>-128.1818181818</text:p>
          </table:table-cell>
          <table:table-cell table:formula="of:=[.E76]^2" office:value-type="float" office:value="82.6446280991721">
            <text:p>82.6446280992</text:p>
          </table:table-cell>
          <table:table-cell table:formula="of:=( [.C76] - ([.$L$19]*[.B76] +[.$N$19]) )^2" office:value-type="float" office:value="0.00248368549078014">
            <text:p>0.0024836855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250">
            <text:p>1250</text:p>
          </table:table-cell>
          <table:table-cell table:formula="of:=VLOOKUP([.$B77];[.$A$7:.$K$17];[.$A77] +1)" office:value-type="float" office:value="14.12">
            <text:p>14.12</text:p>
          </table:table-cell>
          <table:table-cell table:formula="of:=VLOOKUP([.B77];[.$A$7:.$O$17];13)" office:value-type="float" office:value="0.0207899548393506">
            <text:p>0.0207899548</text:p>
          </table:table-cell>
          <table:table-cell table:formula="of:=[.B77] - [.$F$19]" office:value-type="float" office:value="-9.09090909090901">
            <text:p>-9.0909090909</text:p>
          </table:table-cell>
          <table:table-cell table:formula="of:=[.E77]*[.C77]" office:value-type="float" office:value="-128.363636363635">
            <text:p>-128.3636363636</text:p>
          </table:table-cell>
          <table:table-cell table:formula="of:=[.E77]^2" office:value-type="float" office:value="82.6446280991721">
            <text:p>82.6446280992</text:p>
          </table:table-cell>
          <table:table-cell table:formula="of:=( [.C77] - ([.$L$19]*[.B77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250">
            <text:p>1250</text:p>
          </table:table-cell>
          <table:table-cell table:formula="of:=VLOOKUP([.$B78];[.$A$7:.$K$17];[.$A78] +1)" office:value-type="float" office:value="14.14">
            <text:p>14.14</text:p>
          </table:table-cell>
          <table:table-cell table:formula="of:=VLOOKUP([.B78];[.$A$7:.$O$17];13)" office:value-type="float" office:value="0.0207899548393506">
            <text:p>0.0207899548</text:p>
          </table:table-cell>
          <table:table-cell table:formula="of:=[.B78] - [.$F$19]" office:value-type="float" office:value="-9.09090909090901">
            <text:p>-9.0909090909</text:p>
          </table:table-cell>
          <table:table-cell table:formula="of:=[.E78]*[.C78]" office:value-type="float" office:value="-128.545454545453">
            <text:p>-128.5454545455</text:p>
          </table:table-cell>
          <table:table-cell table:formula="of:=[.E78]^2" office:value-type="float" office:value="82.6446280991721">
            <text:p>82.6446280992</text:p>
          </table:table-cell>
          <table:table-cell table:formula="of:=( [.C78] - ([.$L$19]*[.B78] +[.$N$19]) )^2" office:value-type="float" office:value="0.000096758460974724">
            <text:p>9.6758460974724E-005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250">
            <text:p>1250</text:p>
          </table:table-cell>
          <table:table-cell table:formula="of:=VLOOKUP([.$B79];[.$A$7:.$K$17];[.$A79] +1)" office:value-type="float" office:value="14.15">
            <text:p>14.15</text:p>
          </table:table-cell>
          <table:table-cell table:formula="of:=VLOOKUP([.B79];[.$A$7:.$O$17];13)" office:value-type="float" office:value="0.0207899548393506">
            <text:p>0.0207899548</text:p>
          </table:table-cell>
          <table:table-cell table:formula="of:=[.B79] - [.$F$19]" office:value-type="float" office:value="-9.09090909090901">
            <text:p>-9.0909090909</text:p>
          </table:table-cell>
          <table:table-cell table:formula="of:=[.E79]*[.C79]" office:value-type="float" office:value="-128.636363636362">
            <text:p>-128.6363636364</text:p>
          </table:table-cell>
          <table:table-cell table:formula="of:=[.E79]^2" office:value-type="float" office:value="82.6446280991721">
            <text:p>82.6446280992</text:p>
          </table:table-cell>
          <table:table-cell table:formula="of:=( [.C79] - ([.$L$19]*[.B79] +[.$N$19]) )^2" office:value-type="float" office:value="0.0000000267035233922459">
            <text:p>2.67035233922459E-008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250">
            <text:p>1250</text:p>
          </table:table-cell>
          <table:table-cell table:formula="of:=VLOOKUP([.$B80];[.$A$7:.$K$17];[.$A80] +1)" office:value-type="float" office:value="14.1">
            <text:p>14.1</text:p>
          </table:table-cell>
          <table:table-cell table:formula="of:=VLOOKUP([.B80];[.$A$7:.$O$17];13)" office:value-type="float" office:value="0.0207899548393506">
            <text:p>0.0207899548</text:p>
          </table:table-cell>
          <table:table-cell table:formula="of:=[.B80] - [.$F$19]" office:value-type="float" office:value="-9.09090909090901">
            <text:p>-9.0909090909</text:p>
          </table:table-cell>
          <table:table-cell table:formula="of:=[.E80]*[.C80]" office:value-type="float" office:value="-128.181818181817">
            <text:p>-128.1818181818</text:p>
          </table:table-cell>
          <table:table-cell table:formula="of:=[.E80]^2" office:value-type="float" office:value="82.6446280991721">
            <text:p>82.6446280992</text:p>
          </table:table-cell>
          <table:table-cell table:formula="of:=( [.C80] - ([.$L$19]*[.B80] +[.$N$19]) )^2" office:value-type="float" office:value="0.00248368549078014">
            <text:p>0.0024836855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1500">
            <text:p>1500</text:p>
          </table:table-cell>
          <table:table-cell table:formula="of:=VLOOKUP([.$B81];[.$A$7:.$K$17];[.$A81] +1)" office:value-type="float" office:value="16.92">
            <text:p>16.92</text:p>
          </table:table-cell>
          <table:table-cell table:formula="of:=VLOOKUP([.B81];[.$A$7:.$O$17];13)" office:value-type="float" office:value="0.0280673792466939">
            <text:p>0.0280673792</text:p>
          </table:table-cell>
          <table:table-cell table:formula="of:=[.B81] - [.$F$19]" office:value-type="float" office:value="240.909090909091">
            <text:p>240.9090909091</text:p>
          </table:table-cell>
          <table:table-cell table:formula="of:=[.E81]*[.C81]" office:value-type="float" office:value="4076.18181818182">
            <text:p>4076.1818181818</text:p>
          </table:table-cell>
          <table:table-cell table:formula="of:=[.E81]^2" office:value-type="float" office:value="58037.1900826447">
            <text:p>58037.1900826447</text:p>
          </table:table-cell>
          <table:table-cell table:formula="of:=( [.C81] - ([.$L$19]*[.B81] +[.$N$19]) )^2" office:value-type="float" office:value="0.00219308836636559">
            <text:p>0.0021930884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1500">
            <text:p>1500</text:p>
          </table:table-cell>
          <table:table-cell table:formula="of:=VLOOKUP([.$B82];[.$A$7:.$K$17];[.$A82] +1)" office:value-type="float" office:value="16.95">
            <text:p>16.95</text:p>
          </table:table-cell>
          <table:table-cell table:formula="of:=VLOOKUP([.B82];[.$A$7:.$O$17];13)" office:value-type="float" office:value="0.0280673792466939">
            <text:p>0.0280673792</text:p>
          </table:table-cell>
          <table:table-cell table:formula="of:=[.B82] - [.$F$19]" office:value-type="float" office:value="240.909090909091">
            <text:p>240.9090909091</text:p>
          </table:table-cell>
          <table:table-cell table:formula="of:=[.E82]*[.C82]" office:value-type="float" office:value="4083.40909090909">
            <text:p>4083.4090909091</text:p>
          </table:table-cell>
          <table:table-cell table:formula="of:=[.E82]^2" office:value-type="float" office:value="58037.1900826447">
            <text:p>58037.1900826447</text:p>
          </table:table-cell>
          <table:table-cell table:formula="of:=( [.C82] - ([.$L$19]*[.B82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1500">
            <text:p>1500</text:p>
          </table:table-cell>
          <table:table-cell table:formula="of:=VLOOKUP([.$B83];[.$A$7:.$K$17];[.$A83] +1)" office:value-type="float" office:value="16.94">
            <text:p>16.94</text:p>
          </table:table-cell>
          <table:table-cell table:formula="of:=VLOOKUP([.B83];[.$A$7:.$O$17];13)" office:value-type="float" office:value="0.0280673792466939">
            <text:p>0.0280673792</text:p>
          </table:table-cell>
          <table:table-cell table:formula="of:=[.B83] - [.$F$19]" office:value-type="float" office:value="240.909090909091">
            <text:p>240.9090909091</text:p>
          </table:table-cell>
          <table:table-cell table:formula="of:=[.E83]*[.C83]" office:value-type="float" office:value="4081">
            <text:p>4081</text:p>
          </table:table-cell>
          <table:table-cell table:formula="of:=[.E83]^2" office:value-type="float" office:value="58037.1900826447">
            <text:p>58037.1900826447</text:p>
          </table:table-cell>
          <table:table-cell table:formula="of:=( [.C83] - ([.$L$19]*[.B83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1500">
            <text:p>1500</text:p>
          </table:table-cell>
          <table:table-cell table:formula="of:=VLOOKUP([.$B84];[.$A$7:.$K$17];[.$A84] +1)" office:value-type="float" office:value="17.02">
            <text:p>17.02</text:p>
          </table:table-cell>
          <table:table-cell table:formula="of:=VLOOKUP([.B84];[.$A$7:.$O$17];13)" office:value-type="float" office:value="0.0280673792466939">
            <text:p>0.0280673792</text:p>
          </table:table-cell>
          <table:table-cell table:formula="of:=[.B84] - [.$F$19]" office:value-type="float" office:value="240.909090909091">
            <text:p>240.9090909091</text:p>
          </table:table-cell>
          <table:table-cell table:formula="of:=[.E84]*[.C84]" office:value-type="float" office:value="4100.27272727273">
            <text:p>4100.2727272727</text:p>
          </table:table-cell>
          <table:table-cell table:formula="of:=[.E84]^2" office:value-type="float" office:value="58037.1900826447">
            <text:p>58037.1900826447</text:p>
          </table:table-cell>
          <table:table-cell table:formula="of:=( [.C84] - ([.$L$19]*[.B84] +[.$N$19]) )^2" office:value-type="float" office:value="0.00282700409092648">
            <text:p>0.0028270041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1500">
            <text:p>1500</text:p>
          </table:table-cell>
          <table:table-cell table:formula="of:=VLOOKUP([.$B85];[.$A$7:.$K$17];[.$A85] +1)" office:value-type="float" office:value="16.96">
            <text:p>16.96</text:p>
          </table:table-cell>
          <table:table-cell table:formula="of:=VLOOKUP([.B85];[.$A$7:.$O$17];13)" office:value-type="float" office:value="0.0280673792466939">
            <text:p>0.0280673792</text:p>
          </table:table-cell>
          <table:table-cell table:formula="of:=[.B85] - [.$F$19]" office:value-type="float" office:value="240.909090909091">
            <text:p>240.9090909091</text:p>
          </table:table-cell>
          <table:table-cell table:formula="of:=[.E85]*[.C85]" office:value-type="float" office:value="4085.81818181818">
            <text:p>4085.8181818182</text:p>
          </table:table-cell>
          <table:table-cell table:formula="of:=[.E85]^2" office:value-type="float" office:value="58037.1900826447">
            <text:p>58037.1900826447</text:p>
          </table:table-cell>
          <table:table-cell table:formula="of:=( [.C85] - ([.$L$19]*[.B85] +[.$N$19]) )^2" office:value-type="float" office:value="0.0000466546561900459">
            <text:p>4.66546561900459E-005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1500">
            <text:p>1500</text:p>
          </table:table-cell>
          <table:table-cell table:formula="of:=VLOOKUP([.$B86];[.$A$7:.$K$17];[.$A86] +1)" office:value-type="float" office:value="16.94">
            <text:p>16.94</text:p>
          </table:table-cell>
          <table:table-cell table:formula="of:=VLOOKUP([.B86];[.$A$7:.$O$17];13)" office:value-type="float" office:value="0.0280673792466939">
            <text:p>0.0280673792</text:p>
          </table:table-cell>
          <table:table-cell table:formula="of:=[.B86] - [.$F$19]" office:value-type="float" office:value="240.909090909091">
            <text:p>240.9090909091</text:p>
          </table:table-cell>
          <table:table-cell table:formula="of:=[.E86]*[.C86]" office:value-type="float" office:value="4081">
            <text:p>4081</text:p>
          </table:table-cell>
          <table:table-cell table:formula="of:=[.E86]^2" office:value-type="float" office:value="58037.1900826447">
            <text:p>58037.1900826447</text:p>
          </table:table-cell>
          <table:table-cell table:formula="of:=( [.C86] - ([.$L$19]*[.B86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1500">
            <text:p>1500</text:p>
          </table:table-cell>
          <table:table-cell table:formula="of:=VLOOKUP([.$B87];[.$A$7:.$K$17];[.$A87] +1)" office:value-type="float" office:value="16.95">
            <text:p>16.95</text:p>
          </table:table-cell>
          <table:table-cell table:formula="of:=VLOOKUP([.B87];[.$A$7:.$O$17];13)" office:value-type="float" office:value="0.0280673792466939">
            <text:p>0.0280673792</text:p>
          </table:table-cell>
          <table:table-cell table:formula="of:=[.B87] - [.$F$19]" office:value-type="float" office:value="240.909090909091">
            <text:p>240.9090909091</text:p>
          </table:table-cell>
          <table:table-cell table:formula="of:=[.E87]*[.C87]" office:value-type="float" office:value="4083.40909090909">
            <text:p>4083.4090909091</text:p>
          </table:table-cell>
          <table:table-cell table:formula="of:=[.E87]^2" office:value-type="float" office:value="58037.1900826447">
            <text:p>58037.1900826447</text:p>
          </table:table-cell>
          <table:table-cell table:formula="of:=( [.C87] - ([.$L$19]*[.B87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1500">
            <text:p>1500</text:p>
          </table:table-cell>
          <table:table-cell table:formula="of:=VLOOKUP([.$B88];[.$A$7:.$K$17];[.$A88] +1)" office:value-type="float" office:value="16.94">
            <text:p>16.94</text:p>
          </table:table-cell>
          <table:table-cell table:formula="of:=VLOOKUP([.B88];[.$A$7:.$O$17];13)" office:value-type="float" office:value="0.0280673792466939">
            <text:p>0.0280673792</text:p>
          </table:table-cell>
          <table:table-cell table:formula="of:=[.B88] - [.$F$19]" office:value-type="float" office:value="240.909090909091">
            <text:p>240.9090909091</text:p>
          </table:table-cell>
          <table:table-cell table:formula="of:=[.E88]*[.C88]" office:value-type="float" office:value="4081">
            <text:p>4081</text:p>
          </table:table-cell>
          <table:table-cell table:formula="of:=[.E88]^2" office:value-type="float" office:value="58037.1900826447">
            <text:p>58037.1900826447</text:p>
          </table:table-cell>
          <table:table-cell table:formula="of:=( [.C88] - ([.$L$19]*[.B88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1500">
            <text:p>1500</text:p>
          </table:table-cell>
          <table:table-cell table:formula="of:=VLOOKUP([.$B89];[.$A$7:.$K$17];[.$A89] +1)" office:value-type="float" office:value="16.92">
            <text:p>16.92</text:p>
          </table:table-cell>
          <table:table-cell table:formula="of:=VLOOKUP([.B89];[.$A$7:.$O$17];13)" office:value-type="float" office:value="0.0280673792466939">
            <text:p>0.0280673792</text:p>
          </table:table-cell>
          <table:table-cell table:formula="of:=[.B89] - [.$F$19]" office:value-type="float" office:value="240.909090909091">
            <text:p>240.9090909091</text:p>
          </table:table-cell>
          <table:table-cell table:formula="of:=[.E89]*[.C89]" office:value-type="float" office:value="4076.18181818182">
            <text:p>4076.1818181818</text:p>
          </table:table-cell>
          <table:table-cell table:formula="of:=[.E89]^2" office:value-type="float" office:value="58037.1900826447">
            <text:p>58037.1900826447</text:p>
          </table:table-cell>
          <table:table-cell table:formula="of:=( [.C89] - ([.$L$19]*[.B89] +[.$N$19]) )^2" office:value-type="float" office:value="0.00219308836636559">
            <text:p>0.0021930884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1500">
            <text:p>1500</text:p>
          </table:table-cell>
          <table:table-cell table:formula="of:=VLOOKUP([.$B90];[.$A$7:.$K$17];[.$A90] +1)" office:value-type="float" office:value="16.95">
            <text:p>16.95</text:p>
          </table:table-cell>
          <table:table-cell table:formula="of:=VLOOKUP([.B90];[.$A$7:.$O$17];13)" office:value-type="float" office:value="0.0280673792466939">
            <text:p>0.0280673792</text:p>
          </table:table-cell>
          <table:table-cell table:formula="of:=[.B90] - [.$F$19]" office:value-type="float" office:value="240.909090909091">
            <text:p>240.9090909091</text:p>
          </table:table-cell>
          <table:table-cell table:formula="of:=[.E90]*[.C90]" office:value-type="float" office:value="4083.40909090909">
            <text:p>4083.4090909091</text:p>
          </table:table-cell>
          <table:table-cell table:formula="of:=[.E90]^2" office:value-type="float" office:value="58037.1900826447">
            <text:p>58037.1900826447</text:p>
          </table:table-cell>
          <table:table-cell table:formula="of:=( [.C90] - ([.$L$19]*[.B90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1750">
            <text:p>1750</text:p>
          </table:table-cell>
          <table:table-cell table:formula="of:=VLOOKUP([.$B91];[.$A$7:.$K$17];[.$A91] +1)" office:value-type="float" office:value="19.75">
            <text:p>19.75</text:p>
          </table:table-cell>
          <table:table-cell table:formula="of:=VLOOKUP([.B91];[.$A$7:.$O$17];13)" office:value-type="float" office:value="0.0302765035409752">
            <text:p>0.0302765035</text:p>
          </table:table-cell>
          <table:table-cell table:formula="of:=[.B91] - [.$F$19]" office:value-type="float" office:value="490.909090909091">
            <text:p>490.9090909091</text:p>
          </table:table-cell>
          <table:table-cell table:formula="of:=[.E91]*[.C91]" office:value-type="float" office:value="9695.45454545455">
            <text:p>9695.4545454546</text:p>
          </table:table-cell>
          <table:table-cell table:formula="of:=[.E91]^2" office:value-type="float" office:value="240991.73553719">
            <text:p>240991.73553719</text:p>
          </table:table-cell>
          <table:table-cell table:formula="of:=( [.C91] - ([.$L$19]*[.B91] +[.$N$19]) )^2" office:value-type="float" office:value="0.00114408021831043">
            <text:p>0.0011440802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1750">
            <text:p>1750</text:p>
          </table:table-cell>
          <table:table-cell table:formula="of:=VLOOKUP([.$B92];[.$A$7:.$K$17];[.$A92] +1)" office:value-type="float" office:value="19.77">
            <text:p>19.77</text:p>
          </table:table-cell>
          <table:table-cell table:formula="of:=VLOOKUP([.B92];[.$A$7:.$O$17];13)" office:value-type="float" office:value="0.0302765035409752">
            <text:p>0.0302765035</text:p>
          </table:table-cell>
          <table:table-cell table:formula="of:=[.B92] - [.$F$19]" office:value-type="float" office:value="490.909090909091">
            <text:p>490.9090909091</text:p>
          </table:table-cell>
          <table:table-cell table:formula="of:=[.E92]*[.C92]" office:value-type="float" office:value="9705.27272727273">
            <text:p>9705.2727272727</text:p>
          </table:table-cell>
          <table:table-cell table:formula="of:=[.E92]^2" office:value-type="float" office:value="240991.73553719">
            <text:p>240991.73553719</text:p>
          </table:table-cell>
          <table:table-cell table:formula="of:=( [.C92] - ([.$L$19]*[.B92] +[.$N$19]) )^2" office:value-type="float" office:value="0.000191110023037577">
            <text:p>0.00019111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1750">
            <text:p>1750</text:p>
          </table:table-cell>
          <table:table-cell table:formula="of:=VLOOKUP([.$B93];[.$A$7:.$K$17];[.$A93] +1)" office:value-type="float" office:value="19.8">
            <text:p>19.8</text:p>
          </table:table-cell>
          <table:table-cell table:formula="of:=VLOOKUP([.B93];[.$A$7:.$O$17];13)" office:value-type="float" office:value="0.0302765035409752">
            <text:p>0.0302765035</text:p>
          </table:table-cell>
          <table:table-cell table:formula="of:=[.B93] - [.$F$19]" office:value-type="float" office:value="490.909090909091">
            <text:p>490.9090909091</text:p>
          </table:table-cell>
          <table:table-cell table:formula="of:=[.E93]*[.C93]" office:value-type="float" office:value="9720">
            <text:p>9720</text:p>
          </table:table-cell>
          <table:table-cell table:formula="of:=[.E93]^2" office:value-type="float" office:value="240991.73553719">
            <text:p>240991.73553719</text:p>
          </table:table-cell>
          <table:table-cell table:formula="of:=( [.C93] - ([.$L$19]*[.B93] +[.$N$19]) )^2" office:value-type="float" office:value="0.000261654730128298">
            <text:p>0.0002616547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1750">
            <text:p>1750</text:p>
          </table:table-cell>
          <table:table-cell table:formula="of:=VLOOKUP([.$B94];[.$A$7:.$K$17];[.$A94] +1)" office:value-type="float" office:value="19.75">
            <text:p>19.75</text:p>
          </table:table-cell>
          <table:table-cell table:formula="of:=VLOOKUP([.B94];[.$A$7:.$O$17];13)" office:value-type="float" office:value="0.0302765035409752">
            <text:p>0.0302765035</text:p>
          </table:table-cell>
          <table:table-cell table:formula="of:=[.B94] - [.$F$19]" office:value-type="float" office:value="490.909090909091">
            <text:p>490.9090909091</text:p>
          </table:table-cell>
          <table:table-cell table:formula="of:=[.E94]*[.C94]" office:value-type="float" office:value="9695.45454545455">
            <text:p>9695.4545454546</text:p>
          </table:table-cell>
          <table:table-cell table:formula="of:=[.E94]^2" office:value-type="float" office:value="240991.73553719">
            <text:p>240991.73553719</text:p>
          </table:table-cell>
          <table:table-cell table:formula="of:=( [.C94] - ([.$L$19]*[.B94] +[.$N$19]) )^2" office:value-type="float" office:value="0.00114408021831043">
            <text:p>0.0011440802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1750">
            <text:p>1750</text:p>
          </table:table-cell>
          <table:table-cell table:formula="of:=VLOOKUP([.$B95];[.$A$7:.$K$17];[.$A95] +1)" office:value-type="float" office:value="19.77">
            <text:p>19.77</text:p>
          </table:table-cell>
          <table:table-cell table:formula="of:=VLOOKUP([.B95];[.$A$7:.$O$17];13)" office:value-type="float" office:value="0.0302765035409752">
            <text:p>0.0302765035</text:p>
          </table:table-cell>
          <table:table-cell table:formula="of:=[.B95] - [.$F$19]" office:value-type="float" office:value="490.909090909091">
            <text:p>490.9090909091</text:p>
          </table:table-cell>
          <table:table-cell table:formula="of:=[.E95]*[.C95]" office:value-type="float" office:value="9705.27272727273">
            <text:p>9705.2727272727</text:p>
          </table:table-cell>
          <table:table-cell table:formula="of:=[.E95]^2" office:value-type="float" office:value="240991.73553719">
            <text:p>240991.73553719</text:p>
          </table:table-cell>
          <table:table-cell table:formula="of:=( [.C95] - ([.$L$19]*[.B95] +[.$N$19]) )^2" office:value-type="float" office:value="0.000191110023037577">
            <text:p>0.00019111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1750">
            <text:p>1750</text:p>
          </table:table-cell>
          <table:table-cell table:formula="of:=VLOOKUP([.$B96];[.$A$7:.$K$17];[.$A96] +1)" office:value-type="float" office:value="19.78">
            <text:p>19.78</text:p>
          </table:table-cell>
          <table:table-cell table:formula="of:=VLOOKUP([.B96];[.$A$7:.$O$17];13)" office:value-type="float" office:value="0.0302765035409752">
            <text:p>0.0302765035</text:p>
          </table:table-cell>
          <table:table-cell table:formula="of:=[.B96] - [.$F$19]" office:value-type="float" office:value="490.909090909091">
            <text:p>490.9090909091</text:p>
          </table:table-cell>
          <table:table-cell table:formula="of:=[.E96]*[.C96]" office:value-type="float" office:value="9710.18181818182">
            <text:p>9710.1818181818</text:p>
          </table:table-cell>
          <table:table-cell table:formula="of:=[.E96]^2" office:value-type="float" office:value="240991.73553719">
            <text:p>240991.73553719</text:p>
          </table:table-cell>
          <table:table-cell table:formula="of:=( [.C96] - ([.$L$19]*[.B96] +[.$N$19]) )^2" office:value-type="float" office:value="0.0000146249254011269">
            <text:p>1.46249254011269E-005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1750">
            <text:p>1750</text:p>
          </table:table-cell>
          <table:table-cell table:formula="of:=VLOOKUP([.$B97];[.$A$7:.$K$17];[.$A97] +1)" office:value-type="float" office:value="19.76">
            <text:p>19.76</text:p>
          </table:table-cell>
          <table:table-cell table:formula="of:=VLOOKUP([.B97];[.$A$7:.$O$17];13)" office:value-type="float" office:value="0.0302765035409752">
            <text:p>0.0302765035</text:p>
          </table:table-cell>
          <table:table-cell table:formula="of:=[.B97] - [.$F$19]" office:value-type="float" office:value="490.909090909091">
            <text:p>490.9090909091</text:p>
          </table:table-cell>
          <table:table-cell table:formula="of:=[.E97]*[.C97]" office:value-type="float" office:value="9700.36363636364">
            <text:p>9700.3636363636</text:p>
          </table:table-cell>
          <table:table-cell table:formula="of:=[.E97]^2" office:value-type="float" office:value="240991.73553719">
            <text:p>240991.73553719</text:p>
          </table:table-cell>
          <table:table-cell table:formula="of:=( [.C97] - ([.$L$19]*[.B97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1750">
            <text:p>1750</text:p>
          </table:table-cell>
          <table:table-cell table:formula="of:=VLOOKUP([.$B98];[.$A$7:.$K$17];[.$A98] +1)" office:value-type="float" office:value="19.76">
            <text:p>19.76</text:p>
          </table:table-cell>
          <table:table-cell table:formula="of:=VLOOKUP([.B98];[.$A$7:.$O$17];13)" office:value-type="float" office:value="0.0302765035409752">
            <text:p>0.0302765035</text:p>
          </table:table-cell>
          <table:table-cell table:formula="of:=[.B98] - [.$F$19]" office:value-type="float" office:value="490.909090909091">
            <text:p>490.9090909091</text:p>
          </table:table-cell>
          <table:table-cell table:formula="of:=[.E98]*[.C98]" office:value-type="float" office:value="9700.36363636364">
            <text:p>9700.3636363636</text:p>
          </table:table-cell>
          <table:table-cell table:formula="of:=[.E98]^2" office:value-type="float" office:value="240991.73553719">
            <text:p>240991.73553719</text:p>
          </table:table-cell>
          <table:table-cell table:formula="of:=( [.C98] - ([.$L$19]*[.B98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1750">
            <text:p>1750</text:p>
          </table:table-cell>
          <table:table-cell table:formula="of:=VLOOKUP([.$B99];[.$A$7:.$K$17];[.$A99] +1)" office:value-type="float" office:value="19.85">
            <text:p>19.85</text:p>
          </table:table-cell>
          <table:table-cell table:formula="of:=VLOOKUP([.B99];[.$A$7:.$O$17];13)" office:value-type="float" office:value="0.0302765035409752">
            <text:p>0.0302765035</text:p>
          </table:table-cell>
          <table:table-cell table:formula="of:=[.B99] - [.$F$19]" office:value-type="float" office:value="490.909090909091">
            <text:p>490.9090909091</text:p>
          </table:table-cell>
          <table:table-cell table:formula="of:=[.E99]*[.C99]" office:value-type="float" office:value="9744.54545454546">
            <text:p>9744.5454545455</text:p>
          </table:table-cell>
          <table:table-cell table:formula="of:=[.E99]^2" office:value-type="float" office:value="240991.73553719">
            <text:p>240991.73553719</text:p>
          </table:table-cell>
          <table:table-cell table:formula="of:=( [.C99] - ([.$L$19]*[.B99] +[.$N$19]) )^2" office:value-type="float" office:value="0.00437922924194631">
            <text:p>0.0043792292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1750">
            <text:p>1750</text:p>
          </table:table-cell>
          <table:table-cell table:formula="of:=VLOOKUP([.$B100];[.$A$7:.$K$17];[.$A100] +1)" office:value-type="float" office:value="19.76">
            <text:p>19.76</text:p>
          </table:table-cell>
          <table:table-cell table:formula="of:=VLOOKUP([.B100];[.$A$7:.$O$17];13)" office:value-type="float" office:value="0.0302765035409752">
            <text:p>0.0302765035</text:p>
          </table:table-cell>
          <table:table-cell table:formula="of:=[.B100] - [.$F$19]" office:value-type="float" office:value="490.909090909091">
            <text:p>490.9090909091</text:p>
          </table:table-cell>
          <table:table-cell table:formula="of:=[.E100]*[.C100]" office:value-type="float" office:value="9700.36363636364">
            <text:p>9700.3636363636</text:p>
          </table:table-cell>
          <table:table-cell table:formula="of:=[.E100]^2" office:value-type="float" office:value="240991.73553719">
            <text:p>240991.73553719</text:p>
          </table:table-cell>
          <table:table-cell table:formula="of:=( [.C100] - ([.$L$19]*[.B100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000">
            <text:p>2000</text:p>
          </table:table-cell>
          <table:table-cell table:formula="of:=VLOOKUP([.$B101];[.$A$7:.$K$17];[.$A101] +1)" office:value-type="float" office:value="22.57">
            <text:p>22.57</text:p>
          </table:table-cell>
          <table:table-cell table:formula="of:=VLOOKUP([.B101];[.$A$7:.$O$17];13)" office:value-type="float" office:value="0.0274873708374518">
            <text:p>0.0274873708</text:p>
          </table:table-cell>
          <table:table-cell table:formula="of:=[.B101] - [.$F$19]" office:value-type="float" office:value="740.909090909091">
            <text:p>740.9090909091</text:p>
          </table:table-cell>
          <table:table-cell table:formula="of:=[.E101]*[.C101]" office:value-type="float" office:value="16722.3181818182">
            <text:p>16722.3181818182</text:p>
          </table:table-cell>
          <table:table-cell table:formula="of:=[.E101]^2" office:value-type="float" office:value="548946.280991736">
            <text:p>548946.280991736</text:p>
          </table:table-cell>
          <table:table-cell table:formula="of:=( [.C101] - ([.$L$19]*[.B101] +[.$N$19]) )^2" office:value-type="float" office:value="0.000949754571795055">
            <text:p>0.0009497546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000">
            <text:p>2000</text:p>
          </table:table-cell>
          <table:table-cell table:formula="of:=VLOOKUP([.$B102];[.$A$7:.$K$17];[.$A102] +1)" office:value-type="float" office:value="22.6">
            <text:p>22.6</text:p>
          </table:table-cell>
          <table:table-cell table:formula="of:=VLOOKUP([.B102];[.$A$7:.$O$17];13)" office:value-type="float" office:value="0.0274873708374518">
            <text:p>0.0274873708</text:p>
          </table:table-cell>
          <table:table-cell table:formula="of:=[.B102] - [.$F$19]" office:value-type="float" office:value="740.909090909091">
            <text:p>740.9090909091</text:p>
          </table:table-cell>
          <table:table-cell table:formula="of:=[.E102]*[.C102]" office:value-type="float" office:value="16744.5454545455">
            <text:p>16744.5454545455</text:p>
          </table:table-cell>
          <table:table-cell table:formula="of:=[.E102]^2" office:value-type="float" office:value="548946.280991736">
            <text:p>548946.280991736</text:p>
          </table:table-cell>
          <table:table-cell table:formula="of:=( [.C102] - ([.$L$19]*[.B102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000">
            <text:p>2000</text:p>
          </table:table-cell>
          <table:table-cell table:formula="of:=VLOOKUP([.$B103];[.$A$7:.$K$17];[.$A103] +1)" office:value-type="float" office:value="22.6">
            <text:p>22.6</text:p>
          </table:table-cell>
          <table:table-cell table:formula="of:=VLOOKUP([.B103];[.$A$7:.$O$17];13)" office:value-type="float" office:value="0.0274873708374518">
            <text:p>0.0274873708</text:p>
          </table:table-cell>
          <table:table-cell table:formula="of:=[.B103] - [.$F$19]" office:value-type="float" office:value="740.909090909091">
            <text:p>740.9090909091</text:p>
          </table:table-cell>
          <table:table-cell table:formula="of:=[.E103]*[.C103]" office:value-type="float" office:value="16744.5454545455">
            <text:p>16744.5454545455</text:p>
          </table:table-cell>
          <table:table-cell table:formula="of:=[.E103]^2" office:value-type="float" office:value="548946.280991736">
            <text:p>548946.280991736</text:p>
          </table:table-cell>
          <table:table-cell table:formula="of:=( [.C103] - ([.$L$19]*[.B103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000">
            <text:p>2000</text:p>
          </table:table-cell>
          <table:table-cell table:formula="of:=VLOOKUP([.$B104];[.$A$7:.$K$17];[.$A104] +1)" office:value-type="float" office:value="22.67">
            <text:p>22.67</text:p>
          </table:table-cell>
          <table:table-cell table:formula="of:=VLOOKUP([.B104];[.$A$7:.$O$17];13)" office:value-type="float" office:value="0.0274873708374518">
            <text:p>0.0274873708</text:p>
          </table:table-cell>
          <table:table-cell table:formula="of:=[.B104] - [.$F$19]" office:value-type="float" office:value="740.909090909091">
            <text:p>740.9090909091</text:p>
          </table:table-cell>
          <table:table-cell table:formula="of:=[.E104]*[.C104]" office:value-type="float" office:value="16796.4090909091">
            <text:p>16796.4090909091</text:p>
          </table:table-cell>
          <table:table-cell table:formula="of:=[.E104]^2" office:value-type="float" office:value="548946.280991736">
            <text:p>548946.280991736</text:p>
          </table:table-cell>
          <table:table-cell table:formula="of:=( [.C104] - ([.$L$19]*[.B104] +[.$N$19]) )^2" office:value-type="float" office:value="0.00478613689450522">
            <text:p>0.0047861369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000">
            <text:p>2000</text:p>
          </table:table-cell>
          <table:table-cell table:formula="of:=VLOOKUP([.$B105];[.$A$7:.$K$17];[.$A105] +1)" office:value-type="float" office:value="22.58">
            <text:p>22.58</text:p>
          </table:table-cell>
          <table:table-cell table:formula="of:=VLOOKUP([.B105];[.$A$7:.$O$17];13)" office:value-type="float" office:value="0.0274873708374518">
            <text:p>0.0274873708</text:p>
          </table:table-cell>
          <table:table-cell table:formula="of:=[.B105] - [.$F$19]" office:value-type="float" office:value="740.909090909091">
            <text:p>740.9090909091</text:p>
          </table:table-cell>
          <table:table-cell table:formula="of:=[.E105]*[.C105]" office:value-type="float" office:value="16729.7272727273">
            <text:p>16729.7272727273</text:p>
          </table:table-cell>
          <table:table-cell table:formula="of:=[.E105]^2" office:value-type="float" office:value="548946.280991736">
            <text:p>548946.280991736</text:p>
          </table:table-cell>
          <table:table-cell table:formula="of:=( [.C105] - ([.$L$19]*[.B105] +[.$N$19]) )^2" office:value-type="float" office:value="0.000433392804066134">
            <text:p>0.0004333928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000">
            <text:p>2000</text:p>
          </table:table-cell>
          <table:table-cell table:formula="of:=VLOOKUP([.$B106];[.$A$7:.$K$17];[.$A106] +1)" office:value-type="float" office:value="22.6">
            <text:p>22.6</text:p>
          </table:table-cell>
          <table:table-cell table:formula="of:=VLOOKUP([.B106];[.$A$7:.$O$17];13)" office:value-type="float" office:value="0.0274873708374518">
            <text:p>0.0274873708</text:p>
          </table:table-cell>
          <table:table-cell table:formula="of:=[.B106] - [.$F$19]" office:value-type="float" office:value="740.909090909091">
            <text:p>740.9090909091</text:p>
          </table:table-cell>
          <table:table-cell table:formula="of:=[.E106]*[.C106]" office:value-type="float" office:value="16744.5454545455">
            <text:p>16744.5454545455</text:p>
          </table:table-cell>
          <table:table-cell table:formula="of:=[.E106]^2" office:value-type="float" office:value="548946.280991736">
            <text:p>548946.280991736</text:p>
          </table:table-cell>
          <table:table-cell table:formula="of:=( [.C106] - ([.$L$19]*[.B106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000">
            <text:p>2000</text:p>
          </table:table-cell>
          <table:table-cell table:formula="of:=VLOOKUP([.$B107];[.$A$7:.$K$17];[.$A107] +1)" office:value-type="float" office:value="22.61">
            <text:p>22.61</text:p>
          </table:table-cell>
          <table:table-cell table:formula="of:=VLOOKUP([.B107];[.$A$7:.$O$17];13)" office:value-type="float" office:value="0.0274873708374518">
            <text:p>0.0274873708</text:p>
          </table:table-cell>
          <table:table-cell table:formula="of:=[.B107] - [.$F$19]" office:value-type="float" office:value="740.909090909091">
            <text:p>740.9090909091</text:p>
          </table:table-cell>
          <table:table-cell table:formula="of:=[.E107]*[.C107]" office:value-type="float" office:value="16751.9545454545">
            <text:p>16751.9545454545</text:p>
          </table:table-cell>
          <table:table-cell table:formula="of:=[.E107]^2" office:value-type="float" office:value="548946.280991736">
            <text:p>548946.280991736</text:p>
          </table:table-cell>
          <table:table-cell table:formula="of:=( [.C107] - ([.$L$19]*[.B107] +[.$N$19]) )^2" office:value-type="float" office:value="0.0000843075008790256">
            <text:p>8.43075008790256E-005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000">
            <text:p>2000</text:p>
          </table:table-cell>
          <table:table-cell table:formula="of:=VLOOKUP([.$B108];[.$A$7:.$K$17];[.$A108] +1)" office:value-type="float" office:value="22.59">
            <text:p>22.59</text:p>
          </table:table-cell>
          <table:table-cell table:formula="of:=VLOOKUP([.B108];[.$A$7:.$O$17];13)" office:value-type="float" office:value="0.0274873708374518">
            <text:p>0.0274873708</text:p>
          </table:table-cell>
          <table:table-cell table:formula="of:=[.B108] - [.$F$19]" office:value-type="float" office:value="740.909090909091">
            <text:p>740.9090909091</text:p>
          </table:table-cell>
          <table:table-cell table:formula="of:=[.E108]*[.C108]" office:value-type="float" office:value="16737.1363636364">
            <text:p>16737.1363636364</text:p>
          </table:table-cell>
          <table:table-cell table:formula="of:=[.E108]^2" office:value-type="float" office:value="548946.280991736">
            <text:p>548946.280991736</text:p>
          </table:table-cell>
          <table:table-cell table:formula="of:=( [.C108] - ([.$L$19]*[.B108] +[.$N$19]) )^2" office:value-type="float" office:value="0.000117031036337057">
            <text:p>0.000117031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000">
            <text:p>2000</text:p>
          </table:table-cell>
          <table:table-cell table:formula="of:=VLOOKUP([.$B109];[.$A$7:.$K$17];[.$A109] +1)" office:value-type="float" office:value="22.58">
            <text:p>22.58</text:p>
          </table:table-cell>
          <table:table-cell table:formula="of:=VLOOKUP([.B109];[.$A$7:.$O$17];13)" office:value-type="float" office:value="0.0274873708374518">
            <text:p>0.0274873708</text:p>
          </table:table-cell>
          <table:table-cell table:formula="of:=[.B109] - [.$F$19]" office:value-type="float" office:value="740.909090909091">
            <text:p>740.9090909091</text:p>
          </table:table-cell>
          <table:table-cell table:formula="of:=[.E109]*[.C109]" office:value-type="float" office:value="16729.7272727273">
            <text:p>16729.7272727273</text:p>
          </table:table-cell>
          <table:table-cell table:formula="of:=[.E109]^2" office:value-type="float" office:value="548946.280991736">
            <text:p>548946.280991736</text:p>
          </table:table-cell>
          <table:table-cell table:formula="of:=( [.C109] - ([.$L$19]*[.B109] +[.$N$19]) )^2" office:value-type="float" office:value="0.000433392804066134">
            <text:p>0.0004333928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000">
            <text:p>2000</text:p>
          </table:table-cell>
          <table:table-cell table:formula="of:=VLOOKUP([.$B110];[.$A$7:.$K$17];[.$A110] +1)" office:value-type="float" office:value="22.6">
            <text:p>22.6</text:p>
          </table:table-cell>
          <table:table-cell table:formula="of:=VLOOKUP([.B110];[.$A$7:.$O$17];13)" office:value-type="float" office:value="0.0274873708374518">
            <text:p>0.0274873708</text:p>
          </table:table-cell>
          <table:table-cell table:formula="of:=[.B110] - [.$F$19]" office:value-type="float" office:value="740.909090909091">
            <text:p>740.9090909091</text:p>
          </table:table-cell>
          <table:table-cell table:formula="of:=[.E110]*[.C110]" office:value-type="float" office:value="16744.5454545455">
            <text:p>16744.5454545455</text:p>
          </table:table-cell>
          <table:table-cell table:formula="of:=[.E110]^2" office:value-type="float" office:value="548946.280991736">
            <text:p>548946.280991736</text:p>
          </table:table-cell>
          <table:table-cell table:formula="of:=( [.C110] - ([.$L$19]*[.B110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250">
            <text:p>2250</text:p>
          </table:table-cell>
          <table:table-cell table:formula="of:=VLOOKUP([.$B111];[.$A$7:.$K$17];[.$A111] +1)" office:value-type="float" office:value="25.41">
            <text:p>25.41</text:p>
          </table:table-cell>
          <table:table-cell table:formula="of:=VLOOKUP([.B111];[.$A$7:.$O$17];13)" office:value-type="float" office:value="0.0284604989415158">
            <text:p>0.0284604989</text:p>
          </table:table-cell>
          <table:table-cell table:formula="of:=[.B111] - [.$F$19]" office:value-type="float" office:value="990.909090909091">
            <text:p>990.9090909091</text:p>
          </table:table-cell>
          <table:table-cell table:formula="of:=[.E111]*[.C111]" office:value-type="float" office:value="25179">
            <text:p>25179</text:p>
          </table:table-cell>
          <table:table-cell table:formula="of:=[.E111]^2" office:value-type="float" office:value="981900.826446281">
            <text:p>981900.826446281</text:p>
          </table:table-cell>
          <table:table-cell table:formula="of:=( [.C111] - ([.$L$19]*[.B111] +[.$N$19]) )^2" office:value-type="float" office:value="0.0000610261236323234">
            <text:p>6.10261236323234E-005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250">
            <text:p>2250</text:p>
          </table:table-cell>
          <table:table-cell table:formula="of:=VLOOKUP([.$B112];[.$A$7:.$K$17];[.$A112] +1)" office:value-type="float" office:value="25.51">
            <text:p>25.51</text:p>
          </table:table-cell>
          <table:table-cell table:formula="of:=VLOOKUP([.B112];[.$A$7:.$O$17];13)" office:value-type="float" office:value="0.0284604989415158">
            <text:p>0.0284604989</text:p>
          </table:table-cell>
          <table:table-cell table:formula="of:=[.B112] - [.$F$19]" office:value-type="float" office:value="990.909090909091">
            <text:p>990.9090909091</text:p>
          </table:table-cell>
          <table:table-cell table:formula="of:=[.E112]*[.C112]" office:value-type="float" office:value="25278.0909090909">
            <text:p>25278.0909090909</text:p>
          </table:table-cell>
          <table:table-cell table:formula="of:=[.E112]^2" office:value-type="float" office:value="981900.826446281">
            <text:p>981900.826446281</text:p>
          </table:table-cell>
          <table:table-cell table:formula="of:=( [.C112] - ([.$L$19]*[.B112] +[.$N$19]) )^2" office:value-type="float" office:value="0.00849864174541673">
            <text:p>0.0084986417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250">
            <text:p>2250</text:p>
          </table:table-cell>
          <table:table-cell table:formula="of:=VLOOKUP([.$B113];[.$A$7:.$K$17];[.$A113] +1)" office:value-type="float" office:value="25.43">
            <text:p>25.43</text:p>
          </table:table-cell>
          <table:table-cell table:formula="of:=VLOOKUP([.B113];[.$A$7:.$O$17];13)" office:value-type="float" office:value="0.0284604989415158">
            <text:p>0.0284604989</text:p>
          </table:table-cell>
          <table:table-cell table:formula="of:=[.B113] - [.$F$19]" office:value-type="float" office:value="990.909090909091">
            <text:p>990.9090909091</text:p>
          </table:table-cell>
          <table:table-cell table:formula="of:=[.E113]*[.C113]" office:value-type="float" office:value="25198.8181818182">
            <text:p>25198.8181818182</text:p>
          </table:table-cell>
          <table:table-cell table:formula="of:=[.E113]^2" office:value-type="float" office:value="981900.826446281">
            <text:p>981900.826446281</text:p>
          </table:table-cell>
          <table:table-cell table:formula="of:=( [.C113] - ([.$L$19]*[.B113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250">
            <text:p>2250</text:p>
          </table:table-cell>
          <table:table-cell table:formula="of:=VLOOKUP([.$B114];[.$A$7:.$K$17];[.$A114] +1)" office:value-type="float" office:value="25.43">
            <text:p>25.43</text:p>
          </table:table-cell>
          <table:table-cell table:formula="of:=VLOOKUP([.B114];[.$A$7:.$O$17];13)" office:value-type="float" office:value="0.0284604989415158">
            <text:p>0.0284604989</text:p>
          </table:table-cell>
          <table:table-cell table:formula="of:=[.B114] - [.$F$19]" office:value-type="float" office:value="990.909090909091">
            <text:p>990.9090909091</text:p>
          </table:table-cell>
          <table:table-cell table:formula="of:=[.E114]*[.C114]" office:value-type="float" office:value="25198.8181818182">
            <text:p>25198.8181818182</text:p>
          </table:table-cell>
          <table:table-cell table:formula="of:=[.E114]^2" office:value-type="float" office:value="981900.826446281">
            <text:p>981900.826446281</text:p>
          </table:table-cell>
          <table:table-cell table:formula="of:=( [.C114] - ([.$L$19]*[.B114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250">
            <text:p>2250</text:p>
          </table:table-cell>
          <table:table-cell table:formula="of:=VLOOKUP([.$B115];[.$A$7:.$K$17];[.$A115] +1)" office:value-type="float" office:value="25.41">
            <text:p>25.41</text:p>
          </table:table-cell>
          <table:table-cell table:formula="of:=VLOOKUP([.B115];[.$A$7:.$O$17];13)" office:value-type="float" office:value="0.0284604989415158">
            <text:p>0.0284604989</text:p>
          </table:table-cell>
          <table:table-cell table:formula="of:=[.B115] - [.$F$19]" office:value-type="float" office:value="990.909090909091">
            <text:p>990.9090909091</text:p>
          </table:table-cell>
          <table:table-cell table:formula="of:=[.E115]*[.C115]" office:value-type="float" office:value="25179">
            <text:p>25179</text:p>
          </table:table-cell>
          <table:table-cell table:formula="of:=[.E115]^2" office:value-type="float" office:value="981900.826446281">
            <text:p>981900.826446281</text:p>
          </table:table-cell>
          <table:table-cell table:formula="of:=( [.C115] - ([.$L$19]*[.B115] +[.$N$19]) )^2" office:value-type="float" office:value="0.0000610261236323234">
            <text:p>6.10261236323234E-005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250">
            <text:p>2250</text:p>
          </table:table-cell>
          <table:table-cell table:formula="of:=VLOOKUP([.$B116];[.$A$7:.$K$17];[.$A116] +1)" office:value-type="float" office:value="25.45">
            <text:p>25.45</text:p>
          </table:table-cell>
          <table:table-cell table:formula="of:=VLOOKUP([.B116];[.$A$7:.$O$17];13)" office:value-type="float" office:value="0.0284604989415158">
            <text:p>0.0284604989</text:p>
          </table:table-cell>
          <table:table-cell table:formula="of:=[.B116] - [.$F$19]" office:value-type="float" office:value="990.909090909091">
            <text:p>990.9090909091</text:p>
          </table:table-cell>
          <table:table-cell table:formula="of:=[.E116]*[.C116]" office:value-type="float" office:value="25218.6363636364">
            <text:p>25218.6363636364</text:p>
          </table:table-cell>
          <table:table-cell table:formula="of:=[.E116]^2" office:value-type="float" office:value="981900.826446281">
            <text:p>981900.826446281</text:p>
          </table:table-cell>
          <table:table-cell table:formula="of:=( [.C116] - ([.$L$19]*[.B116] +[.$N$19]) )^2" office:value-type="float" office:value="0.00103607237234593">
            <text:p>0.0010360724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250">
            <text:p>2250</text:p>
          </table:table-cell>
          <table:table-cell table:formula="of:=VLOOKUP([.$B117];[.$A$7:.$K$17];[.$A117] +1)" office:value-type="float" office:value="25.45">
            <text:p>25.45</text:p>
          </table:table-cell>
          <table:table-cell table:formula="of:=VLOOKUP([.B117];[.$A$7:.$O$17];13)" office:value-type="float" office:value="0.0284604989415158">
            <text:p>0.0284604989</text:p>
          </table:table-cell>
          <table:table-cell table:formula="of:=[.B117] - [.$F$19]" office:value-type="float" office:value="990.909090909091">
            <text:p>990.9090909091</text:p>
          </table:table-cell>
          <table:table-cell table:formula="of:=[.E117]*[.C117]" office:value-type="float" office:value="25218.6363636364">
            <text:p>25218.6363636364</text:p>
          </table:table-cell>
          <table:table-cell table:formula="of:=[.E117]^2" office:value-type="float" office:value="981900.826446281">
            <text:p>981900.826446281</text:p>
          </table:table-cell>
          <table:table-cell table:formula="of:=( [.C117] - ([.$L$19]*[.B117] +[.$N$19]) )^2" office:value-type="float" office:value="0.00103607237234593">
            <text:p>0.0010360724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250">
            <text:p>2250</text:p>
          </table:table-cell>
          <table:table-cell table:formula="of:=VLOOKUP([.$B118];[.$A$7:.$K$17];[.$A118] +1)" office:value-type="float" office:value="25.43">
            <text:p>25.43</text:p>
          </table:table-cell>
          <table:table-cell table:formula="of:=VLOOKUP([.B118];[.$A$7:.$O$17];13)" office:value-type="float" office:value="0.0284604989415158">
            <text:p>0.0284604989</text:p>
          </table:table-cell>
          <table:table-cell table:formula="of:=[.B118] - [.$F$19]" office:value-type="float" office:value="990.909090909091">
            <text:p>990.9090909091</text:p>
          </table:table-cell>
          <table:table-cell table:formula="of:=[.E118]*[.C118]" office:value-type="float" office:value="25198.8181818182">
            <text:p>25198.8181818182</text:p>
          </table:table-cell>
          <table:table-cell table:formula="of:=[.E118]^2" office:value-type="float" office:value="981900.826446281">
            <text:p>981900.826446281</text:p>
          </table:table-cell>
          <table:table-cell table:formula="of:=( [.C118] - ([.$L$19]*[.B118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250">
            <text:p>2250</text:p>
          </table:table-cell>
          <table:table-cell table:formula="of:=VLOOKUP([.$B119];[.$A$7:.$K$17];[.$A119] +1)" office:value-type="float" office:value="25.44">
            <text:p>25.44</text:p>
          </table:table-cell>
          <table:table-cell table:formula="of:=VLOOKUP([.B119];[.$A$7:.$O$17];13)" office:value-type="float" office:value="0.0284604989415158">
            <text:p>0.0284604989</text:p>
          </table:table-cell>
          <table:table-cell table:formula="of:=[.B119] - [.$F$19]" office:value-type="float" office:value="990.909090909091">
            <text:p>990.9090909091</text:p>
          </table:table-cell>
          <table:table-cell table:formula="of:=[.E119]*[.C119]" office:value-type="float" office:value="25208.7272727273">
            <text:p>25208.7272727273</text:p>
          </table:table-cell>
          <table:table-cell table:formula="of:=[.E119]^2" office:value-type="float" office:value="981900.826446281">
            <text:p>981900.826446281</text:p>
          </table:table-cell>
          <table:table-cell table:formula="of:=( [.C119] - ([.$L$19]*[.B119] +[.$N$19]) )^2" office:value-type="float" office:value="0.000492310810167618">
            <text:p>0.0004923108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250">
            <text:p>2250</text:p>
          </table:table-cell>
          <table:table-cell table:formula="of:=VLOOKUP([.$B120];[.$A$7:.$K$17];[.$A120] +1)" office:value-type="float" office:value="25.43">
            <text:p>25.43</text:p>
          </table:table-cell>
          <table:table-cell table:formula="of:=VLOOKUP([.B120];[.$A$7:.$O$17];13)" office:value-type="float" office:value="0.0284604989415158">
            <text:p>0.0284604989</text:p>
          </table:table-cell>
          <table:table-cell table:formula="of:=[.B120] - [.$F$19]" office:value-type="float" office:value="990.909090909091">
            <text:p>990.9090909091</text:p>
          </table:table-cell>
          <table:table-cell table:formula="of:=[.E120]*[.C120]" office:value-type="float" office:value="25198.8181818182">
            <text:p>25198.8181818182</text:p>
          </table:table-cell>
          <table:table-cell table:formula="of:=[.E120]^2" office:value-type="float" office:value="981900.826446281">
            <text:p>981900.826446281</text:p>
          </table:table-cell>
          <table:table-cell table:formula="of:=( [.C120] - ([.$L$19]*[.B120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2500">
            <text:p>2500</text:p>
          </table:table-cell>
          <table:table-cell table:formula="of:=VLOOKUP([.$B121];[.$A$7:.$K$17];[.$A121] +1)" office:value-type="float" office:value="28.24">
            <text:p>28.24</text:p>
          </table:table-cell>
          <table:table-cell table:formula="of:=VLOOKUP([.B121];[.$A$7:.$O$17];13)" office:value-type="float" office:value="0.0133333333333336">
            <text:p>0.0133333333</text:p>
          </table:table-cell>
          <table:table-cell table:formula="of:=[.B121] - [.$F$19]" office:value-type="float" office:value="1240.90909090909">
            <text:p>1240.9090909091</text:p>
          </table:table-cell>
          <table:table-cell table:formula="of:=[.E121]*[.C121]" office:value-type="float" office:value="35043.2727272727">
            <text:p>35043.2727272727</text:p>
          </table:table-cell>
          <table:table-cell table:formula="of:=[.E121]^2" office:value-type="float" office:value="1539855.37190083">
            <text:p>1539855.37190083</text:p>
          </table:table-cell>
          <table:table-cell table:formula="of:=( [.C121] - ([.$L$19]*[.B121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2500">
            <text:p>2500</text:p>
          </table:table-cell>
          <table:table-cell table:formula="of:=VLOOKUP([.$B122];[.$A$7:.$K$17];[.$A122] +1)" office:value-type="float" office:value="28.25">
            <text:p>28.25</text:p>
          </table:table-cell>
          <table:table-cell table:formula="of:=VLOOKUP([.B122];[.$A$7:.$O$17];13)" office:value-type="float" office:value="0.0133333333333336">
            <text:p>0.0133333333</text:p>
          </table:table-cell>
          <table:table-cell table:formula="of:=[.B122] - [.$F$19]" office:value-type="float" office:value="1240.90909090909">
            <text:p>1240.9090909091</text:p>
          </table:table-cell>
          <table:table-cell table:formula="of:=[.E122]*[.C122]" office:value-type="float" office:value="35055.6818181818">
            <text:p>35055.6818181818</text:p>
          </table:table-cell>
          <table:table-cell table:formula="of:=[.E122]^2" office:value-type="float" office:value="1539855.37190083">
            <text:p>1539855.37190083</text:p>
          </table:table-cell>
          <table:table-cell table:formula="of:=( [.C122] - ([.$L$19]*[.B122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2500">
            <text:p>2500</text:p>
          </table:table-cell>
          <table:table-cell table:formula="of:=VLOOKUP([.$B123];[.$A$7:.$K$17];[.$A123] +1)" office:value-type="float" office:value="28.25">
            <text:p>28.25</text:p>
          </table:table-cell>
          <table:table-cell table:formula="of:=VLOOKUP([.B123];[.$A$7:.$O$17];13)" office:value-type="float" office:value="0.0133333333333336">
            <text:p>0.0133333333</text:p>
          </table:table-cell>
          <table:table-cell table:formula="of:=[.B123] - [.$F$19]" office:value-type="float" office:value="1240.90909090909">
            <text:p>1240.9090909091</text:p>
          </table:table-cell>
          <table:table-cell table:formula="of:=[.E123]*[.C123]" office:value-type="float" office:value="35055.6818181818">
            <text:p>35055.6818181818</text:p>
          </table:table-cell>
          <table:table-cell table:formula="of:=[.E123]^2" office:value-type="float" office:value="1539855.37190083">
            <text:p>1539855.37190083</text:p>
          </table:table-cell>
          <table:table-cell table:formula="of:=( [.C123] - ([.$L$19]*[.B123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2500">
            <text:p>2500</text:p>
          </table:table-cell>
          <table:table-cell table:formula="of:=VLOOKUP([.$B124];[.$A$7:.$K$17];[.$A124] +1)" office:value-type="float" office:value="28.26">
            <text:p>28.26</text:p>
          </table:table-cell>
          <table:table-cell table:formula="of:=VLOOKUP([.B124];[.$A$7:.$O$17];13)" office:value-type="float" office:value="0.0133333333333336">
            <text:p>0.0133333333</text:p>
          </table:table-cell>
          <table:table-cell table:formula="of:=[.B124] - [.$F$19]" office:value-type="float" office:value="1240.90909090909">
            <text:p>1240.9090909091</text:p>
          </table:table-cell>
          <table:table-cell table:formula="of:=[.E124]*[.C124]" office:value-type="float" office:value="35068.0909090909">
            <text:p>35068.0909090909</text:p>
          </table:table-cell>
          <table:table-cell table:formula="of:=[.E124]^2" office:value-type="float" office:value="1539855.37190083">
            <text:p>1539855.37190083</text:p>
          </table:table-cell>
          <table:table-cell table:formula="of:=( [.C124] - ([.$L$19]*[.B124] +[.$N$19]) )^2" office:value-type="float" office:value="0.000634749961181136">
            <text:p>0.00063475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2500">
            <text:p>2500</text:p>
          </table:table-cell>
          <table:table-cell table:formula="of:=VLOOKUP([.$B125];[.$A$7:.$K$17];[.$A125] +1)" office:value-type="float" office:value="28.23">
            <text:p>28.23</text:p>
          </table:table-cell>
          <table:table-cell table:formula="of:=VLOOKUP([.B125];[.$A$7:.$O$17];13)" office:value-type="float" office:value="0.0133333333333336">
            <text:p>0.0133333333</text:p>
          </table:table-cell>
          <table:table-cell table:formula="of:=[.B125] - [.$F$19]" office:value-type="float" office:value="1240.90909090909">
            <text:p>1240.9090909091</text:p>
          </table:table-cell>
          <table:table-cell table:formula="of:=[.E125]*[.C125]" office:value-type="float" office:value="35030.8636363636">
            <text:p>35030.8636363636</text:p>
          </table:table-cell>
          <table:table-cell table:formula="of:=[.E125]^2" office:value-type="float" office:value="1539855.37190083">
            <text:p>1539855.37190083</text:p>
          </table:table-cell>
          <table:table-cell table:formula="of:=( [.C125] - ([.$L$19]*[.B125] +[.$N$19]) )^2" office:value-type="float" office:value="0.0000230952849233418">
            <text:p>2.30952849233418E-005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2500">
            <text:p>2500</text:p>
          </table:table-cell>
          <table:table-cell table:formula="of:=VLOOKUP([.$B126];[.$A$7:.$K$17];[.$A126] +1)" office:value-type="float" office:value="28.24">
            <text:p>28.24</text:p>
          </table:table-cell>
          <table:table-cell table:formula="of:=VLOOKUP([.B126];[.$A$7:.$O$17];13)" office:value-type="float" office:value="0.0133333333333336">
            <text:p>0.0133333333</text:p>
          </table:table-cell>
          <table:table-cell table:formula="of:=[.B126] - [.$F$19]" office:value-type="float" office:value="1240.90909090909">
            <text:p>1240.9090909091</text:p>
          </table:table-cell>
          <table:table-cell table:formula="of:=[.E126]*[.C126]" office:value-type="float" office:value="35043.2727272727">
            <text:p>35043.2727272727</text:p>
          </table:table-cell>
          <table:table-cell table:formula="of:=[.E126]^2" office:value-type="float" office:value="1539855.37190083">
            <text:p>1539855.37190083</text:p>
          </table:table-cell>
          <table:table-cell table:formula="of:=( [.C126] - ([.$L$19]*[.B126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2500">
            <text:p>2500</text:p>
          </table:table-cell>
          <table:table-cell table:formula="of:=VLOOKUP([.$B127];[.$A$7:.$K$17];[.$A127] +1)" office:value-type="float" office:value="28.27">
            <text:p>28.27</text:p>
          </table:table-cell>
          <table:table-cell table:formula="of:=VLOOKUP([.B127];[.$A$7:.$O$17];13)" office:value-type="float" office:value="0.0133333333333336">
            <text:p>0.0133333333</text:p>
          </table:table-cell>
          <table:table-cell table:formula="of:=[.B127] - [.$F$19]" office:value-type="float" office:value="1240.90909090909">
            <text:p>1240.9090909091</text:p>
          </table:table-cell>
          <table:table-cell table:formula="of:=[.E127]*[.C127]" office:value-type="float" office:value="35080.5">
            <text:p>35080.5</text:p>
          </table:table-cell>
          <table:table-cell table:formula="of:=[.E127]^2" office:value-type="float" office:value="1539855.37190083">
            <text:p>1539855.37190083</text:p>
          </table:table-cell>
          <table:table-cell table:formula="of:=( [.C127] - ([.$L$19]*[.B127] +[.$N$19]) )^2" office:value-type="float" office:value="0.00123863485326693">
            <text:p>0.0012386349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2500">
            <text:p>2500</text:p>
          </table:table-cell>
          <table:table-cell table:formula="of:=VLOOKUP([.$B128];[.$A$7:.$K$17];[.$A128] +1)" office:value-type="float" office:value="28.25">
            <text:p>28.25</text:p>
          </table:table-cell>
          <table:table-cell table:formula="of:=VLOOKUP([.B128];[.$A$7:.$O$17];13)" office:value-type="float" office:value="0.0133333333333336">
            <text:p>0.0133333333</text:p>
          </table:table-cell>
          <table:table-cell table:formula="of:=[.B128] - [.$F$19]" office:value-type="float" office:value="1240.90909090909">
            <text:p>1240.9090909091</text:p>
          </table:table-cell>
          <table:table-cell table:formula="of:=[.E128]*[.C128]" office:value-type="float" office:value="35055.6818181818">
            <text:p>35055.6818181818</text:p>
          </table:table-cell>
          <table:table-cell table:formula="of:=[.E128]^2" office:value-type="float" office:value="1539855.37190083">
            <text:p>1539855.37190083</text:p>
          </table:table-cell>
          <table:table-cell table:formula="of:=( [.C128] - ([.$L$19]*[.B128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2500">
            <text:p>2500</text:p>
          </table:table-cell>
          <table:table-cell table:formula="of:=VLOOKUP([.$B129];[.$A$7:.$K$17];[.$A129] +1)" office:value-type="float" office:value="28.24">
            <text:p>28.24</text:p>
          </table:table-cell>
          <table:table-cell table:formula="of:=VLOOKUP([.B129];[.$A$7:.$O$17];13)" office:value-type="float" office:value="0.0133333333333336">
            <text:p>0.0133333333</text:p>
          </table:table-cell>
          <table:table-cell table:formula="of:=[.B129] - [.$F$19]" office:value-type="float" office:value="1240.90909090909">
            <text:p>1240.9090909091</text:p>
          </table:table-cell>
          <table:table-cell table:formula="of:=[.E129]*[.C129]" office:value-type="float" office:value="35043.2727272727">
            <text:p>35043.2727272727</text:p>
          </table:table-cell>
          <table:table-cell table:formula="of:=[.E129]^2" office:value-type="float" office:value="1539855.37190083">
            <text:p>1539855.37190083</text:p>
          </table:table-cell>
          <table:table-cell table:formula="of:=( [.C129] - ([.$L$19]*[.B129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2500">
            <text:p>2500</text:p>
          </table:table-cell>
          <table:table-cell table:formula="of:=VLOOKUP([.$B130];[.$A$7:.$K$17];[.$A130] +1)" office:value-type="float" office:value="28.27">
            <text:p>28.27</text:p>
          </table:table-cell>
          <table:table-cell table:formula="of:=VLOOKUP([.B130];[.$A$7:.$O$17];13)" office:value-type="float" office:value="0.0133333333333336">
            <text:p>0.0133333333</text:p>
          </table:table-cell>
          <table:table-cell table:formula="of:=[.B130] - [.$F$19]" office:value-type="float" office:value="1240.90909090909">
            <text:p>1240.9090909091</text:p>
          </table:table-cell>
          <table:table-cell table:formula="of:=[.E130]*[.C130]" office:value-type="float" office:value="35080.5">
            <text:p>35080.5</text:p>
          </table:table-cell>
          <table:table-cell table:formula="of:=[.E130]^2" office:value-type="float" office:value="1539855.37190083">
            <text:p>1539855.37190083</text:p>
          </table:table-cell>
          <table:table-cell table:formula="of:=( [.C130] - ([.$L$19]*[.B130] +[.$N$19]) )^2" office:value-type="float" office:value="0.00123863485326693">
            <text:p>0.0012386349</text:p>
          </table:table-cell>
          <table:table-cell table:number-columns-repeated="7"/>
        </table:table-row>
      </table:table>
      <table:table table:name="sec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0b594ea71ad8b6f99c6da5dc010e4ed856c3b2da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Simplified Lattice::calculateCosineBetween()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.11">
            <text:p>3.11</text:p>
          </table:table-cell>
          <table:table-cell office:value-type="float" office:value="3.38">
            <text:p>3.38</text:p>
          </table:table-cell>
          <table:table-cell office:value-type="float" office:value="3.13">
            <text:p>3.13</text:p>
          </table:table-cell>
          <table:table-cell office:value-type="float" office:value="3.17">
            <text:p>3.17</text:p>
          </table:table-cell>
          <table:table-cell office:value-type="float" office:value="3.13">
            <text:p>3.13</text:p>
          </table:table-cell>
          <table:table-cell office:value-type="float" office:value="3.15">
            <text:p>3.15</text:p>
          </table:table-cell>
          <table:table-cell office:value-type="float" office:value="3.14">
            <text:p>3.14</text:p>
          </table:table-cell>
          <table:table-cell office:value-type="float" office:value="3.19">
            <text:p>3.19</text:p>
          </table:table-cell>
          <table:table-cell office:value-type="float" office:value="3.14">
            <text:p>3.14</text:p>
          </table:table-cell>
          <table:table-cell office:value-type="float" office:value="3.13">
            <text:p>3.13</text:p>
          </table:table-cell>
          <table:table-cell table:formula="of:=AVERAGE([.B7:.K7])" office:value-type="float" office:value="3.167">
            <text:p>3.167</text:p>
          </table:table-cell>
          <table:table-cell table:formula="of:=STDEV([.B7:.K7])" office:value-type="float" office:value="0.0781807023646003">
            <text:p>0.0781807024</text:p>
          </table:table-cell>
          <table:table-cell table:formula="of:=[.L7]/[.A7]" office:value-type="float" office:value="0.006334">
            <text:p>0.006334</text:p>
          </table:table-cell>
          <table:table-cell table:formula="of:=[.M7]/([.A7]*SQRT([.$M$2]))" office:value-type="float" office:value="0.0000494458177087697">
            <text:p>4.94458177087697E-00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.61">
            <text:p>4.61</text:p>
          </table:table-cell>
          <table:table-cell office:value-type="float" office:value="4.64">
            <text:p>4.64</text:p>
          </table:table-cell>
          <table:table-cell office:value-type="float" office:value="4.68">
            <text:p>4.68</text:p>
          </table:table-cell>
          <table:table-cell office:value-type="float" office:value="4.65">
            <text:p>4.65</text:p>
          </table:table-cell>
          <table:table-cell office:value-type="float" office:value="4.68">
            <text:p>4.68</text:p>
          </table:table-cell>
          <table:table-cell office:value-type="float" office:value="4.64">
            <text:p>4.64</text:p>
          </table:table-cell>
          <table:table-cell office:value-type="float" office:value="4.67">
            <text:p>4.67</text:p>
          </table:table-cell>
          <table:table-cell office:value-type="float" office:value="4.65">
            <text:p>4.65</text:p>
          </table:table-cell>
          <table:table-cell office:value-type="float" office:value="4.64">
            <text:p>4.64</text:p>
          </table:table-cell>
          <table:table-cell office:value-type="float" office:value="4.63">
            <text:p>4.63</text:p>
          </table:table-cell>
          <table:table-cell table:formula="of:=AVERAGE([.B8:.K8])" office:value-type="float" office:value="4.649">
            <text:p>4.649</text:p>
          </table:table-cell>
          <table:table-cell table:formula="of:=STDEV([.B8:.K8])" office:value-type="float" office:value="0.0223358207570012">
            <text:p>0.0223358208</text:p>
          </table:table-cell>
          <table:table-cell table:formula="of:=[.L8]/[.A8]" office:value-type="float" office:value="0.00619866666666667">
            <text:p>0.0061986667</text:p>
          </table:table-cell>
          <table:table-cell table:formula="of:=[.M8]/([.A8]*SQRT([.$M$2]))" office:value-type="float" office:value="0.00000941760893351867">
            <text:p>9.41760893351867E-00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11">
            <text:p>6.11</text:p>
          </table:table-cell>
          <table:table-cell office:value-type="float" office:value="6.14">
            <text:p>6.14</text:p>
          </table:table-cell>
          <table:table-cell office:value-type="float" office:value="6.13">
            <text:p>6.13</text:p>
          </table:table-cell>
          <table:table-cell office:value-type="float" office:value="6.14">
            <text:p>6.14</text:p>
          </table:table-cell>
          <table:table-cell office:value-type="float" office:value="6.13">
            <text:p>6.13</text:p>
          </table:table-cell>
          <table:table-cell office:value-type="float" office:value="6.15">
            <text:p>6.15</text:p>
          </table:table-cell>
          <table:table-cell table:number-columns-repeated="4" office:value-type="float" office:value="6.13">
            <text:p>6.13</text:p>
          </table:table-cell>
          <table:table-cell table:formula="of:=AVERAGE([.B9:.K9])" office:value-type="float" office:value="6.132">
            <text:p>6.132</text:p>
          </table:table-cell>
          <table:table-cell table:formula="of:=STDEV([.B7:.K7])" office:value-type="float" office:value="0.0781807023646003">
            <text:p>0.0781807024</text:p>
          </table:table-cell>
          <table:table-cell table:formula="of:=[.L9]/[.A9]" office:value-type="float" office:value="0.006132">
            <text:p>0.006132</text:p>
          </table:table-cell>
          <table:table-cell table:formula="of:=[.M9]/([.A9]*SQRT([.$M$2]))" office:value-type="float" office:value="0.0000247229088543849">
            <text:p>2.47229088543849E-005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.61">
            <text:p>7.61</text:p>
          </table:table-cell>
          <table:table-cell office:value-type="float" office:value="7.62">
            <text:p>7.62</text:p>
          </table:table-cell>
          <table:table-cell office:value-type="float" office:value="7.63">
            <text:p>7.63</text:p>
          </table:table-cell>
          <table:table-cell table:number-columns-repeated="2" office:value-type="float" office:value="7.65">
            <text:p>7.65</text:p>
          </table:table-cell>
          <table:table-cell office:value-type="float" office:value="7.63">
            <text:p>7.63</text:p>
          </table:table-cell>
          <table:table-cell table:number-columns-repeated="2" office:value-type="float" office:value="7.64">
            <text:p>7.64</text:p>
          </table:table-cell>
          <table:table-cell office:value-type="float" office:value="7.66">
            <text:p>7.66</text:p>
          </table:table-cell>
          <table:table-cell office:value-type="float" office:value="7.64">
            <text:p>7.64</text:p>
          </table:table-cell>
          <table:table-cell table:formula="of:=AVERAGE([.B10:.K10])" office:value-type="float" office:value="7.637">
            <text:p>7.637</text:p>
          </table:table-cell>
          <table:table-cell table:formula="of:=STDEV([.B8:.K8])" office:value-type="float" office:value="0.0223358207570012">
            <text:p>0.0223358208</text:p>
          </table:table-cell>
          <table:table-cell table:formula="of:=[.L10]/[.A10]" office:value-type="float" office:value="0.0061096">
            <text:p>0.0061096</text:p>
          </table:table-cell>
          <table:table-cell table:formula="of:=[.M10]/([.A10]*SQRT([.$M$2]))" office:value-type="float" office:value="0.0000056505653601112">
            <text:p>5.6505653601112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13">
            <text:p>9.13</text:p>
          </table:table-cell>
          <table:table-cell office:value-type="float" office:value="9.14">
            <text:p>9.14</text:p>
          </table:table-cell>
          <table:table-cell office:value-type="float" office:value="9.13">
            <text:p>9.13</text:p>
          </table:table-cell>
          <table:table-cell office:value-type="float" office:value="9.14">
            <text:p>9.14</text:p>
          </table:table-cell>
          <table:table-cell office:value-type="float" office:value="9.12">
            <text:p>9.12</text:p>
          </table:table-cell>
          <table:table-cell table:number-columns-repeated="3" office:value-type="float" office:value="9.14">
            <text:p>9.14</text:p>
          </table:table-cell>
          <table:table-cell table:number-columns-repeated="2" office:value-type="float" office:value="9.15">
            <text:p>9.15</text:p>
          </table:table-cell>
          <table:table-cell table:formula="of:=AVERAGE([.B11:.K11])" office:value-type="float" office:value="9.138">
            <text:p>9.138</text:p>
          </table:table-cell>
          <table:table-cell table:formula="of:=STDEV([.B9:.K9])" office:value-type="float" office:value="0.0103279555898864">
            <text:p>0.0103279556</text:p>
          </table:table-cell>
          <table:table-cell table:formula="of:=[.L11]/[.A11]" office:value-type="float" office:value="0.006092">
            <text:p>0.006092</text:p>
          </table:table-cell>
          <table:table-cell table:formula="of:=[.M11]/([.A11]*SQRT([.$M$2]))" office:value-type="float" office:value="0.00000217732421580726">
            <text:p>2.17732421580726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number-columns-repeated="4"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65">
            <text:p>10.65</text:p>
          </table:table-cell>
          <table:table-cell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67">
            <text:p>10.67</text:p>
          </table:table-cell>
          <table:table-cell office:value-type="float" office:value="10.64">
            <text:p>10.64</text:p>
          </table:table-cell>
          <table:table-cell table:formula="of:=AVERAGE([.B12:.K12])" office:value-type="float" office:value="10.639">
            <text:p>10.639</text:p>
          </table:table-cell>
          <table:table-cell table:formula="of:=STDEV([.B12:.K12])" office:value-type="float" office:value="0.0128668393770789">
            <text:p>0.0128668394</text:p>
          </table:table-cell>
          <table:table-cell table:formula="of:=[.L12]/[.A12]" office:value-type="float" office:value="0.00607942857142857">
            <text:p>0.0060794286</text:p>
          </table:table-cell>
          <table:table-cell table:formula="of:=[.M12]/([.A12]*SQRT([.$M$2]))" office:value-type="float" office:value="0.00000232505821252066">
            <text:p>2.32505821252066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.13">
            <text:p>12.13</text:p>
          </table:table-cell>
          <table:table-cell office:value-type="float" office:value="12.14">
            <text:p>12.14</text:p>
          </table:table-cell>
          <table:table-cell office:value-type="float" office:value="12.15">
            <text:p>12.15</text:p>
          </table:table-cell>
          <table:table-cell office:value-type="float" office:value="12.14">
            <text:p>12.14</text:p>
          </table:table-cell>
          <table:table-cell office:value-type="float" office:value="12.15">
            <text:p>12.15</text:p>
          </table:table-cell>
          <table:table-cell office:value-type="float" office:value="12.14">
            <text:p>12.14</text:p>
          </table:table-cell>
          <table:table-cell office:value-type="float" office:value="12.13">
            <text:p>12.13</text:p>
          </table:table-cell>
          <table:table-cell office:value-type="float" office:value="12.15">
            <text:p>12.15</text:p>
          </table:table-cell>
          <table:table-cell table:number-columns-repeated="2" office:value-type="float" office:value="12.12">
            <text:p>12.12</text:p>
          </table:table-cell>
          <table:table-cell table:formula="of:=AVERAGE([.B13:.K13])" office:value-type="float" office:value="12.137">
            <text:p>12.137</text:p>
          </table:table-cell>
          <table:table-cell table:formula="of:=STDEV([.B13:.K13])" office:value-type="float" office:value="0.0115950180872844">
            <text:p>0.0115950181</text:p>
          </table:table-cell>
          <table:table-cell table:formula="of:=[.L13]/[.A13]" office:value-type="float" office:value="0.0060685">
            <text:p>0.0060685</text:p>
          </table:table-cell>
          <table:table-cell table:formula="of:=[.M13]/([.A13]*SQRT([.$M$2]))" office:value-type="float" office:value="0.00000183333333333339">
            <text:p>1.83333333333339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3.64">
            <text:p>13.64</text:p>
          </table:table-cell>
          <table:table-cell office:value-type="float" office:value="13.62">
            <text:p>13.62</text:p>
          </table:table-cell>
          <table:table-cell office:value-type="float" office:value="13.67">
            <text:p>13.67</text:p>
          </table:table-cell>
          <table:table-cell table:number-columns-repeated="3" office:value-type="float" office:value="13.63">
            <text:p>13.63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13.65">
            <text:p>13.65</text:p>
          </table:table-cell>
          <table:table-cell office:value-type="float" office:value="13.66">
            <text:p>13.66</text:p>
          </table:table-cell>
          <table:table-cell table:formula="of:=AVERAGE([.B14:.K14])" office:value-type="float" office:value="13.642">
            <text:p>13.642</text:p>
          </table:table-cell>
          <table:table-cell table:formula="of:=STDEV([.B14:.K14])" office:value-type="float" office:value="0.0154919333848296">
            <text:p>0.0154919334</text:p>
          </table:table-cell>
          <table:table-cell table:formula="of:=[.L14]/[.A14]" office:value-type="float" office:value="0.00606311111111111">
            <text:p>0.0060631111</text:p>
          </table:table-cell>
          <table:table-cell table:formula="of:=[.M14]/([.A14]*SQRT([.$M$2]))" office:value-type="float" office:value="0.00000217732421580726">
            <text:p>2.17732421580726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5.23">
            <text:p>15.23</text:p>
          </table:table-cell>
          <table:table-cell office:value-type="float" office:value="15.15">
            <text:p>15.15</text:p>
          </table:table-cell>
          <table:table-cell office:value-type="float" office:value="15.12">
            <text:p>15.12</text:p>
          </table:table-cell>
          <table:table-cell office:value-type="float" office:value="15.15">
            <text:p>15.15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table:number-columns-repeated="2" office:value-type="float" office:value="15.17">
            <text:p>15.17</text:p>
          </table:table-cell>
          <table:table-cell table:formula="of:=AVERAGE([.B15:.K15])" office:value-type="float" office:value="15.153">
            <text:p>15.153</text:p>
          </table:table-cell>
          <table:table-cell table:formula="of:=STDEV([.B15:.K15])" office:value-type="float" office:value="0.0316403399335581">
            <text:p>0.0316403399</text:p>
          </table:table-cell>
          <table:table-cell table:formula="of:=[.L15]/[.A15]" office:value-type="float" office:value="0.0060612">
            <text:p>0.0060612</text:p>
          </table:table-cell>
          <table:table-cell table:formula="of:=[.M15]/([.A15]*SQRT([.$M$2]))" office:value-type="float" office:value="0.00000400222160528097">
            <text:p>4.00222160528097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table:number-columns-repeated="2" office:value-type="float" office:value="16.65">
            <text:p>16.65</text:p>
          </table:table-cell>
          <table:table-cell office:value-type="float" office:value="16.64">
            <text:p>16.64</text:p>
          </table:table-cell>
          <table:table-cell office:value-type="float" office:value="16.66">
            <text:p>16.66</text:p>
          </table:table-cell>
          <table:table-cell office:value-type="float" office:value="16.96">
            <text:p>16.96</text:p>
          </table:table-cell>
          <table:table-cell office:value-type="float" office:value="16.65">
            <text:p>16.65</text:p>
          </table:table-cell>
          <table:table-cell office:value-type="float" office:value="16.66">
            <text:p>16.66</text:p>
          </table:table-cell>
          <table:table-cell office:value-type="float" office:value="16.62">
            <text:p>16.62</text:p>
          </table:table-cell>
          <table:table-cell office:value-type="float" office:value="16.65">
            <text:p>16.65</text:p>
          </table:table-cell>
          <table:table-cell office:value-type="float" office:value="16.66">
            <text:p>16.66</text:p>
          </table:table-cell>
          <table:table-cell table:formula="of:=AVERAGE([.B16:.K16])" office:value-type="float" office:value="16.68">
            <text:p>16.68</text:p>
          </table:table-cell>
          <table:table-cell table:formula="of:=STDEV([.B16:.K16])" office:value-type="float" office:value="0.0991071249821237">
            <text:p>0.099107125</text:p>
          </table:table-cell>
          <table:table-cell table:formula="of:=[.L16]/[.A16]" office:value-type="float" office:value="0.00606545454545455">
            <text:p>0.0060654545</text:p>
          </table:table-cell>
          <table:table-cell table:formula="of:=[.M16]/([.A16]*SQRT([.$M$2]))" office:value-type="float" office:value="0.0000113965180834358">
            <text:p>1.13965180834358E-00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8.14">
            <text:p>18.14</text:p>
          </table:table-cell>
          <table:table-cell office:value-type="float" office:value="18.13">
            <text:p>18.13</text:p>
          </table:table-cell>
          <table:table-cell office:value-type="float" office:value="18.18">
            <text:p>18.18</text:p>
          </table:table-cell>
          <table:table-cell office:value-type="float" office:value="18.15">
            <text:p>18.15</text:p>
          </table:table-cell>
          <table:table-cell office:value-type="float" office:value="18.19">
            <text:p>18.19</text:p>
          </table:table-cell>
          <table:table-cell office:value-type="float" office:value="18.13">
            <text:p>18.13</text:p>
          </table:table-cell>
          <table:table-cell office:value-type="float" office:value="18.15">
            <text:p>18.15</text:p>
          </table:table-cell>
          <table:table-cell office:value-type="float" office:value="18.14">
            <text:p>18.14</text:p>
          </table:table-cell>
          <table:table-cell office:value-type="float" office:value="18.12">
            <text:p>18.12</text:p>
          </table:table-cell>
          <table:table-cell office:value-type="float" office:value="18.15">
            <text:p>18.15</text:p>
          </table:table-cell>
          <table:table-cell table:formula="of:=AVERAGE([.B17:.K17])" office:value-type="float" office:value="18.148">
            <text:p>18.148</text:p>
          </table:table-cell>
          <table:table-cell table:formula="of:=STDEV([.B17:.K17])" office:value-type="float" office:value="0.0220100986922924">
            <text:p>0.0220100987</text:p>
          </table:table-cell>
          <table:table-cell table:formula="of:=[.L17]/[.A17]" office:value-type="float" office:value="0.00604933333333333">
            <text:p>0.0060493333</text:p>
          </table:table-cell>
          <table:table-cell table:formula="of:=[.M17]/([.A17]*SQRT([.$M$2]))" office:value-type="float" office:value="0.00000232006811309125">
            <text:p>2.32006811309125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10.6474545454545">
            <text:p>10.6474545455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600367272727273">
            <text:p>0.0060036727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41027272727269">
            <text:p>0.1410272727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506070767453778">
            <text:p>5.06070767453778E-006</text:p>
          </table:table-cell>
          <table:table-cell table:number-columns-repeated="5"/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500">
            <text:p>500</text:p>
          </table:table-cell>
          <table:table-cell table:formula="of:=VLOOKUP([.$B21];[.$A$7:.$K$17];[.$A21] +1)" office:value-type="float" office:value="3.11">
            <text:p>3.11</text:p>
          </table:table-cell>
          <table:table-cell table:formula="of:=VLOOKUP([.B21];[.$A$7:.$O$17];13)" office:value-type="float" office:value="0.0781807023646003">
            <text:p>0.0781807024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887.5">
            <text:p>-3887.5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108001859504111">
            <text:p>0.0010800186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971800830887047">
            <text:p>0.0097180083</text:p>
          </table:table-cell>
          <table:table-cell table:number-columns-repeated="5"/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3.38">
            <text:p>3.38</text:p>
          </table:table-cell>
          <table:table-cell table:formula="of:=VLOOKUP([.B22];[.$A$7:.$O$17];13)" office:value-type="float" office:value="0.0781807023646003">
            <text:p>0.0781807024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4225">
            <text:p>-422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562336549586792">
            <text:p>0.056233655</text:p>
          </table:table-cell>
          <table:table-cell/>
          <table:table-cell>
            <draw:frame table:end-cell-address="secopt.Q42" table:end-x="0.468cm" table:end-y="0.397cm" draw:z-index="0" draw:style-name="gr1" svg:width="16cm" svg:height="8.997cm" svg:x="0.248cm" svg:y="0.397cm">
              <draw:object draw:notify-on-update-of-ranges="secopt.B21:secopt.B130 secopt.C21:secopt.C130 'original-vmcs'.D21:'original-vmcs'.D130 'original-vmcs'.D21:'original-vmcs'.D1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3.13">
            <text:p>3.13</text:p>
          </table:table-cell>
          <table:table-cell table:formula="of:=VLOOKUP([.B23];[.$A$7:.$O$17];13)" office:value-type="float" office:value="0.0781807023646003">
            <text:p>0.0781807024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912.5">
            <text:p>-391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3.17">
            <text:p>3.17</text:p>
          </table:table-cell>
          <table:table-cell table:formula="of:=VLOOKUP([.B24];[.$A$7:.$O$17];13)" office:value-type="float" office:value="0.0781807023646003">
            <text:p>0.0781807024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962.5">
            <text:p>-3962.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736382231405133">
            <text:p>0.0007363822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3.13">
            <text:p>3.13</text:p>
          </table:table-cell>
          <table:table-cell table:formula="of:=VLOOKUP([.B25];[.$A$7:.$O$17];13)" office:value-type="float" office:value="0.0781807023646003">
            <text:p>0.0781807024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912.5">
            <text:p>-3912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3.15">
            <text:p>3.15</text:p>
          </table:table-cell>
          <table:table-cell table:formula="of:=VLOOKUP([.B26];[.$A$7:.$O$17];13)" office:value-type="float" office:value="0.0781807023646003">
            <text:p>0.0781807024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937.5">
            <text:p>-3937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509276859504588">
            <text:p>5.09276859504588E-005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3.14">
            <text:p>3.14</text:p>
          </table:table-cell>
          <table:table-cell table:formula="of:=VLOOKUP([.B27];[.$A$7:.$O$17];13)" office:value-type="float" office:value="0.0781807023646003">
            <text:p>0.0781807024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925">
            <text:p>-392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008200413223121">
            <text:p>8.200413223121E-006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3.19">
            <text:p>3.19</text:p>
          </table:table-cell>
          <table:table-cell table:formula="of:=VLOOKUP([.B28];[.$A$7:.$O$17];13)" office:value-type="float" office:value="0.0781807023646003">
            <text:p>0.0781807024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987.5">
            <text:p>-3987.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222183677685981">
            <text:p>0.0022218368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3.14">
            <text:p>3.14</text:p>
          </table:table-cell>
          <table:table-cell table:formula="of:=VLOOKUP([.B29];[.$A$7:.$O$17];13)" office:value-type="float" office:value="0.0781807023646003">
            <text:p>0.0781807024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925">
            <text:p>-392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008200413223121">
            <text:p>8.200413223121E-006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3.13">
            <text:p>3.13</text:p>
          </table:table-cell>
          <table:table-cell table:formula="of:=VLOOKUP([.B30];[.$A$7:.$O$17];13)" office:value-type="float" office:value="0.0781807023646003">
            <text:p>0.0781807024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912.5">
            <text:p>-3912.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61">
            <text:p>4.61</text:p>
          </table:table-cell>
          <table:table-cell table:formula="of:=VLOOKUP([.B31];[.$A$7:.$O$17];13)" office:value-type="float" office:value="0.0223358207570012">
            <text:p>0.0223358208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610">
            <text:p>-461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114121123966915">
            <text:p>0.0011412112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64">
            <text:p>4.64</text:p>
          </table:table-cell>
          <table:table-cell table:formula="of:=VLOOKUP([.B32];[.$A$7:.$O$17];13)" office:value-type="float" office:value="0.0223358207570012">
            <text:p>0.0223358208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640">
            <text:p>-464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68">
            <text:p>4.68</text:p>
          </table:table-cell>
          <table:table-cell table:formula="of:=VLOOKUP([.B33];[.$A$7:.$O$17];13)" office:value-type="float" office:value="0.0223358207570012">
            <text:p>0.0223358208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680">
            <text:p>-468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131175669421513">
            <text:p>0.0013117567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65">
            <text:p>4.65</text:p>
          </table:table-cell>
          <table:table-cell table:formula="of:=VLOOKUP([.B34];[.$A$7:.$O$17];13)" office:value-type="float" office:value="0.0223358207570012">
            <text:p>0.0223358208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650">
            <text:p>-465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386657851240177">
            <text:p>3.86657851240177E-005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68">
            <text:p>4.68</text:p>
          </table:table-cell>
          <table:table-cell table:formula="of:=VLOOKUP([.B35];[.$A$7:.$O$17];13)" office:value-type="float" office:value="0.0223358207570012">
            <text:p>0.0223358208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680">
            <text:p>-468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131175669421513">
            <text:p>0.0013117567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64">
            <text:p>4.64</text:p>
          </table:table-cell>
          <table:table-cell table:formula="of:=VLOOKUP([.B36];[.$A$7:.$O$17];13)" office:value-type="float" office:value="0.0223358207570012">
            <text:p>0.0223358208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640">
            <text:p>-464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67">
            <text:p>4.67</text:p>
          </table:table-cell>
          <table:table-cell table:formula="of:=VLOOKUP([.B37];[.$A$7:.$O$17];13)" office:value-type="float" office:value="0.0223358207570012">
            <text:p>0.0223358208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670">
            <text:p>-467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687393057851431">
            <text:p>0.0006873931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65">
            <text:p>4.65</text:p>
          </table:table-cell>
          <table:table-cell table:formula="of:=VLOOKUP([.B38];[.$A$7:.$O$17];13)" office:value-type="float" office:value="0.0223358207570012">
            <text:p>0.0223358208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650">
            <text:p>-465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0386657851240177">
            <text:p>3.86657851240177E-005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64">
            <text:p>4.64</text:p>
          </table:table-cell>
          <table:table-cell table:formula="of:=VLOOKUP([.B39];[.$A$7:.$O$17];13)" office:value-type="float" office:value="0.0223358207570012">
            <text:p>0.0223358208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640">
            <text:p>-464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63">
            <text:p>4.63</text:p>
          </table:table-cell>
          <table:table-cell table:formula="of:=VLOOKUP([.B40];[.$A$7:.$O$17];13)" office:value-type="float" office:value="0.0223358207570012">
            <text:p>0.0223358208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630">
            <text:p>-463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189938512396595">
            <text:p>0.0001899385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6.11">
            <text:p>6.11</text:p>
          </table:table-cell>
          <table:table-cell table:formula="of:=VLOOKUP([.B41];[.$A$7:.$O$17];13)" office:value-type="float" office:value="0.0781807023646003">
            <text:p>0.0781807024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582.5">
            <text:p>-4582.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120408999999975">
            <text:p>0.00120409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6.14">
            <text:p>6.14</text:p>
          </table:table-cell>
          <table:table-cell table:formula="of:=VLOOKUP([.B42];[.$A$7:.$O$17];13)" office:value-type="float" office:value="0.0781807023646003">
            <text:p>0.0781807024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605">
            <text:p>-4605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220899999999722">
            <text:p>0.00002209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6.13">
            <text:p>6.13</text:p>
          </table:table-cell>
          <table:table-cell table:formula="of:=VLOOKUP([.B43];[.$A$7:.$O$17];13)" office:value-type="float" office:value="0.0781807023646003">
            <text:p>0.0781807024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597.5">
            <text:p>-4597.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6.14">
            <text:p>6.14</text:p>
          </table:table-cell>
          <table:table-cell table:formula="of:=VLOOKUP([.B44];[.$A$7:.$O$17];13)" office:value-type="float" office:value="0.0781807023646003">
            <text:p>0.0781807024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605">
            <text:p>-460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0220899999999722">
            <text:p>0.00002209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6.13">
            <text:p>6.13</text:p>
          </table:table-cell>
          <table:table-cell table:formula="of:=VLOOKUP([.B45];[.$A$7:.$O$17];13)" office:value-type="float" office:value="0.0781807023646003">
            <text:p>0.0781807024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597.5">
            <text:p>-4597.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6.15">
            <text:p>6.15</text:p>
          </table:table-cell>
          <table:table-cell table:formula="of:=VLOOKUP([.B46];[.$A$7:.$O$17];13)" office:value-type="float" office:value="0.0781807023646003">
            <text:p>0.0781807024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612.5">
            <text:p>-4612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280900000000385">
            <text:p>0.00002809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6.13">
            <text:p>6.13</text:p>
          </table:table-cell>
          <table:table-cell table:formula="of:=VLOOKUP([.B47];[.$A$7:.$O$17];13)" office:value-type="float" office:value="0.0781807023646003">
            <text:p>0.0781807024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597.5">
            <text:p>-4597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6.13">
            <text:p>6.13</text:p>
          </table:table-cell>
          <table:table-cell table:formula="of:=VLOOKUP([.B48];[.$A$7:.$O$17];13)" office:value-type="float" office:value="0.0781807023646003">
            <text:p>0.0781807024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597.5">
            <text:p>-4597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6.13">
            <text:p>6.13</text:p>
          </table:table-cell>
          <table:table-cell table:formula="of:=VLOOKUP([.B49];[.$A$7:.$O$17];13)" office:value-type="float" office:value="0.0781807023646003">
            <text:p>0.0781807024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597.5">
            <text:p>-4597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6.13">
            <text:p>6.13</text:p>
          </table:table-cell>
          <table:table-cell table:formula="of:=VLOOKUP([.B50];[.$A$7:.$O$17];13)" office:value-type="float" office:value="0.0781807023646003">
            <text:p>0.0781807024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597.5">
            <text:p>-4597.5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7.61">
            <text:p>7.61</text:p>
          </table:table-cell>
          <table:table-cell table:formula="of:=VLOOKUP([.B51];[.$A$7:.$O$17];13)" office:value-type="float" office:value="0.0223358207570012">
            <text:p>0.0223358208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805">
            <text:p>-380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126865487603277">
            <text:p>0.0012686549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7.62">
            <text:p>7.62</text:p>
          </table:table-cell>
          <table:table-cell table:formula="of:=VLOOKUP([.B52];[.$A$7:.$O$17];13)" office:value-type="float" office:value="0.0223358207570012">
            <text:p>0.0223358208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810">
            <text:p>-3810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656291239669225">
            <text:p>0.0006562912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7.63">
            <text:p>7.63</text:p>
          </table:table-cell>
          <table:table-cell table:formula="of:=VLOOKUP([.B53];[.$A$7:.$O$17];13)" office:value-type="float" office:value="0.0223358207570012">
            <text:p>0.0223358208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815">
            <text:p>-381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243927603305672">
            <text:p>0.0002439276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7.65">
            <text:p>7.65</text:p>
          </table:table-cell>
          <table:table-cell table:formula="of:=VLOOKUP([.B54];[.$A$7:.$O$17];13)" office:value-type="float" office:value="0.0223358207570012">
            <text:p>0.0223358208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825">
            <text:p>-3825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0192003305785481">
            <text:p>1.92003305785481E-005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7.65">
            <text:p>7.65</text:p>
          </table:table-cell>
          <table:table-cell table:formula="of:=VLOOKUP([.B55];[.$A$7:.$O$17];13)" office:value-type="float" office:value="0.0223358207570012">
            <text:p>0.0223358208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825">
            <text:p>-382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0192003305785481">
            <text:p>1.92003305785481E-005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7.63">
            <text:p>7.63</text:p>
          </table:table-cell>
          <table:table-cell table:formula="of:=VLOOKUP([.B56];[.$A$7:.$O$17];13)" office:value-type="float" office:value="0.0223358207570012">
            <text:p>0.0223358208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815">
            <text:p>-381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243927603305672">
            <text:p>0.000243927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7.64">
            <text:p>7.64</text:p>
          </table:table-cell>
          <table:table-cell table:formula="of:=VLOOKUP([.B57];[.$A$7:.$O$17];13)" office:value-type="float" office:value="0.0223358207570012">
            <text:p>0.0223358208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820">
            <text:p>-3820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7.64">
            <text:p>7.64</text:p>
          </table:table-cell>
          <table:table-cell table:formula="of:=VLOOKUP([.B58];[.$A$7:.$O$17];13)" office:value-type="float" office:value="0.0223358207570012">
            <text:p>0.0223358208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820">
            <text:p>-3820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7.66">
            <text:p>7.66</text:p>
          </table:table-cell>
          <table:table-cell table:formula="of:=VLOOKUP([.B59];[.$A$7:.$O$17];13)" office:value-type="float" office:value="0.0223358207570012">
            <text:p>0.0223358208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830">
            <text:p>-3830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206836694214987">
            <text:p>0.0002068367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7.64">
            <text:p>7.64</text:p>
          </table:table-cell>
          <table:table-cell table:formula="of:=VLOOKUP([.B60];[.$A$7:.$O$17];13)" office:value-type="float" office:value="0.0223358207570012">
            <text:p>0.0223358208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820">
            <text:p>-3820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9.13">
            <text:p>9.13</text:p>
          </table:table-cell>
          <table:table-cell table:formula="of:=VLOOKUP([.B61];[.$A$7:.$O$17];13)" office:value-type="float" office:value="0.0103279555898864">
            <text:p>0.0103279556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282.5">
            <text:p>-2282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273451322313886">
            <text:p>0.0002734513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9.14">
            <text:p>9.14</text:p>
          </table:table-cell>
          <table:table-cell table:formula="of:=VLOOKUP([.B62];[.$A$7:.$O$17];13)" office:value-type="float" office:value="0.0103279555898864">
            <text:p>0.0103279556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285">
            <text:p>-228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9.13">
            <text:p>9.13</text:p>
          </table:table-cell>
          <table:table-cell table:formula="of:=VLOOKUP([.B63];[.$A$7:.$O$17];13)" office:value-type="float" office:value="0.0103279555898864">
            <text:p>0.0103279556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282.5">
            <text:p>-2282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273451322313886">
            <text:p>0.0002734513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9.14">
            <text:p>9.14</text:p>
          </table:table-cell>
          <table:table-cell table:formula="of:=VLOOKUP([.B64];[.$A$7:.$O$17];13)" office:value-type="float" office:value="0.0103279555898864">
            <text:p>0.0103279556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285">
            <text:p>-228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9.12">
            <text:p>9.12</text:p>
          </table:table-cell>
          <table:table-cell table:formula="of:=VLOOKUP([.B65];[.$A$7:.$O$17];13)" office:value-type="float" office:value="0.0103279555898864">
            <text:p>0.0103279556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280">
            <text:p>-2280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704178595041142">
            <text:p>0.0007041786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9.14">
            <text:p>9.14</text:p>
          </table:table-cell>
          <table:table-cell table:formula="of:=VLOOKUP([.B66];[.$A$7:.$O$17];13)" office:value-type="float" office:value="0.0103279555898864">
            <text:p>0.0103279556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285">
            <text:p>-2285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9.14">
            <text:p>9.14</text:p>
          </table:table-cell>
          <table:table-cell table:formula="of:=VLOOKUP([.B67];[.$A$7:.$O$17];13)" office:value-type="float" office:value="0.0103279555898864">
            <text:p>0.0103279556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285">
            <text:p>-228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9.14">
            <text:p>9.14</text:p>
          </table:table-cell>
          <table:table-cell table:formula="of:=VLOOKUP([.B68];[.$A$7:.$O$17];13)" office:value-type="float" office:value="0.0103279555898864">
            <text:p>0.0103279556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285">
            <text:p>-228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9.15">
            <text:p>9.15</text:p>
          </table:table-cell>
          <table:table-cell table:formula="of:=VLOOKUP([.B69];[.$A$7:.$O$17];13)" office:value-type="float" office:value="0.0103279555898864">
            <text:p>0.0103279556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287.5">
            <text:p>-2287.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119967768595355">
            <text:p>1.19967768595355E-005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9.15">
            <text:p>9.15</text:p>
          </table:table-cell>
          <table:table-cell table:formula="of:=VLOOKUP([.B70];[.$A$7:.$O$17];13)" office:value-type="float" office:value="0.0103279555898864">
            <text:p>0.0103279556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287.5">
            <text:p>-2287.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0119967768595355">
            <text:p>1.19967768595355E-005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10.63">
            <text:p>10.63</text:p>
          </table:table-cell>
          <table:table-cell table:formula="of:=VLOOKUP([.B71];[.$A$7:.$O$17];13)" office:value-type="float" office:value="0.0128668393770789">
            <text:p>0.0128668394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10.63">
            <text:p>10.63</text:p>
          </table:table-cell>
          <table:table-cell table:formula="of:=VLOOKUP([.B72];[.$A$7:.$O$17];13)" office:value-type="float" office:value="0.0128668393770789">
            <text:p>0.0128668394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10.63">
            <text:p>10.63</text:p>
          </table:table-cell>
          <table:table-cell table:formula="of:=VLOOKUP([.B73];[.$A$7:.$O$17];13)" office:value-type="float" office:value="0.0128668393770789">
            <text:p>0.0128668394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10.63">
            <text:p>10.63</text:p>
          </table:table-cell>
          <table:table-cell table:formula="of:=VLOOKUP([.B74];[.$A$7:.$O$17];13)" office:value-type="float" office:value="0.0128668393770789">
            <text:p>0.0128668394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10.64">
            <text:p>10.64</text:p>
          </table:table-cell>
          <table:table-cell table:formula="of:=VLOOKUP([.B75];[.$A$7:.$O$17];13)" office:value-type="float" office:value="0.0128668393770789">
            <text:p>0.0128668394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10.65">
            <text:p>10.65</text:p>
          </table:table-cell>
          <table:table-cell table:formula="of:=VLOOKUP([.B76];[.$A$7:.$O$17];13)" office:value-type="float" office:value="0.0128668393770789">
            <text:p>0.0128668394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00647933884299598">
            <text:p>6.47933884299598E-006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10.63">
            <text:p>10.63</text:p>
          </table:table-cell>
          <table:table-cell table:formula="of:=VLOOKUP([.B77];[.$A$7:.$O$17];13)" office:value-type="float" office:value="0.0128668393770789">
            <text:p>0.0128668394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10.64">
            <text:p>10.64</text:p>
          </table:table-cell>
          <table:table-cell table:formula="of:=VLOOKUP([.B78];[.$A$7:.$O$17];13)" office:value-type="float" office:value="0.0128668393770789">
            <text:p>0.0128668394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10.67">
            <text:p>10.67</text:p>
          </table:table-cell>
          <table:table-cell table:formula="of:=VLOOKUP([.B79];[.$A$7:.$O$17];13)" office:value-type="float" office:value="0.0128668393770789">
            <text:p>0.0128668394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508297520661322">
            <text:p>0.0005082975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10.64">
            <text:p>10.64</text:p>
          </table:table-cell>
          <table:table-cell table:formula="of:=VLOOKUP([.B80];[.$A$7:.$O$17];13)" office:value-type="float" office:value="0.0128668393770789">
            <text:p>0.0128668394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2.13">
            <text:p>12.13</text:p>
          </table:table-cell>
          <table:table-cell table:formula="of:=VLOOKUP([.B81];[.$A$7:.$O$17];13)" office:value-type="float" office:value="0.0115950180872844">
            <text:p>0.0115950181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3032.5">
            <text:p>3032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0337557107437867">
            <text:p>0.0003375571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2.14">
            <text:p>12.14</text:p>
          </table:table-cell>
          <table:table-cell table:formula="of:=VLOOKUP([.B82];[.$A$7:.$O$17];13)" office:value-type="float" office:value="0.0115950180872844">
            <text:p>0.0115950181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3035">
            <text:p>303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2.15">
            <text:p>12.15</text:p>
          </table:table-cell>
          <table:table-cell table:formula="of:=VLOOKUP([.B83];[.$A$7:.$O$17];13)" office:value-type="float" office:value="0.0115950180872844">
            <text:p>0.0115950181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3037.5">
            <text:p>3037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2.14">
            <text:p>12.14</text:p>
          </table:table-cell>
          <table:table-cell table:formula="of:=VLOOKUP([.B84];[.$A$7:.$O$17];13)" office:value-type="float" office:value="0.0115950180872844">
            <text:p>0.0115950181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3035">
            <text:p>303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2.15">
            <text:p>12.15</text:p>
          </table:table-cell>
          <table:table-cell table:formula="of:=VLOOKUP([.B85];[.$A$7:.$O$17];13)" office:value-type="float" office:value="0.0115950180872844">
            <text:p>0.0115950181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3037.5">
            <text:p>3037.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2.14">
            <text:p>12.14</text:p>
          </table:table-cell>
          <table:table-cell table:formula="of:=VLOOKUP([.B86];[.$A$7:.$O$17];13)" office:value-type="float" office:value="0.0115950180872844">
            <text:p>0.0115950181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3035">
            <text:p>303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2.13">
            <text:p>12.13</text:p>
          </table:table-cell>
          <table:table-cell table:formula="of:=VLOOKUP([.B87];[.$A$7:.$O$17];13)" office:value-type="float" office:value="0.0115950180872844">
            <text:p>0.0115950181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3032.5">
            <text:p>3032.5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337557107437867">
            <text:p>0.0003375571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2.15">
            <text:p>12.15</text:p>
          </table:table-cell>
          <table:table-cell table:formula="of:=VLOOKUP([.B88];[.$A$7:.$O$17];13)" office:value-type="float" office:value="0.0115950180872844">
            <text:p>0.0115950181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3037.5">
            <text:p>303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2.12">
            <text:p>12.12</text:p>
          </table:table-cell>
          <table:table-cell table:formula="of:=VLOOKUP([.B89];[.$A$7:.$O$17];13)" office:value-type="float" office:value="0.0115950180872844">
            <text:p>0.0115950181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3030">
            <text:p>3030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80501165289242">
            <text:p>0.0008050117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2.12">
            <text:p>12.12</text:p>
          </table:table-cell>
          <table:table-cell table:formula="of:=VLOOKUP([.B90];[.$A$7:.$O$17];13)" office:value-type="float" office:value="0.0115950180872844">
            <text:p>0.0115950181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3030">
            <text:p>3030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080501165289242">
            <text:p>0.0008050117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3.64">
            <text:p>13.64</text:p>
          </table:table-cell>
          <table:table-cell table:formula="of:=VLOOKUP([.B91];[.$A$7:.$O$17];13)" office:value-type="float" office:value="0.0154919333848296">
            <text:p>0.0154919334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820">
            <text:p>6820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0863209917354739">
            <text:p>0.000086321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3.62">
            <text:p>13.62</text:p>
          </table:table-cell>
          <table:table-cell table:formula="of:=VLOOKUP([.B92];[.$A$7:.$O$17];13)" office:value-type="float" office:value="0.0154919333848296">
            <text:p>0.0154919334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810">
            <text:p>681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85795735537178">
            <text:p>0.0008579574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3.67">
            <text:p>13.67</text:p>
          </table:table-cell>
          <table:table-cell table:formula="of:=VLOOKUP([.B93];[.$A$7:.$O$17];13)" office:value-type="float" office:value="0.0154919333848296">
            <text:p>0.0154919334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835">
            <text:p>6835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428866446281106">
            <text:p>0.0004288664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3.63">
            <text:p>13.63</text:p>
          </table:table-cell>
          <table:table-cell table:formula="of:=VLOOKUP([.B94];[.$A$7:.$O$17];13)" office:value-type="float" office:value="0.0154919333848296">
            <text:p>0.0154919334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815">
            <text:p>681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3.63">
            <text:p>13.63</text:p>
          </table:table-cell>
          <table:table-cell table:formula="of:=VLOOKUP([.B95];[.$A$7:.$O$17];13)" office:value-type="float" office:value="0.0154919333848296">
            <text:p>0.0154919334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815">
            <text:p>6815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3.63">
            <text:p>13.63</text:p>
          </table:table-cell>
          <table:table-cell table:formula="of:=VLOOKUP([.B96];[.$A$7:.$O$17];13)" office:value-type="float" office:value="0.0154919333848296">
            <text:p>0.0154919334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815">
            <text:p>6815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3.64">
            <text:p>13.64</text:p>
          </table:table-cell>
          <table:table-cell table:formula="of:=VLOOKUP([.B97];[.$A$7:.$O$17];13)" office:value-type="float" office:value="0.0154919333848296">
            <text:p>0.0154919334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820">
            <text:p>682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0863209917354739">
            <text:p>0.000086321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3.65">
            <text:p>13.65</text:p>
          </table:table-cell>
          <table:table-cell table:formula="of:=VLOOKUP([.B98];[.$A$7:.$O$17];13)" office:value-type="float" office:value="0.0154919333848296">
            <text:p>0.0154919334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825">
            <text:p>682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000502809917359899">
            <text:p>5.02809917359899E-007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3.65">
            <text:p>13.65</text:p>
          </table:table-cell>
          <table:table-cell table:formula="of:=VLOOKUP([.B99];[.$A$7:.$O$17];13)" office:value-type="float" office:value="0.0154919333848296">
            <text:p>0.0154919334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825">
            <text:p>682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000502809917359899">
            <text:p>5.02809917359899E-007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3.66">
            <text:p>13.66</text:p>
          </table:table-cell>
          <table:table-cell table:formula="of:=VLOOKUP([.B100];[.$A$7:.$O$17];13)" office:value-type="float" office:value="0.0154919333848296">
            <text:p>0.0154919334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830">
            <text:p>6830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114684628099237">
            <text:p>0.0001146846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5.23">
            <text:p>15.23</text:p>
          </table:table-cell>
          <table:table-cell table:formula="of:=VLOOKUP([.B101];[.$A$7:.$O$17];13)" office:value-type="float" office:value="0.0316403399335581">
            <text:p>0.0316403399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1422.5">
            <text:p>11422.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636658917355445">
            <text:p>0.0063665892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5.15">
            <text:p>15.15</text:p>
          </table:table-cell>
          <table:table-cell table:formula="of:=VLOOKUP([.B102];[.$A$7:.$O$17];13)" office:value-type="float" office:value="0.0316403399335581">
            <text:p>0.0316403399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1362.5">
            <text:p>11362.5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0000437190082625708">
            <text:p>4.37190082625708E-008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5.12">
            <text:p>15.12</text:p>
          </table:table-cell>
          <table:table-cell table:formula="of:=VLOOKUP([.B103];[.$A$7:.$O$17];13)" office:value-type="float" office:value="0.0316403399335581">
            <text:p>0.0316403399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1340">
            <text:p>1134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912589173553514">
            <text:p>0.0009125892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5.15">
            <text:p>15.15</text:p>
          </table:table-cell>
          <table:table-cell table:formula="of:=VLOOKUP([.B104];[.$A$7:.$O$17];13)" office:value-type="float" office:value="0.0316403399335581">
            <text:p>0.0316403399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1362.5">
            <text:p>11362.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000437190082625708">
            <text:p>4.37190082625708E-008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5.13">
            <text:p>15.13</text:p>
          </table:table-cell>
          <table:table-cell table:formula="of:=VLOOKUP([.B105];[.$A$7:.$O$17];13)" office:value-type="float" office:value="0.0316403399335581">
            <text:p>0.0316403399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1347.5">
            <text:p>11347.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0408407355371701">
            <text:p>0.0004084074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5.14">
            <text:p>15.14</text:p>
          </table:table-cell>
          <table:table-cell table:formula="of:=VLOOKUP([.B106];[.$A$7:.$O$17];13)" office:value-type="float" office:value="0.0316403399335581">
            <text:p>0.0316403399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1355">
            <text:p>1135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104225537189986">
            <text:p>0.0001042255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5.13">
            <text:p>15.13</text:p>
          </table:table-cell>
          <table:table-cell table:formula="of:=VLOOKUP([.B107];[.$A$7:.$O$17];13)" office:value-type="float" office:value="0.0316403399335581">
            <text:p>0.0316403399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1347.5">
            <text:p>11347.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408407355371701">
            <text:p>0.0004084074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5.14">
            <text:p>15.14</text:p>
          </table:table-cell>
          <table:table-cell table:formula="of:=VLOOKUP([.B108];[.$A$7:.$O$17];13)" office:value-type="float" office:value="0.0316403399335581">
            <text:p>0.0316403399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1355">
            <text:p>1135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104225537189986">
            <text:p>0.0001042255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5.17">
            <text:p>15.17</text:p>
          </table:table-cell>
          <table:table-cell table:formula="of:=VLOOKUP([.B109];[.$A$7:.$O$17];13)" office:value-type="float" office:value="0.0316403399335581">
            <text:p>0.0316403399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1377.5">
            <text:p>11377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39168008264479">
            <text:p>0.0003916801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5.17">
            <text:p>15.17</text:p>
          </table:table-cell>
          <table:table-cell table:formula="of:=VLOOKUP([.B110];[.$A$7:.$O$17];13)" office:value-type="float" office:value="0.0316403399335581">
            <text:p>0.0316403399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1377.5">
            <text:p>11377.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39168008264479">
            <text:p>0.0003916801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6.65">
            <text:p>16.65</text:p>
          </table:table-cell>
          <table:table-cell table:formula="of:=VLOOKUP([.B111];[.$A$7:.$O$17];13)" office:value-type="float" office:value="0.0991071249821237">
            <text:p>0.099107125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6650">
            <text:p>1665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6.65">
            <text:p>16.65</text:p>
          </table:table-cell>
          <table:table-cell table:formula="of:=VLOOKUP([.B112];[.$A$7:.$O$17];13)" office:value-type="float" office:value="0.0991071249821237">
            <text:p>0.099107125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6650">
            <text:p>1665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6.64">
            <text:p>16.64</text:p>
          </table:table-cell>
          <table:table-cell table:formula="of:=VLOOKUP([.B113];[.$A$7:.$O$17];13)" office:value-type="float" office:value="0.0991071249821237">
            <text:p>0.099107125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6640">
            <text:p>1664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123816198347091">
            <text:p>0.0001238162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6.66">
            <text:p>16.66</text:p>
          </table:table-cell>
          <table:table-cell table:formula="of:=VLOOKUP([.B114];[.$A$7:.$O$17];13)" office:value-type="float" office:value="0.0991071249821237">
            <text:p>0.099107125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6660">
            <text:p>1666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6.96">
            <text:p>16.96</text:p>
          </table:table-cell>
          <table:table-cell table:formula="of:=VLOOKUP([.B115];[.$A$7:.$O$17];13)" office:value-type="float" office:value="0.0991071249821237">
            <text:p>0.099107125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6960">
            <text:p>169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954023616528932">
            <text:p>0.0954023617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6.65">
            <text:p>16.65</text:p>
          </table:table-cell>
          <table:table-cell table:formula="of:=VLOOKUP([.B116];[.$A$7:.$O$17];13)" office:value-type="float" office:value="0.0991071249821237">
            <text:p>0.099107125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6650">
            <text:p>1665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6.66">
            <text:p>16.66</text:p>
          </table:table-cell>
          <table:table-cell table:formula="of:=VLOOKUP([.B117];[.$A$7:.$O$17];13)" office:value-type="float" office:value="0.0991071249821237">
            <text:p>0.099107125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6660">
            <text:p>1666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6.62">
            <text:p>16.62</text:p>
          </table:table-cell>
          <table:table-cell table:formula="of:=VLOOKUP([.B118];[.$A$7:.$O$17];13)" office:value-type="float" office:value="0.0991071249821237">
            <text:p>0.099107125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6620">
            <text:p>1662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968907107437944">
            <text:p>0.0009689071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6.65">
            <text:p>16.65</text:p>
          </table:table-cell>
          <table:table-cell table:formula="of:=VLOOKUP([.B119];[.$A$7:.$O$17];13)" office:value-type="float" office:value="0.0991071249821237">
            <text:p>0.099107125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6650">
            <text:p>1665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6.66">
            <text:p>16.66</text:p>
          </table:table-cell>
          <table:table-cell table:formula="of:=VLOOKUP([.B120];[.$A$7:.$O$17];13)" office:value-type="float" office:value="0.0991071249821237">
            <text:p>0.099107125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6660">
            <text:p>1666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8.14">
            <text:p>18.14</text:p>
          </table:table-cell>
          <table:table-cell table:formula="of:=VLOOKUP([.B121];[.$A$7:.$O$17];13)" office:value-type="float" office:value="0.0220100986922924">
            <text:p>0.0220100987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2675">
            <text:p>2267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0145092975206519">
            <text:p>0.000145093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8.13">
            <text:p>18.13</text:p>
          </table:table-cell>
          <table:table-cell table:formula="of:=VLOOKUP([.B122];[.$A$7:.$O$17];13)" office:value-type="float" office:value="0.0220100986922924">
            <text:p>0.0220100987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2662.5">
            <text:p>22662.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486002066115602">
            <text:p>0.0004860021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8.18">
            <text:p>18.18</text:p>
          </table:table-cell>
          <table:table-cell table:formula="of:=VLOOKUP([.B123];[.$A$7:.$O$17];13)" office:value-type="float" office:value="0.0220100986922924">
            <text:p>0.0220100987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2725">
            <text:p>22725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0781456611570416">
            <text:p>0.0007814566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8.15">
            <text:p>18.15</text:p>
          </table:table-cell>
          <table:table-cell table:formula="of:=VLOOKUP([.B124];[.$A$7:.$O$17];13)" office:value-type="float" office:value="0.0220100986922924">
            <text:p>0.0220100987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2687.5">
            <text:p>22687.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0418388429751305">
            <text:p>4.18388429751305E-006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8.19">
            <text:p>18.19</text:p>
          </table:table-cell>
          <table:table-cell table:formula="of:=VLOOKUP([.B125];[.$A$7:.$O$17];13)" office:value-type="float" office:value="0.0220100986922924">
            <text:p>0.0220100987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2737.5">
            <text:p>22737.5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14405475206615">
            <text:p>0.0014405475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8.13">
            <text:p>18.13</text:p>
          </table:table-cell>
          <table:table-cell table:formula="of:=VLOOKUP([.B126];[.$A$7:.$O$17];13)" office:value-type="float" office:value="0.0220100986922924">
            <text:p>0.0220100987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2662.5">
            <text:p>22662.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486002066115602">
            <text:p>0.0004860021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8.15">
            <text:p>18.15</text:p>
          </table:table-cell>
          <table:table-cell table:formula="of:=VLOOKUP([.B127];[.$A$7:.$O$17];13)" office:value-type="float" office:value="0.0220100986922924">
            <text:p>0.0220100987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2687.5">
            <text:p>22687.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00418388429751305">
            <text:p>4.18388429751305E-006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8.14">
            <text:p>18.14</text:p>
          </table:table-cell>
          <table:table-cell table:formula="of:=VLOOKUP([.B128];[.$A$7:.$O$17];13)" office:value-type="float" office:value="0.0220100986922924">
            <text:p>0.0220100987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2675">
            <text:p>2267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145092975206519">
            <text:p>0.000145093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8.12">
            <text:p>18.12</text:p>
          </table:table-cell>
          <table:table-cell table:formula="of:=VLOOKUP([.B129];[.$A$7:.$O$17];13)" office:value-type="float" office:value="0.0220100986922924">
            <text:p>0.0220100987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2650">
            <text:p>22650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102691115702452">
            <text:p>0.0010269112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8.15">
            <text:p>18.15</text:p>
          </table:table-cell>
          <table:table-cell table:formula="of:=VLOOKUP([.B130];[.$A$7:.$O$17];13)" office:value-type="float" office:value="0.0220100986922924">
            <text:p>0.0220100987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2687.5">
            <text:p>22687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000418388429751305">
            <text:p>4.18388429751305E-006</text:p>
          </table:table-cell>
          <table:table-cell table:number-columns-repeated="7"/>
        </table:table-row>
      </table:table>
      <table:table table:name="third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2d6c70e3410557bc58239bd1d01294e8827449cf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minor getN() improvement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number-columns-repeated="2" office:value-type="float" office:value="3.01">
            <text:p>3.01</text:p>
          </table:table-cell>
          <table:table-cell office:value-type="float" office:value="3.03">
            <text:p>3.03</text:p>
          </table:table-cell>
          <table:table-cell office:value-type="float" office:value="3.01">
            <text:p>3.01</text:p>
          </table:table-cell>
          <table:table-cell office:value-type="float" office:value="3.03">
            <text:p>3.03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table:formula="of:=AVERAGE([.B7:.K7])" office:value-type="float" office:value="3.015">
            <text:p>3.015</text:p>
          </table:table-cell>
          <table:table-cell table:formula="of:=STDEV([.B7:.K7])" office:value-type="float" office:value="0.0097182531580755">
            <text:p>0.0097182532</text:p>
          </table:table-cell>
          <table:table-cell table:formula="of:=[.L7]/[.A7]" office:value-type="float" office:value="0.00603">
            <text:p>0.00603</text:p>
          </table:table-cell>
          <table:table-cell table:formula="of:=[.M7]/([.A7]*SQRT([.$M$2]))" office:value-type="float" office:value="0.00000614636297152859">
            <text:p>6.14636297152859E-00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.44">
            <text:p>4.44</text:p>
          </table:table-cell>
          <table:table-cell office:value-type="float" office:value="4.49">
            <text:p>4.49</text:p>
          </table:table-cell>
          <table:table-cell office:value-type="float" office:value="4.47">
            <text:p>4.47</text:p>
          </table:table-cell>
          <table:table-cell table:number-columns-repeated="2" office:value-type="float" office:value="4.45">
            <text:p>4.45</text:p>
          </table:table-cell>
          <table:table-cell office:value-type="float" office:value="4.47">
            <text:p>4.47</text:p>
          </table:table-cell>
          <table:table-cell office:value-type="float" office:value="4.46">
            <text:p>4.46</text:p>
          </table:table-cell>
          <table:table-cell office:value-type="float" office:value="4.44">
            <text:p>4.44</text:p>
          </table:table-cell>
          <table:table-cell office:value-type="float" office:value="4.46">
            <text:p>4.46</text:p>
          </table:table-cell>
          <table:table-cell office:value-type="float" office:value="4.44">
            <text:p>4.44</text:p>
          </table:table-cell>
          <table:table-cell table:formula="of:=AVERAGE([.B8:.K8])" office:value-type="float" office:value="4.457">
            <text:p>4.457</text:p>
          </table:table-cell>
          <table:table-cell table:formula="of:=STDEV([.B8:.K8])" office:value-type="float" office:value="0.0163639169448446">
            <text:p>0.0163639169</text:p>
          </table:table-cell>
          <table:table-cell table:formula="of:=[.L8]/[.A8]" office:value-type="float" office:value="0.00594266666666667">
            <text:p>0.0059426667</text:p>
          </table:table-cell>
          <table:table-cell table:formula="of:=[.M8]/([.A8]*SQRT([.$M$2]))" office:value-type="float" office:value="0.00000689963319833773">
            <text:p>6.89963319833773E-00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.87">
            <text:p>5.87</text:p>
          </table:table-cell>
          <table:table-cell office:value-type="float" office:value="5.88">
            <text:p>5.88</text:p>
          </table:table-cell>
          <table:table-cell office:value-type="float" office:value="5.89">
            <text:p>5.89</text:p>
          </table:table-cell>
          <table:table-cell office:value-type="float" office:value="5.91">
            <text:p>5.91</text:p>
          </table:table-cell>
          <table:table-cell office:value-type="float" office:value="5.9">
            <text:p>5.9</text:p>
          </table:table-cell>
          <table:table-cell office:value-type="float" office:value="5.89">
            <text:p>5.89</text:p>
          </table:table-cell>
          <table:table-cell office:value-type="float" office:value="5.91">
            <text:p>5.91</text:p>
          </table:table-cell>
          <table:table-cell office:value-type="float" office:value="5.9">
            <text:p>5.9</text:p>
          </table:table-cell>
          <table:table-cell office:value-type="float" office:value="5.89">
            <text:p>5.89</text:p>
          </table:table-cell>
          <table:table-cell office:value-type="float" office:value="5.88">
            <text:p>5.88</text:p>
          </table:table-cell>
          <table:table-cell table:formula="of:=AVERAGE([.B9:.K9])" office:value-type="float" office:value="5.892">
            <text:p>5.892</text:p>
          </table:table-cell>
          <table:table-cell table:formula="of:=STDEV([.B7:.K7])" office:value-type="float" office:value="0.0097182531580755">
            <text:p>0.0097182532</text:p>
          </table:table-cell>
          <table:table-cell table:formula="of:=[.L9]/[.A9]" office:value-type="float" office:value="0.005892">
            <text:p>0.005892</text:p>
          </table:table-cell>
          <table:table-cell table:formula="of:=[.M9]/([.A9]*SQRT([.$M$2]))" office:value-type="float" office:value="0.0000030731814857643">
            <text:p>3.0731814857643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.31">
            <text:p>7.31</text:p>
          </table:table-cell>
          <table:table-cell office:value-type="float" office:value="7.32">
            <text:p>7.32</text:p>
          </table:table-cell>
          <table:table-cell office:value-type="float" office:value="7.33">
            <text:p>7.33</text:p>
          </table:table-cell>
          <table:table-cell office:value-type="float" office:value="7.3">
            <text:p>7.3</text:p>
          </table:table-cell>
          <table:table-cell office:value-type="float" office:value="7.45">
            <text:p>7.45</text:p>
          </table:table-cell>
          <table:table-cell office:value-type="float" office:value="7.31">
            <text:p>7.31</text:p>
          </table:table-cell>
          <table:table-cell office:value-type="float" office:value="7.33">
            <text:p>7.33</text:p>
          </table:table-cell>
          <table:table-cell table:number-columns-repeated="3" office:value-type="float" office:value="7.31">
            <text:p>7.31</text:p>
          </table:table-cell>
          <table:table-cell table:formula="of:=AVERAGE([.B8:.K8])" office:value-type="float" office:value="4.457">
            <text:p>4.457</text:p>
          </table:table-cell>
          <table:table-cell table:formula="of:=STDEV([.B8:.K8])" office:value-type="float" office:value="0.0163639169448446">
            <text:p>0.0163639169</text:p>
          </table:table-cell>
          <table:table-cell table:formula="of:=[.L10]/[.A10]" office:value-type="float" office:value="0.0035656">
            <text:p>0.0035656</text:p>
          </table:table-cell>
          <table:table-cell table:formula="of:=[.M10]/([.A10]*SQRT([.$M$2]))" office:value-type="float" office:value="0.00000413977991900264">
            <text:p>4.13977991900264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9">
            <text:p>8.79</text:p>
          </table:table-cell>
          <table:table-cell office:value-type="float" office:value="8.78">
            <text:p>8.78</text:p>
          </table:table-cell>
          <table:table-cell office:value-type="float" office:value="8.75">
            <text:p>8.75</text:p>
          </table:table-cell>
          <table:table-cell office:value-type="float" office:value="8.78">
            <text:p>8.78</text:p>
          </table:table-cell>
          <table:table-cell office:value-type="float" office:value="8.74">
            <text:p>8.74</text:p>
          </table:table-cell>
          <table:table-cell office:value-type="float" office:value="8.76">
            <text:p>8.76</text:p>
          </table:table-cell>
          <table:table-cell office:value-type="float" office:value="8.75">
            <text:p>8.75</text:p>
          </table:table-cell>
          <table:table-cell office:value-type="float" office:value="8.74">
            <text:p>8.74</text:p>
          </table:table-cell>
          <table:table-cell office:value-type="float" office:value="8.76">
            <text:p>8.76</text:p>
          </table:table-cell>
          <table:table-cell office:value-type="float" office:value="8.74">
            <text:p>8.74</text:p>
          </table:table-cell>
          <table:table-cell table:formula="of:=AVERAGE([.B9:.K9])" office:value-type="float" office:value="5.892">
            <text:p>5.892</text:p>
          </table:table-cell>
          <table:table-cell table:formula="of:=STDEV([.B9:.K9])" office:value-type="float" office:value="0.0131656117720878">
            <text:p>0.0131656118</text:p>
          </table:table-cell>
          <table:table-cell table:formula="of:=[.L11]/[.A11]" office:value-type="float" office:value="0.003928">
            <text:p>0.003928</text:p>
          </table:table-cell>
          <table:table-cell table:formula="of:=[.M11]/([.A11]*SQRT([.$M$2]))" office:value-type="float" office:value="0.00000277555466595487">
            <text:p>2.77555466595487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0.16">
            <text:p>10.16</text:p>
          </table:table-cell>
          <table:table-cell office:value-type="float" office:value="10.18">
            <text:p>10.18</text:p>
          </table:table-cell>
          <table:table-cell office:value-type="float" office:value="10.2">
            <text:p>10.2</text:p>
          </table:table-cell>
          <table:table-cell office:value-type="float" office:value="10.26">
            <text:p>10.26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0.3">
            <text:p>10.3</text:p>
          </table:table-cell>
          <table:table-cell office:value-type="float" office:value="10.21">
            <text:p>10.2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table:formula="of:=AVERAGE([.B12:.K12])" office:value-type="float" office:value="10.2">
            <text:p>10.2</text:p>
          </table:table-cell>
          <table:table-cell table:formula="of:=STDEV([.B12:.K12])" office:value-type="float" office:value="0.0459468291736343">
            <text:p>0.0459468292</text:p>
          </table:table-cell>
          <table:table-cell table:formula="of:=[.L12]/[.A12]" office:value-type="float" office:value="0.00582857142857143">
            <text:p>0.0058285714</text:p>
          </table:table-cell>
          <table:table-cell table:formula="of:=[.M12]/([.A12]*SQRT([.$M$2]))" office:value-type="float" office:value="0.00000830266465436322">
            <text:p>8.30266465436322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59">
            <text:p>11.59</text:p>
          </table:table-cell>
          <table:table-cell office:value-type="float" office:value="11.63">
            <text:p>11.63</text:p>
          </table:table-cell>
          <table:table-cell office:value-type="float" office:value="11.61">
            <text:p>11.61</text:p>
          </table:table-cell>
          <table:table-cell office:value-type="float" office:value="11.66">
            <text:p>11.66</text:p>
          </table:table-cell>
          <table:table-cell office:value-type="float" office:value="11.62">
            <text:p>11.62</text:p>
          </table:table-cell>
          <table:table-cell office:value-type="float" office:value="11.63">
            <text:p>11.63</text:p>
          </table:table-cell>
          <table:table-cell office:value-type="float" office:value="11.64">
            <text:p>11.64</text:p>
          </table:table-cell>
          <table:table-cell office:value-type="float" office:value="11.63">
            <text:p>11.63</text:p>
          </table:table-cell>
          <table:table-cell office:value-type="float" office:value="11.62">
            <text:p>11.62</text:p>
          </table:table-cell>
          <table:table-cell office:value-type="float" office:value="11.59">
            <text:p>11.59</text:p>
          </table:table-cell>
          <table:table-cell table:formula="of:=AVERAGE([.B13:.K13])" office:value-type="float" office:value="11.622">
            <text:p>11.622</text:p>
          </table:table-cell>
          <table:table-cell table:formula="of:=STDEV([.B13:.K13])" office:value-type="float" office:value="0.0214993539954631">
            <text:p>0.021499354</text:p>
          </table:table-cell>
          <table:table-cell table:formula="of:=[.L13]/[.A13]" office:value-type="float" office:value="0.005811">
            <text:p>0.005811</text:p>
          </table:table-cell>
          <table:table-cell table:formula="of:=[.M13]/([.A13]*SQRT([.$M$2]))" office:value-type="float" office:value="0.00000339934634239523">
            <text:p>3.39934634239523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3.05">
            <text:p>13.05</text:p>
          </table:table-cell>
          <table:table-cell table:number-columns-repeated="2" office:value-type="float" office:value="13.06">
            <text:p>13.06</text:p>
          </table:table-cell>
          <table:table-cell office:value-type="float" office:value="13.07">
            <text:p>13.07</text:p>
          </table:table-cell>
          <table:table-cell office:value-type="float" office:value="13.02">
            <text:p>13.02</text:p>
          </table:table-cell>
          <table:table-cell table:number-columns-repeated="2" office:value-type="float" office:value="13.06">
            <text:p>13.06</text:p>
          </table:table-cell>
          <table:table-cell office:value-type="float" office:value="13.05">
            <text:p>13.05</text:p>
          </table:table-cell>
          <table:table-cell table:number-columns-repeated="2" office:value-type="float" office:value="13.07">
            <text:p>13.07</text:p>
          </table:table-cell>
          <table:table-cell table:formula="of:=AVERAGE([.B14:.K14])" office:value-type="float" office:value="13.057">
            <text:p>13.057</text:p>
          </table:table-cell>
          <table:table-cell table:formula="of:=STDEV([.B14:.K14])" office:value-type="float" office:value="0.0149443411809734">
            <text:p>0.0149443412</text:p>
          </table:table-cell>
          <table:table-cell table:formula="of:=[.L14]/[.A14]" office:value-type="float" office:value="0.00580311111111111">
            <text:p>0.0058031111</text:p>
          </table:table-cell>
          <table:table-cell table:formula="of:=[.M14]/([.A14]*SQRT([.$M$2]))" office:value-type="float" office:value="0.00000210036250055674">
            <text:p>2.10036250055674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46">
            <text:p>14.46</text:p>
          </table:table-cell>
          <table:table-cell table:number-columns-repeated="2" office:value-type="float" office:value="14.48">
            <text:p>14.48</text:p>
          </table:table-cell>
          <table:table-cell office:value-type="float" office:value="14.5">
            <text:p>14.5</text:p>
          </table:table-cell>
          <table:table-cell office:value-type="float" office:value="14.54">
            <text:p>14.54</text:p>
          </table:table-cell>
          <table:table-cell office:value-type="float" office:value="14.5">
            <text:p>14.5</text:p>
          </table:table-cell>
          <table:table-cell office:value-type="float" office:value="14.52">
            <text:p>14.52</text:p>
          </table:table-cell>
          <table:table-cell office:value-type="float" office:value="14.49">
            <text:p>14.49</text:p>
          </table:table-cell>
          <table:table-cell office:value-type="float" office:value="14.51">
            <text:p>14.51</text:p>
          </table:table-cell>
          <table:table-cell office:value-type="float" office:value="14.49">
            <text:p>14.49</text:p>
          </table:table-cell>
          <table:table-cell table:formula="of:=AVERAGE([.B15:.K15])" office:value-type="float" office:value="14.497">
            <text:p>14.497</text:p>
          </table:table-cell>
          <table:table-cell table:formula="of:=STDEV([.B15:.K15])" office:value-type="float" office:value="0.0226323269290235">
            <text:p>0.0226323269</text:p>
          </table:table-cell>
          <table:table-cell table:formula="of:=[.L15]/[.A15]" office:value-type="float" office:value="0.0057988">
            <text:p>0.0057988</text:p>
          </table:table-cell>
          <table:table-cell table:formula="of:=[.M15]/([.A15]*SQRT([.$M$2]))" office:value-type="float" office:value="0.00000286278807381112">
            <text:p>2.86278807381112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15.9">
            <text:p>15.9</text:p>
          </table:table-cell>
          <table:table-cell office:value-type="float" office:value="15.95">
            <text:p>15.95</text:p>
          </table:table-cell>
          <table:table-cell office:value-type="float" office:value="15.96">
            <text:p>15.96</text:p>
          </table:table-cell>
          <table:table-cell office:value-type="float" office:value="15.92">
            <text:p>15.92</text:p>
          </table:table-cell>
          <table:table-cell office:value-type="float" office:value="15.96">
            <text:p>15.96</text:p>
          </table:table-cell>
          <table:table-cell office:value-type="float" office:value="15.91">
            <text:p>15.91</text:p>
          </table:table-cell>
          <table:table-cell office:value-type="float" office:value="15.96">
            <text:p>15.96</text:p>
          </table:table-cell>
          <table:table-cell office:value-type="float" office:value="15.89">
            <text:p>15.89</text:p>
          </table:table-cell>
          <table:table-cell table:number-columns-repeated="2" office:value-type="float" office:value="15.91">
            <text:p>15.91</text:p>
          </table:table-cell>
          <table:table-cell table:formula="of:=AVERAGE([.B16:.K16])" office:value-type="float" office:value="15.927">
            <text:p>15.927</text:p>
          </table:table-cell>
          <table:table-cell table:formula="of:=STDEV([.B16:.K16])" office:value-type="float" office:value="0.0275075747143705">
            <text:p>0.0275075747</text:p>
          </table:table-cell>
          <table:table-cell table:formula="of:=[.L16]/[.A16]" office:value-type="float" office:value="0.00579163636363636">
            <text:p>0.0057916364</text:p>
          </table:table-cell>
          <table:table-cell table:formula="of:=[.M16]/([.A16]*SQRT([.$M$2]))" office:value-type="float" office:value="0.00000316314869107878">
            <text:p>3.16314869107878E-00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3">
            <text:p>17.33</text:p>
          </table:table-cell>
          <table:table-cell office:value-type="float" office:value="17.39">
            <text:p>17.39</text:p>
          </table:table-cell>
          <table:table-cell office:value-type="float" office:value="17.48">
            <text:p>17.48</text:p>
          </table:table-cell>
          <table:table-cell office:value-type="float" office:value="17.37">
            <text:p>17.37</text:p>
          </table:table-cell>
          <table:table-cell office:value-type="float" office:value="17.32">
            <text:p>17.32</text:p>
          </table:table-cell>
          <table:table-cell office:value-type="float" office:value="17.38">
            <text:p>17.38</text:p>
          </table:table-cell>
          <table:table-cell office:value-type="float" office:value="17.35">
            <text:p>17.35</text:p>
          </table:table-cell>
          <table:table-cell office:value-type="float" office:value="17.38">
            <text:p>17.38</text:p>
          </table:table-cell>
          <table:table-cell office:value-type="float" office:value="17.35">
            <text:p>17.35</text:p>
          </table:table-cell>
          <table:table-cell office:value-type="float" office:value="17.33">
            <text:p>17.33</text:p>
          </table:table-cell>
          <table:table-cell table:formula="of:=AVERAGE([.B17:.K17])" office:value-type="float" office:value="17.368">
            <text:p>17.368</text:p>
          </table:table-cell>
          <table:table-cell table:formula="of:=STDEV([.B17:.K17])" office:value-type="float" office:value="0.0461398839279957">
            <text:p>0.0461398839</text:p>
          </table:table-cell>
          <table:table-cell table:formula="of:=[.L17]/[.A17]" office:value-type="float" office:value="0.00578933333333333">
            <text:p>0.0057893333</text:p>
          </table:table-cell>
          <table:table-cell table:formula="of:=[.M17]/([.A17]*SQRT([.$M$2]))" office:value-type="float" office:value="0.00000486357080627542">
            <text:p>4.86357080627542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10.1929090909091">
            <text:p>10.1929090909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573749090909091">
            <text:p>0.0057374909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52300000000002">
            <text:p>0.1523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334011981331651">
            <text:p>3.34011981331651E-006</text:p>
          </table:table-cell>
          <table:table-cell table:number-columns-repeated="5"/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500">
            <text:p>500</text:p>
          </table:table-cell>
          <table:table-cell table:formula="of:=VLOOKUP([.$B21];[.$A$7:.$K$17];[.$A21] +1)" office:value-type="float" office:value="3">
            <text:p>3</text:p>
          </table:table-cell>
          <table:table-cell table:formula="of:=VLOOKUP([.B21];[.$A$7:.$O$17];13)" office:value-type="float" office:value="0.0097182531580755">
            <text:p>0.0097182532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750">
            <text:p>-3750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044291115702487">
            <text:p>0.0004429112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641398677535695">
            <text:p>0.0064139868</text:p>
          </table:table-cell>
          <table:table-cell table:number-columns-repeated="5"/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3.01">
            <text:p>3.01</text:p>
          </table:table-cell>
          <table:table-cell table:formula="of:=VLOOKUP([.B22];[.$A$7:.$O$17];13)" office:value-type="float" office:value="0.0097182531580755">
            <text:p>0.0097182532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3762.5">
            <text:p>-3762.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0122002066115747">
            <text:p>0.0001220021</text:p>
          </table:table-cell>
          <table:table-cell/>
          <table:table-cell>
            <draw:frame table:end-cell-address="thirdopt.Q42" table:end-x="0.468cm" table:end-y="0.397cm" draw:z-index="0" draw:style-name="gr1" svg:width="16cm" svg:height="8.997cm" svg:x="0.248cm" svg:y="0.397cm">
              <draw:object draw:notify-on-update-of-ranges="thirdopt.B21:thirdopt.B130 thirdopt.C21:thirdopt.C130 'original-vmcs'.D21:'original-vmcs'.D130 'original-vmcs'.D21:'original-vmcs'.D1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3.01">
            <text:p>3.01</text:p>
          </table:table-cell>
          <table:table-cell table:formula="of:=VLOOKUP([.B23];[.$A$7:.$O$17];13)" office:value-type="float" office:value="0.0097182531580755">
            <text:p>0.0097182532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762.5">
            <text:p>-376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3.03">
            <text:p>3.03</text:p>
          </table:table-cell>
          <table:table-cell table:formula="of:=VLOOKUP([.B24];[.$A$7:.$O$17];13)" office:value-type="float" office:value="0.0097182531580755">
            <text:p>0.0097182532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787.5">
            <text:p>-3787.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0801838842974846">
            <text:p>8.01838842974846E-005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3.01">
            <text:p>3.01</text:p>
          </table:table-cell>
          <table:table-cell table:formula="of:=VLOOKUP([.B25];[.$A$7:.$O$17];13)" office:value-type="float" office:value="0.0097182531580755">
            <text:p>0.0097182532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762.5">
            <text:p>-3762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3.03">
            <text:p>3.03</text:p>
          </table:table-cell>
          <table:table-cell table:formula="of:=VLOOKUP([.B26];[.$A$7:.$O$17];13)" office:value-type="float" office:value="0.0097182531580755">
            <text:p>0.0097182532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787.5">
            <text:p>-3787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801838842974846">
            <text:p>8.01838842974846E-005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3.01">
            <text:p>3.01</text:p>
          </table:table-cell>
          <table:table-cell table:formula="of:=VLOOKUP([.B27];[.$A$7:.$O$17];13)" office:value-type="float" office:value="0.0097182531580755">
            <text:p>0.0097182532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762.5">
            <text:p>-3762.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3.02">
            <text:p>3.02</text:p>
          </table:table-cell>
          <table:table-cell table:formula="of:=VLOOKUP([.B28];[.$A$7:.$O$17];13)" office:value-type="float" office:value="0.0097182531580755">
            <text:p>0.0097182532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775">
            <text:p>-377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00109297520661534">
            <text:p>0.000001093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3.01">
            <text:p>3.01</text:p>
          </table:table-cell>
          <table:table-cell table:formula="of:=VLOOKUP([.B29];[.$A$7:.$O$17];13)" office:value-type="float" office:value="0.0097182531580755">
            <text:p>0.0097182532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762.5">
            <text:p>-3762.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3.02">
            <text:p>3.02</text:p>
          </table:table-cell>
          <table:table-cell table:formula="of:=VLOOKUP([.B30];[.$A$7:.$O$17];13)" office:value-type="float" office:value="0.0097182531580755">
            <text:p>0.0097182532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775">
            <text:p>-377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00109297520661534">
            <text:p>0.000001093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44">
            <text:p>4.44</text:p>
          </table:table-cell>
          <table:table-cell table:formula="of:=VLOOKUP([.B31];[.$A$7:.$O$17];13)" office:value-type="float" office:value="0.0163639169448446">
            <text:p>0.0163639169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440">
            <text:p>-444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49">
            <text:p>4.49</text:p>
          </table:table-cell>
          <table:table-cell table:formula="of:=VLOOKUP([.B32];[.$A$7:.$O$17];13)" office:value-type="float" office:value="0.0163639169448446">
            <text:p>0.0163639169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490">
            <text:p>-449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119590214876023">
            <text:p>0.0011959021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47">
            <text:p>4.47</text:p>
          </table:table-cell>
          <table:table-cell table:formula="of:=VLOOKUP([.B33];[.$A$7:.$O$17];13)" office:value-type="float" office:value="0.0163639169448446">
            <text:p>0.0163639169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470">
            <text:p>-447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212629421487547">
            <text:p>0.0002126294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45">
            <text:p>4.45</text:p>
          </table:table-cell>
          <table:table-cell table:formula="of:=VLOOKUP([.B34];[.$A$7:.$O$17];13)" office:value-type="float" office:value="0.0163639169448446">
            <text:p>0.0163639169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450">
            <text:p>-445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293566942148923">
            <text:p>2.93566942148923E-005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45">
            <text:p>4.45</text:p>
          </table:table-cell>
          <table:table-cell table:formula="of:=VLOOKUP([.B35];[.$A$7:.$O$17];13)" office:value-type="float" office:value="0.0163639169448446">
            <text:p>0.0163639169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450">
            <text:p>-445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0293566942148923">
            <text:p>2.93566942148923E-005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47">
            <text:p>4.47</text:p>
          </table:table-cell>
          <table:table-cell table:formula="of:=VLOOKUP([.B36];[.$A$7:.$O$17];13)" office:value-type="float" office:value="0.0163639169448446">
            <text:p>0.0163639169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470">
            <text:p>-447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212629421487547">
            <text:p>0.0002126294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46">
            <text:p>4.46</text:p>
          </table:table-cell>
          <table:table-cell table:formula="of:=VLOOKUP([.B37];[.$A$7:.$O$17];13)" office:value-type="float" office:value="0.0163639169448446">
            <text:p>0.0163639169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460">
            <text:p>-446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0209930578512239">
            <text:p>2.09930578512239E-005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44">
            <text:p>4.44</text:p>
          </table:table-cell>
          <table:table-cell table:formula="of:=VLOOKUP([.B38];[.$A$7:.$O$17];13)" office:value-type="float" office:value="0.0163639169448446">
            <text:p>0.0163639169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440">
            <text:p>-444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46">
            <text:p>4.46</text:p>
          </table:table-cell>
          <table:table-cell table:formula="of:=VLOOKUP([.B39];[.$A$7:.$O$17];13)" office:value-type="float" office:value="0.0163639169448446">
            <text:p>0.0163639169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460">
            <text:p>-446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209930578512239">
            <text:p>2.09930578512239E-005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44">
            <text:p>4.44</text:p>
          </table:table-cell>
          <table:table-cell table:formula="of:=VLOOKUP([.B40];[.$A$7:.$O$17];13)" office:value-type="float" office:value="0.0163639169448446">
            <text:p>0.0163639169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440">
            <text:p>-444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5.87">
            <text:p>5.87</text:p>
          </table:table-cell>
          <table:table-cell table:formula="of:=VLOOKUP([.B41];[.$A$7:.$O$17];13)" office:value-type="float" office:value="0.0097182531580755">
            <text:p>0.0097182532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402.5">
            <text:p>-4402.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0391680082644685">
            <text:p>0.0003916801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5.88">
            <text:p>5.88</text:p>
          </table:table-cell>
          <table:table-cell table:formula="of:=VLOOKUP([.B42];[.$A$7:.$O$17];13)" office:value-type="float" office:value="0.0097182531580755">
            <text:p>0.0097182532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410">
            <text:p>-4410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958619008264785">
            <text:p>9.58619008264785E-005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5.89">
            <text:p>5.89</text:p>
          </table:table-cell>
          <table:table-cell table:formula="of:=VLOOKUP([.B43];[.$A$7:.$O$17];13)" office:value-type="float" office:value="0.0097182531580755">
            <text:p>0.0097182532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417.5">
            <text:p>-4417.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5.91">
            <text:p>5.91</text:p>
          </table:table-cell>
          <table:table-cell table:formula="of:=VLOOKUP([.B44];[.$A$7:.$O$17];13)" office:value-type="float" office:value="0.0097182531580755">
            <text:p>0.0097182532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432.5">
            <text:p>-4432.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408407355371844">
            <text:p>0.0004084074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5.9">
            <text:p>5.9</text:p>
          </table:table-cell>
          <table:table-cell table:formula="of:=VLOOKUP([.B45];[.$A$7:.$O$17];13)" office:value-type="float" office:value="0.0097182531580755">
            <text:p>0.0097182532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425">
            <text:p>-442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104225537190058">
            <text:p>0.0001042255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5.89">
            <text:p>5.89</text:p>
          </table:table-cell>
          <table:table-cell table:formula="of:=VLOOKUP([.B46];[.$A$7:.$O$17];13)" office:value-type="float" office:value="0.0097182531580755">
            <text:p>0.0097182532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417.5">
            <text:p>-4417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5.91">
            <text:p>5.91</text:p>
          </table:table-cell>
          <table:table-cell table:formula="of:=VLOOKUP([.B47];[.$A$7:.$O$17];13)" office:value-type="float" office:value="0.0097182531580755">
            <text:p>0.0097182532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432.5">
            <text:p>-4432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408407355371844">
            <text:p>0.0004084074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5.9">
            <text:p>5.9</text:p>
          </table:table-cell>
          <table:table-cell table:formula="of:=VLOOKUP([.B48];[.$A$7:.$O$17];13)" office:value-type="float" office:value="0.0097182531580755">
            <text:p>0.0097182532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425">
            <text:p>-442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104225537190058">
            <text:p>0.0001042255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5.89">
            <text:p>5.89</text:p>
          </table:table-cell>
          <table:table-cell table:formula="of:=VLOOKUP([.B49];[.$A$7:.$O$17];13)" office:value-type="float" office:value="0.0097182531580755">
            <text:p>0.0097182532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417.5">
            <text:p>-4417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5.88">
            <text:p>5.88</text:p>
          </table:table-cell>
          <table:table-cell table:formula="of:=VLOOKUP([.B50];[.$A$7:.$O$17];13)" office:value-type="float" office:value="0.0097182531580755">
            <text:p>0.0097182532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410">
            <text:p>-4410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0958619008264785">
            <text:p>9.58619008264785E-005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7.31">
            <text:p>7.31</text:p>
          </table:table-cell>
          <table:table-cell table:formula="of:=VLOOKUP([.B51];[.$A$7:.$O$17];13)" office:value-type="float" office:value="0.0163639169448446">
            <text:p>0.0163639169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655">
            <text:p>-365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7.32">
            <text:p>7.32</text:p>
          </table:table-cell>
          <table:table-cell table:formula="of:=VLOOKUP([.B52];[.$A$7:.$O$17];13)" office:value-type="float" office:value="0.0163639169448446">
            <text:p>0.0163639169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660">
            <text:p>-3660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0173358677686117">
            <text:p>1.73358677686117E-005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7.33">
            <text:p>7.33</text:p>
          </table:table-cell>
          <table:table-cell table:formula="of:=VLOOKUP([.B53];[.$A$7:.$O$17];13)" office:value-type="float" office:value="0.0163639169448446">
            <text:p>0.0163639169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665">
            <text:p>-366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0340631404958419">
            <text:p>3.40631404958419E-005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7.3">
            <text:p>7.3</text:p>
          </table:table-cell>
          <table:table-cell table:formula="of:=VLOOKUP([.B54];[.$A$7:.$O$17];13)" office:value-type="float" office:value="0.0163639169448446">
            <text:p>0.0163639169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650">
            <text:p>-3650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583881322314169">
            <text:p>0.0005838813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7.45">
            <text:p>7.45</text:p>
          </table:table-cell>
          <table:table-cell table:formula="of:=VLOOKUP([.B55];[.$A$7:.$O$17];13)" office:value-type="float" office:value="0.0163639169448446">
            <text:p>0.0163639169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725">
            <text:p>-372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158347904132226">
            <text:p>0.0158347904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7.31">
            <text:p>7.31</text:p>
          </table:table-cell>
          <table:table-cell table:formula="of:=VLOOKUP([.B56];[.$A$7:.$O$17];13)" office:value-type="float" office:value="0.0163639169448446">
            <text:p>0.0163639169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655">
            <text:p>-365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7.33">
            <text:p>7.33</text:p>
          </table:table-cell>
          <table:table-cell table:formula="of:=VLOOKUP([.B57];[.$A$7:.$O$17];13)" office:value-type="float" office:value="0.0163639169448446">
            <text:p>0.0163639169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665">
            <text:p>-3665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340631404958419">
            <text:p>3.40631404958419E-005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7.31">
            <text:p>7.31</text:p>
          </table:table-cell>
          <table:table-cell table:formula="of:=VLOOKUP([.B58];[.$A$7:.$O$17];13)" office:value-type="float" office:value="0.0163639169448446">
            <text:p>0.0163639169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655">
            <text:p>-3655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7.31">
            <text:p>7.31</text:p>
          </table:table-cell>
          <table:table-cell table:formula="of:=VLOOKUP([.B59];[.$A$7:.$O$17];13)" office:value-type="float" office:value="0.0163639169448446">
            <text:p>0.0163639169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655">
            <text:p>-3655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7.31">
            <text:p>7.31</text:p>
          </table:table-cell>
          <table:table-cell table:formula="of:=VLOOKUP([.B60];[.$A$7:.$O$17];13)" office:value-type="float" office:value="0.0163639169448446">
            <text:p>0.0163639169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655">
            <text:p>-3655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8.79">
            <text:p>8.79</text:p>
          </table:table-cell>
          <table:table-cell table:formula="of:=VLOOKUP([.B61];[.$A$7:.$O$17];13)" office:value-type="float" office:value="0.0131656117720878">
            <text:p>0.0131656118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197.5">
            <text:p>-2197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989960413223007">
            <text:p>0.0009899604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8.78">
            <text:p>8.78</text:p>
          </table:table-cell>
          <table:table-cell table:formula="of:=VLOOKUP([.B62];[.$A$7:.$O$17];13)" office:value-type="float" office:value="0.0131656117720878">
            <text:p>0.0131656118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195">
            <text:p>-219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460687685950332">
            <text:p>0.0004606877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8.75">
            <text:p>8.75</text:p>
          </table:table-cell>
          <table:table-cell table:formula="of:=VLOOKUP([.B63];[.$A$7:.$O$17];13)" office:value-type="float" office:value="0.0131656117720878">
            <text:p>0.0131656118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187.5">
            <text:p>-2187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0728695041322529">
            <text:p>7.28695041322529E-005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8.78">
            <text:p>8.78</text:p>
          </table:table-cell>
          <table:table-cell table:formula="of:=VLOOKUP([.B64];[.$A$7:.$O$17];13)" office:value-type="float" office:value="0.0131656117720878">
            <text:p>0.0131656118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195">
            <text:p>-219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460687685950332">
            <text:p>0.0004606877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8.74">
            <text:p>8.74</text:p>
          </table:table-cell>
          <table:table-cell table:formula="of:=VLOOKUP([.B65];[.$A$7:.$O$17];13)" office:value-type="float" office:value="0.0131656117720878">
            <text:p>0.0131656118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185">
            <text:p>-218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8.76">
            <text:p>8.76</text:p>
          </table:table-cell>
          <table:table-cell table:formula="of:=VLOOKUP([.B66];[.$A$7:.$O$17];13)" office:value-type="float" office:value="0.0131656117720878">
            <text:p>0.0131656118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190">
            <text:p>-2190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0214223140495437">
            <text:p>2.14223140495437E-006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8.75">
            <text:p>8.75</text:p>
          </table:table-cell>
          <table:table-cell table:formula="of:=VLOOKUP([.B67];[.$A$7:.$O$17];13)" office:value-type="float" office:value="0.0131656117720878">
            <text:p>0.0131656118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187.5">
            <text:p>-2187.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728695041322529">
            <text:p>7.28695041322529E-005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8.74">
            <text:p>8.74</text:p>
          </table:table-cell>
          <table:table-cell table:formula="of:=VLOOKUP([.B68];[.$A$7:.$O$17];13)" office:value-type="float" office:value="0.0131656117720878">
            <text:p>0.0131656118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185">
            <text:p>-218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8.76">
            <text:p>8.76</text:p>
          </table:table-cell>
          <table:table-cell table:formula="of:=VLOOKUP([.B69];[.$A$7:.$O$17];13)" office:value-type="float" office:value="0.0131656117720878">
            <text:p>0.0131656118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190">
            <text:p>-2190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0214223140495437">
            <text:p>2.14223140495437E-006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8.74">
            <text:p>8.74</text:p>
          </table:table-cell>
          <table:table-cell table:formula="of:=VLOOKUP([.B70];[.$A$7:.$O$17];13)" office:value-type="float" office:value="0.0131656117720878">
            <text:p>0.0131656118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185">
            <text:p>-218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10.16">
            <text:p>10.16</text:p>
          </table:table-cell>
          <table:table-cell table:formula="of:=VLOOKUP([.B71];[.$A$7:.$O$17];13)" office:value-type="float" office:value="0.0459468291736343">
            <text:p>0.0459468292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108300826446287">
            <text:p>0.0010830083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10.18">
            <text:p>10.18</text:p>
          </table:table-cell>
          <table:table-cell table:formula="of:=VLOOKUP([.B72];[.$A$7:.$O$17];13)" office:value-type="float" office:value="0.0459468291736343">
            <text:p>0.0459468292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10.2">
            <text:p>10.2</text:p>
          </table:table-cell>
          <table:table-cell table:formula="of:=VLOOKUP([.B73];[.$A$7:.$O$17];13)" office:value-type="float" office:value="0.0459468291736343">
            <text:p>0.0459468292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0502809917355112">
            <text:p>0.000050281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10.26">
            <text:p>10.26</text:p>
          </table:table-cell>
          <table:table-cell table:formula="of:=VLOOKUP([.B74];[.$A$7:.$O$17];13)" office:value-type="float" office:value="0.0459468291736343">
            <text:p>0.0459468292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450119008264445">
            <text:p>0.0045011901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10.18">
            <text:p>10.18</text:p>
          </table:table-cell>
          <table:table-cell table:formula="of:=VLOOKUP([.B75];[.$A$7:.$O$17];13)" office:value-type="float" office:value="0.0459468291736343">
            <text:p>0.0459468292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10.16">
            <text:p>10.16</text:p>
          </table:table-cell>
          <table:table-cell table:formula="of:=VLOOKUP([.B76];[.$A$7:.$O$17];13)" office:value-type="float" office:value="0.0459468291736343">
            <text:p>0.0459468292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108300826446287">
            <text:p>0.0010830083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10.3">
            <text:p>10.3</text:p>
          </table:table-cell>
          <table:table-cell table:formula="of:=VLOOKUP([.B77];[.$A$7:.$O$17];13)" office:value-type="float" office:value="0.0459468291736343">
            <text:p>0.0459468292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114684628099173">
            <text:p>0.0114684628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10.21">
            <text:p>10.21</text:p>
          </table:table-cell>
          <table:table-cell table:formula="of:=VLOOKUP([.B78];[.$A$7:.$O$17];13)" office:value-type="float" office:value="0.0459468291736343">
            <text:p>0.0459468292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29209917355371">
            <text:p>0.0002920992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10.18">
            <text:p>10.18</text:p>
          </table:table-cell>
          <table:table-cell table:formula="of:=VLOOKUP([.B79];[.$A$7:.$O$17];13)" office:value-type="float" office:value="0.0459468291736343">
            <text:p>0.0459468292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10.17">
            <text:p>10.17</text:p>
          </table:table-cell>
          <table:table-cell table:formula="of:=VLOOKUP([.B80];[.$A$7:.$O$17];13)" office:value-type="float" office:value="0.0459468291736343">
            <text:p>0.0459468292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524826446281046">
            <text:p>0.0005248264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1.59">
            <text:p>11.59</text:p>
          </table:table-cell>
          <table:table-cell table:formula="of:=VLOOKUP([.B81];[.$A$7:.$O$17];13)" office:value-type="float" office:value="0.0214993539954631">
            <text:p>0.021499354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2897.5">
            <text:p>2897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138993396694223">
            <text:p>0.001389934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1.63">
            <text:p>11.63</text:p>
          </table:table-cell>
          <table:table-cell table:formula="of:=VLOOKUP([.B82];[.$A$7:.$O$17];13)" office:value-type="float" office:value="0.0214993539954631">
            <text:p>0.021499354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2907.5">
            <text:p>2907.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1.61">
            <text:p>11.61</text:p>
          </table:table-cell>
          <table:table-cell table:formula="of:=VLOOKUP([.B83];[.$A$7:.$O$17];13)" office:value-type="float" office:value="0.0214993539954631">
            <text:p>0.021499354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2902.5">
            <text:p>2902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298661239669475">
            <text:p>0.0002986612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1.66">
            <text:p>11.66</text:p>
          </table:table-cell>
          <table:table-cell table:formula="of:=VLOOKUP([.B84];[.$A$7:.$O$17];13)" office:value-type="float" office:value="0.0214993539954631">
            <text:p>0.021499354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2915">
            <text:p>291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107047942148755">
            <text:p>0.0010704794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1.62">
            <text:p>11.62</text:p>
          </table:table-cell>
          <table:table-cell table:formula="of:=VLOOKUP([.B85];[.$A$7:.$O$17];13)" office:value-type="float" office:value="0.0214993539954631">
            <text:p>0.021499354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2905">
            <text:p>290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530248760330835">
            <text:p>5.30248760330835E-005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1.63">
            <text:p>11.63</text:p>
          </table:table-cell>
          <table:table-cell table:formula="of:=VLOOKUP([.B86];[.$A$7:.$O$17];13)" office:value-type="float" office:value="0.0214993539954631">
            <text:p>0.021499354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2907.5">
            <text:p>2907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1.64">
            <text:p>11.64</text:p>
          </table:table-cell>
          <table:table-cell table:formula="of:=VLOOKUP([.B87];[.$A$7:.$O$17];13)" office:value-type="float" office:value="0.0214993539954631">
            <text:p>0.021499354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2910">
            <text:p>2910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16175214876032">
            <text:p>0.0001617521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1.63">
            <text:p>11.63</text:p>
          </table:table-cell>
          <table:table-cell table:formula="of:=VLOOKUP([.B88];[.$A$7:.$O$17];13)" office:value-type="float" office:value="0.0214993539954631">
            <text:p>0.021499354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2907.5">
            <text:p>290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1.62">
            <text:p>11.62</text:p>
          </table:table-cell>
          <table:table-cell table:formula="of:=VLOOKUP([.B89];[.$A$7:.$O$17];13)" office:value-type="float" office:value="0.0214993539954631">
            <text:p>0.021499354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2905">
            <text:p>290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0530248760330835">
            <text:p>5.30248760330835E-005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1.59">
            <text:p>11.59</text:p>
          </table:table-cell>
          <table:table-cell table:formula="of:=VLOOKUP([.B90];[.$A$7:.$O$17];13)" office:value-type="float" office:value="0.0214993539954631">
            <text:p>0.021499354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2897.5">
            <text:p>2897.5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138993396694223">
            <text:p>0.001389934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3.05">
            <text:p>13.05</text:p>
          </table:table-cell>
          <table:table-cell table:formula="of:=VLOOKUP([.B91];[.$A$7:.$O$17];13)" office:value-type="float" office:value="0.0149443411809734">
            <text:p>0.0149443412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525">
            <text:p>6525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135828429752111">
            <text:p>0.0001358284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3.06">
            <text:p>13.06</text:p>
          </table:table-cell>
          <table:table-cell table:formula="of:=VLOOKUP([.B92];[.$A$7:.$O$17];13)" office:value-type="float" office:value="0.0149443411809734">
            <text:p>0.0149443412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530">
            <text:p>653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3.06">
            <text:p>13.06</text:p>
          </table:table-cell>
          <table:table-cell table:formula="of:=VLOOKUP([.B93];[.$A$7:.$O$17];13)" office:value-type="float" office:value="0.0149443411809734">
            <text:p>0.0149443412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530">
            <text:p>6530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3.07">
            <text:p>13.07</text:p>
          </table:table-cell>
          <table:table-cell table:formula="of:=VLOOKUP([.B94];[.$A$7:.$O$17];13)" office:value-type="float" office:value="0.0149443411809734">
            <text:p>0.0149443412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535">
            <text:p>653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3.02">
            <text:p>13.02</text:p>
          </table:table-cell>
          <table:table-cell table:formula="of:=VLOOKUP([.B95];[.$A$7:.$O$17];13)" office:value-type="float" office:value="0.0149443411809734">
            <text:p>0.0149443412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510">
            <text:p>651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173510115702505">
            <text:p>0.0017351012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3.06">
            <text:p>13.06</text:p>
          </table:table-cell>
          <table:table-cell table:formula="of:=VLOOKUP([.B96];[.$A$7:.$O$17];13)" office:value-type="float" office:value="0.0149443411809734">
            <text:p>0.0149443412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530">
            <text:p>6530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3.06">
            <text:p>13.06</text:p>
          </table:table-cell>
          <table:table-cell table:formula="of:=VLOOKUP([.B97];[.$A$7:.$O$17];13)" office:value-type="float" office:value="0.0149443411809734">
            <text:p>0.0149443412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530">
            <text:p>653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3.05">
            <text:p>13.05</text:p>
          </table:table-cell>
          <table:table-cell table:formula="of:=VLOOKUP([.B98];[.$A$7:.$O$17];13)" office:value-type="float" office:value="0.0149443411809734">
            <text:p>0.0149443412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525">
            <text:p>652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135828429752111">
            <text:p>0.0001358284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3.07">
            <text:p>13.07</text:p>
          </table:table-cell>
          <table:table-cell table:formula="of:=VLOOKUP([.B99];[.$A$7:.$O$17];13)" office:value-type="float" office:value="0.0149443411809734">
            <text:p>0.0149443412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535">
            <text:p>653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3.07">
            <text:p>13.07</text:p>
          </table:table-cell>
          <table:table-cell table:formula="of:=VLOOKUP([.B100];[.$A$7:.$O$17];13)" office:value-type="float" office:value="0.0149443411809734">
            <text:p>0.0149443412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535">
            <text:p>6535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4.46">
            <text:p>14.46</text:p>
          </table:table-cell>
          <table:table-cell table:formula="of:=VLOOKUP([.B101];[.$A$7:.$O$17];13)" office:value-type="float" office:value="0.0226323269290235">
            <text:p>0.0226323269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0845">
            <text:p>1084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129796438016541">
            <text:p>0.0012979644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4.48">
            <text:p>14.48</text:p>
          </table:table-cell>
          <table:table-cell table:formula="of:=VLOOKUP([.B102];[.$A$7:.$O$17];13)" office:value-type="float" office:value="0.0226323269290235">
            <text:p>0.0226323269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0860">
            <text:p>10860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256873471074446">
            <text:p>0.000256873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4.48">
            <text:p>14.48</text:p>
          </table:table-cell>
          <table:table-cell table:formula="of:=VLOOKUP([.B103];[.$A$7:.$O$17];13)" office:value-type="float" office:value="0.0226323269290235">
            <text:p>0.0226323269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0860">
            <text:p>1086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256873471074446">
            <text:p>0.0002568735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4.5">
            <text:p>14.5</text:p>
          </table:table-cell>
          <table:table-cell table:formula="of:=VLOOKUP([.B104];[.$A$7:.$O$17];13)" office:value-type="float" office:value="0.0226323269290235">
            <text:p>0.0226323269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0875">
            <text:p>1087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157825619834514">
            <text:p>1.57825619834514E-005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4.54">
            <text:p>14.54</text:p>
          </table:table-cell>
          <table:table-cell table:formula="of:=VLOOKUP([.B105];[.$A$7:.$O$17];13)" office:value-type="float" office:value="0.0226323269290235">
            <text:p>0.0226323269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0905">
            <text:p>1090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193360074380136">
            <text:p>0.0019336007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4.5">
            <text:p>14.5</text:p>
          </table:table-cell>
          <table:table-cell table:formula="of:=VLOOKUP([.B106];[.$A$7:.$O$17];13)" office:value-type="float" office:value="0.0226323269290235">
            <text:p>0.0226323269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0875">
            <text:p>1087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0157825619834514">
            <text:p>1.57825619834514E-005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4.52">
            <text:p>14.52</text:p>
          </table:table-cell>
          <table:table-cell table:formula="of:=VLOOKUP([.B107];[.$A$7:.$O$17];13)" office:value-type="float" office:value="0.0226323269290235">
            <text:p>0.0226323269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0890">
            <text:p>10890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574691652892423">
            <text:p>0.0005746917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4.49">
            <text:p>14.49</text:p>
          </table:table-cell>
          <table:table-cell table:formula="of:=VLOOKUP([.B108];[.$A$7:.$O$17];13)" office:value-type="float" office:value="0.0226323269290235">
            <text:p>0.0226323269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0867.5">
            <text:p>10867.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0363280165289529">
            <text:p>0.000036328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4.51">
            <text:p>14.51</text:p>
          </table:table-cell>
          <table:table-cell table:formula="of:=VLOOKUP([.B109];[.$A$7:.$O$17];13)" office:value-type="float" office:value="0.0226323269290235">
            <text:p>0.0226323269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0882.5">
            <text:p>10882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195237107437941">
            <text:p>0.0001952371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4.49">
            <text:p>14.49</text:p>
          </table:table-cell>
          <table:table-cell table:formula="of:=VLOOKUP([.B110];[.$A$7:.$O$17];13)" office:value-type="float" office:value="0.0226323269290235">
            <text:p>0.0226323269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0867.5">
            <text:p>10867.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0363280165289529">
            <text:p>0.000036328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5.9">
            <text:p>15.9</text:p>
          </table:table-cell>
          <table:table-cell table:formula="of:=VLOOKUP([.B111];[.$A$7:.$O$17];13)" office:value-type="float" office:value="0.0275075747143705">
            <text:p>0.0275075747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5900">
            <text:p>1590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92416000000012">
            <text:p>0.00092416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5.95">
            <text:p>15.95</text:p>
          </table:table-cell>
          <table:table-cell table:formula="of:=VLOOKUP([.B112];[.$A$7:.$O$17];13)" office:value-type="float" office:value="0.0275075747143705">
            <text:p>0.0275075747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5950">
            <text:p>1595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384159999999881">
            <text:p>0.00038416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5.96">
            <text:p>15.96</text:p>
          </table:table-cell>
          <table:table-cell table:formula="of:=VLOOKUP([.B113];[.$A$7:.$O$17];13)" office:value-type="float" office:value="0.0275075747143705">
            <text:p>0.0275075747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5960">
            <text:p>1596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5.92">
            <text:p>15.92</text:p>
          </table:table-cell>
          <table:table-cell table:formula="of:=VLOOKUP([.B114];[.$A$7:.$O$17];13)" office:value-type="float" office:value="0.0275075747143705">
            <text:p>0.0275075747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5920">
            <text:p>1592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10816000000005">
            <text:p>0.00010816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5.96">
            <text:p>15.96</text:p>
          </table:table-cell>
          <table:table-cell table:formula="of:=VLOOKUP([.B115];[.$A$7:.$O$17];13)" office:value-type="float" office:value="0.0275075747143705">
            <text:p>0.0275075747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5960">
            <text:p>159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5.91">
            <text:p>15.91</text:p>
          </table:table-cell>
          <table:table-cell table:formula="of:=VLOOKUP([.B116];[.$A$7:.$O$17];13)" office:value-type="float" office:value="0.0275075747143705">
            <text:p>0.0275075747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5910">
            <text:p>1591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5.96">
            <text:p>15.96</text:p>
          </table:table-cell>
          <table:table-cell table:formula="of:=VLOOKUP([.B117];[.$A$7:.$O$17];13)" office:value-type="float" office:value="0.0275075747143705">
            <text:p>0.0275075747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5960">
            <text:p>1596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5.89">
            <text:p>15.89</text:p>
          </table:table-cell>
          <table:table-cell table:formula="of:=VLOOKUP([.B118];[.$A$7:.$O$17];13)" office:value-type="float" office:value="0.0275075747143705">
            <text:p>0.0275075747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5890">
            <text:p>1589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163216000000014">
            <text:p>0.00163216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5.91">
            <text:p>15.91</text:p>
          </table:table-cell>
          <table:table-cell table:formula="of:=VLOOKUP([.B119];[.$A$7:.$O$17];13)" office:value-type="float" office:value="0.0275075747143705">
            <text:p>0.0275075747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5910">
            <text:p>1591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5.91">
            <text:p>15.91</text:p>
          </table:table-cell>
          <table:table-cell table:formula="of:=VLOOKUP([.B120];[.$A$7:.$O$17];13)" office:value-type="float" office:value="0.0275075747143705">
            <text:p>0.0275075747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5910">
            <text:p>1591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7.33">
            <text:p>17.33</text:p>
          </table:table-cell>
          <table:table-cell table:formula="of:=VLOOKUP([.B121];[.$A$7:.$O$17];13)" office:value-type="float" office:value="0.0461398839279957">
            <text:p>0.0461398839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1662.5">
            <text:p>21662.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120914256198374">
            <text:p>0.0012091426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7.39">
            <text:p>17.39</text:p>
          </table:table-cell>
          <table:table-cell table:formula="of:=VLOOKUP([.B122];[.$A$7:.$O$17];13)" office:value-type="float" office:value="0.0461398839279957">
            <text:p>0.0461398839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1737.5">
            <text:p>21737.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636415289256116">
            <text:p>0.0006364153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7.48">
            <text:p>17.48</text:p>
          </table:table-cell>
          <table:table-cell table:formula="of:=VLOOKUP([.B123];[.$A$7:.$O$17];13)" office:value-type="float" office:value="0.0461398839279957">
            <text:p>0.0461398839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1850">
            <text:p>21850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132773243801649">
            <text:p>0.0132773244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7.37">
            <text:p>17.37</text:p>
          </table:table-cell>
          <table:table-cell table:formula="of:=VLOOKUP([.B124];[.$A$7:.$O$17];13)" office:value-type="float" office:value="0.0461398839279957">
            <text:p>0.0461398839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1712.5">
            <text:p>21712.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273243801652767">
            <text:p>2.73243801652767E-005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7.32">
            <text:p>17.32</text:p>
          </table:table-cell>
          <table:table-cell table:formula="of:=VLOOKUP([.B125];[.$A$7:.$O$17];13)" office:value-type="float" office:value="0.0461398839279957">
            <text:p>0.0461398839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1650">
            <text:p>21650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200459710743819">
            <text:p>0.0020045971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7.38">
            <text:p>17.38</text:p>
          </table:table-cell>
          <table:table-cell table:formula="of:=VLOOKUP([.B126];[.$A$7:.$O$17];13)" office:value-type="float" office:value="0.0461398839279957">
            <text:p>0.0461398839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1725">
            <text:p>2172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231869834710647">
            <text:p>0.0002318698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7.35">
            <text:p>17.35</text:p>
          </table:table-cell>
          <table:table-cell table:formula="of:=VLOOKUP([.B127];[.$A$7:.$O$17];13)" office:value-type="float" office:value="0.0461398839279957">
            <text:p>0.0461398839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1687.5">
            <text:p>21687.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218233471074403">
            <text:p>0.0002182335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7.38">
            <text:p>17.38</text:p>
          </table:table-cell>
          <table:table-cell table:formula="of:=VLOOKUP([.B128];[.$A$7:.$O$17];13)" office:value-type="float" office:value="0.0461398839279957">
            <text:p>0.0461398839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1725">
            <text:p>2172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231869834710647">
            <text:p>0.0002318698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7.35">
            <text:p>17.35</text:p>
          </table:table-cell>
          <table:table-cell table:formula="of:=VLOOKUP([.B129];[.$A$7:.$O$17];13)" office:value-type="float" office:value="0.0461398839279957">
            <text:p>0.0461398839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1687.5">
            <text:p>21687.5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0218233471074403">
            <text:p>0.0002182335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7.33">
            <text:p>17.33</text:p>
          </table:table-cell>
          <table:table-cell table:formula="of:=VLOOKUP([.B130];[.$A$7:.$O$17];13)" office:value-type="float" office:value="0.0461398839279957">
            <text:p>0.0461398839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1662.5">
            <text:p>21662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120914256198374">
            <text:p>0.0012091426</text:p>
          </table:table-cell>
          <table:table-cell table:number-columns-repeated="7"/>
        </table:table-row>
      </table:table>
      <table:table table:name="fourth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e19702681874b82637d4e0a0c447a5109145a681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minor improvement to Lattice::calculateEnergyOfCell()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.83">
            <text:p>2.83</text:p>
          </table:table-cell>
          <table:table-cell office:value-type="float" office:value="2.84">
            <text:p>2.84</text:p>
          </table:table-cell>
          <table:table-cell office:value-type="float" office:value="2.89">
            <text:p>2.89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9">
            <text:p>2.89</text:p>
          </table:table-cell>
          <table:table-cell office:value-type="float" office:value="2.85">
            <text:p>2.85</text:p>
          </table:table-cell>
          <table:table-cell table:number-columns-repeated="3" office:value-type="float" office:value="2.86">
            <text:p>2.86</text:p>
          </table:table-cell>
          <table:table-cell table:formula="of:=AVERAGE([.B7:.K7])" office:value-type="float" office:value="2.861">
            <text:p>2.861</text:p>
          </table:table-cell>
          <table:table-cell table:formula="of:=STDEV([.B7:.K7])" office:value-type="float" office:value="0.0191195071996">
            <text:p>0.0191195072</text:p>
          </table:table-cell>
          <table:table-cell table:formula="of:=[.L7]/[.A7]" office:value-type="float" office:value="0.005722">
            <text:p>0.005722</text:p>
          </table:table-cell>
          <table:table-cell table:formula="of:=[.M7]/([.A7]*SQRT([.$M$2]))" office:value-type="float" office:value="0.0000120922380981447">
            <text:p>1.20922380981447E-00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.19">
            <text:p>4.19</text:p>
          </table:table-cell>
          <table:table-cell office:value-type="float" office:value="4.81">
            <text:p>4.81</text:p>
          </table:table-cell>
          <table:table-cell office:value-type="float" office:value="4.22">
            <text:p>4.22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21">
            <text:p>4.21</text:p>
          </table:table-cell>
          <table:table-cell office:value-type="float" office:value="4.22">
            <text:p>4.22</text:p>
          </table:table-cell>
          <table:table-cell table:number-columns-repeated="2" office:value-type="float" office:value="4.21">
            <text:p>4.21</text:p>
          </table:table-cell>
          <table:table-cell office:value-type="float" office:value="4.22">
            <text:p>4.22</text:p>
          </table:table-cell>
          <table:table-cell table:formula="of:=AVERAGE([.B8:.K8])" office:value-type="float" office:value="4.27">
            <text:p>4.27</text:p>
          </table:table-cell>
          <table:table-cell table:formula="of:=STDEV([.B8:.K8])" office:value-type="float" office:value="0.189970757983667">
            <text:p>0.189970758</text:p>
          </table:table-cell>
          <table:table-cell table:formula="of:=[.L8]/[.A8]" office:value-type="float" office:value="0.00569333333333333">
            <text:p>0.0056933333</text:p>
          </table:table-cell>
          <table:table-cell table:formula="of:=[.M8]/([.A8]*SQRT([.$M$2]))" office:value-type="float" office:value="0.0000800987045409337">
            <text:p>8.00987045409337E-00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16">
            <text:p>6.16</text:p>
          </table:table-cell>
          <table:table-cell office:value-type="float" office:value="5.55">
            <text:p>5.55</text:p>
          </table:table-cell>
          <table:table-cell office:value-type="float" office:value="5.58">
            <text:p>5.58</text:p>
          </table:table-cell>
          <table:table-cell office:value-type="float" office:value="5.56">
            <text:p>5.56</text:p>
          </table:table-cell>
          <table:table-cell office:value-type="float" office:value="5.58">
            <text:p>5.58</text:p>
          </table:table-cell>
          <table:table-cell office:value-type="float" office:value="5.57">
            <text:p>5.57</text:p>
          </table:table-cell>
          <table:table-cell office:value-type="float" office:value="5.61">
            <text:p>5.61</text:p>
          </table:table-cell>
          <table:table-cell office:value-type="float" office:value="5.57">
            <text:p>5.57</text:p>
          </table:table-cell>
          <table:table-cell table:number-columns-repeated="2" office:value-type="float" office:value="5.55">
            <text:p>5.55</text:p>
          </table:table-cell>
          <table:table-cell table:formula="of:=AVERAGE([.B9:.K9])" office:value-type="float" office:value="5.628">
            <text:p>5.628</text:p>
          </table:table-cell>
          <table:table-cell table:formula="of:=STDEV([.B7:.K7])" office:value-type="float" office:value="0.0191195071996">
            <text:p>0.0191195072</text:p>
          </table:table-cell>
          <table:table-cell table:formula="of:=[.L9]/[.A9]" office:value-type="float" office:value="0.005628">
            <text:p>0.005628</text:p>
          </table:table-cell>
          <table:table-cell table:formula="of:=[.M9]/([.A9]*SQRT([.$M$2]))" office:value-type="float" office:value="0.00000604611904907237">
            <text:p>6.04611904907237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6.96">
            <text:p>6.96</text:p>
          </table:table-cell>
          <table:table-cell office:value-type="float" office:value="6.91">
            <text:p>6.91</text:p>
          </table:table-cell>
          <table:table-cell office:value-type="float" office:value="6.93">
            <text:p>6.93</text:p>
          </table:table-cell>
          <table:table-cell office:value-type="float" office:value="6.92">
            <text:p>6.92</text:p>
          </table:table-cell>
          <table:table-cell office:value-type="float" office:value="6.95">
            <text:p>6.95</text:p>
          </table:table-cell>
          <table:table-cell office:value-type="float" office:value="6.89">
            <text:p>6.89</text:p>
          </table:table-cell>
          <table:table-cell office:value-type="float" office:value="6.94">
            <text:p>6.94</text:p>
          </table:table-cell>
          <table:table-cell office:value-type="float" office:value="6.92">
            <text:p>6.92</text:p>
          </table:table-cell>
          <table:table-cell table:number-columns-repeated="2" office:value-type="float" office:value="6.91">
            <text:p>6.91</text:p>
          </table:table-cell>
          <table:table-cell table:formula="of:=AVERAGE([.B8:.K8])" office:value-type="float" office:value="4.27">
            <text:p>4.27</text:p>
          </table:table-cell>
          <table:table-cell table:formula="of:=STDEV([.B8:.K8])" office:value-type="float" office:value="0.189970757983667">
            <text:p>0.189970758</text:p>
          </table:table-cell>
          <table:table-cell table:formula="of:=[.L10]/[.A10]" office:value-type="float" office:value="0.003416">
            <text:p>0.003416</text:p>
          </table:table-cell>
          <table:table-cell table:formula="of:=[.M10]/([.A10]*SQRT([.$M$2]))" office:value-type="float" office:value="0.0000480592227245602">
            <text:p>4.80592227245602E-005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31">
            <text:p>8.31</text:p>
          </table:table-cell>
          <table:table-cell office:value-type="float" office:value="8.26">
            <text:p>8.26</text:p>
          </table:table-cell>
          <table:table-cell office:value-type="float" office:value="8.33">
            <text:p>8.33</text:p>
          </table:table-cell>
          <table:table-cell office:value-type="float" office:value="8.25">
            <text:p>8.25</text:p>
          </table:table-cell>
          <table:table-cell office:value-type="float" office:value="8.29">
            <text:p>8.29</text:p>
          </table:table-cell>
          <table:table-cell table:number-columns-repeated="3" office:value-type="float" office:value="8.28">
            <text:p>8.28</text:p>
          </table:table-cell>
          <table:table-cell table:number-columns-repeated="2" office:value-type="float" office:value="8.26">
            <text:p>8.26</text:p>
          </table:table-cell>
          <table:table-cell table:formula="of:=AVERAGE([.B9:.K9])" office:value-type="float" office:value="5.628">
            <text:p>5.628</text:p>
          </table:table-cell>
          <table:table-cell table:formula="of:=STDEV([.B9:.K9])" office:value-type="float" office:value="0.187841540784898">
            <text:p>0.1878415408</text:p>
          </table:table-cell>
          <table:table-cell table:formula="of:=[.L11]/[.A11]" office:value-type="float" office:value="0.003752">
            <text:p>0.003752</text:p>
          </table:table-cell>
          <table:table-cell table:formula="of:=[.M11]/([.A11]*SQRT([.$M$2]))" office:value-type="float" office:value="0.0000396004738717127">
            <text:p>3.96004738717127E-005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9.67">
            <text:p>9.67</text:p>
          </table:table-cell>
          <table:table-cell office:value-type="float" office:value="9.6">
            <text:p>9.6</text:p>
          </table:table-cell>
          <table:table-cell office:value-type="float" office:value="9.65">
            <text:p>9.65</text:p>
          </table:table-cell>
          <table:table-cell office:value-type="float" office:value="9.6">
            <text:p>9.6</text:p>
          </table:table-cell>
          <table:table-cell table:number-columns-repeated="3" office:value-type="float" office:value="9.62">
            <text:p>9.62</text:p>
          </table:table-cell>
          <table:table-cell office:value-type="float" office:value="9.66">
            <text:p>9.66</text:p>
          </table:table-cell>
          <table:table-cell table:number-columns-repeated="2" office:value-type="float" office:value="9.61">
            <text:p>9.61</text:p>
          </table:table-cell>
          <table:table-cell table:formula="of:=AVERAGE([.B12:.K12])" office:value-type="float" office:value="9.626">
            <text:p>9.626</text:p>
          </table:table-cell>
          <table:table-cell table:formula="of:=STDEV([.B12:.K12])" office:value-type="float" office:value="0.0250333111406917">
            <text:p>0.0250333111</text:p>
          </table:table-cell>
          <table:table-cell table:formula="of:=[.L12]/[.A12]" office:value-type="float" office:value="0.00550057142857143">
            <text:p>0.0055005714</text:p>
          </table:table-cell>
          <table:table-cell table:formula="of:=[.M12]/([.A12]*SQRT([.$M$2]))" office:value-type="float" office:value="0.00000452355889030021">
            <text:p>4.52355889030021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95">
            <text:p>10.95</text:p>
          </table:table-cell>
          <table:table-cell office:value-type="float" office:value="10.94">
            <text:p>10.94</text:p>
          </table:table-cell>
          <table:table-cell office:value-type="float" office:value="10.95">
            <text:p>10.95</text:p>
          </table:table-cell>
          <table:table-cell office:value-type="float" office:value="10.97">
            <text:p>10.97</text:p>
          </table:table-cell>
          <table:table-cell office:value-type="float" office:value="10.98">
            <text:p>10.98</text:p>
          </table:table-cell>
          <table:table-cell office:value-type="float" office:value="10.97">
            <text:p>10.97</text:p>
          </table:table-cell>
          <table:table-cell office:value-type="float" office:value="10.98">
            <text:p>10.98</text:p>
          </table:table-cell>
          <table:table-cell table:number-columns-repeated="2" office:value-type="float" office:value="10.94">
            <text:p>10.94</text:p>
          </table:table-cell>
          <table:table-cell office:value-type="float" office:value="10.98">
            <text:p>10.98</text:p>
          </table:table-cell>
          <table:table-cell table:formula="of:=AVERAGE([.B13:.K13])" office:value-type="float" office:value="10.96">
            <text:p>10.96</text:p>
          </table:table-cell>
          <table:table-cell table:formula="of:=STDEV([.B13:.K13])" office:value-type="float" office:value="0.0176383420737645">
            <text:p>0.0176383421</text:p>
          </table:table-cell>
          <table:table-cell table:formula="of:=[.L13]/[.A13]" office:value-type="float" office:value="0.00548">
            <text:p>0.00548</text:p>
          </table:table-cell>
          <table:table-cell table:formula="of:=[.M13]/([.A13]*SQRT([.$M$2]))" office:value-type="float" office:value="0.00000278886675511367">
            <text:p>2.78886675511367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2.38">
            <text:p>12.38</text:p>
          </table:table-cell>
          <table:table-cell office:value-type="float" office:value="12.33">
            <text:p>12.33</text:p>
          </table:table-cell>
          <table:table-cell office:value-type="float" office:value="12.31">
            <text:p>12.31</text:p>
          </table:table-cell>
          <table:table-cell office:value-type="float" office:value="12.33">
            <text:p>12.33</text:p>
          </table:table-cell>
          <table:table-cell office:value-type="float" office:value="12.32">
            <text:p>12.32</text:p>
          </table:table-cell>
          <table:table-cell office:value-type="float" office:value="12.34">
            <text:p>12.34</text:p>
          </table:table-cell>
          <table:table-cell table:number-columns-repeated="2" office:value-type="float" office:value="12.33">
            <text:p>12.33</text:p>
          </table:table-cell>
          <table:table-cell table:number-columns-repeated="2" office:value-type="float" office:value="12.31">
            <text:p>12.31</text:p>
          </table:table-cell>
          <table:table-cell table:formula="of:=AVERAGE([.B14:.K14])" office:value-type="float" office:value="12.329">
            <text:p>12.329</text:p>
          </table:table-cell>
          <table:table-cell table:formula="of:=STDEV([.B14:.K14])" office:value-type="float" office:value="0.0207899548393503">
            <text:p>0.0207899548</text:p>
          </table:table-cell>
          <table:table-cell table:formula="of:=[.L14]/[.A14]" office:value-type="float" office:value="0.00547955555555556">
            <text:p>0.0054795556</text:p>
          </table:table-cell>
          <table:table-cell table:formula="of:=[.M14]/([.A14]*SQRT([.$M$2]))" office:value-type="float" office:value="0.00000292193821086164">
            <text:p>2.92193821086164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3.64">
            <text:p>13.64</text:p>
          </table:table-cell>
          <table:table-cell office:value-type="float" office:value="13.7">
            <text:p>13.7</text:p>
          </table:table-cell>
          <table:table-cell office:value-type="float" office:value="13.68">
            <text:p>13.68</text:p>
          </table:table-cell>
          <table:table-cell office:value-type="float" office:value="13.65">
            <text:p>13.65</text:p>
          </table:table-cell>
          <table:table-cell office:value-type="float" office:value="13.69">
            <text:p>13.69</text:p>
          </table:table-cell>
          <table:table-cell table:number-columns-repeated="2" office:value-type="float" office:value="13.66">
            <text:p>13.66</text:p>
          </table:table-cell>
          <table:table-cell office:value-type="float" office:value="13.8">
            <text:p>13.8</text:p>
          </table:table-cell>
          <table:table-cell office:value-type="float" office:value="13.67">
            <text:p>13.67</text:p>
          </table:table-cell>
          <table:table-cell office:value-type="float" office:value="13.68">
            <text:p>13.68</text:p>
          </table:table-cell>
          <table:table-cell table:formula="of:=AVERAGE([.B15:.K15])" office:value-type="float" office:value="13.683">
            <text:p>13.683</text:p>
          </table:table-cell>
          <table:table-cell table:formula="of:=STDEV([.B15:.K15])" office:value-type="float" office:value="0.0449814776695179">
            <text:p>0.0449814777</text:p>
          </table:table-cell>
          <table:table-cell table:formula="of:=[.L15]/[.A15]" office:value-type="float" office:value="0.0054732">
            <text:p>0.0054732</text:p>
          </table:table-cell>
          <table:table-cell table:formula="of:=[.M15]/([.A15]*SQRT([.$M$2]))" office:value-type="float" office:value="0.00000568975687822717">
            <text:p>5.68975687822717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15.03">
            <text:p>15.03</text:p>
          </table:table-cell>
          <table:table-cell office:value-type="float" office:value="15.01">
            <text:p>15.01</text:p>
          </table:table-cell>
          <table:table-cell office:value-type="float" office:value="15.02">
            <text:p>15.02</text:p>
          </table:table-cell>
          <table:table-cell office:value-type="float" office:value="15.03">
            <text:p>15.03</text:p>
          </table:table-cell>
          <table:table-cell office:value-type="float" office:value="15.06">
            <text:p>15.06</text:p>
          </table:table-cell>
          <table:table-cell office:value-type="float" office:value="15.02">
            <text:p>15.02</text:p>
          </table:table-cell>
          <table:table-cell office:value-type="float" office:value="15.31">
            <text:p>15.31</text:p>
          </table:table-cell>
          <table:table-cell office:value-type="float" office:value="15.02">
            <text:p>15.02</text:p>
          </table:table-cell>
          <table:table-cell office:value-type="float" office:value="15">
            <text:p>15</text:p>
          </table:table-cell>
          <table:table-cell office:value-type="float" office:value="15.02">
            <text:p>15.02</text:p>
          </table:table-cell>
          <table:table-cell table:formula="of:=AVERAGE([.B16:.K16])" office:value-type="float" office:value="15.052">
            <text:p>15.052</text:p>
          </table:table-cell>
          <table:table-cell table:formula="of:=STDEV([.B16:.K16])" office:value-type="float" office:value="0.0919903376568554">
            <text:p>0.0919903377</text:p>
          </table:table-cell>
          <table:table-cell table:formula="of:=[.L16]/[.A16]" office:value-type="float" office:value="0.00547345454545455">
            <text:p>0.0054734545</text:p>
          </table:table-cell>
          <table:table-cell table:formula="of:=[.M16]/([.A16]*SQRT([.$M$2]))" office:value-type="float" office:value="0.0000105781450808589">
            <text:p>1.05781450808589E-00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6.7">
            <text:p>16.7</text:p>
          </table:table-cell>
          <table:table-cell office:value-type="float" office:value="16.38">
            <text:p>16.38</text:p>
          </table:table-cell>
          <table:table-cell table:number-columns-repeated="2" office:value-type="float" office:value="16.36">
            <text:p>16.36</text:p>
          </table:table-cell>
          <table:table-cell office:value-type="float" office:value="16.55">
            <text:p>16.55</text:p>
          </table:table-cell>
          <table:table-cell office:value-type="float" office:value="16.37">
            <text:p>16.37</text:p>
          </table:table-cell>
          <table:table-cell office:value-type="float" office:value="16.4">
            <text:p>16.4</text:p>
          </table:table-cell>
          <table:table-cell office:value-type="float" office:value="16.41">
            <text:p>16.41</text:p>
          </table:table-cell>
          <table:table-cell office:value-type="float" office:value="16.36">
            <text:p>16.36</text:p>
          </table:table-cell>
          <table:table-cell office:value-type="float" office:value="16.47">
            <text:p>16.47</text:p>
          </table:table-cell>
          <table:table-cell table:formula="of:=AVERAGE([.B17:.K17])" office:value-type="float" office:value="16.436">
            <text:p>16.436</text:p>
          </table:table-cell>
          <table:table-cell table:formula="of:=STDEV([.B17:.K17])" office:value-type="float" office:value="0.110875305335919">
            <text:p>0.1108753053</text:p>
          </table:table-cell>
          <table:table-cell table:formula="of:=[.L17]/[.A17]" office:value-type="float" office:value="0.00547866666666667">
            <text:p>0.0054786667</text:p>
          </table:table-cell>
          <table:table-cell table:formula="of:=[.M17]/([.A17]*SQRT([.$M$2]))" office:value-type="float" office:value="0.0000116872833709375">
            <text:p>1.16872833709375E-0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9.64081818181818">
            <text:p>9.6408181818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540574545454545">
            <text:p>0.0054057455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80763636363633">
            <text:p>0.1807636364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112573621796834">
            <text:p>1.12573621796834E-005</text:p>
          </table:table-cell>
          <table:table-cell table:number-columns-repeated="5"/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INDIRECT( &quot;R&quot; &amp; ( FLOOR((ROW([.A21]) -1)/[.$M$2];1) +5) &amp; &quot;C1&quot;;0)" office:value-type="float" office:value="500">
            <table:detective>
              <table:operation table:name="trace-errors" table:index="1"/>
            </table:detective>
            <text:p>500</text:p>
          </table:table-cell>
          <table:table-cell table:formula="of:=VLOOKUP([.$B21];[.$A$7:.$K$17];[.$A21] +1)" office:value-type="float" office:value="2.83">
            <text:p>2.83</text:p>
          </table:table-cell>
          <table:table-cell table:formula="of:=VLOOKUP([.B21];[.$A$7:.$O$17];13)" office:value-type="float" office:value="0.0191195071996">
            <text:p>0.0191195072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537.5">
            <text:p>-3537.5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287685950413181">
            <text:p>0.0028768595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216173599096731">
            <text:p>0.0216173599</text:p>
          </table:table-cell>
          <table:table-cell table:number-columns-repeated="5"/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INDIRECT( &quot;R&quot; &amp; ( 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2.84">
            <text:p>2.84</text:p>
          </table:table-cell>
          <table:table-cell table:formula="of:=VLOOKUP([.B22];[.$A$7:.$O$17];13)" office:value-type="float" office:value="0.0191195071996">
            <text:p>0.0191195072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3550">
            <text:p>-3550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190413223140463">
            <text:p>0.0019041322</text:p>
          </table:table-cell>
          <table:table-cell/>
          <table:table-cell>
            <draw:frame table:end-cell-address="fourthopt.Q42" table:end-x="0.468cm" table:end-y="0.397cm" draw:z-index="0" draw:style-name="gr1" svg:width="16cm" svg:height="8.997cm" svg:x="0.248cm" svg:y="0.397cm">
              <draw:object draw:notify-on-update-of-ranges="fourthopt.B21:fourthopt.B130 fourthopt.C21:fourthopt.C130 'original-vmcs'.D21:'original-vmcs'.D130 'original-vmcs'.D21:'original-vmcs'.D1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INDIRECT( &quot;R&quot; &amp; ( 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2.89">
            <text:p>2.89</text:p>
          </table:table-cell>
          <table:table-cell table:formula="of:=VLOOKUP([.B23];[.$A$7:.$O$17];13)" office:value-type="float" office:value="0.0191195071996">
            <text:p>0.0191195072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612.5">
            <text:p>-361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0404958677686457">
            <text:p>4.04958677686457E-005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INDIRECT( &quot;R&quot; &amp; ( 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2.86">
            <text:p>2.86</text:p>
          </table:table-cell>
          <table:table-cell table:formula="of:=VLOOKUP([.B24];[.$A$7:.$O$17];13)" office:value-type="float" office:value="0.0191195071996">
            <text:p>0.0191195072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575">
            <text:p>-357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INDIRECT( &quot;R&quot; &amp; ( 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2.87">
            <text:p>2.87</text:p>
          </table:table-cell>
          <table:table-cell table:formula="of:=VLOOKUP([.B25];[.$A$7:.$O$17];13)" office:value-type="float" office:value="0.0191195071996">
            <text:p>0.0191195072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587.5">
            <text:p>-3587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85950413223032">
            <text:p>0.0001859504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INDIRECT( &quot;R&quot; &amp; ( 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2.89">
            <text:p>2.89</text:p>
          </table:table-cell>
          <table:table-cell table:formula="of:=VLOOKUP([.B26];[.$A$7:.$O$17];13)" office:value-type="float" office:value="0.0191195071996">
            <text:p>0.0191195072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612.5">
            <text:p>-3612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404958677686457">
            <text:p>4.04958677686457E-005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INDIRECT( &quot;R&quot; &amp; ( 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2.85">
            <text:p>2.85</text:p>
          </table:table-cell>
          <table:table-cell table:formula="of:=VLOOKUP([.B27];[.$A$7:.$O$17];13)" office:value-type="float" office:value="0.0191195071996">
            <text:p>0.0191195072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562.5">
            <text:p>-3562.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113140495867742">
            <text:p>0.001131405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INDIRECT( &quot;R&quot; &amp; ( 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2.86">
            <text:p>2.86</text:p>
          </table:table-cell>
          <table:table-cell table:formula="of:=VLOOKUP([.B28];[.$A$7:.$O$17];13)" office:value-type="float" office:value="0.0191195071996">
            <text:p>0.0191195072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575">
            <text:p>-357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INDIRECT( &quot;R&quot; &amp; ( 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2.86">
            <text:p>2.86</text:p>
          </table:table-cell>
          <table:table-cell table:formula="of:=VLOOKUP([.B29];[.$A$7:.$O$17];13)" office:value-type="float" office:value="0.0191195071996">
            <text:p>0.0191195072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575">
            <text:p>-357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INDIRECT( &quot;R&quot; &amp; ( 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2.86">
            <text:p>2.86</text:p>
          </table:table-cell>
          <table:table-cell table:formula="of:=VLOOKUP([.B30];[.$A$7:.$O$17];13)" office:value-type="float" office:value="0.0191195071996">
            <text:p>0.0191195072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575">
            <text:p>-357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INDIRECT( &quot;R&quot; &amp; ( 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19">
            <text:p>4.19</text:p>
          </table:table-cell>
          <table:table-cell table:formula="of:=VLOOKUP([.B31];[.$A$7:.$O$17];13)" office:value-type="float" office:value="0.189970757983667">
            <text:p>0.189970758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190">
            <text:p>-419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203155074380128">
            <text:p>0.0020315507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INDIRECT( &quot;R&quot; &amp; ( 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81">
            <text:p>4.81</text:p>
          </table:table-cell>
          <table:table-cell table:formula="of:=VLOOKUP([.B32];[.$A$7:.$O$17];13)" office:value-type="float" office:value="0.189970757983667">
            <text:p>0.189970758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810">
            <text:p>-481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330541368925624">
            <text:p>0.3305413689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INDIRECT( &quot;R&quot; &amp; ( 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22">
            <text:p>4.22</text:p>
          </table:table-cell>
          <table:table-cell table:formula="of:=VLOOKUP([.B33];[.$A$7:.$O$17];13)" office:value-type="float" office:value="0.189970757983667">
            <text:p>0.189970758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220">
            <text:p>-422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227187107437912">
            <text:p>0.0002271871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INDIRECT( &quot;R&quot; &amp; ( 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2">
            <text:p>4.2</text:p>
          </table:table-cell>
          <table:table-cell table:formula="of:=VLOOKUP([.B34];[.$A$7:.$O$17];13)" office:value-type="float" office:value="0.189970757983667">
            <text:p>0.189970758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200">
            <text:p>-420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123009619834683">
            <text:p>0.0012300962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INDIRECT( &quot;R&quot; &amp; ( 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21">
            <text:p>4.21</text:p>
          </table:table-cell>
          <table:table-cell table:formula="of:=VLOOKUP([.B35];[.$A$7:.$O$17];13)" office:value-type="float" office:value="0.189970757983667">
            <text:p>0.189970758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210">
            <text:p>-421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INDIRECT( &quot;R&quot; &amp; ( 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21">
            <text:p>4.21</text:p>
          </table:table-cell>
          <table:table-cell table:formula="of:=VLOOKUP([.B36];[.$A$7:.$O$17];13)" office:value-type="float" office:value="0.189970757983667">
            <text:p>0.189970758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210">
            <text:p>-421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INDIRECT( &quot;R&quot; &amp; ( 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22">
            <text:p>4.22</text:p>
          </table:table-cell>
          <table:table-cell table:formula="of:=VLOOKUP([.B37];[.$A$7:.$O$17];13)" office:value-type="float" office:value="0.189970757983667">
            <text:p>0.189970758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220">
            <text:p>-422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227187107437912">
            <text:p>0.0002271871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INDIRECT( &quot;R&quot; &amp; ( 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21">
            <text:p>4.21</text:p>
          </table:table-cell>
          <table:table-cell table:formula="of:=VLOOKUP([.B38];[.$A$7:.$O$17];13)" office:value-type="float" office:value="0.189970757983667">
            <text:p>0.189970758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210">
            <text:p>-421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INDIRECT( &quot;R&quot; &amp; ( 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21">
            <text:p>4.21</text:p>
          </table:table-cell>
          <table:table-cell table:formula="of:=VLOOKUP([.B39];[.$A$7:.$O$17];13)" office:value-type="float" office:value="0.189970757983667">
            <text:p>0.189970758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210">
            <text:p>-421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INDIRECT( &quot;R&quot; &amp; ( 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22">
            <text:p>4.22</text:p>
          </table:table-cell>
          <table:table-cell table:formula="of:=VLOOKUP([.B40];[.$A$7:.$O$17];13)" office:value-type="float" office:value="0.189970757983667">
            <text:p>0.189970758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220">
            <text:p>-422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227187107437912">
            <text:p>0.0002271871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INDIRECT( &quot;R&quot; &amp; ( 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6.16">
            <text:p>6.16</text:p>
          </table:table-cell>
          <table:table-cell table:formula="of:=VLOOKUP([.B41];[.$A$7:.$O$17];13)" office:value-type="float" office:value="0.0191195071996">
            <text:p>0.0191195072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620">
            <text:p>-4620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328891822809922">
            <text:p>0.3288918228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INDIRECT( &quot;R&quot; &amp; ( 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5.55">
            <text:p>5.55</text:p>
          </table:table-cell>
          <table:table-cell table:formula="of:=VLOOKUP([.B42];[.$A$7:.$O$17];13)" office:value-type="float" office:value="0.0191195071996">
            <text:p>0.0191195072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162.5">
            <text:p>-4162.5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133291371900798">
            <text:p>0.0013329137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INDIRECT( &quot;R&quot; &amp; ( 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5.58">
            <text:p>5.58</text:p>
          </table:table-cell>
          <table:table-cell table:formula="of:=VLOOKUP([.B43];[.$A$7:.$O$17];13)" office:value-type="float" office:value="0.0191195071996">
            <text:p>0.0191195072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185">
            <text:p>-418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0423682644627564">
            <text:p>4.23682644627564E-005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INDIRECT( &quot;R&quot; &amp; ( 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5.56">
            <text:p>5.56</text:p>
          </table:table-cell>
          <table:table-cell table:formula="of:=VLOOKUP([.B44];[.$A$7:.$O$17];13)" office:value-type="float" office:value="0.0191195071996">
            <text:p>0.0191195072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170">
            <text:p>-4170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702731900826253">
            <text:p>0.0007027319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INDIRECT( &quot;R&quot; &amp; ( 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5.58">
            <text:p>5.58</text:p>
          </table:table-cell>
          <table:table-cell table:formula="of:=VLOOKUP([.B45];[.$A$7:.$O$17];13)" office:value-type="float" office:value="0.0191195071996">
            <text:p>0.0191195072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185">
            <text:p>-418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0423682644627564">
            <text:p>4.23682644627564E-005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INDIRECT( &quot;R&quot; &amp; ( 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5.57">
            <text:p>5.57</text:p>
          </table:table-cell>
          <table:table-cell table:formula="of:=VLOOKUP([.B46];[.$A$7:.$O$17];13)" office:value-type="float" office:value="0.0191195071996">
            <text:p>0.0191195072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177.5">
            <text:p>-4177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272550082644485">
            <text:p>0.0002725501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INDIRECT( &quot;R&quot; &amp; ( 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5.61">
            <text:p>5.61</text:p>
          </table:table-cell>
          <table:table-cell table:formula="of:=VLOOKUP([.B47];[.$A$7:.$O$17];13)" office:value-type="float" office:value="0.0191195071996">
            <text:p>0.0191195072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207.5">
            <text:p>-4207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55182280991756">
            <text:p>0.0005518228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INDIRECT( &quot;R&quot; &amp; ( 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5.57">
            <text:p>5.57</text:p>
          </table:table-cell>
          <table:table-cell table:formula="of:=VLOOKUP([.B48];[.$A$7:.$O$17];13)" office:value-type="float" office:value="0.0191195071996">
            <text:p>0.0191195072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177.5">
            <text:p>-4177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272550082644485">
            <text:p>0.0002725501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INDIRECT( &quot;R&quot; &amp; ( 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5.55">
            <text:p>5.55</text:p>
          </table:table-cell>
          <table:table-cell table:formula="of:=VLOOKUP([.B49];[.$A$7:.$O$17];13)" office:value-type="float" office:value="0.0191195071996">
            <text:p>0.0191195072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162.5">
            <text:p>-4162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133291371900798">
            <text:p>0.0013329137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INDIRECT( &quot;R&quot; &amp; ( 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5.55">
            <text:p>5.55</text:p>
          </table:table-cell>
          <table:table-cell table:formula="of:=VLOOKUP([.B50];[.$A$7:.$O$17];13)" office:value-type="float" office:value="0.0191195071996">
            <text:p>0.0191195072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162.5">
            <text:p>-4162.5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133291371900798">
            <text:p>0.0013329137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INDIRECT( &quot;R&quot; &amp; ( 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6.96">
            <text:p>6.96</text:p>
          </table:table-cell>
          <table:table-cell table:formula="of:=VLOOKUP([.B51];[.$A$7:.$O$17];13)" office:value-type="float" office:value="0.189970757983667">
            <text:p>0.189970758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480">
            <text:p>-3480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0486402975206802">
            <text:p>0.000486403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INDIRECT( &quot;R&quot; &amp; ( 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6.91">
            <text:p>6.91</text:p>
          </table:table-cell>
          <table:table-cell table:formula="of:=VLOOKUP([.B52];[.$A$7:.$O$17];13)" office:value-type="float" office:value="0.189970757983667">
            <text:p>0.189970758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455">
            <text:p>-3455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780948429751815">
            <text:p>0.0007809484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INDIRECT( &quot;R&quot; &amp; ( 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6.93">
            <text:p>6.93</text:p>
          </table:table-cell>
          <table:table-cell table:formula="of:=VLOOKUP([.B53];[.$A$7:.$O$17];13)" office:value-type="float" office:value="0.189970757983667">
            <text:p>0.189970758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465">
            <text:p>-346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0631302479338197">
            <text:p>6.31302479338197E-005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INDIRECT( &quot;R&quot; &amp; ( 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6.92">
            <text:p>6.92</text:p>
          </table:table-cell>
          <table:table-cell table:formula="of:=VLOOKUP([.B54];[.$A$7:.$O$17];13)" office:value-type="float" office:value="0.189970757983667">
            <text:p>0.189970758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460">
            <text:p>-3460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322039338842822">
            <text:p>0.0003220393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INDIRECT( &quot;R&quot; &amp; ( 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6.95">
            <text:p>6.95</text:p>
          </table:table-cell>
          <table:table-cell table:formula="of:=VLOOKUP([.B55];[.$A$7:.$O$17];13)" office:value-type="float" office:value="0.189970757983667">
            <text:p>0.189970758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475">
            <text:p>-347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145312066115812">
            <text:p>0.0001453121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INDIRECT( &quot;R&quot; &amp; ( 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6.89">
            <text:p>6.89</text:p>
          </table:table-cell>
          <table:table-cell table:formula="of:=VLOOKUP([.B56];[.$A$7:.$O$17];13)" office:value-type="float" office:value="0.189970757983667">
            <text:p>0.189970758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445">
            <text:p>-344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229876661156986">
            <text:p>0.002298766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INDIRECT( &quot;R&quot; &amp; ( 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6.94">
            <text:p>6.94</text:p>
          </table:table-cell>
          <table:table-cell table:formula="of:=VLOOKUP([.B57];[.$A$7:.$O$17];13)" office:value-type="float" office:value="0.189970757983667">
            <text:p>0.189970758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470">
            <text:p>-3470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0422115702481286">
            <text:p>4.22115702481286E-006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INDIRECT( &quot;R&quot; &amp; ( 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6.92">
            <text:p>6.92</text:p>
          </table:table-cell>
          <table:table-cell table:formula="of:=VLOOKUP([.B58];[.$A$7:.$O$17];13)" office:value-type="float" office:value="0.189970757983667">
            <text:p>0.189970758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460">
            <text:p>-3460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322039338842822">
            <text:p>0.0003220393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INDIRECT( &quot;R&quot; &amp; ( 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6.91">
            <text:p>6.91</text:p>
          </table:table-cell>
          <table:table-cell table:formula="of:=VLOOKUP([.B59];[.$A$7:.$O$17];13)" office:value-type="float" office:value="0.189970757983667">
            <text:p>0.189970758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455">
            <text:p>-3455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780948429751815">
            <text:p>0.0007809484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INDIRECT( &quot;R&quot; &amp; ( 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6.91">
            <text:p>6.91</text:p>
          </table:table-cell>
          <table:table-cell table:formula="of:=VLOOKUP([.B60];[.$A$7:.$O$17];13)" office:value-type="float" office:value="0.189970757983667">
            <text:p>0.189970758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455">
            <text:p>-3455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780948429751815">
            <text:p>0.0007809484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INDIRECT( &quot;R&quot; &amp; ( 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8.31">
            <text:p>8.31</text:p>
          </table:table-cell>
          <table:table-cell table:formula="of:=VLOOKUP([.B61];[.$A$7:.$O$17];13)" office:value-type="float" office:value="0.187841540784898">
            <text:p>0.1878415408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077.5">
            <text:p>-2077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425109421487779">
            <text:p>0.0004251094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INDIRECT( &quot;R&quot; &amp; ( 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8.26">
            <text:p>8.26</text:p>
          </table:table-cell>
          <table:table-cell table:formula="of:=VLOOKUP([.B62];[.$A$7:.$O$17];13)" office:value-type="float" office:value="0.187841540784898">
            <text:p>0.1878415408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065">
            <text:p>-206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863291239669212">
            <text:p>0.0008632912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INDIRECT( &quot;R&quot; &amp; ( 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8.33">
            <text:p>8.33</text:p>
          </table:table-cell>
          <table:table-cell table:formula="of:=VLOOKUP([.B63];[.$A$7:.$O$17];13)" office:value-type="float" office:value="0.187841540784898">
            <text:p>0.1878415408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082.5">
            <text:p>-2082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164983669421519">
            <text:p>0.0016498367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INDIRECT( &quot;R&quot; &amp; ( 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8.25">
            <text:p>8.25</text:p>
          </table:table-cell>
          <table:table-cell table:formula="of:=VLOOKUP([.B64];[.$A$7:.$O$17];13)" office:value-type="float" office:value="0.187841540784898">
            <text:p>0.1878415408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062.5">
            <text:p>-2062.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155092760330549">
            <text:p>0.0015509276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INDIRECT( &quot;R&quot; &amp; ( 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8.29">
            <text:p>8.29</text:p>
          </table:table-cell>
          <table:table-cell table:formula="of:=VLOOKUP([.B65];[.$A$7:.$O$17];13)" office:value-type="float" office:value="0.187841540784898">
            <text:p>0.1878415408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072.5">
            <text:p>-2072.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000382148760334188">
            <text:p>3.82148760334188E-007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INDIRECT( &quot;R&quot; &amp; ( 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8.28">
            <text:p>8.28</text:p>
          </table:table-cell>
          <table:table-cell table:formula="of:=VLOOKUP([.B66];[.$A$7:.$O$17];13)" office:value-type="float" office:value="0.187841540784898">
            <text:p>0.1878415408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070">
            <text:p>-2070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880185123966354">
            <text:p>8.80185123966354E-005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INDIRECT( &quot;R&quot; &amp; ( 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8.28">
            <text:p>8.28</text:p>
          </table:table-cell>
          <table:table-cell table:formula="of:=VLOOKUP([.B67];[.$A$7:.$O$17];13)" office:value-type="float" office:value="0.187841540784898">
            <text:p>0.1878415408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070">
            <text:p>-2070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880185123966354">
            <text:p>8.80185123966354E-005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INDIRECT( &quot;R&quot; &amp; ( 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8.28">
            <text:p>8.28</text:p>
          </table:table-cell>
          <table:table-cell table:formula="of:=VLOOKUP([.B68];[.$A$7:.$O$17];13)" office:value-type="float" office:value="0.187841540784898">
            <text:p>0.1878415408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070">
            <text:p>-2070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0880185123966354">
            <text:p>8.80185123966354E-005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INDIRECT( &quot;R&quot; &amp; ( 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8.26">
            <text:p>8.26</text:p>
          </table:table-cell>
          <table:table-cell table:formula="of:=VLOOKUP([.B69];[.$A$7:.$O$17];13)" office:value-type="float" office:value="0.187841540784898">
            <text:p>0.1878415408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065">
            <text:p>-206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863291239669212">
            <text:p>0.0008632912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INDIRECT( &quot;R&quot; &amp; ( 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8.26">
            <text:p>8.26</text:p>
          </table:table-cell>
          <table:table-cell table:formula="of:=VLOOKUP([.B70];[.$A$7:.$O$17];13)" office:value-type="float" office:value="0.187841540784898">
            <text:p>0.1878415408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065">
            <text:p>-206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863291239669212">
            <text:p>0.0008632912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INDIRECT( &quot;R&quot; &amp; ( 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9.67">
            <text:p>9.67</text:p>
          </table:table-cell>
          <table:table-cell table:formula="of:=VLOOKUP([.B71];[.$A$7:.$O$17];13)" office:value-type="float" office:value="0.0250333111406917">
            <text:p>0.0250333111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851578512396928">
            <text:p>0.0008515785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INDIRECT( &quot;R&quot; &amp; ( 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9.6">
            <text:p>9.6</text:p>
          </table:table-cell>
          <table:table-cell table:formula="of:=VLOOKUP([.B72];[.$A$7:.$O$17];13)" office:value-type="float" office:value="0.0250333111406917">
            <text:p>0.0250333111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166612396694184">
            <text:p>0.001666124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INDIRECT( &quot;R&quot; &amp; ( 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9.65">
            <text:p>9.65</text:p>
          </table:table-cell>
          <table:table-cell table:formula="of:=VLOOKUP([.B73];[.$A$7:.$O$17];13)" office:value-type="float" office:value="0.0250333111406917">
            <text:p>0.0250333111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0843057851240485">
            <text:p>8.43057851240485E-005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INDIRECT( &quot;R&quot; &amp; ( 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9.6">
            <text:p>9.6</text:p>
          </table:table-cell>
          <table:table-cell table:formula="of:=VLOOKUP([.B74];[.$A$7:.$O$17];13)" office:value-type="float" office:value="0.0250333111406917">
            <text:p>0.0250333111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166612396694184">
            <text:p>0.001666124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INDIRECT( &quot;R&quot; &amp; ( 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9.62">
            <text:p>9.62</text:p>
          </table:table-cell>
          <table:table-cell table:formula="of:=VLOOKUP([.B75];[.$A$7:.$O$17];13)" office:value-type="float" office:value="0.0250333111406917">
            <text:p>0.0250333111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433396694214739">
            <text:p>0.0004333967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INDIRECT( &quot;R&quot; &amp; ( 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9.62">
            <text:p>9.62</text:p>
          </table:table-cell>
          <table:table-cell table:formula="of:=VLOOKUP([.B76];[.$A$7:.$O$17];13)" office:value-type="float" office:value="0.0250333111406917">
            <text:p>0.0250333111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433396694214739">
            <text:p>0.0004333967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INDIRECT( &quot;R&quot; &amp; ( 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9.62">
            <text:p>9.62</text:p>
          </table:table-cell>
          <table:table-cell table:formula="of:=VLOOKUP([.B77];[.$A$7:.$O$17];13)" office:value-type="float" office:value="0.0250333111406917">
            <text:p>0.0250333111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433396694214739">
            <text:p>0.0004333967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INDIRECT( &quot;R&quot; &amp; ( 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9.66">
            <text:p>9.66</text:p>
          </table:table-cell>
          <table:table-cell table:formula="of:=VLOOKUP([.B78];[.$A$7:.$O$17];13)" office:value-type="float" office:value="0.0250333111406917">
            <text:p>0.0250333111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367942148760493">
            <text:p>0.0003679421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INDIRECT( &quot;R&quot; &amp; ( 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9.61">
            <text:p>9.61</text:p>
          </table:table-cell>
          <table:table-cell table:formula="of:=VLOOKUP([.B79];[.$A$7:.$O$17];13)" office:value-type="float" office:value="0.0250333111406917">
            <text:p>0.0250333111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949760330578296">
            <text:p>0.0009497603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INDIRECT( &quot;R&quot; &amp; ( 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9.61">
            <text:p>9.61</text:p>
          </table:table-cell>
          <table:table-cell table:formula="of:=VLOOKUP([.B80];[.$A$7:.$O$17];13)" office:value-type="float" office:value="0.0250333111406917">
            <text:p>0.0250333111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949760330578296">
            <text:p>0.0009497603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INDIRECT( &quot;R&quot; &amp; ( 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0.95">
            <text:p>10.95</text:p>
          </table:table-cell>
          <table:table-cell table:formula="of:=VLOOKUP([.B81];[.$A$7:.$O$17];13)" office:value-type="float" office:value="0.0176383420737645">
            <text:p>0.0176383421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2737.5">
            <text:p>2737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178544661156994">
            <text:p>0.0017854466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INDIRECT( &quot;R&quot; &amp; ( 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0.94">
            <text:p>10.94</text:p>
          </table:table-cell>
          <table:table-cell table:formula="of:=VLOOKUP([.B82];[.$A$7:.$O$17];13)" office:value-type="float" office:value="0.0176383420737645">
            <text:p>0.0176383421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2735">
            <text:p>273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273053752066075">
            <text:p>0.0027305375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INDIRECT( &quot;R&quot; &amp; ( 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0.95">
            <text:p>10.95</text:p>
          </table:table-cell>
          <table:table-cell table:formula="of:=VLOOKUP([.B83];[.$A$7:.$O$17];13)" office:value-type="float" office:value="0.0176383420737645">
            <text:p>0.0176383421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2737.5">
            <text:p>2737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178544661156994">
            <text:p>0.0017854466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INDIRECT( &quot;R&quot; &amp; ( 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0.97">
            <text:p>10.97</text:p>
          </table:table-cell>
          <table:table-cell table:formula="of:=VLOOKUP([.B84];[.$A$7:.$O$17];13)" office:value-type="float" office:value="0.0176383420737645">
            <text:p>0.0176383421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2742.5">
            <text:p>2742.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0495264793388206">
            <text:p>0.0004952648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INDIRECT( &quot;R&quot; &amp; ( 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0.98">
            <text:p>10.98</text:p>
          </table:table-cell>
          <table:table-cell table:formula="of:=VLOOKUP([.B85];[.$A$7:.$O$17];13)" office:value-type="float" office:value="0.0176383420737645">
            <text:p>0.0176383421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2745">
            <text:p>274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150173884297402">
            <text:p>0.0001501739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INDIRECT( &quot;R&quot; &amp; ( 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0.97">
            <text:p>10.97</text:p>
          </table:table-cell>
          <table:table-cell table:formula="of:=VLOOKUP([.B86];[.$A$7:.$O$17];13)" office:value-type="float" office:value="0.0176383420737645">
            <text:p>0.0176383421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2742.5">
            <text:p>2742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495264793388206">
            <text:p>0.0004952648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INDIRECT( &quot;R&quot; &amp; ( 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0.98">
            <text:p>10.98</text:p>
          </table:table-cell>
          <table:table-cell table:formula="of:=VLOOKUP([.B87];[.$A$7:.$O$17];13)" office:value-type="float" office:value="0.0176383420737645">
            <text:p>0.0176383421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2745">
            <text:p>2745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150173884297402">
            <text:p>0.0001501739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INDIRECT( &quot;R&quot; &amp; ( 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0.94">
            <text:p>10.94</text:p>
          </table:table-cell>
          <table:table-cell table:formula="of:=VLOOKUP([.B88];[.$A$7:.$O$17];13)" office:value-type="float" office:value="0.0176383420737645">
            <text:p>0.0176383421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2735">
            <text:p>273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273053752066075">
            <text:p>0.0027305375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INDIRECT( &quot;R&quot; &amp; ( 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0.94">
            <text:p>10.94</text:p>
          </table:table-cell>
          <table:table-cell table:formula="of:=VLOOKUP([.B89];[.$A$7:.$O$17];13)" office:value-type="float" office:value="0.0176383420737645">
            <text:p>0.0176383421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2735">
            <text:p>273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273053752066075">
            <text:p>0.0027305375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INDIRECT( &quot;R&quot; &amp; ( 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0.98">
            <text:p>10.98</text:p>
          </table:table-cell>
          <table:table-cell table:formula="of:=VLOOKUP([.B90];[.$A$7:.$O$17];13)" office:value-type="float" office:value="0.0176383420737645">
            <text:p>0.0176383421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2745">
            <text:p>2745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0150173884297402">
            <text:p>0.0001501739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INDIRECT( &quot;R&quot; &amp; ( 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2.38">
            <text:p>12.38</text:p>
          </table:table-cell>
          <table:table-cell table:formula="of:=VLOOKUP([.B91];[.$A$7:.$O$17];13)" office:value-type="float" office:value="0.0207899548393503">
            <text:p>0.0207899548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190">
            <text:p>6190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131835008264503">
            <text:p>0.0013183501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INDIRECT( &quot;R&quot; &amp; ( 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2.33">
            <text:p>12.33</text:p>
          </table:table-cell>
          <table:table-cell table:formula="of:=VLOOKUP([.B92];[.$A$7:.$O$17];13)" office:value-type="float" office:value="0.0207899548393503">
            <text:p>0.0207899548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165">
            <text:p>6165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INDIRECT( &quot;R&quot; &amp; ( 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2.31">
            <text:p>12.31</text:p>
          </table:table-cell>
          <table:table-cell table:formula="of:=VLOOKUP([.B93];[.$A$7:.$O$17];13)" office:value-type="float" office:value="0.0207899548393503">
            <text:p>0.0207899548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155">
            <text:p>6155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113507735537155">
            <text:p>0.0011350774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INDIRECT( &quot;R&quot; &amp; ( 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2.33">
            <text:p>12.33</text:p>
          </table:table-cell>
          <table:table-cell table:formula="of:=VLOOKUP([.B94];[.$A$7:.$O$17];13)" office:value-type="float" office:value="0.0207899548393503">
            <text:p>0.0207899548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165">
            <text:p>616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INDIRECT( &quot;R&quot; &amp; ( 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2.32">
            <text:p>12.32</text:p>
          </table:table-cell>
          <table:table-cell table:formula="of:=VLOOKUP([.B95];[.$A$7:.$O$17];13)" office:value-type="float" office:value="0.0207899548393503">
            <text:p>0.0207899548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160">
            <text:p>616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0561259173553482">
            <text:p>0.0005612592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INDIRECT( &quot;R&quot; &amp; ( 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2.34">
            <text:p>12.34</text:p>
          </table:table-cell>
          <table:table-cell table:formula="of:=VLOOKUP([.B96];[.$A$7:.$O$17];13)" office:value-type="float" office:value="0.0207899548393503">
            <text:p>0.0207899548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170">
            <text:p>6170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0136228099173217">
            <text:p>1.36228099173217E-005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INDIRECT( &quot;R&quot; &amp; ( 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2.33">
            <text:p>12.33</text:p>
          </table:table-cell>
          <table:table-cell table:formula="of:=VLOOKUP([.B97];[.$A$7:.$O$17];13)" office:value-type="float" office:value="0.0207899548393503">
            <text:p>0.0207899548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165">
            <text:p>6165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INDIRECT( &quot;R&quot; &amp; ( 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2.33">
            <text:p>12.33</text:p>
          </table:table-cell>
          <table:table-cell table:formula="of:=VLOOKUP([.B98];[.$A$7:.$O$17];13)" office:value-type="float" office:value="0.0207899548393503">
            <text:p>0.0207899548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165">
            <text:p>616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INDIRECT( &quot;R&quot; &amp; ( 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2.31">
            <text:p>12.31</text:p>
          </table:table-cell>
          <table:table-cell table:formula="of:=VLOOKUP([.B99];[.$A$7:.$O$17];13)" office:value-type="float" office:value="0.0207899548393503">
            <text:p>0.0207899548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155">
            <text:p>615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113507735537155">
            <text:p>0.0011350774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INDIRECT( &quot;R&quot; &amp; ( 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2.31">
            <text:p>12.31</text:p>
          </table:table-cell>
          <table:table-cell table:formula="of:=VLOOKUP([.B100];[.$A$7:.$O$17];13)" office:value-type="float" office:value="0.0207899548393503">
            <text:p>0.0207899548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155">
            <text:p>6155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113507735537155">
            <text:p>0.0011350774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INDIRECT( &quot;R&quot; &amp; ( 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3.64">
            <text:p>13.64</text:p>
          </table:table-cell>
          <table:table-cell table:formula="of:=VLOOKUP([.B101];[.$A$7:.$O$17];13)" office:value-type="float" office:value="0.0449814776695179">
            <text:p>0.0449814777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0230">
            <text:p>10230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303901619834649">
            <text:p>0.0030390162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INDIRECT( &quot;R&quot; &amp; ( 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3.7">
            <text:p>13.7</text:p>
          </table:table-cell>
          <table:table-cell table:formula="of:=VLOOKUP([.B102];[.$A$7:.$O$17];13)" office:value-type="float" office:value="0.0449814776695179">
            <text:p>0.0449814777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0275">
            <text:p>10275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0237434710744221">
            <text:p>2.37434710744221E-00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INDIRECT( &quot;R&quot; &amp; ( 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3.68">
            <text:p>13.68</text:p>
          </table:table-cell>
          <table:table-cell table:formula="of:=VLOOKUP([.B103];[.$A$7:.$O$17];13)" office:value-type="float" office:value="0.0449814776695179">
            <text:p>0.0449814777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0260">
            <text:p>1026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228834380165146">
            <text:p>0.0002288344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INDIRECT( &quot;R&quot; &amp; ( 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3.65">
            <text:p>13.65</text:p>
          </table:table-cell>
          <table:table-cell table:formula="of:=VLOOKUP([.B104];[.$A$7:.$O$17];13)" office:value-type="float" office:value="0.0449814776695179">
            <text:p>0.0449814777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0237.5">
            <text:p>10237.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203647074380117">
            <text:p>0.0020364707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INDIRECT( &quot;R&quot; &amp; ( 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3.69">
            <text:p>13.69</text:p>
          </table:table-cell>
          <table:table-cell table:formula="of:=VLOOKUP([.B105];[.$A$7:.$O$17];13)" office:value-type="float" office:value="0.0449814776695179">
            <text:p>0.0449814777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0267.5">
            <text:p>10267.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00262889256197883">
            <text:p>2.62889256197883E-005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INDIRECT( &quot;R&quot; &amp; ( 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3.66">
            <text:p>13.66</text:p>
          </table:table-cell>
          <table:table-cell table:formula="of:=VLOOKUP([.B106];[.$A$7:.$O$17];13)" office:value-type="float" office:value="0.0449814776695179">
            <text:p>0.0449814777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0245">
            <text:p>1024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123392528925584">
            <text:p>0.0012339253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INDIRECT( &quot;R&quot; &amp; ( 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3.66">
            <text:p>13.66</text:p>
          </table:table-cell>
          <table:table-cell table:formula="of:=VLOOKUP([.B107];[.$A$7:.$O$17];13)" office:value-type="float" office:value="0.0449814776695179">
            <text:p>0.0449814777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0245">
            <text:p>1024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123392528925584">
            <text:p>0.0012339253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INDIRECT( &quot;R&quot; &amp; ( 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3.8">
            <text:p>13.8</text:p>
          </table:table-cell>
          <table:table-cell table:formula="of:=VLOOKUP([.B108];[.$A$7:.$O$17];13)" office:value-type="float" office:value="0.0449814776695179">
            <text:p>0.0449814777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0350">
            <text:p>10350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10998288925621">
            <text:p>0.0109982889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INDIRECT( &quot;R&quot; &amp; ( 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3.67">
            <text:p>13.67</text:p>
          </table:table-cell>
          <table:table-cell table:formula="of:=VLOOKUP([.B109];[.$A$7:.$O$17];13)" office:value-type="float" office:value="0.0449814776695179">
            <text:p>0.0449814777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0252.5">
            <text:p>10252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631379834710495">
            <text:p>0.0006313798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INDIRECT( &quot;R&quot; &amp; ( 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3.68">
            <text:p>13.68</text:p>
          </table:table-cell>
          <table:table-cell table:formula="of:=VLOOKUP([.B110];[.$A$7:.$O$17];13)" office:value-type="float" office:value="0.0449814776695179">
            <text:p>0.0449814777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0260">
            <text:p>10260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228834380165146">
            <text:p>0.0002288344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INDIRECT( &quot;R&quot; &amp; ( 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5.03">
            <text:p>15.03</text:p>
          </table:table-cell>
          <table:table-cell table:formula="of:=VLOOKUP([.B111];[.$A$7:.$O$17];13)" office:value-type="float" office:value="0.0919903376568554">
            <text:p>0.0919903377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5030">
            <text:p>1503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274354049586621">
            <text:p>0.000274354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INDIRECT( &quot;R&quot; &amp; ( 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5.01">
            <text:p>15.01</text:p>
          </table:table-cell>
          <table:table-cell table:formula="of:=VLOOKUP([.B112];[.$A$7:.$O$17];13)" office:value-type="float" office:value="0.0919903376568554">
            <text:p>0.0919903377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5010">
            <text:p>1501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133689950413186">
            <text:p>0.0013368995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INDIRECT( &quot;R&quot; &amp; ( 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5.02">
            <text:p>15.02</text:p>
          </table:table-cell>
          <table:table-cell table:formula="of:=VLOOKUP([.B113];[.$A$7:.$O$17];13)" office:value-type="float" office:value="0.0919903376568554">
            <text:p>0.0919903377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5020">
            <text:p>1502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INDIRECT( &quot;R&quot; &amp; ( 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5.03">
            <text:p>15.03</text:p>
          </table:table-cell>
          <table:table-cell table:formula="of:=VLOOKUP([.B114];[.$A$7:.$O$17];13)" office:value-type="float" office:value="0.0919903376568554">
            <text:p>0.0919903377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5030">
            <text:p>1503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274354049586621">
            <text:p>0.000274354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INDIRECT( &quot;R&quot; &amp; ( 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5.06">
            <text:p>15.06</text:p>
          </table:table-cell>
          <table:table-cell table:formula="of:=VLOOKUP([.B115];[.$A$7:.$O$17];13)" office:value-type="float" office:value="0.0919903376568554">
            <text:p>0.0919903377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5060">
            <text:p>150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0180535867768752">
            <text:p>0.0001805359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INDIRECT( &quot;R&quot; &amp; ( 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5.02">
            <text:p>15.02</text:p>
          </table:table-cell>
          <table:table-cell table:formula="of:=VLOOKUP([.B116];[.$A$7:.$O$17];13)" office:value-type="float" office:value="0.0919903376568554">
            <text:p>0.0919903377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5020">
            <text:p>1502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INDIRECT( &quot;R&quot; &amp; ( 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5.31">
            <text:p>15.31</text:p>
          </table:table-cell>
          <table:table-cell table:formula="of:=VLOOKUP([.B117];[.$A$7:.$O$17];13)" office:value-type="float" office:value="0.0919903376568554">
            <text:p>0.0919903377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5310">
            <text:p>1531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693987176859535">
            <text:p>0.0693987177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INDIRECT( &quot;R&quot; &amp; ( 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5.02">
            <text:p>15.02</text:p>
          </table:table-cell>
          <table:table-cell table:formula="of:=VLOOKUP([.B118];[.$A$7:.$O$17];13)" office:value-type="float" office:value="0.0919903376568554">
            <text:p>0.0919903377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5020">
            <text:p>1502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INDIRECT( &quot;R&quot; &amp; ( 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5">
            <text:p>15</text:p>
          </table:table-cell>
          <table:table-cell table:formula="of:=VLOOKUP([.B119];[.$A$7:.$O$17];13)" office:value-type="float" office:value="0.0919903376568554">
            <text:p>0.0919903377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5000">
            <text:p>1500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216817223140446">
            <text:p>0.0021681722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INDIRECT( &quot;R&quot; &amp; ( 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5.02">
            <text:p>15.02</text:p>
          </table:table-cell>
          <table:table-cell table:formula="of:=VLOOKUP([.B120];[.$A$7:.$O$17];13)" office:value-type="float" office:value="0.0919903376568554">
            <text:p>0.0919903377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5020">
            <text:p>1502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INDIRECT( &quot;R&quot; &amp; ( 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6.7">
            <text:p>16.7</text:p>
          </table:table-cell>
          <table:table-cell table:formula="of:=VLOOKUP([.B121];[.$A$7:.$O$17];13)" office:value-type="float" office:value="0.110875305335919">
            <text:p>0.1108753053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0875">
            <text:p>2087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912040000000019">
            <text:p>0.091204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INDIRECT( &quot;R&quot; &amp; ( 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6.38">
            <text:p>16.38</text:p>
          </table:table-cell>
          <table:table-cell table:formula="of:=VLOOKUP([.B122];[.$A$7:.$O$17];13)" office:value-type="float" office:value="0.110875305335919">
            <text:p>0.1108753053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0475">
            <text:p>2047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323999999999897">
            <text:p>0.000324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INDIRECT( &quot;R&quot; &amp; ( 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6.36">
            <text:p>16.36</text:p>
          </table:table-cell>
          <table:table-cell table:formula="of:=VLOOKUP([.B123];[.$A$7:.$O$17];13)" office:value-type="float" office:value="0.110875305335919">
            <text:p>0.1108753053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0450">
            <text:p>20450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144399999999975">
            <text:p>0.001444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INDIRECT( &quot;R&quot; &amp; ( 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6.36">
            <text:p>16.36</text:p>
          </table:table-cell>
          <table:table-cell table:formula="of:=VLOOKUP([.B124];[.$A$7:.$O$17];13)" office:value-type="float" office:value="0.110875305335919">
            <text:p>0.1108753053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0450">
            <text:p>20450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144399999999975">
            <text:p>0.001444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INDIRECT( &quot;R&quot; &amp; ( 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6.55">
            <text:p>16.55</text:p>
          </table:table-cell>
          <table:table-cell table:formula="of:=VLOOKUP([.B125];[.$A$7:.$O$17];13)" office:value-type="float" office:value="0.110875305335919">
            <text:p>0.1108753053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0687.5">
            <text:p>20687.5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231040000000014">
            <text:p>0.023104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INDIRECT( &quot;R&quot; &amp; ( 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6.37">
            <text:p>16.37</text:p>
          </table:table-cell>
          <table:table-cell table:formula="of:=VLOOKUP([.B126];[.$A$7:.$O$17];13)" office:value-type="float" office:value="0.110875305335919">
            <text:p>0.1108753053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0462.5">
            <text:p>20462.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783999999999728">
            <text:p>0.000784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INDIRECT( &quot;R&quot; &amp; ( 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6.4">
            <text:p>16.4</text:p>
          </table:table-cell>
          <table:table-cell table:formula="of:=VLOOKUP([.B127];[.$A$7:.$O$17];13)" office:value-type="float" office:value="0.110875305335919">
            <text:p>0.1108753053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0500">
            <text:p>20500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00400000000000978">
            <text:p>0.000004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INDIRECT( &quot;R&quot; &amp; ( 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6.41">
            <text:p>16.41</text:p>
          </table:table-cell>
          <table:table-cell table:formula="of:=VLOOKUP([.B128];[.$A$7:.$O$17];13)" office:value-type="float" office:value="0.110875305335919">
            <text:p>0.1108753053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0512.5">
            <text:p>20512.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144000000000096">
            <text:p>0.000144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INDIRECT( &quot;R&quot; &amp; ( 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6.36">
            <text:p>16.36</text:p>
          </table:table-cell>
          <table:table-cell table:formula="of:=VLOOKUP([.B129];[.$A$7:.$O$17];13)" office:value-type="float" office:value="0.110875305335919">
            <text:p>0.1108753053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0450">
            <text:p>20450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144399999999975">
            <text:p>0.001444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INDIRECT( &quot;R&quot; &amp; ( 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6.47">
            <text:p>16.47</text:p>
          </table:table-cell>
          <table:table-cell table:formula="of:=VLOOKUP([.B130];[.$A$7:.$O$17];13)" office:value-type="float" office:value="0.110875305335919">
            <text:p>0.1108753053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0587.5">
            <text:p>20587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518400000000039">
            <text:p>0.005184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c-16-10-27-21-37-37-9-16-13-32-13-50s4-34 13-50c10-16 21-27 37-37 16-9 32-13 50-13s34 4 50 13c16 10 27 21 37 37 9 16 13 32 13 5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c-18 0-34-4-50-13-16-10-27-21-37-37-9-16-13-32-13-50 0-18 4-34 13-50 10-16 21-27 37-37 16-9 32-13 50-13 18 0 34 4 50 13 16 10 27 21 37 37 9 16 13 32 13 5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14:3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04:41</meta:creation-date>
    <dc:date>2011-03-09T14:35:43</dc:date>
    <meta:editing-duration>PT15H16M37S</meta:editing-duration>
    <meta:editing-cycles>214</meta:editing-cycles>
    <meta:generator>LibreOffice/3.3$Linux LibreOffice_project/330m19$Build-8</meta:generator>
    <meta:document-statistic meta:table-count="6" meta:cell-count="547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'original-vmcs'.B21:'original-vmcs'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'original-vmcs'.C21:'original-vmcs'.C130" chart:class="chart:scatter">
            <chart:domain table:cell-range-address="'original-vmcs'.B21:'original-vmcs'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original-vmcs'.B21:'original-vmcs'.B130</svg:desc>
                </draw:g>
              </table:table-cell>
              <table:table-cell office:value-type="float" office:value="2.36">
                <text:p>2.36</text:p>
                <draw:g>
                  <svg:desc>'original-vmcs'.C21:'original-vmcs'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07">
                <text:p>3.0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37">
                <text:p>2.3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39">
                <text:p>2.3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42">
                <text:p>2.4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46">
                <text:p>2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39">
                <text:p>2.3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44">
                <text:p>2.4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.46">
                <text:p>2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.4">
                <text:p>2.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6.35">
                <text:p>6.3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.87">
                <text:p>5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.88">
                <text:p>5.8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5.94">
                <text:p>5.9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5.88">
                <text:p>5.8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5.92">
                <text:p>5.9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11.8">
                <text:p>11.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11.76">
                <text:p>11.7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17.86">
                <text:p>17.8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">
                <text:p>750</text:p>
              </table:table-cell>
              <table:table-cell office:value-type="float" office:value="18.11">
                <text:p>18.1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">
                <text:p>750</text:p>
              </table:table-cell>
              <table:table-cell office:value-type="float" office:value="17.67">
                <text:p>17.6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18.02">
                <text:p>18.0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">
                <text:p>750</text:p>
              </table:table-cell>
              <table:table-cell office:value-type="float" office:value="17.68">
                <text:p>17.6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23.54">
                <text:p>23.5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23.6">
                <text:p>23.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29.47">
                <text:p>29.4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0">
                <text:p>1250</text:p>
              </table:table-cell>
              <table:table-cell office:value-type="float" office:value="29.47">
                <text:p>29.4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29.54">
                <text:p>29.5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0">
                <text:p>1250</text:p>
              </table:table-cell>
              <table:table-cell office:value-type="float" office:value="29.5">
                <text:p>29.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0">
                <text:p>1250</text:p>
              </table:table-cell>
              <table:table-cell office:value-type="float" office:value="29.46">
                <text:p>29.4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0">
                <text:p>1250</text:p>
              </table:table-cell>
              <table:table-cell office:value-type="float" office:value="29.45">
                <text:p>29.4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0">
                <text:p>1250</text:p>
              </table:table-cell>
              <table:table-cell office:value-type="float" office:value="29.5">
                <text:p>29.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35.4">
                <text:p>35.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35.39">
                <text:p>35.3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35.44">
                <text:p>35.4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35.46">
                <text:p>35.4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35.41">
                <text:p>35.41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35.44">
                <text:p>35.4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35.53">
                <text:p>35.5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35.43">
                <text:p>35.4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35.43">
                <text:p>35.4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35.42">
                <text:p>35.4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0">
                <text:p>1750</text:p>
              </table:table-cell>
              <table:table-cell office:value-type="float" office:value="41.41">
                <text:p>41.4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0">
                <text:p>1750</text:p>
              </table:table-cell>
              <table:table-cell office:value-type="float" office:value="41.37">
                <text:p>41.3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0">
                <text:p>1750</text:p>
              </table:table-cell>
              <table:table-cell office:value-type="float" office:value="41.34">
                <text:p>41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41.28">
                <text:p>41.2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0">
                <text:p>1750</text:p>
              </table:table-cell>
              <table:table-cell office:value-type="float" office:value="41.35">
                <text:p>41.3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0">
                <text:p>1750</text:p>
              </table:table-cell>
              <table:table-cell office:value-type="float" office:value="41.35">
                <text:p>41.3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0">
                <text:p>1750</text:p>
              </table:table-cell>
              <table:table-cell office:value-type="float" office:value="41.34">
                <text:p>41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47.29">
                <text:p>47.2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47.27">
                <text:p>47.2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47.24">
                <text:p>47.2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47.27">
                <text:p>47.2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47.24">
                <text:p>47.2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47.23">
                <text:p>47.2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47.38">
                <text:p>47.3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47.18">
                <text:p>47.1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47.3">
                <text:p>47.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47.35">
                <text:p>47.3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0">
                <text:p>2250</text:p>
              </table:table-cell>
              <table:table-cell office:value-type="float" office:value="53.08">
                <text:p>53.08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0">
                <text:p>2250</text:p>
              </table:table-cell>
              <table:table-cell office:value-type="float" office:value="53.22">
                <text:p>53.2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0">
                <text:p>2250</text:p>
              </table:table-cell>
              <table:table-cell office:value-type="float" office:value="53.23">
                <text:p>53.2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0">
                <text:p>2250</text:p>
              </table:table-cell>
              <table:table-cell office:value-type="float" office:value="53.17">
                <text:p>53.1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50">
                <text:p>2250</text:p>
              </table:table-cell>
              <table:table-cell office:value-type="float" office:value="53.26">
                <text:p>53.2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0">
                <text:p>2250</text:p>
              </table:table-cell>
              <table:table-cell office:value-type="float" office:value="53.16">
                <text:p>53.1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50">
                <text:p>2250</text:p>
              </table:table-cell>
              <table:table-cell office:value-type="float" office:value="53.18">
                <text:p>53.18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0">
                <text:p>2250</text:p>
              </table:table-cell>
              <table:table-cell office:value-type="float" office:value="53.23">
                <text:p>53.2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0">
                <text:p>2250</text:p>
              </table:table-cell>
              <table:table-cell office:value-type="float" office:value="53.27">
                <text:p>53.2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0">
                <text:p>2250</text:p>
              </table:table-cell>
              <table:table-cell office:value-type="float" office:value="53.16">
                <text:p>53.1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59.14">
                <text:p>59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0">
                <text:p>2500</text:p>
              </table:table-cell>
              <table:table-cell office:value-type="float" office:value="59.15">
                <text:p>59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0">
                <text:p>2500</text:p>
              </table:table-cell>
              <table:table-cell office:value-type="float" office:value="59.13">
                <text:p>59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0">
                <text:p>2500</text:p>
              </table:table-cell>
              <table:table-cell office:value-type="float" office:value="59.06">
                <text:p>59.0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0">
                <text:p>2500</text:p>
              </table:table-cell>
              <table:table-cell office:value-type="float" office:value="59.15">
                <text:p>59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0">
                <text:p>2500</text:p>
              </table:table-cell>
              <table:table-cell office:value-type="float" office:value="59.07">
                <text:p>59.0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0">
                <text:p>2500</text:p>
              </table:table-cell>
              <table:table-cell office:value-type="float" office:value="59.14">
                <text:p>59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0">
                <text:p>2500</text:p>
              </table:table-cell>
              <table:table-cell office:value-type="float" office:value="59.17">
                <text:p>59.1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00">
                <text:p>2500</text:p>
              </table:table-cell>
              <table:table-cell office:value-type="float" office:value="59.12">
                <text:p>59.1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0">
                <text:p>2500</text:p>
              </table:table-cell>
              <table:table-cell office:value-type="float" office:value="59.1">
                <text:p>59.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firstopt.B21:firstopt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firstopt.C21:firstopt.C130" chart:class="chart:scatter">
            <chart:domain table:cell-range-address="firstopt.B21:first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irstopt.B21:firstopt.B130</svg:desc>
                </draw:g>
              </table:table-cell>
              <table:table-cell office:value-type="float" office:value="1.16">
                <text:p>1.16</text:p>
                <draw:g>
                  <svg:desc>firstopt.C21:first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17">
                <text:p>1.1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1">
                <text:p>1.2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19">
                <text:p>1.1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2.84">
                <text:p>2.8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3.45">
                <text:p>3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2.85">
                <text:p>2.8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6.06">
                <text:p>6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5.66">
                <text:p>5.6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5.69">
                <text:p>5.6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5.66">
                <text:p>5.6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.67">
                <text:p>5.6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5.67">
                <text:p>5.6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5.69">
                <text:p>5.6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8.58">
                <text:p>8.5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">
                <text:p>750</text:p>
              </table:table-cell>
              <table:table-cell office:value-type="float" office:value="8.51">
                <text:p>8.5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0">
                <text:p>750</text:p>
              </table:table-cell>
              <table:table-cell office:value-type="float" office:value="8.48">
                <text:p>8.4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11.28">
                <text:p>11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11.31">
                <text:p>11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11.29">
                <text:p>11.2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11.31">
                <text:p>11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0">
                <text:p>1250</text:p>
              </table:table-cell>
              <table:table-cell office:value-type="float" office:value="14.15">
                <text:p>14.1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0">
                <text:p>1250</text:p>
              </table:table-cell>
              <table:table-cell office:value-type="float" office:value="14.13">
                <text:p>14.1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14.16">
                <text:p>14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0">
                <text:p>1250</text:p>
              </table:table-cell>
              <table:table-cell office:value-type="float" office:value="14.1">
                <text:p>14.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0">
                <text:p>1250</text:p>
              </table:table-cell>
              <table:table-cell office:value-type="float" office:value="14.14">
                <text:p>14.1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0">
                <text:p>1250</text:p>
              </table:table-cell>
              <table:table-cell office:value-type="float" office:value="14.15">
                <text:p>14.1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0">
                <text:p>1250</text:p>
              </table:table-cell>
              <table:table-cell office:value-type="float" office:value="14.1">
                <text:p>14.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16.92">
                <text:p>16.9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17.02">
                <text:p>17.0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16.96">
                <text:p>16.9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16.92">
                <text:p>16.9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0">
                <text:p>1750</text:p>
              </table:table-cell>
              <table:table-cell office:value-type="float" office:value="19.75">
                <text:p>19.7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0">
                <text:p>1750</text:p>
              </table:table-cell>
              <table:table-cell office:value-type="float" office:value="19.77">
                <text:p>19.7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0">
                <text:p>1750</text:p>
              </table:table-cell>
              <table:table-cell office:value-type="float" office:value="19.8">
                <text:p>19.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0">
                <text:p>1750</text:p>
              </table:table-cell>
              <table:table-cell office:value-type="float" office:value="19.75">
                <text:p>19.7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0">
                <text:p>1750</text:p>
              </table:table-cell>
              <table:table-cell office:value-type="float" office:value="19.77">
                <text:p>19.7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19.78">
                <text:p>19.7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0">
                <text:p>1750</text:p>
              </table:table-cell>
              <table:table-cell office:value-type="float" office:value="19.85">
                <text:p>19.8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22.57">
                <text:p>22.5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22.67">
                <text:p>22.6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22.58">
                <text:p>22.5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22.61">
                <text:p>22.6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22.59">
                <text:p>22.5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22.58">
                <text:p>22.5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0">
                <text:p>2250</text:p>
              </table:table-cell>
              <table:table-cell office:value-type="float" office:value="25.41">
                <text:p>25.4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0">
                <text:p>2250</text:p>
              </table:table-cell>
              <table:table-cell office:value-type="float" office:value="25.51">
                <text:p>25.5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50">
                <text:p>2250</text:p>
              </table:table-cell>
              <table:table-cell office:value-type="float" office:value="25.41">
                <text:p>25.4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0">
                <text:p>2250</text:p>
              </table:table-cell>
              <table:table-cell office:value-type="float" office:value="25.45">
                <text:p>25.4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50">
                <text:p>2250</text:p>
              </table:table-cell>
              <table:table-cell office:value-type="float" office:value="25.45">
                <text:p>25.4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0">
                <text:p>2250</text:p>
              </table:table-cell>
              <table:table-cell office:value-type="float" office:value="25.44">
                <text:p>25.4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0">
                <text:p>2500</text:p>
              </table:table-cell>
              <table:table-cell office:value-type="float" office:value="28.26">
                <text:p>28.2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0">
                <text:p>2500</text:p>
              </table:table-cell>
              <table:table-cell office:value-type="float" office:value="28.23">
                <text:p>28.2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0">
                <text:p>2500</text:p>
              </table:table-cell>
              <table:table-cell office:value-type="float" office:value="28.27">
                <text:p>28.2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0">
                <text:p>2500</text:p>
              </table:table-cell>
              <table:table-cell office:value-type="float" office:value="28.27">
                <text:p>28.2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secopt.B21:secopt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secopt.C21:secopt.C130" chart:class="chart:scatter">
            <chart:domain table:cell-range-address="secopt.B21:sec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ecopt.B21:secopt.B130</svg:desc>
                </draw:g>
              </table:table-cell>
              <table:table-cell office:value-type="float" office:value="3.11">
                <text:p>3.11</text:p>
                <draw:g>
                  <svg:desc>secopt.C21:sec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.38">
                <text:p>3.3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17">
                <text:p>3.1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15">
                <text:p>3.1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.19">
                <text:p>3.1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61">
                <text:p>4.6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68">
                <text:p>4.6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65">
                <text:p>4.6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68">
                <text:p>4.6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67">
                <text:p>4.6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65">
                <text:p>4.6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63">
                <text:p>4.6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.11">
                <text:p>6.1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6.14">
                <text:p>6.14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6.14">
                <text:p>6.14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6.15">
                <text:p>6.1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7.61">
                <text:p>7.6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7.62">
                <text:p>7.6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7.63">
                <text:p>7.6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7.65">
                <text:p>7.6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7.65">
                <text:p>7.6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7.63">
                <text:p>7.6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7.66">
                <text:p>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9.13">
                <text:p>9.1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9.13">
                <text:p>9.1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9.12">
                <text:p>9.12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9.15">
                <text:p>9.1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9.15">
                <text:p>9.1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10.65">
                <text:p>10.6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10.67">
                <text:p>10.6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2.13">
                <text:p>12.1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2.13">
                <text:p>12.1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2.12">
                <text:p>12.1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2.12">
                <text:p>12.1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3.64">
                <text:p>13.6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3.62">
                <text:p>13.6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3.67">
                <text:p>13.6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3.64">
                <text:p>13.6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3.65">
                <text:p>13.6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3.65">
                <text:p>13.6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3.66">
                <text:p>13.6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5.23">
                <text:p>15.2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5.15">
                <text:p>15.1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5.12">
                <text:p>15.1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5.15">
                <text:p>15.1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5.13">
                <text:p>15.1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5.14">
                <text:p>15.1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5.13">
                <text:p>15.1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5.14">
                <text:p>15.1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5.17">
                <text:p>15.1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5.17">
                <text:p>15.1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6.64">
                <text:p>16.6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6.96">
                <text:p>16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6.62">
                <text:p>16.6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8.14">
                <text:p>18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8.13">
                <text:p>18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8.18">
                <text:p>18.1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8.19">
                <text:p>18.1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8.13">
                <text:p>18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8.14">
                <text:p>18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8.12">
                <text:p>18.1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thirdopt.B21:thirdopt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thirdopt.C21:thirdopt.C130" chart:class="chart:scatter">
            <chart:domain table:cell-range-address="thirdopt.B21:third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thirdopt.B21:thirdopt.B130</svg:desc>
                </draw:g>
              </table:table-cell>
              <table:table-cell office:value-type="float" office:value="3">
                <text:p>3</text:p>
                <draw:g>
                  <svg:desc>thirdopt.C21:third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03">
                <text:p>3.0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03">
                <text:p>3.0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.02">
                <text:p>3.0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02">
                <text:p>3.0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49">
                <text:p>4.4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47">
                <text:p>4.4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45">
                <text:p>4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45">
                <text:p>4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47">
                <text:p>4.4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46">
                <text:p>4.4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46">
                <text:p>4.4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5.87">
                <text:p>5.8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5.88">
                <text:p>5.8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5.91">
                <text:p>5.9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5.9">
                <text:p>5.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5.91">
                <text:p>5.9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5.9">
                <text:p>5.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5.88">
                <text:p>5.8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7.32">
                <text:p>7.3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7.33">
                <text:p>7.3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7.3">
                <text:p>7.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7.45">
                <text:p>7.4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7.33">
                <text:p>7.3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8.79">
                <text:p>8.7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8.75">
                <text:p>8.7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8.76">
                <text:p>8.7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8.75">
                <text:p>8.7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8.76">
                <text:p>8.7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10.16">
                <text:p>10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10.2">
                <text:p>10.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10.26">
                <text:p>10.2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10.16">
                <text:p>10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10.3">
                <text:p>10.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10.21">
                <text:p>10.2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10.17">
                <text:p>10.1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1.59">
                <text:p>11.5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1.61">
                <text:p>11.61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1.66">
                <text:p>11.6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1.62">
                <text:p>11.6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1.64">
                <text:p>11.6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1.62">
                <text:p>11.6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1.59">
                <text:p>11.5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3.05">
                <text:p>13.0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3.02">
                <text:p>13.0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3.05">
                <text:p>13.0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4.46">
                <text:p>14.4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4.48">
                <text:p>14.4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4.48">
                <text:p>14.4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4.5">
                <text:p>14.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4.54">
                <text:p>14.5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4.5">
                <text:p>14.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4.52">
                <text:p>14.5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4.49">
                <text:p>14.4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4.51">
                <text:p>14.5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4.49">
                <text:p>14.4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5.9">
                <text:p>15.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5.95">
                <text:p>15.9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5.92">
                <text:p>15.9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5.89">
                <text:p>15.8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7.33">
                <text:p>17.3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7.39">
                <text:p>17.3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7.48">
                <text:p>17.4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7.37">
                <text:p>17.3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7.32">
                <text:p>17.3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7.35">
                <text:p>17.3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7.35">
                <text:p>17.3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7.33">
                <text:p>17.3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fourthopt.B21:fourthopt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fourthopt.C21:fourthopt.C130" chart:class="chart:scatter">
            <chart:domain table:cell-range-address="fourthopt.B21:fourth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ourthopt.B21:fourthopt.B130</svg:desc>
                </draw:g>
              </table:table-cell>
              <table:table-cell office:value-type="float" office:value="2.83">
                <text:p>2.83</text:p>
                <draw:g>
                  <svg:desc>fourthopt.C21:fourth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.84">
                <text:p>2.8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.89">
                <text:p>2.8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.87">
                <text:p>2.8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.89">
                <text:p>2.8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2.85">
                <text:p>2.8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19">
                <text:p>4.1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81">
                <text:p>4.8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2">
                <text:p>4.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.16">
                <text:p>6.1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5.55">
                <text:p>5.5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5.58">
                <text:p>5.5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5.56">
                <text:p>5.5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5.58">
                <text:p>5.5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5.57">
                <text:p>5.5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5.61">
                <text:p>5.6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5.57">
                <text:p>5.5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5.55">
                <text:p>5.5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5.55">
                <text:p>5.5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6.96">
                <text:p>6.9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6.91">
                <text:p>6.9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6.93">
                <text:p>6.9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6.92">
                <text:p>6.9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6.95">
                <text:p>6.9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6.89">
                <text:p>6.89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6.94">
                <text:p>6.9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6.92">
                <text:p>6.9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6.91">
                <text:p>6.9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6.91">
                <text:p>6.9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8.31">
                <text:p>8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8.26">
                <text:p>8.2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8.33">
                <text:p>8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8.25">
                <text:p>8.2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8.29">
                <text:p>8.2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8.28">
                <text:p>8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8.28">
                <text:p>8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8.28">
                <text:p>8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8.26">
                <text:p>8.2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8.26">
                <text:p>8.2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9.67">
                <text:p>9.6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9.6">
                <text:p>9.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9.65">
                <text:p>9.6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9.6">
                <text:p>9.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9.62">
                <text:p>9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9.62">
                <text:p>9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9.62">
                <text:p>9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9.66">
                <text:p>9.6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9.61">
                <text:p>9.6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9.61">
                <text:p>9.6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0.95">
                <text:p>10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0.94">
                <text:p>10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0.95">
                <text:p>10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0.97">
                <text:p>10.97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0.98">
                <text:p>10.98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0.97">
                <text:p>10.97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0.98">
                <text:p>10.98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0.94">
                <text:p>10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0.94">
                <text:p>10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0.98">
                <text:p>10.98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2.38">
                <text:p>12.3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2.31">
                <text:p>12.3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2.32">
                <text:p>12.3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2.34">
                <text:p>12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2.31">
                <text:p>12.3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2.31">
                <text:p>12.3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3.64">
                <text:p>13.6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3.7">
                <text:p>13.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3.68">
                <text:p>13.6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3.65">
                <text:p>13.6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3.69">
                <text:p>13.6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3.66">
                <text:p>13.6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3.66">
                <text:p>13.6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3.8">
                <text:p>13.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3.67">
                <text:p>13.6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3.68">
                <text:p>13.6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5.03">
                <text:p>15.0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5.01">
                <text:p>15.0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5.03">
                <text:p>15.0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5.06">
                <text:p>15.0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5.31">
                <text:p>15.3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5">
                <text:p>1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6.7">
                <text:p>16.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6.38">
                <text:p>16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6.36">
                <text:p>16.3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6.36">
                <text:p>16.3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6.55">
                <text:p>16.5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6.37">
                <text:p>16.3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6.4">
                <text:p>16.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6.41">
                <text:p>16.4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6.36">
                <text:p>16.3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6.47">
                <text:p>16.4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